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8016in"/>
    </style:style>
    <style:style style:name="co7" style:family="table-column">
      <style:table-column-properties fo:break-before="auto" style:column-width="0.892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Globals">
      <style:table-properties table:display="true" style:writing-mode="lr-tb"/>
    </style:style>
    <style:style style:name="ta2" style:family="table" style:master-page-name="PageStyle_5f_QuadCannon">
      <style:table-properties table:display="true" style:writing-mode="lr-tb"/>
    </style:style>
    <style:style style:name="ta3" style:family="table" style:master-page-name="PageStyle_5f_QuadCannon_20_Invert_20_Scale_20_Buff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729fc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7dad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dade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2">
      <style:table-cell-properties fo:background-color="#99ff99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b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91] &gt; [.D$86])" style:apply-style-name="ConditionalStyle_5f_1" style:base-cell-address="QuadCannon.D91"/>
      <style:map style:condition="is-true-formula([.D91] &lt; [.D$86])" style:apply-style-name="ConditionalStyle_5f_2" style:base-cell-address="QuadCannon.D91"/>
    </style:style>
    <style:style style:name="ce30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91] &gt; [.D$86])" style:apply-style-name="ConditionalStyle_5f_1" style:base-cell-address="QuadCannon.D91"/>
      <style:map style:condition="is-true-formula([.D91] &lt; [.D$86])" style:apply-style-name="ConditionalStyle_5f_2" style:base-cell-address="QuadCannon.D91"/>
    </style:style>
    <style:style style:name="ce31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30] &gt; [.D$87])" style:apply-style-name="ConditionalStyle_5f_2" style:base-cell-address="QuadCannon.D130"/>
      <style:map style:condition="is-true-formula([.D130] &lt; [.D$87])" style:apply-style-name="ConditionalStyle_5f_1" style:base-cell-address="QuadCannon.D130"/>
    </style:style>
    <style:style style:name="ce32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69] &gt; [.D$169])" style:apply-style-name="ConditionalStyle_5f_1" style:base-cell-address="QuadCannon.D169"/>
      <style:map style:condition="is-true-formula([.D169] &lt; [.D$169])" style:apply-style-name="ConditionalStyle_5f_2" style:base-cell-address="QuadCannon.D169"/>
    </style:style>
    <style:style style:name="ce33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91] &gt; [.D$86])" style:apply-style-name="ConditionalStyle_5f_1" style:base-cell-address="'QuadCannon Invert Scale Buff'.D91"/>
      <style:map style:condition="is-true-formula([.D91] &lt; [.D$86])" style:apply-style-name="ConditionalStyle_5f_2" style:base-cell-address="'QuadCannon Invert Scale Buff'.D91"/>
    </style:style>
    <style:style style:name="ce45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91] &gt; [.D$86])" style:apply-style-name="ConditionalStyle_5f_1" style:base-cell-address="'QuadCannon Invert Scale Buff'.D91"/>
      <style:map style:condition="is-true-formula([.D91] &lt; [.D$86])" style:apply-style-name="ConditionalStyle_5f_2" style:base-cell-address="'QuadCannon Invert Scale Buff'.D91"/>
    </style:style>
    <style:style style:name="ce46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30] &gt; [.D$87])" style:apply-style-name="ConditionalStyle_5f_2" style:base-cell-address="'QuadCannon Invert Scale Buff'.D130"/>
      <style:map style:condition="is-true-formula([.D130] &lt; [.D$87])" style:apply-style-name="ConditionalStyle_5f_1" style:base-cell-address="'QuadCannon Invert Scale Buff'.D130"/>
    </style:style>
    <style:style style:name="ce47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69] &gt; [.D$169])" style:apply-style-name="ConditionalStyle_5f_1" style:base-cell-address="'QuadCannon Invert Scale Buff'.D169"/>
      <style:map style:condition="is-true-formula([.D169] &lt; [.D$169])" style:apply-style-name="ConditionalStyle_5f_2" style:base-cell-address="'QuadCannon Invert Scale Buff'.D169"/>
    </style:style>
    <style:style style:name="ce4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lob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" table:formula="of:=1/15" office:value-type="float" office:value="0.0666666666666667" calcext:value-type="float">
            <text:p>0.0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7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6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7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4" calcext:value-type="percentage">
            <text:p>14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6" calcext:value-type="percentage">
            <text:p>16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0.8" calcext:value-type="percentage">
            <text:p>8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s.D4:Globals.D23">
            <calcext:color-scale>
              <calcext:color-scale-entry calcext:value="=MIN(MIN([.D4:.D23]); 1-0.0000000001)" calcext:type="formula" calcext:color="#ff0000"/>
              <calcext:color-scale-entry calcext:value="1" calcext:type="number" calcext:color="#ffffa6"/>
              <calcext:color-scale-entry calcext:value="=MAX(MAX([.D4:.D23]); 1+0.0000000001)" calcext:type="formula" calcext:color="#00a933"/>
            </calcext:color-scale>
          </calcext:conditional-format>
          <calcext:conditional-format calcext:target-range-address="Globals.D25:Globals.D44">
            <calcext:color-scale>
              <calcext:color-scale-entry calcext:value="=MIN(MIN([.D25:.D44]); 1-0.0000000001)" calcext:type="formula" calcext:color="#ff0000"/>
              <calcext:color-scale-entry calcext:value="1" calcext:type="number" calcext:color="#ffffa6"/>
              <calcext:color-scale-entry calcext:value="=MAX(MAX([.D25:.D44]); 1+0.0000000001)" calcext:type="formula" calcext:color="#00a933"/>
            </calcext:color-scale>
          </calcext:conditional-format>
        </calcext:conditional-formats>
      </table:table>
      <table:table table:name="QuadCannon" table:style-name="ta2">
        <office:forms form:automatic-focus="false" form:apply-design-mode="false"/>
        <table:table-column table:style-name="co5" table:default-cell-style-name="ce11"/>
        <table:table-column table:style-name="co6" table:number-columns-repeated="2" table:default-cell-style-name="ce11"/>
        <table:table-column table:style-name="co4" table:number-columns-repeated="5" table:default-cell-style-name="ce11"/>
        <table:table-column table:style-name="co7" table:number-columns-repeated="1015" table:default-cell-style-name="ce11"/>
        <table:table-column table:style-name="co7" table:default-cell-style-name="Default"/>
        <table:table-row table:style-name="ro2">
          <table:table-cell table:style-name="ce10" table:number-columns-repeated="3"/>
          <table:table-cell table:style-name="ce19" office:value-type="string" calcext:value-type="string">
            <text:p>QuadCannonGun</text:p>
          </table:table-cell>
          <table:table-cell table:style-name="ce19" office:value-type="string" calcext:value-type="string">
            <text:p>QuadCannonGunAir</text:p>
          </table:table-cell>
          <table:table-cell table:style-name="ce19" office:value-type="string" calcext:value-type="string">
            <text:p>QuadCannonGunUpgradeOne</text:p>
          </table:table-cell>
          <table:table-cell table:style-name="ce19" office:value-type="string" calcext:value-type="string">
            <text:p>QuadCannonGunUpgradeOneAir</text:p>
          </table:table-cell>
          <table:table-cell table:style-name="ce19" office:value-type="string" calcext:value-type="string">
            <text:p>QuadCannonGunUpgradeTwo</text:p>
          </table:table-cell>
          <table:table-cell table:style-name="ce19" office:value-type="string" calcext:value-type="string">
            <text:p>QuadCannonGunUpgradeTwoAir</text:p>
          </table:table-cell>
          <table:table-cell table:style-name="ce10" table:number-columns-repeated="1014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20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12" office:value-type="string" calcext:value-type="string">
            <text:p>WeaponBonus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DAMAGE</text:p>
          </table:table-cell>
          <table:table-cell table:style-name="ce22" table:formula="of:=IF(AND(ISNUMBER([.D4]);[.D4]&gt;=0);[.D4];[$Globals.$D4])" office:value-type="percentage" office:value="1" calcext:value-type="percentage">
            <text:p>100.00%</text:p>
          </table:table-cell>
          <table:table-cell table:style-name="ce22" table:formula="of:=IF(AND(ISNUMBER([.E4]);[.E4]&gt;=0);[.E4];[$Globals.$D4])" office:value-type="percentage" office:value="1" calcext:value-type="percentage">
            <text:p>100.00%</text:p>
          </table:table-cell>
          <table:table-cell table:style-name="ce22" table:formula="of:=IF(AND(ISNUMBER([.F4]);[.F4]&gt;=0);[.F4];[$Globals.$D4])" office:value-type="percentage" office:value="1" calcext:value-type="percentage">
            <text:p>100.00%</text:p>
          </table:table-cell>
          <table:table-cell table:style-name="ce22" table:formula="of:=IF(AND(ISNUMBER([.G4]);[.G4]&gt;=0);[.G4];[$Globals.$D4])" office:value-type="percentage" office:value="1" calcext:value-type="percentage">
            <text:p>100.00%</text:p>
          </table:table-cell>
          <table:table-cell table:style-name="ce22" table:formula="of:=IF(AND(ISNUMBER([.H4]);[.H4]&gt;=0);[.H4];[$Globals.$D4])" office:value-type="percentage" office:value="1" calcext:value-type="percentage">
            <text:p>100.00%</text:p>
          </table:table-cell>
          <table:table-cell table:style-name="ce22" table:formula="of:=IF(AND(ISNUMBER([.I4]);[.I4]&gt;=0);[.I4];[$Globals.$D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DAMAGE</text:p>
          </table:table-cell>
          <table:table-cell table:style-name="ce22" table:formula="of:=IF(AND(ISNUMBER([.D5]);[.D5]&gt;=0);[.D5];[$Globals.$D5])" office:value-type="percentage" office:value="1" calcext:value-type="percentage">
            <text:p>100.00%</text:p>
          </table:table-cell>
          <table:table-cell table:style-name="ce22" table:formula="of:=IF(AND(ISNUMBER([.E5]);[.E5]&gt;=0);[.E5];[$Globals.$D5])" office:value-type="percentage" office:value="1" calcext:value-type="percentage">
            <text:p>100.00%</text:p>
          </table:table-cell>
          <table:table-cell table:style-name="ce22" table:formula="of:=IF(AND(ISNUMBER([.F5]);[.F5]&gt;=0);[.F5];[$Globals.$D5])" office:value-type="percentage" office:value="1" calcext:value-type="percentage">
            <text:p>100.00%</text:p>
          </table:table-cell>
          <table:table-cell table:style-name="ce22" table:formula="of:=IF(AND(ISNUMBER([.G5]);[.G5]&gt;=0);[.G5];[$Globals.$D5])" office:value-type="percentage" office:value="1" calcext:value-type="percentage">
            <text:p>100.00%</text:p>
          </table:table-cell>
          <table:table-cell table:style-name="ce22" table:formula="of:=IF(AND(ISNUMBER([.H5]);[.H5]&gt;=0);[.H5];[$Globals.$D5])" office:value-type="percentage" office:value="1" calcext:value-type="percentage">
            <text:p>100.00%</text:p>
          </table:table-cell>
          <table:table-cell table:style-name="ce22" table:formula="of:=IF(AND(ISNUMBER([.I5]);[.I5]&gt;=0);[.I5];[$Globals.$D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DAMAGE</text:p>
          </table:table-cell>
          <table:table-cell table:style-name="ce22" table:formula="of:=IF(AND(ISNUMBER([.D6]);[.D6]&gt;=0);[.D6];[$Globals.$D6])" office:value-type="percentage" office:value="1" calcext:value-type="percentage">
            <text:p>100.00%</text:p>
          </table:table-cell>
          <table:table-cell table:style-name="ce22" table:formula="of:=IF(AND(ISNUMBER([.E6]);[.E6]&gt;=0);[.E6];[$Globals.$D6])" office:value-type="percentage" office:value="1" calcext:value-type="percentage">
            <text:p>100.00%</text:p>
          </table:table-cell>
          <table:table-cell table:style-name="ce22" table:formula="of:=IF(AND(ISNUMBER([.F6]);[.F6]&gt;=0);[.F6];[$Globals.$D6])" office:value-type="percentage" office:value="1" calcext:value-type="percentage">
            <text:p>100.00%</text:p>
          </table:table-cell>
          <table:table-cell table:style-name="ce22" table:formula="of:=IF(AND(ISNUMBER([.G6]);[.G6]&gt;=0);[.G6];[$Globals.$D6])" office:value-type="percentage" office:value="1" calcext:value-type="percentage">
            <text:p>100.00%</text:p>
          </table:table-cell>
          <table:table-cell table:style-name="ce22" table:formula="of:=IF(AND(ISNUMBER([.H6]);[.H6]&gt;=0);[.H6];[$Globals.$D6])" office:value-type="percentage" office:value="1" calcext:value-type="percentage">
            <text:p>100.00%</text:p>
          </table:table-cell>
          <table:table-cell table:style-name="ce22" table:formula="of:=IF(AND(ISNUMBER([.I6]);[.I6]&gt;=0);[.I6];[$Globals.$D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DAMAGE</text:p>
          </table:table-cell>
          <table:table-cell table:style-name="ce22" table:formula="of:=IF(AND(ISNUMBER([.D7]);[.D7]&gt;=0);[.D7];[$Globals.$D7])" office:value-type="percentage" office:value="1" calcext:value-type="percentage">
            <text:p>100.00%</text:p>
          </table:table-cell>
          <table:table-cell table:style-name="ce22" table:formula="of:=IF(AND(ISNUMBER([.E7]);[.E7]&gt;=0);[.E7];[$Globals.$D7])" office:value-type="percentage" office:value="1" calcext:value-type="percentage">
            <text:p>100.00%</text:p>
          </table:table-cell>
          <table:table-cell table:style-name="ce22" table:formula="of:=IF(AND(ISNUMBER([.F7]);[.F7]&gt;=0);[.F7];[$Globals.$D7])" office:value-type="percentage" office:value="1" calcext:value-type="percentage">
            <text:p>100.00%</text:p>
          </table:table-cell>
          <table:table-cell table:style-name="ce22" table:formula="of:=IF(AND(ISNUMBER([.G7]);[.G7]&gt;=0);[.G7];[$Globals.$D7])" office:value-type="percentage" office:value="1" calcext:value-type="percentage">
            <text:p>100.00%</text:p>
          </table:table-cell>
          <table:table-cell table:style-name="ce22" table:formula="of:=IF(AND(ISNUMBER([.H7]);[.H7]&gt;=0);[.H7];[$Globals.$D7])" office:value-type="percentage" office:value="1" calcext:value-type="percentage">
            <text:p>100.00%</text:p>
          </table:table-cell>
          <table:table-cell table:style-name="ce22" table:formula="of:=IF(AND(ISNUMBER([.I7]);[.I7]&gt;=0);[.I7];[$Globals.$D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DAMAGE</text:p>
          </table:table-cell>
          <table:table-cell table:style-name="ce22" table:formula="of:=IF(AND(ISNUMBER([.D8]);[.D8]&gt;=0);[.D8];[$Globals.$D8])" office:value-type="percentage" office:value="1" calcext:value-type="percentage">
            <text:p>100.00%</text:p>
          </table:table-cell>
          <table:table-cell table:style-name="ce22" table:formula="of:=IF(AND(ISNUMBER([.E8]);[.E8]&gt;=0);[.E8];[$Globals.$D8])" office:value-type="percentage" office:value="1" calcext:value-type="percentage">
            <text:p>100.00%</text:p>
          </table:table-cell>
          <table:table-cell table:style-name="ce22" table:formula="of:=IF(AND(ISNUMBER([.F8]);[.F8]&gt;=0);[.F8];[$Globals.$D8])" office:value-type="percentage" office:value="1" calcext:value-type="percentage">
            <text:p>100.00%</text:p>
          </table:table-cell>
          <table:table-cell table:style-name="ce22" table:formula="of:=IF(AND(ISNUMBER([.G8]);[.G8]&gt;=0);[.G8];[$Globals.$D8])" office:value-type="percentage" office:value="1" calcext:value-type="percentage">
            <text:p>100.00%</text:p>
          </table:table-cell>
          <table:table-cell table:style-name="ce22" table:formula="of:=IF(AND(ISNUMBER([.H8]);[.H8]&gt;=0);[.H8];[$Globals.$D8])" office:value-type="percentage" office:value="1" calcext:value-type="percentage">
            <text:p>100.00%</text:p>
          </table:table-cell>
          <table:table-cell table:style-name="ce22" table:formula="of:=IF(AND(ISNUMBER([.I8]);[.I8]&gt;=0);[.I8];[$Globals.$D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DAMAGE</text:p>
          </table:table-cell>
          <table:table-cell table:style-name="ce22" table:formula="of:=IF(AND(ISNUMBER([.D9]);[.D9]&gt;=0);[.D9];[$Globals.$D9])" office:value-type="percentage" office:value="1" calcext:value-type="percentage">
            <text:p>100.00%</text:p>
          </table:table-cell>
          <table:table-cell table:style-name="ce22" table:formula="of:=IF(AND(ISNUMBER([.E9]);[.E9]&gt;=0);[.E9];[$Globals.$D9])" office:value-type="percentage" office:value="1" calcext:value-type="percentage">
            <text:p>100.00%</text:p>
          </table:table-cell>
          <table:table-cell table:style-name="ce22" table:formula="of:=IF(AND(ISNUMBER([.F9]);[.F9]&gt;=0);[.F9];[$Globals.$D9])" office:value-type="percentage" office:value="1" calcext:value-type="percentage">
            <text:p>100.00%</text:p>
          </table:table-cell>
          <table:table-cell table:style-name="ce22" table:formula="of:=IF(AND(ISNUMBER([.G9]);[.G9]&gt;=0);[.G9];[$Globals.$D9])" office:value-type="percentage" office:value="1" calcext:value-type="percentage">
            <text:p>100.00%</text:p>
          </table:table-cell>
          <table:table-cell table:style-name="ce22" table:formula="of:=IF(AND(ISNUMBER([.H9]);[.H9]&gt;=0);[.H9];[$Globals.$D9])" office:value-type="percentage" office:value="1" calcext:value-type="percentage">
            <text:p>100.00%</text:p>
          </table:table-cell>
          <table:table-cell table:style-name="ce22" table:formula="of:=IF(AND(ISNUMBER([.I9]);[.I9]&gt;=0);[.I9];[$Globals.$D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DAMAGE</text:p>
          </table:table-cell>
          <table:table-cell table:style-name="ce22" table:formula="of:=IF(AND(ISNUMBER([.D10]);[.D10]&gt;=0);[.D10];[$Globals.$D10])" office:value-type="percentage" office:value="1.25" calcext:value-type="percentage">
            <text:p>125.00%</text:p>
          </table:table-cell>
          <table:table-cell table:style-name="ce22" table:formula="of:=IF(AND(ISNUMBER([.E10]);[.E10]&gt;=0);[.E10];[$Globals.$D10])" office:value-type="percentage" office:value="1.25" calcext:value-type="percentage">
            <text:p>125.00%</text:p>
          </table:table-cell>
          <table:table-cell table:style-name="ce22" table:formula="of:=IF(AND(ISNUMBER([.F10]);[.F10]&gt;=0);[.F10];[$Globals.$D10])" office:value-type="percentage" office:value="1.25" calcext:value-type="percentage">
            <text:p>125.00%</text:p>
          </table:table-cell>
          <table:table-cell table:style-name="ce22" table:formula="of:=IF(AND(ISNUMBER([.G10]);[.G10]&gt;=0);[.G10];[$Globals.$D10])" office:value-type="percentage" office:value="1.25" calcext:value-type="percentage">
            <text:p>125.00%</text:p>
          </table:table-cell>
          <table:table-cell table:style-name="ce22" table:formula="of:=IF(AND(ISNUMBER([.H10]);[.H10]&gt;=0);[.H10];[$Globals.$D10])" office:value-type="percentage" office:value="1.25" calcext:value-type="percentage">
            <text:p>125.00%</text:p>
          </table:table-cell>
          <table:table-cell table:style-name="ce22" table:formula="of:=IF(AND(ISNUMBER([.I10]);[.I10]&gt;=0);[.I10];[$Globals.$D10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DAMAGE</text:p>
          </table:table-cell>
          <table:table-cell table:style-name="ce22" table:formula="of:=IF(AND(ISNUMBER([.D11]);[.D11]&gt;=0);[.D11];[$Globals.$D11])" office:value-type="percentage" office:value="1" calcext:value-type="percentage">
            <text:p>100.00%</text:p>
          </table:table-cell>
          <table:table-cell table:style-name="ce22" table:formula="of:=IF(AND(ISNUMBER([.E11]);[.E11]&gt;=0);[.E11];[$Globals.$D11])" office:value-type="percentage" office:value="1" calcext:value-type="percentage">
            <text:p>100.00%</text:p>
          </table:table-cell>
          <table:table-cell table:style-name="ce22" table:formula="of:=IF(AND(ISNUMBER([.F11]);[.F11]&gt;=0);[.F11];[$Globals.$D11])" office:value-type="percentage" office:value="1" calcext:value-type="percentage">
            <text:p>100.00%</text:p>
          </table:table-cell>
          <table:table-cell table:style-name="ce22" table:formula="of:=IF(AND(ISNUMBER([.G11]);[.G11]&gt;=0);[.G11];[$Globals.$D11])" office:value-type="percentage" office:value="1" calcext:value-type="percentage">
            <text:p>100.00%</text:p>
          </table:table-cell>
          <table:table-cell table:style-name="ce22" table:formula="of:=IF(AND(ISNUMBER([.H11]);[.H11]&gt;=0);[.H11];[$Globals.$D11])" office:value-type="percentage" office:value="1" calcext:value-type="percentage">
            <text:p>100.00%</text:p>
          </table:table-cell>
          <table:table-cell table:style-name="ce22" table:formula="of:=IF(AND(ISNUMBER([.I11]);[.I11]&gt;=0);[.I11];[$Globals.$D1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DAMAGE</text:p>
          </table:table-cell>
          <table:table-cell table:style-name="ce22" table:formula="of:=IF(AND(ISNUMBER([.D12]);[.D12]&gt;=0);[.D12];[$Globals.$D12])" office:value-type="percentage" office:value="1.1" calcext:value-type="percentage">
            <text:p>110.00%</text:p>
          </table:table-cell>
          <table:table-cell table:style-name="ce22" table:formula="of:=IF(AND(ISNUMBER([.E12]);[.E12]&gt;=0);[.E12];[$Globals.$D12])" office:value-type="percentage" office:value="1.1" calcext:value-type="percentage">
            <text:p>110.00%</text:p>
          </table:table-cell>
          <table:table-cell table:style-name="ce22" table:formula="of:=IF(AND(ISNUMBER([.F12]);[.F12]&gt;=0);[.F12];[$Globals.$D12])" office:value-type="percentage" office:value="1.1" calcext:value-type="percentage">
            <text:p>110.00%</text:p>
          </table:table-cell>
          <table:table-cell table:style-name="ce22" table:formula="of:=IF(AND(ISNUMBER([.G12]);[.G12]&gt;=0);[.G12];[$Globals.$D12])" office:value-type="percentage" office:value="1.1" calcext:value-type="percentage">
            <text:p>110.00%</text:p>
          </table:table-cell>
          <table:table-cell table:style-name="ce22" table:formula="of:=IF(AND(ISNUMBER([.H12]);[.H12]&gt;=0);[.H12];[$Globals.$D12])" office:value-type="percentage" office:value="1.1" calcext:value-type="percentage">
            <text:p>110.00%</text:p>
          </table:table-cell>
          <table:table-cell table:style-name="ce22" table:formula="of:=IF(AND(ISNUMBER([.I12]);[.I12]&gt;=0);[.I12];[$Globals.$D12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DAMAGE</text:p>
          </table:table-cell>
          <table:table-cell table:style-name="ce22" table:formula="of:=IF(AND(ISNUMBER([.D13]);[.D13]&gt;=0);[.D13];[$Globals.$D13])" office:value-type="percentage" office:value="1.2" calcext:value-type="percentage">
            <text:p>120.00%</text:p>
          </table:table-cell>
          <table:table-cell table:style-name="ce22" table:formula="of:=IF(AND(ISNUMBER([.E13]);[.E13]&gt;=0);[.E13];[$Globals.$D13])" office:value-type="percentage" office:value="1.2" calcext:value-type="percentage">
            <text:p>120.00%</text:p>
          </table:table-cell>
          <table:table-cell table:style-name="ce22" table:formula="of:=IF(AND(ISNUMBER([.F13]);[.F13]&gt;=0);[.F13];[$Globals.$D13])" office:value-type="percentage" office:value="1.2" calcext:value-type="percentage">
            <text:p>120.00%</text:p>
          </table:table-cell>
          <table:table-cell table:style-name="ce22" table:formula="of:=IF(AND(ISNUMBER([.G13]);[.G13]&gt;=0);[.G13];[$Globals.$D13])" office:value-type="percentage" office:value="1.2" calcext:value-type="percentage">
            <text:p>120.00%</text:p>
          </table:table-cell>
          <table:table-cell table:style-name="ce22" table:formula="of:=IF(AND(ISNUMBER([.H13]);[.H13]&gt;=0);[.H13];[$Globals.$D13])" office:value-type="percentage" office:value="1.2" calcext:value-type="percentage">
            <text:p>120.00%</text:p>
          </table:table-cell>
          <table:table-cell table:style-name="ce22" table:formula="of:=IF(AND(ISNUMBER([.I13]);[.I13]&gt;=0);[.I13];[$Globals.$D13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DAMAGE</text:p>
          </table:table-cell>
          <table:table-cell table:style-name="ce22" table:formula="of:=IF(AND(ISNUMBER([.D14]);[.D14]&gt;=0);[.D14];[$Globals.$D14])" office:value-type="percentage" office:value="1.3" calcext:value-type="percentage">
            <text:p>130.00%</text:p>
          </table:table-cell>
          <table:table-cell table:style-name="ce22" table:formula="of:=IF(AND(ISNUMBER([.E14]);[.E14]&gt;=0);[.E14];[$Globals.$D14])" office:value-type="percentage" office:value="1.3" calcext:value-type="percentage">
            <text:p>130.00%</text:p>
          </table:table-cell>
          <table:table-cell table:style-name="ce22" table:formula="of:=IF(AND(ISNUMBER([.F14]);[.F14]&gt;=0);[.F14];[$Globals.$D14])" office:value-type="percentage" office:value="1.3" calcext:value-type="percentage">
            <text:p>130.00%</text:p>
          </table:table-cell>
          <table:table-cell table:style-name="ce22" table:formula="of:=IF(AND(ISNUMBER([.G14]);[.G14]&gt;=0);[.G14];[$Globals.$D14])" office:value-type="percentage" office:value="1.3" calcext:value-type="percentage">
            <text:p>130.00%</text:p>
          </table:table-cell>
          <table:table-cell table:style-name="ce22" table:formula="of:=IF(AND(ISNUMBER([.H14]);[.H14]&gt;=0);[.H14];[$Globals.$D14])" office:value-type="percentage" office:value="1.3" calcext:value-type="percentage">
            <text:p>130.00%</text:p>
          </table:table-cell>
          <table:table-cell table:style-name="ce22" table:formula="of:=IF(AND(ISNUMBER([.I14]);[.I14]&gt;=0);[.I14];[$Globals.$D14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DAMAGE</text:p>
          </table:table-cell>
          <table:table-cell table:style-name="ce22" table:formula="of:=IF(AND(ISNUMBER([.D15]);[.D15]&gt;=0);[.D15];[$Globals.$D15])" office:value-type="percentage" office:value="1.1" calcext:value-type="percentage">
            <text:p>110.00%</text:p>
          </table:table-cell>
          <table:table-cell table:style-name="ce22" table:formula="of:=IF(AND(ISNUMBER([.E15]);[.E15]&gt;=0);[.E15];[$Globals.$D15])" office:value-type="percentage" office:value="1.1" calcext:value-type="percentage">
            <text:p>110.00%</text:p>
          </table:table-cell>
          <table:table-cell table:style-name="ce22" table:formula="of:=IF(AND(ISNUMBER([.F15]);[.F15]&gt;=0);[.F15];[$Globals.$D15])" office:value-type="percentage" office:value="1.1" calcext:value-type="percentage">
            <text:p>110.00%</text:p>
          </table:table-cell>
          <table:table-cell table:style-name="ce22" table:formula="of:=IF(AND(ISNUMBER([.G15]);[.G15]&gt;=0);[.G15];[$Globals.$D15])" office:value-type="percentage" office:value="1.1" calcext:value-type="percentage">
            <text:p>110.00%</text:p>
          </table:table-cell>
          <table:table-cell table:style-name="ce22" table:formula="of:=IF(AND(ISNUMBER([.H15]);[.H15]&gt;=0);[.H15];[$Globals.$D15])" office:value-type="percentage" office:value="1.1" calcext:value-type="percentage">
            <text:p>110.00%</text:p>
          </table:table-cell>
          <table:table-cell table:style-name="ce22" table:formula="of:=IF(AND(ISNUMBER([.I15]);[.I15]&gt;=0);[.I15];[$Globals.$D15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DAMAGE</text:p>
          </table:table-cell>
          <table:table-cell table:style-name="ce22" table:formula="of:=IF(AND(ISNUMBER([.D16]);[.D16]&gt;=0);[.D16];[$Globals.$D16])" office:value-type="percentage" office:value="1.2" calcext:value-type="percentage">
            <text:p>120.00%</text:p>
          </table:table-cell>
          <table:table-cell table:style-name="ce22" table:formula="of:=IF(AND(ISNUMBER([.E16]);[.E16]&gt;=0);[.E16];[$Globals.$D16])" office:value-type="percentage" office:value="1.2" calcext:value-type="percentage">
            <text:p>120.00%</text:p>
          </table:table-cell>
          <table:table-cell table:style-name="ce22" table:formula="of:=IF(AND(ISNUMBER([.F16]);[.F16]&gt;=0);[.F16];[$Globals.$D16])" office:value-type="percentage" office:value="1.2" calcext:value-type="percentage">
            <text:p>120.00%</text:p>
          </table:table-cell>
          <table:table-cell table:style-name="ce22" table:formula="of:=IF(AND(ISNUMBER([.G16]);[.G16]&gt;=0);[.G16];[$Globals.$D16])" office:value-type="percentage" office:value="1.2" calcext:value-type="percentage">
            <text:p>120.00%</text:p>
          </table:table-cell>
          <table:table-cell table:style-name="ce22" table:formula="of:=IF(AND(ISNUMBER([.H16]);[.H16]&gt;=0);[.H16];[$Globals.$D16])" office:value-type="percentage" office:value="1.2" calcext:value-type="percentage">
            <text:p>120.00%</text:p>
          </table:table-cell>
          <table:table-cell table:style-name="ce22" table:formula="of:=IF(AND(ISNUMBER([.I16]);[.I16]&gt;=0);[.I16];[$Globals.$D1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DAMAGE</text:p>
          </table:table-cell>
          <table:table-cell table:style-name="ce22" table:formula="of:=IF(AND(ISNUMBER([.D17]);[.D17]&gt;=0);[.D17];[$Globals.$D17])" office:value-type="percentage" office:value="1.3" calcext:value-type="percentage">
            <text:p>130.00%</text:p>
          </table:table-cell>
          <table:table-cell table:style-name="ce22" table:formula="of:=IF(AND(ISNUMBER([.E17]);[.E17]&gt;=0);[.E17];[$Globals.$D17])" office:value-type="percentage" office:value="1.3" calcext:value-type="percentage">
            <text:p>130.00%</text:p>
          </table:table-cell>
          <table:table-cell table:style-name="ce22" table:formula="of:=IF(AND(ISNUMBER([.F17]);[.F17]&gt;=0);[.F17];[$Globals.$D17])" office:value-type="percentage" office:value="1.3" calcext:value-type="percentage">
            <text:p>130.00%</text:p>
          </table:table-cell>
          <table:table-cell table:style-name="ce22" table:formula="of:=IF(AND(ISNUMBER([.G17]);[.G17]&gt;=0);[.G17];[$Globals.$D17])" office:value-type="percentage" office:value="1.3" calcext:value-type="percentage">
            <text:p>130.00%</text:p>
          </table:table-cell>
          <table:table-cell table:style-name="ce22" table:formula="of:=IF(AND(ISNUMBER([.H17]);[.H17]&gt;=0);[.H17];[$Globals.$D17])" office:value-type="percentage" office:value="1.3" calcext:value-type="percentage">
            <text:p>130.00%</text:p>
          </table:table-cell>
          <table:table-cell table:style-name="ce22" table:formula="of:=IF(AND(ISNUMBER([.I17]);[.I17]&gt;=0);[.I17];[$Globals.$D17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DAMAGE</text:p>
          </table:table-cell>
          <table:table-cell table:style-name="ce22" table:formula="of:=IF(AND(ISNUMBER([.D18]);[.D18]&gt;=0);[.D18];[$Globals.$D18])" office:value-type="percentage" office:value="1.2" calcext:value-type="percentage">
            <text:p>120.00%</text:p>
          </table:table-cell>
          <table:table-cell table:style-name="ce22" table:formula="of:=IF(AND(ISNUMBER([.E18]);[.E18]&gt;=0);[.E18];[$Globals.$D18])" office:value-type="percentage" office:value="1.2" calcext:value-type="percentage">
            <text:p>120.00%</text:p>
          </table:table-cell>
          <table:table-cell table:style-name="ce22" table:formula="of:=IF(AND(ISNUMBER([.F18]);[.F18]&gt;=0);[.F18];[$Globals.$D18])" office:value-type="percentage" office:value="1.2" calcext:value-type="percentage">
            <text:p>120.00%</text:p>
          </table:table-cell>
          <table:table-cell table:style-name="ce22" table:formula="of:=IF(AND(ISNUMBER([.G18]);[.G18]&gt;=0);[.G18];[$Globals.$D18])" office:value-type="percentage" office:value="1.2" calcext:value-type="percentage">
            <text:p>120.00%</text:p>
          </table:table-cell>
          <table:table-cell table:style-name="ce22" table:formula="of:=IF(AND(ISNUMBER([.H18]);[.H18]&gt;=0);[.H18];[$Globals.$D18])" office:value-type="percentage" office:value="1.2" calcext:value-type="percentage">
            <text:p>120.00%</text:p>
          </table:table-cell>
          <table:table-cell table:style-name="ce22" table:formula="of:=IF(AND(ISNUMBER([.I18]);[.I18]&gt;=0);[.I18];[$Globals.$D18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DAMAGE</text:p>
          </table:table-cell>
          <table:table-cell table:style-name="ce22" table:formula="of:=IF(AND(ISNUMBER([.D19]);[.D19]&gt;=0);[.D19];[$Globals.$D19])" office:value-type="percentage" office:value="1" calcext:value-type="percentage">
            <text:p>100.00%</text:p>
          </table:table-cell>
          <table:table-cell table:style-name="ce22" table:formula="of:=IF(AND(ISNUMBER([.E19]);[.E19]&gt;=0);[.E19];[$Globals.$D19])" office:value-type="percentage" office:value="1" calcext:value-type="percentage">
            <text:p>100.00%</text:p>
          </table:table-cell>
          <table:table-cell table:style-name="ce22" table:formula="of:=IF(AND(ISNUMBER([.F19]);[.F19]&gt;=0);[.F19];[$Globals.$D19])" office:value-type="percentage" office:value="1" calcext:value-type="percentage">
            <text:p>100.00%</text:p>
          </table:table-cell>
          <table:table-cell table:style-name="ce22" table:formula="of:=IF(AND(ISNUMBER([.G19]);[.G19]&gt;=0);[.G19];[$Globals.$D19])" office:value-type="percentage" office:value="1" calcext:value-type="percentage">
            <text:p>100.00%</text:p>
          </table:table-cell>
          <table:table-cell table:style-name="ce22" table:formula="of:=IF(AND(ISNUMBER([.H19]);[.H19]&gt;=0);[.H19];[$Globals.$D19])" office:value-type="percentage" office:value="1" calcext:value-type="percentage">
            <text:p>100.00%</text:p>
          </table:table-cell>
          <table:table-cell table:style-name="ce22" table:formula="of:=IF(AND(ISNUMBER([.I19]);[.I19]&gt;=0);[.I19];[$Globals.$D1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DAMAGE</text:p>
          </table:table-cell>
          <table:table-cell table:style-name="ce22" table:formula="of:=IF(AND(ISNUMBER([.D20]);[.D20]&gt;=0);[.D20];[$Globals.$D20])" office:value-type="percentage" office:value="1" calcext:value-type="percentage">
            <text:p>100.00%</text:p>
          </table:table-cell>
          <table:table-cell table:style-name="ce22" table:formula="of:=IF(AND(ISNUMBER([.E20]);[.E20]&gt;=0);[.E20];[$Globals.$D20])" office:value-type="percentage" office:value="1" calcext:value-type="percentage">
            <text:p>100.00%</text:p>
          </table:table-cell>
          <table:table-cell table:style-name="ce22" table:formula="of:=IF(AND(ISNUMBER([.F20]);[.F20]&gt;=0);[.F20];[$Globals.$D20])" office:value-type="percentage" office:value="1" calcext:value-type="percentage">
            <text:p>100.00%</text:p>
          </table:table-cell>
          <table:table-cell table:style-name="ce22" table:formula="of:=IF(AND(ISNUMBER([.G20]);[.G20]&gt;=0);[.G20];[$Globals.$D20])" office:value-type="percentage" office:value="1" calcext:value-type="percentage">
            <text:p>100.00%</text:p>
          </table:table-cell>
          <table:table-cell table:style-name="ce22" table:formula="of:=IF(AND(ISNUMBER([.H20]);[.H20]&gt;=0);[.H20];[$Globals.$D20])" office:value-type="percentage" office:value="1" calcext:value-type="percentage">
            <text:p>100.00%</text:p>
          </table:table-cell>
          <table:table-cell table:style-name="ce22" table:formula="of:=IF(AND(ISNUMBER([.I20]);[.I20]&gt;=0);[.I20];[$Globals.$D2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DAMAGE</text:p>
          </table:table-cell>
          <table:table-cell table:style-name="ce22" table:formula="of:=IF(AND(ISNUMBER([.D21]);[.D21]&gt;=0);[.D21];[$Globals.$D21])" office:value-type="percentage" office:value="1" calcext:value-type="percentage">
            <text:p>100.00%</text:p>
          </table:table-cell>
          <table:table-cell table:style-name="ce22" table:formula="of:=IF(AND(ISNUMBER([.E21]);[.E21]&gt;=0);[.E21];[$Globals.$D21])" office:value-type="percentage" office:value="1" calcext:value-type="percentage">
            <text:p>100.00%</text:p>
          </table:table-cell>
          <table:table-cell table:style-name="ce22" table:formula="of:=IF(AND(ISNUMBER([.F21]);[.F21]&gt;=0);[.F21];[$Globals.$D21])" office:value-type="percentage" office:value="1" calcext:value-type="percentage">
            <text:p>100.00%</text:p>
          </table:table-cell>
          <table:table-cell table:style-name="ce22" table:formula="of:=IF(AND(ISNUMBER([.G21]);[.G21]&gt;=0);[.G21];[$Globals.$D21])" office:value-type="percentage" office:value="1" calcext:value-type="percentage">
            <text:p>100.00%</text:p>
          </table:table-cell>
          <table:table-cell table:style-name="ce22" table:formula="of:=IF(AND(ISNUMBER([.H21]);[.H21]&gt;=0);[.H21];[$Globals.$D21])" office:value-type="percentage" office:value="1" calcext:value-type="percentage">
            <text:p>100.00%</text:p>
          </table:table-cell>
          <table:table-cell table:style-name="ce22" table:formula="of:=IF(AND(ISNUMBER([.I21]);[.I21]&gt;=0);[.I21];[$Globals.$D2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DAMAGE</text:p>
          </table:table-cell>
          <table:table-cell table:style-name="ce22" table:formula="of:=IF(AND(ISNUMBER([.D22]);[.D22]&gt;=0);[.D22];[$Globals.$D22])" office:value-type="percentage" office:value="1" calcext:value-type="percentage">
            <text:p>100.00%</text:p>
          </table:table-cell>
          <table:table-cell table:style-name="ce22" table:formula="of:=IF(AND(ISNUMBER([.E22]);[.E22]&gt;=0);[.E22];[$Globals.$D22])" office:value-type="percentage" office:value="1" calcext:value-type="percentage">
            <text:p>100.00%</text:p>
          </table:table-cell>
          <table:table-cell table:style-name="ce22" table:formula="of:=IF(AND(ISNUMBER([.F22]);[.F22]&gt;=0);[.F22];[$Globals.$D22])" office:value-type="percentage" office:value="1" calcext:value-type="percentage">
            <text:p>100.00%</text:p>
          </table:table-cell>
          <table:table-cell table:style-name="ce22" table:formula="of:=IF(AND(ISNUMBER([.G22]);[.G22]&gt;=0);[.G22];[$Globals.$D22])" office:value-type="percentage" office:value="1" calcext:value-type="percentage">
            <text:p>100.00%</text:p>
          </table:table-cell>
          <table:table-cell table:style-name="ce22" table:formula="of:=IF(AND(ISNUMBER([.H22]);[.H22]&gt;=0);[.H22];[$Globals.$D22])" office:value-type="percentage" office:value="1" calcext:value-type="percentage">
            <text:p>100.00%</text:p>
          </table:table-cell>
          <table:table-cell table:style-name="ce22" table:formula="of:=IF(AND(ISNUMBER([.I22]);[.I22]&gt;=0);[.I22];[$Globals.$D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DAMAGE</text:p>
          </table:table-cell>
          <table:table-cell table:style-name="ce22" table:formula="of:=IF(AND(ISNUMBER([.D23]);[.D23]&gt;=0);[.D23];[$Globals.$D23])" office:value-type="percentage" office:value="1" calcext:value-type="percentage">
            <text:p>100.00%</text:p>
          </table:table-cell>
          <table:table-cell table:style-name="ce22" table:formula="of:=IF(AND(ISNUMBER([.E23]);[.E23]&gt;=0);[.E23];[$Globals.$D23])" office:value-type="percentage" office:value="1" calcext:value-type="percentage">
            <text:p>100.00%</text:p>
          </table:table-cell>
          <table:table-cell table:style-name="ce22" table:formula="of:=IF(AND(ISNUMBER([.F23]);[.F23]&gt;=0);[.F23];[$Globals.$D23])" office:value-type="percentage" office:value="1" calcext:value-type="percentage">
            <text:p>100.00%</text:p>
          </table:table-cell>
          <table:table-cell table:style-name="ce22" table:formula="of:=IF(AND(ISNUMBER([.G23]);[.G23]&gt;=0);[.G23];[$Globals.$D23])" office:value-type="percentage" office:value="1" calcext:value-type="percentage">
            <text:p>100.00%</text:p>
          </table:table-cell>
          <table:table-cell table:style-name="ce22" table:formula="of:=IF(AND(ISNUMBER([.H23]);[.H23]&gt;=0);[.H23];[$Globals.$D23])" office:value-type="percentage" office:value="1" calcext:value-type="percentage">
            <text:p>100.00%</text:p>
          </table:table-cell>
          <table:table-cell table:style-name="ce22" table:formula="of:=IF(AND(ISNUMBER([.I23]);[.I23]&gt;=0);[.I23];[$Globals.$D2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12" office:value-type="string" calcext:value-type="string">
            <text:p>WeaponBonus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RATE_OF_FIRE</text:p>
          </table:table-cell>
          <table:table-cell table:style-name="ce24" table:formula="of:=IF(AND(ISNUMBER([.D45]);[.D45]&gt;=0);[.D45];[$Globals.$D25])" office:value-type="percentage" office:value="1" calcext:value-type="percentage">
            <text:p>100.00%</text:p>
          </table:table-cell>
          <table:table-cell table:style-name="ce24" table:formula="of:=IF(AND(ISNUMBER([.E45]);[.E45]&gt;=0);[.E45];[$Globals.$D25])" office:value-type="percentage" office:value="1" calcext:value-type="percentage">
            <text:p>100.00%</text:p>
          </table:table-cell>
          <table:table-cell table:style-name="ce24" table:formula="of:=IF(AND(ISNUMBER([.F45]);[.F45]&gt;=0);[.F45];[$Globals.$D25])" office:value-type="percentage" office:value="1" calcext:value-type="percentage">
            <text:p>100.00%</text:p>
          </table:table-cell>
          <table:table-cell table:style-name="ce24" table:formula="of:=IF(AND(ISNUMBER([.G45]);[.G45]&gt;=0);[.G45];[$Globals.$D25])" office:value-type="percentage" office:value="1" calcext:value-type="percentage">
            <text:p>100.00%</text:p>
          </table:table-cell>
          <table:table-cell table:style-name="ce24" table:formula="of:=IF(AND(ISNUMBER([.H45]);[.H45]&gt;=0);[.H45];[$Globals.$D25])" office:value-type="percentage" office:value="1" calcext:value-type="percentage">
            <text:p>100.00%</text:p>
          </table:table-cell>
          <table:table-cell table:style-name="ce24" table:formula="of:=IF(AND(ISNUMBER([.I45]);[.I45]&gt;=0);[.I45];[$Globals.$D2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RATE_OF_FIRE</text:p>
          </table:table-cell>
          <table:table-cell table:style-name="ce24" table:formula="of:=IF(AND(ISNUMBER([.D46]);[.D46]&gt;=0);[.D46];[$Globals.$D26])" office:value-type="percentage" office:value="1.5" calcext:value-type="percentage">
            <text:p>150.00%</text:p>
          </table:table-cell>
          <table:table-cell table:style-name="ce24" table:formula="of:=IF(AND(ISNUMBER([.E46]);[.E46]&gt;=0);[.E46];[$Globals.$D26])" office:value-type="percentage" office:value="1.5" calcext:value-type="percentage">
            <text:p>150.00%</text:p>
          </table:table-cell>
          <table:table-cell table:style-name="ce24" table:formula="of:=IF(AND(ISNUMBER([.F46]);[.F46]&gt;=0);[.F46];[$Globals.$D26])" office:value-type="percentage" office:value="1.5" calcext:value-type="percentage">
            <text:p>150.00%</text:p>
          </table:table-cell>
          <table:table-cell table:style-name="ce24" table:formula="of:=IF(AND(ISNUMBER([.G46]);[.G46]&gt;=0);[.G46];[$Globals.$D26])" office:value-type="percentage" office:value="1.5" calcext:value-type="percentage">
            <text:p>150.00%</text:p>
          </table:table-cell>
          <table:table-cell table:style-name="ce24" table:formula="of:=IF(AND(ISNUMBER([.H46]);[.H46]&gt;=0);[.H46];[$Globals.$D26])" office:value-type="percentage" office:value="1.5" calcext:value-type="percentage">
            <text:p>150.00%</text:p>
          </table:table-cell>
          <table:table-cell table:style-name="ce24" table:formula="of:=IF(AND(ISNUMBER([.I46]);[.I46]&gt;=0);[.I46];[$Globals.$D26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RATE_OF_FIRE</text:p>
          </table:table-cell>
          <table:table-cell table:style-name="ce24" table:formula="of:=IF(AND(ISNUMBER([.D47]);[.D47]&gt;=0);[.D47];[$Globals.$D27])" office:value-type="percentage" office:value="1.25" calcext:value-type="percentage">
            <text:p>125.00%</text:p>
          </table:table-cell>
          <table:table-cell table:style-name="ce24" table:formula="of:=IF(AND(ISNUMBER([.E47]);[.E47]&gt;=0);[.E47];[$Globals.$D27])" office:value-type="percentage" office:value="1.25" calcext:value-type="percentage">
            <text:p>125.00%</text:p>
          </table:table-cell>
          <table:table-cell table:style-name="ce24" table:formula="of:=IF(AND(ISNUMBER([.F47]);[.F47]&gt;=0);[.F47];[$Globals.$D27])" office:value-type="percentage" office:value="1.25" calcext:value-type="percentage">
            <text:p>125.00%</text:p>
          </table:table-cell>
          <table:table-cell table:style-name="ce24" table:formula="of:=IF(AND(ISNUMBER([.G47]);[.G47]&gt;=0);[.G47];[$Globals.$D27])" office:value-type="percentage" office:value="1.25" calcext:value-type="percentage">
            <text:p>125.00%</text:p>
          </table:table-cell>
          <table:table-cell table:style-name="ce24" table:formula="of:=IF(AND(ISNUMBER([.H47]);[.H47]&gt;=0);[.H47];[$Globals.$D27])" office:value-type="percentage" office:value="1.25" calcext:value-type="percentage">
            <text:p>125.00%</text:p>
          </table:table-cell>
          <table:table-cell table:style-name="ce24" table:formula="of:=IF(AND(ISNUMBER([.I47]);[.I47]&gt;=0);[.I47];[$Globals.$D27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RATE_OF_FIRE</text:p>
          </table:table-cell>
          <table:table-cell table:style-name="ce24" table:formula="of:=IF(AND(ISNUMBER([.D48]);[.D48]&gt;=0);[.D48];[$Globals.$D28])" office:value-type="percentage" office:value="1.25" calcext:value-type="percentage">
            <text:p>125.00%</text:p>
          </table:table-cell>
          <table:table-cell table:style-name="ce24" table:formula="of:=IF(AND(ISNUMBER([.E48]);[.E48]&gt;=0);[.E48];[$Globals.$D28])" office:value-type="percentage" office:value="1.25" calcext:value-type="percentage">
            <text:p>125.00%</text:p>
          </table:table-cell>
          <table:table-cell table:style-name="ce24" table:formula="of:=IF(AND(ISNUMBER([.F48]);[.F48]&gt;=0);[.F48];[$Globals.$D28])" office:value-type="percentage" office:value="1.25" calcext:value-type="percentage">
            <text:p>125.00%</text:p>
          </table:table-cell>
          <table:table-cell table:style-name="ce24" table:formula="of:=IF(AND(ISNUMBER([.G48]);[.G48]&gt;=0);[.G48];[$Globals.$D28])" office:value-type="percentage" office:value="1.25" calcext:value-type="percentage">
            <text:p>125.00%</text:p>
          </table:table-cell>
          <table:table-cell table:style-name="ce24" table:formula="of:=IF(AND(ISNUMBER([.H48]);[.H48]&gt;=0);[.H48];[$Globals.$D28])" office:value-type="percentage" office:value="1.25" calcext:value-type="percentage">
            <text:p>125.00%</text:p>
          </table:table-cell>
          <table:table-cell table:style-name="ce24" table:formula="of:=IF(AND(ISNUMBER([.I48]);[.I48]&gt;=0);[.I48];[$Globals.$D28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RATE_OF_FIRE</text:p>
          </table:table-cell>
          <table:table-cell table:style-name="ce24" table:formula="of:=IF(AND(ISNUMBER([.D49]);[.D49]&gt;=0);[.D49];[$Globals.$D29])" office:value-type="percentage" office:value="1.25" calcext:value-type="percentage">
            <text:p>125.00%</text:p>
          </table:table-cell>
          <table:table-cell table:style-name="ce24" table:formula="of:=IF(AND(ISNUMBER([.E49]);[.E49]&gt;=0);[.E49];[$Globals.$D29])" office:value-type="percentage" office:value="1.25" calcext:value-type="percentage">
            <text:p>125.00%</text:p>
          </table:table-cell>
          <table:table-cell table:style-name="ce24" table:formula="of:=IF(AND(ISNUMBER([.F49]);[.F49]&gt;=0);[.F49];[$Globals.$D29])" office:value-type="percentage" office:value="1.25" calcext:value-type="percentage">
            <text:p>125.00%</text:p>
          </table:table-cell>
          <table:table-cell table:style-name="ce24" table:formula="of:=IF(AND(ISNUMBER([.G49]);[.G49]&gt;=0);[.G49];[$Globals.$D29])" office:value-type="percentage" office:value="1.25" calcext:value-type="percentage">
            <text:p>125.00%</text:p>
          </table:table-cell>
          <table:table-cell table:style-name="ce24" table:formula="of:=IF(AND(ISNUMBER([.H49]);[.H49]&gt;=0);[.H49];[$Globals.$D29])" office:value-type="percentage" office:value="1.25" calcext:value-type="percentage">
            <text:p>125.00%</text:p>
          </table:table-cell>
          <table:table-cell table:style-name="ce24" table:formula="of:=IF(AND(ISNUMBER([.I49]);[.I49]&gt;=0);[.I49];[$Globals.$D29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RATE_OF_FIRE</text:p>
          </table:table-cell>
          <table:table-cell table:style-name="ce24" table:formula="of:=IF(AND(ISNUMBER([.D50]);[.D50]&gt;=0);[.D50];[$Globals.$D30])" office:value-type="percentage" office:value="1.25" calcext:value-type="percentage">
            <text:p>125.00%</text:p>
          </table:table-cell>
          <table:table-cell table:style-name="ce24" table:formula="of:=IF(AND(ISNUMBER([.E50]);[.E50]&gt;=0);[.E50];[$Globals.$D30])" office:value-type="percentage" office:value="1.25" calcext:value-type="percentage">
            <text:p>125.00%</text:p>
          </table:table-cell>
          <table:table-cell table:style-name="ce24" table:formula="of:=IF(AND(ISNUMBER([.F50]);[.F50]&gt;=0);[.F50];[$Globals.$D30])" office:value-type="percentage" office:value="1.25" calcext:value-type="percentage">
            <text:p>125.00%</text:p>
          </table:table-cell>
          <table:table-cell table:style-name="ce24" table:formula="of:=IF(AND(ISNUMBER([.G50]);[.G50]&gt;=0);[.G50];[$Globals.$D30])" office:value-type="percentage" office:value="1.25" calcext:value-type="percentage">
            <text:p>125.00%</text:p>
          </table:table-cell>
          <table:table-cell table:style-name="ce24" table:formula="of:=IF(AND(ISNUMBER([.H50]);[.H50]&gt;=0);[.H50];[$Globals.$D30])" office:value-type="percentage" office:value="1.25" calcext:value-type="percentage">
            <text:p>125.00%</text:p>
          </table:table-cell>
          <table:table-cell table:style-name="ce24" table:formula="of:=IF(AND(ISNUMBER([.I50]);[.I50]&gt;=0);[.I50];[$Globals.$D30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RATE_OF_FIRE</text:p>
          </table:table-cell>
          <table:table-cell table:style-name="ce24" table:formula="of:=IF(AND(ISNUMBER([.D51]);[.D51]&gt;=0);[.D51];[$Globals.$D31])" office:value-type="percentage" office:value="1" calcext:value-type="percentage">
            <text:p>100.00%</text:p>
          </table:table-cell>
          <table:table-cell table:style-name="ce24" table:formula="of:=IF(AND(ISNUMBER([.E51]);[.E51]&gt;=0);[.E51];[$Globals.$D31])" office:value-type="percentage" office:value="1" calcext:value-type="percentage">
            <text:p>100.00%</text:p>
          </table:table-cell>
          <table:table-cell table:style-name="ce24" table:formula="of:=IF(AND(ISNUMBER([.F51]);[.F51]&gt;=0);[.F51];[$Globals.$D31])" office:value-type="percentage" office:value="1" calcext:value-type="percentage">
            <text:p>100.00%</text:p>
          </table:table-cell>
          <table:table-cell table:style-name="ce24" table:formula="of:=IF(AND(ISNUMBER([.G51]);[.G51]&gt;=0);[.G51];[$Globals.$D31])" office:value-type="percentage" office:value="1" calcext:value-type="percentage">
            <text:p>100.00%</text:p>
          </table:table-cell>
          <table:table-cell table:style-name="ce24" table:formula="of:=IF(AND(ISNUMBER([.H51]);[.H51]&gt;=0);[.H51];[$Globals.$D31])" office:value-type="percentage" office:value="1" calcext:value-type="percentage">
            <text:p>100.00%</text:p>
          </table:table-cell>
          <table:table-cell table:style-name="ce24" table:formula="of:=IF(AND(ISNUMBER([.I51]);[.I51]&gt;=0);[.I51];[$Globals.$D3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RATE_OF_FIRE</text:p>
          </table:table-cell>
          <table:table-cell table:style-name="ce24" table:formula="of:=IF(AND(ISNUMBER([.D52]);[.D52]&gt;=0);[.D52];[$Globals.$D32])" office:value-type="percentage" office:value="1.5" calcext:value-type="percentage">
            <text:p>150.00%</text:p>
          </table:table-cell>
          <table:table-cell table:style-name="ce24" table:formula="of:=IF(AND(ISNUMBER([.E52]);[.E52]&gt;=0);[.E52];[$Globals.$D32])" office:value-type="percentage" office:value="1.5" calcext:value-type="percentage">
            <text:p>150.00%</text:p>
          </table:table-cell>
          <table:table-cell table:style-name="ce24" table:formula="of:=IF(AND(ISNUMBER([.F52]);[.F52]&gt;=0);[.F52];[$Globals.$D32])" office:value-type="percentage" office:value="1.5" calcext:value-type="percentage">
            <text:p>150.00%</text:p>
          </table:table-cell>
          <table:table-cell table:style-name="ce24" table:formula="of:=IF(AND(ISNUMBER([.G52]);[.G52]&gt;=0);[.G52];[$Globals.$D32])" office:value-type="percentage" office:value="1.5" calcext:value-type="percentage">
            <text:p>150.00%</text:p>
          </table:table-cell>
          <table:table-cell table:style-name="ce24" table:formula="of:=IF(AND(ISNUMBER([.H52]);[.H52]&gt;=0);[.H52];[$Globals.$D32])" office:value-type="percentage" office:value="1.5" calcext:value-type="percentage">
            <text:p>150.00%</text:p>
          </table:table-cell>
          <table:table-cell table:style-name="ce24" table:formula="of:=IF(AND(ISNUMBER([.I52]);[.I52]&gt;=0);[.I52];[$Globals.$D32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RATE_OF_FIRE</text:p>
          </table:table-cell>
          <table:table-cell table:style-name="ce24" table:formula="of:=IF(AND(ISNUMBER([.D53]);[.D53]&gt;=0);[.D53];[$Globals.$D33])" office:value-type="percentage" office:value="1" calcext:value-type="percentage">
            <text:p>100.00%</text:p>
          </table:table-cell>
          <table:table-cell table:style-name="ce24" table:formula="of:=IF(AND(ISNUMBER([.E53]);[.E53]&gt;=0);[.E53];[$Globals.$D33])" office:value-type="percentage" office:value="1" calcext:value-type="percentage">
            <text:p>100.00%</text:p>
          </table:table-cell>
          <table:table-cell table:style-name="ce24" table:formula="of:=IF(AND(ISNUMBER([.F53]);[.F53]&gt;=0);[.F53];[$Globals.$D33])" office:value-type="percentage" office:value="1" calcext:value-type="percentage">
            <text:p>100.00%</text:p>
          </table:table-cell>
          <table:table-cell table:style-name="ce24" table:formula="of:=IF(AND(ISNUMBER([.G53]);[.G53]&gt;=0);[.G53];[$Globals.$D33])" office:value-type="percentage" office:value="1" calcext:value-type="percentage">
            <text:p>100.00%</text:p>
          </table:table-cell>
          <table:table-cell table:style-name="ce24" table:formula="of:=IF(AND(ISNUMBER([.H53]);[.H53]&gt;=0);[.H53];[$Globals.$D33])" office:value-type="percentage" office:value="1" calcext:value-type="percentage">
            <text:p>100.00%</text:p>
          </table:table-cell>
          <table:table-cell table:style-name="ce24" table:formula="of:=IF(AND(ISNUMBER([.I53]);[.I53]&gt;=0);[.I53];[$Globals.$D3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RATE_OF_FIRE</text:p>
          </table:table-cell>
          <table:table-cell table:style-name="ce24" table:formula="of:=IF(AND(ISNUMBER([.D54]);[.D54]&gt;=0);[.D54];[$Globals.$D34])" office:value-type="percentage" office:value="1" calcext:value-type="percentage">
            <text:p>100.00%</text:p>
          </table:table-cell>
          <table:table-cell table:style-name="ce24" table:formula="of:=IF(AND(ISNUMBER([.E54]);[.E54]&gt;=0);[.E54];[$Globals.$D34])" office:value-type="percentage" office:value="1" calcext:value-type="percentage">
            <text:p>100.00%</text:p>
          </table:table-cell>
          <table:table-cell table:style-name="ce24" table:formula="of:=IF(AND(ISNUMBER([.F54]);[.F54]&gt;=0);[.F54];[$Globals.$D34])" office:value-type="percentage" office:value="1" calcext:value-type="percentage">
            <text:p>100.00%</text:p>
          </table:table-cell>
          <table:table-cell table:style-name="ce24" table:formula="of:=IF(AND(ISNUMBER([.G54]);[.G54]&gt;=0);[.G54];[$Globals.$D34])" office:value-type="percentage" office:value="1" calcext:value-type="percentage">
            <text:p>100.00%</text:p>
          </table:table-cell>
          <table:table-cell table:style-name="ce24" table:formula="of:=IF(AND(ISNUMBER([.H54]);[.H54]&gt;=0);[.H54];[$Globals.$D34])" office:value-type="percentage" office:value="1" calcext:value-type="percentage">
            <text:p>100.00%</text:p>
          </table:table-cell>
          <table:table-cell table:style-name="ce24" table:formula="of:=IF(AND(ISNUMBER([.I54]);[.I54]&gt;=0);[.I54];[$Globals.$D3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RATE_OF_FIRE</text:p>
          </table:table-cell>
          <table:table-cell table:style-name="ce24" table:formula="of:=IF(AND(ISNUMBER([.D55]);[.D55]&gt;=0);[.D55];[$Globals.$D35])" office:value-type="percentage" office:value="1" calcext:value-type="percentage">
            <text:p>100.00%</text:p>
          </table:table-cell>
          <table:table-cell table:style-name="ce24" table:formula="of:=IF(AND(ISNUMBER([.E55]);[.E55]&gt;=0);[.E55];[$Globals.$D35])" office:value-type="percentage" office:value="1" calcext:value-type="percentage">
            <text:p>100.00%</text:p>
          </table:table-cell>
          <table:table-cell table:style-name="ce24" table:formula="of:=IF(AND(ISNUMBER([.F55]);[.F55]&gt;=0);[.F55];[$Globals.$D35])" office:value-type="percentage" office:value="1" calcext:value-type="percentage">
            <text:p>100.00%</text:p>
          </table:table-cell>
          <table:table-cell table:style-name="ce24" table:formula="of:=IF(AND(ISNUMBER([.G55]);[.G55]&gt;=0);[.G55];[$Globals.$D35])" office:value-type="percentage" office:value="1" calcext:value-type="percentage">
            <text:p>100.00%</text:p>
          </table:table-cell>
          <table:table-cell table:style-name="ce24" table:formula="of:=IF(AND(ISNUMBER([.H55]);[.H55]&gt;=0);[.H55];[$Globals.$D35])" office:value-type="percentage" office:value="1" calcext:value-type="percentage">
            <text:p>100.00%</text:p>
          </table:table-cell>
          <table:table-cell table:style-name="ce24" table:formula="of:=IF(AND(ISNUMBER([.I55]);[.I55]&gt;=0);[.I55];[$Globals.$D3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RATE_OF_FIRE</text:p>
          </table:table-cell>
          <table:table-cell table:style-name="ce24" table:formula="of:=IF(AND(ISNUMBER([.D56]);[.D56]&gt;=0);[.D56];[$Globals.$D36])" office:value-type="percentage" office:value="1.2" calcext:value-type="percentage">
            <text:p>120.00%</text:p>
          </table:table-cell>
          <table:table-cell table:style-name="ce24" table:formula="of:=IF(AND(ISNUMBER([.E56]);[.E56]&gt;=0);[.E56];[$Globals.$D36])" office:value-type="percentage" office:value="1.2" calcext:value-type="percentage">
            <text:p>120.00%</text:p>
          </table:table-cell>
          <table:table-cell table:style-name="ce24" table:formula="of:=IF(AND(ISNUMBER([.F56]);[.F56]&gt;=0);[.F56];[$Globals.$D36])" office:value-type="percentage" office:value="1.2" calcext:value-type="percentage">
            <text:p>120.00%</text:p>
          </table:table-cell>
          <table:table-cell table:style-name="ce24" table:formula="of:=IF(AND(ISNUMBER([.G56]);[.G56]&gt;=0);[.G56];[$Globals.$D36])" office:value-type="percentage" office:value="1.2" calcext:value-type="percentage">
            <text:p>120.00%</text:p>
          </table:table-cell>
          <table:table-cell table:style-name="ce24" table:formula="of:=IF(AND(ISNUMBER([.H56]);[.H56]&gt;=0);[.H56];[$Globals.$D36])" office:value-type="percentage" office:value="1.2" calcext:value-type="percentage">
            <text:p>120.00%</text:p>
          </table:table-cell>
          <table:table-cell table:style-name="ce24" table:formula="of:=IF(AND(ISNUMBER([.I56]);[.I56]&gt;=0);[.I56];[$Globals.$D3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RATE_OF_FIRE</text:p>
          </table:table-cell>
          <table:table-cell table:style-name="ce24" table:formula="of:=IF(AND(ISNUMBER([.D57]);[.D57]&gt;=0);[.D57];[$Globals.$D37])" office:value-type="percentage" office:value="1.4" calcext:value-type="percentage">
            <text:p>140.00%</text:p>
          </table:table-cell>
          <table:table-cell table:style-name="ce24" table:formula="of:=IF(AND(ISNUMBER([.E57]);[.E57]&gt;=0);[.E57];[$Globals.$D37])" office:value-type="percentage" office:value="1.4" calcext:value-type="percentage">
            <text:p>140.00%</text:p>
          </table:table-cell>
          <table:table-cell table:style-name="ce24" table:formula="of:=IF(AND(ISNUMBER([.F57]);[.F57]&gt;=0);[.F57];[$Globals.$D37])" office:value-type="percentage" office:value="1.4" calcext:value-type="percentage">
            <text:p>140.00%</text:p>
          </table:table-cell>
          <table:table-cell table:style-name="ce24" table:formula="of:=IF(AND(ISNUMBER([.G57]);[.G57]&gt;=0);[.G57];[$Globals.$D37])" office:value-type="percentage" office:value="1.4" calcext:value-type="percentage">
            <text:p>140.00%</text:p>
          </table:table-cell>
          <table:table-cell table:style-name="ce24" table:formula="of:=IF(AND(ISNUMBER([.H57]);[.H57]&gt;=0);[.H57];[$Globals.$D37])" office:value-type="percentage" office:value="1.4" calcext:value-type="percentage">
            <text:p>140.00%</text:p>
          </table:table-cell>
          <table:table-cell table:style-name="ce24" table:formula="of:=IF(AND(ISNUMBER([.I57]);[.I57]&gt;=0);[.I57];[$Globals.$D37])"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RATE_OF_FIRE</text:p>
          </table:table-cell>
          <table:table-cell table:style-name="ce24" table:formula="of:=IF(AND(ISNUMBER([.D58]);[.D58]&gt;=0);[.D58];[$Globals.$D38])" office:value-type="percentage" office:value="1.6" calcext:value-type="percentage">
            <text:p>160.00%</text:p>
          </table:table-cell>
          <table:table-cell table:style-name="ce24" table:formula="of:=IF(AND(ISNUMBER([.E58]);[.E58]&gt;=0);[.E58];[$Globals.$D38])" office:value-type="percentage" office:value="1.6" calcext:value-type="percentage">
            <text:p>160.00%</text:p>
          </table:table-cell>
          <table:table-cell table:style-name="ce24" table:formula="of:=IF(AND(ISNUMBER([.F58]);[.F58]&gt;=0);[.F58];[$Globals.$D38])" office:value-type="percentage" office:value="1.6" calcext:value-type="percentage">
            <text:p>160.00%</text:p>
          </table:table-cell>
          <table:table-cell table:style-name="ce24" table:formula="of:=IF(AND(ISNUMBER([.G58]);[.G58]&gt;=0);[.G58];[$Globals.$D38])" office:value-type="percentage" office:value="1.6" calcext:value-type="percentage">
            <text:p>160.00%</text:p>
          </table:table-cell>
          <table:table-cell table:style-name="ce24" table:formula="of:=IF(AND(ISNUMBER([.H58]);[.H58]&gt;=0);[.H58];[$Globals.$D38])" office:value-type="percentage" office:value="1.6" calcext:value-type="percentage">
            <text:p>160.00%</text:p>
          </table:table-cell>
          <table:table-cell table:style-name="ce24" table:formula="of:=IF(AND(ISNUMBER([.I58]);[.I58]&gt;=0);[.I58];[$Globals.$D38])" office:value-type="percentage" office:value="1.6" calcext:value-type="percentage">
            <text:p>16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RATE_OF_FIRE</text:p>
          </table:table-cell>
          <table:table-cell table:style-name="ce24" table:formula="of:=IF(AND(ISNUMBER([.D59]);[.D59]&gt;=0);[.D59];[$Globals.$D39])" office:value-type="percentage" office:value="1" calcext:value-type="percentage">
            <text:p>100.00%</text:p>
          </table:table-cell>
          <table:table-cell table:style-name="ce24" table:formula="of:=IF(AND(ISNUMBER([.E59]);[.E59]&gt;=0);[.E59];[$Globals.$D39])" office:value-type="percentage" office:value="1" calcext:value-type="percentage">
            <text:p>100.00%</text:p>
          </table:table-cell>
          <table:table-cell table:style-name="ce24" table:formula="of:=IF(AND(ISNUMBER([.F59]);[.F59]&gt;=0);[.F59];[$Globals.$D39])" office:value-type="percentage" office:value="1" calcext:value-type="percentage">
            <text:p>100.00%</text:p>
          </table:table-cell>
          <table:table-cell table:style-name="ce24" table:formula="of:=IF(AND(ISNUMBER([.G59]);[.G59]&gt;=0);[.G59];[$Globals.$D39])" office:value-type="percentage" office:value="1" calcext:value-type="percentage">
            <text:p>100.00%</text:p>
          </table:table-cell>
          <table:table-cell table:style-name="ce24" table:formula="of:=IF(AND(ISNUMBER([.H59]);[.H59]&gt;=0);[.H59];[$Globals.$D39])" office:value-type="percentage" office:value="1" calcext:value-type="percentage">
            <text:p>100.00%</text:p>
          </table:table-cell>
          <table:table-cell table:style-name="ce24" table:formula="of:=IF(AND(ISNUMBER([.I59]);[.I59]&gt;=0);[.I59];[$Globals.$D3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RATE_OF_FIRE</text:p>
          </table:table-cell>
          <table:table-cell table:style-name="ce24" table:formula="of:=IF(AND(ISNUMBER([.D60]);[.D60]&gt;=0);[.D60];[$Globals.$D40])" office:value-type="percentage" office:value="1" calcext:value-type="percentage">
            <text:p>100.00%</text:p>
          </table:table-cell>
          <table:table-cell table:style-name="ce24" table:formula="of:=IF(AND(ISNUMBER([.E60]);[.E60]&gt;=0);[.E60];[$Globals.$D40])" office:value-type="percentage" office:value="1" calcext:value-type="percentage">
            <text:p>100.00%</text:p>
          </table:table-cell>
          <table:table-cell table:style-name="ce24" table:formula="of:=IF(AND(ISNUMBER([.F60]);[.F60]&gt;=0);[.F60];[$Globals.$D40])" office:value-type="percentage" office:value="1" calcext:value-type="percentage">
            <text:p>100.00%</text:p>
          </table:table-cell>
          <table:table-cell table:style-name="ce24" table:formula="of:=IF(AND(ISNUMBER([.G60]);[.G60]&gt;=0);[.G60];[$Globals.$D40])" office:value-type="percentage" office:value="1" calcext:value-type="percentage">
            <text:p>100.00%</text:p>
          </table:table-cell>
          <table:table-cell table:style-name="ce24" table:formula="of:=IF(AND(ISNUMBER([.H60]);[.H60]&gt;=0);[.H60];[$Globals.$D40])" office:value-type="percentage" office:value="1" calcext:value-type="percentage">
            <text:p>100.00%</text:p>
          </table:table-cell>
          <table:table-cell table:style-name="ce24" table:formula="of:=IF(AND(ISNUMBER([.I60]);[.I60]&gt;=0);[.I60];[$Globals.$D4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RATE_OF_FIRE</text:p>
          </table:table-cell>
          <table:table-cell table:style-name="ce24" table:formula="of:=IF(AND(ISNUMBER([.D61]);[.D61]&gt;=0);[.D61];[$Globals.$D41])" office:value-type="percentage" office:value="1" calcext:value-type="percentage">
            <text:p>100.00%</text:p>
          </table:table-cell>
          <table:table-cell table:style-name="ce24" table:formula="of:=IF(AND(ISNUMBER([.E61]);[.E61]&gt;=0);[.E61];[$Globals.$D41])" office:value-type="percentage" office:value="1" calcext:value-type="percentage">
            <text:p>100.00%</text:p>
          </table:table-cell>
          <table:table-cell table:style-name="ce24" table:formula="of:=IF(AND(ISNUMBER([.F61]);[.F61]&gt;=0);[.F61];[$Globals.$D41])" office:value-type="percentage" office:value="1" calcext:value-type="percentage">
            <text:p>100.00%</text:p>
          </table:table-cell>
          <table:table-cell table:style-name="ce24" table:formula="of:=IF(AND(ISNUMBER([.G61]);[.G61]&gt;=0);[.G61];[$Globals.$D41])" office:value-type="percentage" office:value="1" calcext:value-type="percentage">
            <text:p>100.00%</text:p>
          </table:table-cell>
          <table:table-cell table:style-name="ce24" table:formula="of:=IF(AND(ISNUMBER([.H61]);[.H61]&gt;=0);[.H61];[$Globals.$D41])" office:value-type="percentage" office:value="1" calcext:value-type="percentage">
            <text:p>100.00%</text:p>
          </table:table-cell>
          <table:table-cell table:style-name="ce24" table:formula="of:=IF(AND(ISNUMBER([.I61]);[.I61]&gt;=0);[.I61];[$Globals.$D4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RATE_OF_FIRE</text:p>
          </table:table-cell>
          <table:table-cell table:style-name="ce24" table:formula="of:=IF(AND(ISNUMBER([.D62]);[.D62]&gt;=0);[.D62];[$Globals.$D42])" office:value-type="percentage" office:value="0.8" calcext:value-type="percentage">
            <text:p>80.00%</text:p>
          </table:table-cell>
          <table:table-cell table:style-name="ce24" table:formula="of:=IF(AND(ISNUMBER([.E62]);[.E62]&gt;=0);[.E62];[$Globals.$D42])" office:value-type="percentage" office:value="0.8" calcext:value-type="percentage">
            <text:p>80.00%</text:p>
          </table:table-cell>
          <table:table-cell table:style-name="ce24" table:formula="of:=IF(AND(ISNUMBER([.F62]);[.F62]&gt;=0);[.F62];[$Globals.$D42])" office:value-type="percentage" office:value="0.8" calcext:value-type="percentage">
            <text:p>80.00%</text:p>
          </table:table-cell>
          <table:table-cell table:style-name="ce24" table:formula="of:=IF(AND(ISNUMBER([.G62]);[.G62]&gt;=0);[.G62];[$Globals.$D42])" office:value-type="percentage" office:value="0.8" calcext:value-type="percentage">
            <text:p>80.00%</text:p>
          </table:table-cell>
          <table:table-cell table:style-name="ce24" table:formula="of:=IF(AND(ISNUMBER([.H62]);[.H62]&gt;=0);[.H62];[$Globals.$D42])" office:value-type="percentage" office:value="0.8" calcext:value-type="percentage">
            <text:p>80.00%</text:p>
          </table:table-cell>
          <table:table-cell table:style-name="ce24" table:formula="of:=IF(AND(ISNUMBER([.I62]);[.I62]&gt;=0);[.I62];[$Globals.$D42])" office:value-type="percentage" office:value="0.8" calcext:value-type="percentage">
            <text:p>8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RATE_OF_FIRE</text:p>
          </table:table-cell>
          <table:table-cell table:style-name="ce24" table:formula="of:=IF(AND(ISNUMBER([.D63]);[.D63]&gt;=0);[.D63];[$Globals.$D43])" office:value-type="percentage" office:value="1" calcext:value-type="percentage">
            <text:p>100.00%</text:p>
          </table:table-cell>
          <table:table-cell table:style-name="ce24" table:formula="of:=IF(AND(ISNUMBER([.E63]);[.E63]&gt;=0);[.E63];[$Globals.$D43])" office:value-type="percentage" office:value="1" calcext:value-type="percentage">
            <text:p>100.00%</text:p>
          </table:table-cell>
          <table:table-cell table:style-name="ce24" table:formula="of:=IF(AND(ISNUMBER([.F63]);[.F63]&gt;=0);[.F63];[$Globals.$D43])" office:value-type="percentage" office:value="1" calcext:value-type="percentage">
            <text:p>100.00%</text:p>
          </table:table-cell>
          <table:table-cell table:style-name="ce24" table:formula="of:=IF(AND(ISNUMBER([.G63]);[.G63]&gt;=0);[.G63];[$Globals.$D43])" office:value-type="percentage" office:value="1" calcext:value-type="percentage">
            <text:p>100.00%</text:p>
          </table:table-cell>
          <table:table-cell table:style-name="ce24" table:formula="of:=IF(AND(ISNUMBER([.H63]);[.H63]&gt;=0);[.H63];[$Globals.$D43])" office:value-type="percentage" office:value="1" calcext:value-type="percentage">
            <text:p>100.00%</text:p>
          </table:table-cell>
          <table:table-cell table:style-name="ce24" table:formula="of:=IF(AND(ISNUMBER([.I63]);[.I63]&gt;=0);[.I63];[$Globals.$D4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RATE_OF_FIRE</text:p>
          </table:table-cell>
          <table:table-cell table:style-name="ce24" table:formula="of:=IF(AND(ISNUMBER([.D64]);[.D64]&gt;=0);[.D64];[$Globals.$D44])" office:value-type="percentage" office:value="1.2" calcext:value-type="percentage">
            <text:p>120.00%</text:p>
          </table:table-cell>
          <table:table-cell table:style-name="ce24" table:formula="of:=IF(AND(ISNUMBER([.E64]);[.E64]&gt;=0);[.E64];[$Globals.$D44])" office:value-type="percentage" office:value="1.2" calcext:value-type="percentage">
            <text:p>120.00%</text:p>
          </table:table-cell>
          <table:table-cell table:style-name="ce24" table:formula="of:=IF(AND(ISNUMBER([.F64]);[.F64]&gt;=0);[.F64];[$Globals.$D44])" office:value-type="percentage" office:value="1.2" calcext:value-type="percentage">
            <text:p>120.00%</text:p>
          </table:table-cell>
          <table:table-cell table:style-name="ce24" table:formula="of:=IF(AND(ISNUMBER([.G64]);[.G64]&gt;=0);[.G64];[$Globals.$D44])" office:value-type="percentage" office:value="1.2" calcext:value-type="percentage">
            <text:p>120.00%</text:p>
          </table:table-cell>
          <table:table-cell table:style-name="ce24" table:formula="of:=IF(AND(ISNUMBER([.H64]);[.H64]&gt;=0);[.H64];[$Globals.$D44])" office:value-type="percentage" office:value="1.2" calcext:value-type="percentage">
            <text:p>120.00%</text:p>
          </table:table-cell>
          <table:table-cell table:style-name="ce24" table:formula="of:=IF(AND(ISNUMBER([.I64]);[.I64]&gt;=0);[.I64];[$Globals.$D44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2" table:style-name="ce26" office:value-type="float" office:value="100" calcext:value-type="float">
            <text:p>100</text:p>
          </table:table-cell>
          <table:table-cell table:number-columns-repeated="2" table:style-name="ce26" office:value-type="float" office:value="50" calcext:value-type="float">
            <text:p>50</text:p>
          </table:table-cell>
          <table:table-cell table:number-columns-repeated="2" table:style-name="ce26" office:value-type="float" office:value="25" calcext:value-type="float">
            <text:p>25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PrimaryDamage</text:p>
          </table:table-cell>
          <table:table-cell table:style-name="ce29" table:formula="of:=[.D$86]*[.D24]" office:value-type="float" office:value="10" calcext:value-type="float">
            <text:p>10.00</text:p>
          </table:table-cell>
          <table:table-cell table:style-name="ce29" table:formula="of:=[.E$86]*[.E24]" office:value-type="float" office:value="5" calcext:value-type="float">
            <text:p>5.00</text:p>
          </table:table-cell>
          <table:table-cell table:style-name="ce29" table:formula="of:=[.F$86]*[.F24]" office:value-type="float" office:value="8" calcext:value-type="float">
            <text:p>8.00</text:p>
          </table:table-cell>
          <table:table-cell table:style-name="ce29" table:formula="of:=[.G$86]*[.G24]" office:value-type="float" office:value="5" calcext:value-type="float">
            <text:p>5.00</text:p>
          </table:table-cell>
          <table:table-cell table:style-name="ce29" table:formula="of:=[.H$86]*[.H24]" office:value-type="float" office:value="8" calcext:value-type="float">
            <text:p>8.00</text:p>
          </table:table-cell>
          <table:table-cell table:style-name="ce29" table:formula="of:=[.I$86]*[.I24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25]" office:value-type="float" office:value="10" calcext:value-type="float">
            <text:p>10.00</text:p>
          </table:table-cell>
          <table:table-cell table:style-name="ce29" table:formula="of:=[.E$86]*[.E25]" office:value-type="float" office:value="5" calcext:value-type="float">
            <text:p>5.00</text:p>
          </table:table-cell>
          <table:table-cell table:style-name="ce29" table:formula="of:=[.F$86]*[.F25]" office:value-type="float" office:value="8" calcext:value-type="float">
            <text:p>8.00</text:p>
          </table:table-cell>
          <table:table-cell table:style-name="ce29" table:formula="of:=[.G$86]*[.G25]" office:value-type="float" office:value="5" calcext:value-type="float">
            <text:p>5.00</text:p>
          </table:table-cell>
          <table:table-cell table:style-name="ce29" table:formula="of:=[.H$86]*[.H25]" office:value-type="float" office:value="8" calcext:value-type="float">
            <text:p>8.00</text:p>
          </table:table-cell>
          <table:table-cell table:style-name="ce29" table:formula="of:=[.I$86]*[.I25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26]" office:value-type="float" office:value="10" calcext:value-type="float">
            <text:p>10.00</text:p>
          </table:table-cell>
          <table:table-cell table:style-name="ce29" table:formula="of:=[.E$86]*[.E26]" office:value-type="float" office:value="5" calcext:value-type="float">
            <text:p>5.00</text:p>
          </table:table-cell>
          <table:table-cell table:style-name="ce29" table:formula="of:=[.F$86]*[.F26]" office:value-type="float" office:value="8" calcext:value-type="float">
            <text:p>8.00</text:p>
          </table:table-cell>
          <table:table-cell table:style-name="ce29" table:formula="of:=[.G$86]*[.G26]" office:value-type="float" office:value="5" calcext:value-type="float">
            <text:p>5.00</text:p>
          </table:table-cell>
          <table:table-cell table:style-name="ce29" table:formula="of:=[.H$86]*[.H26]" office:value-type="float" office:value="8" calcext:value-type="float">
            <text:p>8.00</text:p>
          </table:table-cell>
          <table:table-cell table:style-name="ce29" table:formula="of:=[.I$86]*[.I26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27]" office:value-type="float" office:value="10" calcext:value-type="float">
            <text:p>10.00</text:p>
          </table:table-cell>
          <table:table-cell table:style-name="ce29" table:formula="of:=[.E$86]*[.E27]" office:value-type="float" office:value="5" calcext:value-type="float">
            <text:p>5.00</text:p>
          </table:table-cell>
          <table:table-cell table:style-name="ce29" table:formula="of:=[.F$86]*[.F27]" office:value-type="float" office:value="8" calcext:value-type="float">
            <text:p>8.00</text:p>
          </table:table-cell>
          <table:table-cell table:style-name="ce29" table:formula="of:=[.G$86]*[.G27]" office:value-type="float" office:value="5" calcext:value-type="float">
            <text:p>5.00</text:p>
          </table:table-cell>
          <table:table-cell table:style-name="ce29" table:formula="of:=[.H$86]*[.H27]" office:value-type="float" office:value="8" calcext:value-type="float">
            <text:p>8.00</text:p>
          </table:table-cell>
          <table:table-cell table:style-name="ce29" table:formula="of:=[.I$86]*[.I27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28]" office:value-type="float" office:value="10" calcext:value-type="float">
            <text:p>10.00</text:p>
          </table:table-cell>
          <table:table-cell table:style-name="ce29" table:formula="of:=[.E$86]*[.E28]" office:value-type="float" office:value="5" calcext:value-type="float">
            <text:p>5.00</text:p>
          </table:table-cell>
          <table:table-cell table:style-name="ce29" table:formula="of:=[.F$86]*[.F28]" office:value-type="float" office:value="8" calcext:value-type="float">
            <text:p>8.00</text:p>
          </table:table-cell>
          <table:table-cell table:style-name="ce29" table:formula="of:=[.G$86]*[.G28]" office:value-type="float" office:value="5" calcext:value-type="float">
            <text:p>5.00</text:p>
          </table:table-cell>
          <table:table-cell table:style-name="ce29" table:formula="of:=[.H$86]*[.H28]" office:value-type="float" office:value="8" calcext:value-type="float">
            <text:p>8.00</text:p>
          </table:table-cell>
          <table:table-cell table:style-name="ce29" table:formula="of:=[.I$86]*[.I28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29]" office:value-type="float" office:value="10" calcext:value-type="float">
            <text:p>10.00</text:p>
          </table:table-cell>
          <table:table-cell table:style-name="ce29" table:formula="of:=[.E$86]*[.E29]" office:value-type="float" office:value="5" calcext:value-type="float">
            <text:p>5.00</text:p>
          </table:table-cell>
          <table:table-cell table:style-name="ce29" table:formula="of:=[.F$86]*[.F29]" office:value-type="float" office:value="8" calcext:value-type="float">
            <text:p>8.00</text:p>
          </table:table-cell>
          <table:table-cell table:style-name="ce29" table:formula="of:=[.G$86]*[.G29]" office:value-type="float" office:value="5" calcext:value-type="float">
            <text:p>5.00</text:p>
          </table:table-cell>
          <table:table-cell table:style-name="ce29" table:formula="of:=[.H$86]*[.H29]" office:value-type="float" office:value="8" calcext:value-type="float">
            <text:p>8.00</text:p>
          </table:table-cell>
          <table:table-cell table:style-name="ce29" table:formula="of:=[.I$86]*[.I2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[.D30]" office:value-type="float" office:value="12.5" calcext:value-type="float">
            <text:p>12.50</text:p>
          </table:table-cell>
          <table:table-cell table:style-name="ce29" table:formula="of:=[.E$86]*[.E30]" office:value-type="float" office:value="6.25" calcext:value-type="float">
            <text:p>6.25</text:p>
          </table:table-cell>
          <table:table-cell table:style-name="ce29" table:formula="of:=[.F$86]*[.F30]" office:value-type="float" office:value="10" calcext:value-type="float">
            <text:p>10.00</text:p>
          </table:table-cell>
          <table:table-cell table:style-name="ce29" table:formula="of:=[.G$86]*[.G30]" office:value-type="float" office:value="6.25" calcext:value-type="float">
            <text:p>6.25</text:p>
          </table:table-cell>
          <table:table-cell table:style-name="ce29" table:formula="of:=[.H$86]*[.H30]" office:value-type="float" office:value="10" calcext:value-type="float">
            <text:p>10.00</text:p>
          </table:table-cell>
          <table:table-cell table:style-name="ce29" table:formula="of:=[.I$86]*[.I30]" office:value-type="float" office:value="6.25" calcext:value-type="float">
            <text:p>6.2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[.D31]" office:value-type="float" office:value="10" calcext:value-type="float">
            <text:p>10.00</text:p>
          </table:table-cell>
          <table:table-cell table:style-name="ce29" table:formula="of:=[.E$86]*[.E31]" office:value-type="float" office:value="5" calcext:value-type="float">
            <text:p>5.00</text:p>
          </table:table-cell>
          <table:table-cell table:style-name="ce29" table:formula="of:=[.F$86]*[.F31]" office:value-type="float" office:value="8" calcext:value-type="float">
            <text:p>8.00</text:p>
          </table:table-cell>
          <table:table-cell table:style-name="ce29" table:formula="of:=[.G$86]*[.G31]" office:value-type="float" office:value="5" calcext:value-type="float">
            <text:p>5.00</text:p>
          </table:table-cell>
          <table:table-cell table:style-name="ce29" table:formula="of:=[.H$86]*[.H31]" office:value-type="float" office:value="8" calcext:value-type="float">
            <text:p>8.00</text:p>
          </table:table-cell>
          <table:table-cell table:style-name="ce29" table:formula="of:=[.I$86]*[.I31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32]" office:value-type="float" office:value="11" calcext:value-type="float">
            <text:p>11.00</text:p>
          </table:table-cell>
          <table:table-cell table:style-name="ce29" table:formula="of:=[.E$86]*[.E32]" office:value-type="float" office:value="5.5" calcext:value-type="float">
            <text:p>5.50</text:p>
          </table:table-cell>
          <table:table-cell table:style-name="ce29" table:formula="of:=[.F$86]*[.F32]" office:value-type="float" office:value="8.8" calcext:value-type="float">
            <text:p>8.80</text:p>
          </table:table-cell>
          <table:table-cell table:style-name="ce29" table:formula="of:=[.G$86]*[.G32]" office:value-type="float" office:value="5.5" calcext:value-type="float">
            <text:p>5.50</text:p>
          </table:table-cell>
          <table:table-cell table:style-name="ce29" table:formula="of:=[.H$86]*[.H32]" office:value-type="float" office:value="8.8" calcext:value-type="float">
            <text:p>8.80</text:p>
          </table:table-cell>
          <table:table-cell table:style-name="ce29" table:formula="of:=[.I$86]*[.I32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33]" office:value-type="float" office:value="12" calcext:value-type="float">
            <text:p>12.00</text:p>
          </table:table-cell>
          <table:table-cell table:style-name="ce29" table:formula="of:=[.E$86]*[.E33]" office:value-type="float" office:value="6" calcext:value-type="float">
            <text:p>6.00</text:p>
          </table:table-cell>
          <table:table-cell table:style-name="ce29" table:formula="of:=[.F$86]*[.F33]" office:value-type="float" office:value="9.6" calcext:value-type="float">
            <text:p>9.60</text:p>
          </table:table-cell>
          <table:table-cell table:style-name="ce29" table:formula="of:=[.G$86]*[.G33]" office:value-type="float" office:value="6" calcext:value-type="float">
            <text:p>6.00</text:p>
          </table:table-cell>
          <table:table-cell table:style-name="ce29" table:formula="of:=[.H$86]*[.H33]" office:value-type="float" office:value="9.6" calcext:value-type="float">
            <text:p>9.60</text:p>
          </table:table-cell>
          <table:table-cell table:style-name="ce29" table:formula="of:=[.I$86]*[.I33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34]" office:value-type="float" office:value="13" calcext:value-type="float">
            <text:p>13.00</text:p>
          </table:table-cell>
          <table:table-cell table:style-name="ce29" table:formula="of:=[.E$86]*[.E34]" office:value-type="float" office:value="6.5" calcext:value-type="float">
            <text:p>6.50</text:p>
          </table:table-cell>
          <table:table-cell table:style-name="ce29" table:formula="of:=[.F$86]*[.F34]" office:value-type="float" office:value="10.4" calcext:value-type="float">
            <text:p>10.40</text:p>
          </table:table-cell>
          <table:table-cell table:style-name="ce29" table:formula="of:=[.G$86]*[.G34]" office:value-type="float" office:value="6.5" calcext:value-type="float">
            <text:p>6.50</text:p>
          </table:table-cell>
          <table:table-cell table:style-name="ce29" table:formula="of:=[.H$86]*[.H34]" office:value-type="float" office:value="10.4" calcext:value-type="float">
            <text:p>10.40</text:p>
          </table:table-cell>
          <table:table-cell table:style-name="ce29" table:formula="of:=[.I$86]*[.I34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PrimaryDamage</text:p>
          </table:table-cell>
          <table:table-cell table:style-name="ce30" table:formula="of:=[.D$86]*[.D35]" office:value-type="float" office:value="11" calcext:value-type="float">
            <text:p>11.00</text:p>
          </table:table-cell>
          <table:table-cell table:style-name="ce30" table:formula="of:=[.E$86]*[.E35]" office:value-type="float" office:value="5.5" calcext:value-type="float">
            <text:p>5.50</text:p>
          </table:table-cell>
          <table:table-cell table:style-name="ce30" table:formula="of:=[.F$86]*[.F35]" office:value-type="float" office:value="8.8" calcext:value-type="float">
            <text:p>8.80</text:p>
          </table:table-cell>
          <table:table-cell table:style-name="ce30" table:formula="of:=[.G$86]*[.G35]" office:value-type="float" office:value="5.5" calcext:value-type="float">
            <text:p>5.50</text:p>
          </table:table-cell>
          <table:table-cell table:style-name="ce30" table:formula="of:=[.H$86]*[.H35]" office:value-type="float" office:value="8.8" calcext:value-type="float">
            <text:p>8.80</text:p>
          </table:table-cell>
          <table:table-cell table:style-name="ce30" table:formula="of:=[.I$86]*[.I35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PrimaryDamage</text:p>
          </table:table-cell>
          <table:table-cell table:style-name="ce29" table:formula="of:=[.D$86]*[.D36]" office:value-type="float" office:value="12" calcext:value-type="float">
            <text:p>12.00</text:p>
          </table:table-cell>
          <table:table-cell table:style-name="ce29" table:formula="of:=[.E$86]*[.E36]" office:value-type="float" office:value="6" calcext:value-type="float">
            <text:p>6.00</text:p>
          </table:table-cell>
          <table:table-cell table:style-name="ce29" table:formula="of:=[.F$86]*[.F36]" office:value-type="float" office:value="9.6" calcext:value-type="float">
            <text:p>9.60</text:p>
          </table:table-cell>
          <table:table-cell table:style-name="ce29" table:formula="of:=[.G$86]*[.G36]" office:value-type="float" office:value="6" calcext:value-type="float">
            <text:p>6.00</text:p>
          </table:table-cell>
          <table:table-cell table:style-name="ce29" table:formula="of:=[.H$86]*[.H36]" office:value-type="float" office:value="9.6" calcext:value-type="float">
            <text:p>9.60</text:p>
          </table:table-cell>
          <table:table-cell table:style-name="ce30" table:formula="of:=[.I$86]*[.I36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PrimaryDamage</text:p>
          </table:table-cell>
          <table:table-cell table:style-name="ce30" table:formula="of:=[.D$86]*[.D37]" office:value-type="float" office:value="13" calcext:value-type="float">
            <text:p>13.00</text:p>
          </table:table-cell>
          <table:table-cell table:style-name="ce30" table:formula="of:=[.E$86]*[.E37]" office:value-type="float" office:value="6.5" calcext:value-type="float">
            <text:p>6.50</text:p>
          </table:table-cell>
          <table:table-cell table:style-name="ce30" table:formula="of:=[.F$86]*[.F37]" office:value-type="float" office:value="10.4" calcext:value-type="float">
            <text:p>10.40</text:p>
          </table:table-cell>
          <table:table-cell table:style-name="ce30" table:formula="of:=[.G$86]*[.G37]" office:value-type="float" office:value="6.5" calcext:value-type="float">
            <text:p>6.50</text:p>
          </table:table-cell>
          <table:table-cell table:style-name="ce30" table:formula="of:=[.H$86]*[.H37]" office:value-type="float" office:value="10.4" calcext:value-type="float">
            <text:p>10.40</text:p>
          </table:table-cell>
          <table:table-cell table:style-name="ce30" table:formula="of:=[.I$86]*[.I37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38]" office:value-type="float" office:value="12" calcext:value-type="float">
            <text:p>12.00</text:p>
          </table:table-cell>
          <table:table-cell table:style-name="ce29" table:formula="of:=[.E$86]*[.E38]" office:value-type="float" office:value="6" calcext:value-type="float">
            <text:p>6.00</text:p>
          </table:table-cell>
          <table:table-cell table:style-name="ce29" table:formula="of:=[.F$86]*[.F38]" office:value-type="float" office:value="9.6" calcext:value-type="float">
            <text:p>9.60</text:p>
          </table:table-cell>
          <table:table-cell table:style-name="ce29" table:formula="of:=[.G$86]*[.G38]" office:value-type="float" office:value="6" calcext:value-type="float">
            <text:p>6.00</text:p>
          </table:table-cell>
          <table:table-cell table:style-name="ce29" table:formula="of:=[.H$86]*[.H38]" office:value-type="float" office:value="9.6" calcext:value-type="float">
            <text:p>9.60</text:p>
          </table:table-cell>
          <table:table-cell table:style-name="ce29" table:formula="of:=[.I$86]*[.I38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39]" office:value-type="float" office:value="10" calcext:value-type="float">
            <text:p>10.00</text:p>
          </table:table-cell>
          <table:table-cell table:style-name="ce29" table:formula="of:=[.E$86]*[.E39]" office:value-type="float" office:value="5" calcext:value-type="float">
            <text:p>5.00</text:p>
          </table:table-cell>
          <table:table-cell table:style-name="ce29" table:formula="of:=[.F$86]*[.F39]" office:value-type="float" office:value="8" calcext:value-type="float">
            <text:p>8.00</text:p>
          </table:table-cell>
          <table:table-cell table:style-name="ce29" table:formula="of:=[.G$86]*[.G39]" office:value-type="float" office:value="5" calcext:value-type="float">
            <text:p>5.00</text:p>
          </table:table-cell>
          <table:table-cell table:style-name="ce29" table:formula="of:=[.H$86]*[.H39]" office:value-type="float" office:value="8" calcext:value-type="float">
            <text:p>8.00</text:p>
          </table:table-cell>
          <table:table-cell table:style-name="ce29" table:formula="of:=[.I$86]*[.I3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40]" office:value-type="float" office:value="10" calcext:value-type="float">
            <text:p>10.00</text:p>
          </table:table-cell>
          <table:table-cell table:style-name="ce29" table:formula="of:=[.E$86]*[.E40]" office:value-type="float" office:value="5" calcext:value-type="float">
            <text:p>5.00</text:p>
          </table:table-cell>
          <table:table-cell table:style-name="ce29" table:formula="of:=[.F$86]*[.F40]" office:value-type="float" office:value="8" calcext:value-type="float">
            <text:p>8.00</text:p>
          </table:table-cell>
          <table:table-cell table:style-name="ce29" table:formula="of:=[.G$86]*[.G40]" office:value-type="float" office:value="5" calcext:value-type="float">
            <text:p>5.00</text:p>
          </table:table-cell>
          <table:table-cell table:style-name="ce29" table:formula="of:=[.H$86]*[.H40]" office:value-type="float" office:value="8" calcext:value-type="float">
            <text:p>8.00</text:p>
          </table:table-cell>
          <table:table-cell table:style-name="ce29" table:formula="of:=[.I$86]*[.I40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[.D41]" office:value-type="float" office:value="10" calcext:value-type="float">
            <text:p>10.00</text:p>
          </table:table-cell>
          <table:table-cell table:style-name="ce29" table:formula="of:=[.E$86]*[.E41]" office:value-type="float" office:value="5" calcext:value-type="float">
            <text:p>5.00</text:p>
          </table:table-cell>
          <table:table-cell table:style-name="ce29" table:formula="of:=[.F$86]*[.F41]" office:value-type="float" office:value="8" calcext:value-type="float">
            <text:p>8.00</text:p>
          </table:table-cell>
          <table:table-cell table:style-name="ce29" table:formula="of:=[.G$86]*[.G41]" office:value-type="float" office:value="5" calcext:value-type="float">
            <text:p>5.00</text:p>
          </table:table-cell>
          <table:table-cell table:style-name="ce29" table:formula="of:=[.H$86]*[.H41]" office:value-type="float" office:value="8" calcext:value-type="float">
            <text:p>8.00</text:p>
          </table:table-cell>
          <table:table-cell table:style-name="ce29" table:formula="of:=[.I$86]*[.I41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[.D42]" office:value-type="float" office:value="10" calcext:value-type="float">
            <text:p>10.00</text:p>
          </table:table-cell>
          <table:table-cell table:style-name="ce29" table:formula="of:=[.E$86]*[.E42]" office:value-type="float" office:value="5" calcext:value-type="float">
            <text:p>5.00</text:p>
          </table:table-cell>
          <table:table-cell table:style-name="ce29" table:formula="of:=[.F$86]*[.F42]" office:value-type="float" office:value="8" calcext:value-type="float">
            <text:p>8.00</text:p>
          </table:table-cell>
          <table:table-cell table:style-name="ce29" table:formula="of:=[.G$86]*[.G42]" office:value-type="float" office:value="5" calcext:value-type="float">
            <text:p>5.00</text:p>
          </table:table-cell>
          <table:table-cell table:style-name="ce29" table:formula="of:=[.H$86]*[.H42]" office:value-type="float" office:value="8" calcext:value-type="float">
            <text:p>8.00</text:p>
          </table:table-cell>
          <table:table-cell table:style-name="ce29" table:formula="of:=[.I$86]*[.I42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[.D43]" office:value-type="float" office:value="10" calcext:value-type="float">
            <text:p>10.00</text:p>
          </table:table-cell>
          <table:table-cell table:style-name="ce29" table:formula="of:=[.E$86]*[.E43]" office:value-type="float" office:value="5" calcext:value-type="float">
            <text:p>5.00</text:p>
          </table:table-cell>
          <table:table-cell table:style-name="ce29" table:formula="of:=[.F$86]*[.F43]" office:value-type="float" office:value="8" calcext:value-type="float">
            <text:p>8.00</text:p>
          </table:table-cell>
          <table:table-cell table:style-name="ce29" table:formula="of:=[.G$86]*[.G43]" office:value-type="float" office:value="5" calcext:value-type="float">
            <text:p>5.00</text:p>
          </table:table-cell>
          <table:table-cell table:style-name="ce29" table:formula="of:=[.H$86]*[.H43]" office:value-type="float" office:value="8" calcext:value-type="float">
            <text:p>8.00</text:p>
          </table:table-cell>
          <table:table-cell table:style-name="ce29" table:formula="of:=[.I$86]*[.I43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5]+[.D$29])" office:value-type="float" office:value="21" calcext:value-type="float">
            <text:p>21.00</text:p>
          </table:table-cell>
          <table:table-cell table:style-name="ce29" table:formula="of:=[.E$86]*([.E$35]+[.E$29])" office:value-type="float" office:value="10.5" calcext:value-type="float">
            <text:p>10.50</text:p>
          </table:table-cell>
          <table:table-cell table:style-name="ce29" table:formula="of:=[.F$86]*([.F$35]+[.F$29])" office:value-type="float" office:value="16.8" calcext:value-type="float">
            <text:p>16.80</text:p>
          </table:table-cell>
          <table:table-cell table:style-name="ce29" table:formula="of:=[.G$86]*([.G$35]+[.G$29])" office:value-type="float" office:value="10.5" calcext:value-type="float">
            <text:p>10.50</text:p>
          </table:table-cell>
          <table:table-cell table:style-name="ce29" table:formula="of:=[.H$86]*([.H$35]+[.H$29])" office:value-type="float" office:value="16.8" calcext:value-type="float">
            <text:p>16.80</text:p>
          </table:table-cell>
          <table:table-cell table:style-name="ce29" table:formula="of:=[.I$86]*([.I$35]+[.I$29])" office:value-type="float" office:value="10.5" calcext:value-type="float">
            <text:p>10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6]+[.D$29])" office:value-type="float" office:value="22" calcext:value-type="float">
            <text:p>22.00</text:p>
          </table:table-cell>
          <table:table-cell table:style-name="ce29" table:formula="of:=[.E$86]*([.E$36]+[.E$29])" office:value-type="float" office:value="11" calcext:value-type="float">
            <text:p>11.00</text:p>
          </table:table-cell>
          <table:table-cell table:style-name="ce29" table:formula="of:=[.F$86]*([.F$36]+[.F$29])" office:value-type="float" office:value="17.6" calcext:value-type="float">
            <text:p>17.60</text:p>
          </table:table-cell>
          <table:table-cell table:style-name="ce29" table:formula="of:=[.G$86]*([.G$36]+[.G$29])" office:value-type="float" office:value="11" calcext:value-type="float">
            <text:p>11.00</text:p>
          </table:table-cell>
          <table:table-cell table:style-name="ce29" table:formula="of:=[.H$86]*([.H$36]+[.H$29])" office:value-type="float" office:value="17.6" calcext:value-type="float">
            <text:p>17.60</text:p>
          </table:table-cell>
          <table:table-cell table:style-name="ce29" table:formula="of:=[.I$86]*([.I$36]+[.I$29])" office:value-type="float" office:value="11" calcext:value-type="float">
            <text:p>11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7]+[.D$29])" office:value-type="float" office:value="23" calcext:value-type="float">
            <text:p>23.00</text:p>
          </table:table-cell>
          <table:table-cell table:style-name="ce29" table:formula="of:=[.E$86]*([.E$37]+[.E$29])" office:value-type="float" office:value="11.5" calcext:value-type="float">
            <text:p>11.50</text:p>
          </table:table-cell>
          <table:table-cell table:style-name="ce29" table:formula="of:=[.F$86]*([.F$37]+[.F$29])" office:value-type="float" office:value="18.4" calcext:value-type="float">
            <text:p>18.40</text:p>
          </table:table-cell>
          <table:table-cell table:style-name="ce29" table:formula="of:=[.G$86]*([.G$37]+[.G$29])" office:value-type="float" office:value="11.5" calcext:value-type="float">
            <text:p>11.50</text:p>
          </table:table-cell>
          <table:table-cell table:style-name="ce29" table:formula="of:=[.H$86]*([.H$37]+[.H$29])" office:value-type="float" office:value="18.4" calcext:value-type="float">
            <text:p>18.40</text:p>
          </table:table-cell>
          <table:table-cell table:style-name="ce29" table:formula="of:=[.I$86]*([.I$37]+[.I$29])" office:value-type="float" office:value="11.5" calcext:value-type="float">
            <text:p>11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5]+[.D$38])" office:value-type="float" office:value="23" calcext:value-type="float">
            <text:p>23.00</text:p>
          </table:table-cell>
          <table:table-cell table:style-name="ce29" table:formula="of:=[.E$86]*([.E$35]+[.E$38])" office:value-type="float" office:value="11.5" calcext:value-type="float">
            <text:p>11.50</text:p>
          </table:table-cell>
          <table:table-cell table:style-name="ce29" table:formula="of:=[.F$86]*([.F$35]+[.F$38])" office:value-type="float" office:value="18.4" calcext:value-type="float">
            <text:p>18.40</text:p>
          </table:table-cell>
          <table:table-cell table:style-name="ce29" table:formula="of:=[.G$86]*([.G$35]+[.G$38])" office:value-type="float" office:value="11.5" calcext:value-type="float">
            <text:p>11.50</text:p>
          </table:table-cell>
          <table:table-cell table:style-name="ce29" table:formula="of:=[.H$86]*([.H$35]+[.H$38])" office:value-type="float" office:value="18.4" calcext:value-type="float">
            <text:p>18.40</text:p>
          </table:table-cell>
          <table:table-cell table:style-name="ce29" table:formula="of:=[.I$86]*([.I$35]+[.I$38])" office:value-type="float" office:value="11.5" calcext:value-type="float">
            <text:p>11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6]+[.D$38])" office:value-type="float" office:value="24" calcext:value-type="float">
            <text:p>24.00</text:p>
          </table:table-cell>
          <table:table-cell table:style-name="ce29" table:formula="of:=[.E$86]*([.E$36]+[.E$38])" office:value-type="float" office:value="12" calcext:value-type="float">
            <text:p>12.00</text:p>
          </table:table-cell>
          <table:table-cell table:style-name="ce29" table:formula="of:=[.F$86]*([.F$36]+[.F$38])" office:value-type="float" office:value="19.2" calcext:value-type="float">
            <text:p>19.20</text:p>
          </table:table-cell>
          <table:table-cell table:style-name="ce29" table:formula="of:=[.G$86]*([.G$36]+[.G$38])" office:value-type="float" office:value="12" calcext:value-type="float">
            <text:p>12.00</text:p>
          </table:table-cell>
          <table:table-cell table:style-name="ce29" table:formula="of:=[.H$86]*([.H$36]+[.H$38])" office:value-type="float" office:value="19.2" calcext:value-type="float">
            <text:p>19.20</text:p>
          </table:table-cell>
          <table:table-cell table:style-name="ce29" table:formula="of:=[.I$86]*([.I$36]+[.I$38])" office:value-type="float" office:value="12" calcext:value-type="float">
            <text:p>12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7]+[.D$38])" office:value-type="float" office:value="25" calcext:value-type="float">
            <text:p>25.00</text:p>
          </table:table-cell>
          <table:table-cell table:style-name="ce29" table:formula="of:=[.E$86]*([.E$37]+[.E$38])" office:value-type="float" office:value="12.5" calcext:value-type="float">
            <text:p>12.50</text:p>
          </table:table-cell>
          <table:table-cell table:style-name="ce29" table:formula="of:=[.F$86]*([.F$37]+[.F$38])" office:value-type="float" office:value="20" calcext:value-type="float">
            <text:p>20.00</text:p>
          </table:table-cell>
          <table:table-cell table:style-name="ce29" table:formula="of:=[.G$86]*([.G$37]+[.G$38])" office:value-type="float" office:value="12.5" calcext:value-type="float">
            <text:p>12.50</text:p>
          </table:table-cell>
          <table:table-cell table:style-name="ce29" table:formula="of:=[.H$86]*([.H$37]+[.H$38])" office:value-type="float" office:value="20" calcext:value-type="float">
            <text:p>20.00</text:p>
          </table:table-cell>
          <table:table-cell table:style-name="ce29" table:formula="of:=[.I$86]*([.I$37]+[.I$38])" office:value-type="float" office:value="12.5" calcext:value-type="float">
            <text:p>12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5]+[.D$31])" office:value-type="float" office:value="21" calcext:value-type="float">
            <text:p>21.00</text:p>
          </table:table-cell>
          <table:table-cell table:style-name="ce29" table:formula="of:=[.E$86]*([.E$35]+[.E$31])" office:value-type="float" office:value="10.5" calcext:value-type="float">
            <text:p>10.50</text:p>
          </table:table-cell>
          <table:table-cell table:style-name="ce29" table:formula="of:=[.F$86]*([.F$35]+[.F$31])" office:value-type="float" office:value="16.8" calcext:value-type="float">
            <text:p>16.80</text:p>
          </table:table-cell>
          <table:table-cell table:style-name="ce29" table:formula="of:=[.G$86]*([.G$35]+[.G$31])" office:value-type="float" office:value="10.5" calcext:value-type="float">
            <text:p>10.50</text:p>
          </table:table-cell>
          <table:table-cell table:style-name="ce29" table:formula="of:=[.H$86]*([.H$35]+[.H$31])" office:value-type="float" office:value="16.8" calcext:value-type="float">
            <text:p>16.80</text:p>
          </table:table-cell>
          <table:table-cell table:style-name="ce29" table:formula="of:=[.I$86]*([.I$35]+[.I$31])" office:value-type="float" office:value="10.5" calcext:value-type="float">
            <text:p>10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6]+[.D$31])" office:value-type="float" office:value="22" calcext:value-type="float">
            <text:p>22.00</text:p>
          </table:table-cell>
          <table:table-cell table:style-name="ce29" table:formula="of:=[.E$86]*([.E$36]+[.E$31])" office:value-type="float" office:value="11" calcext:value-type="float">
            <text:p>11.00</text:p>
          </table:table-cell>
          <table:table-cell table:style-name="ce29" table:formula="of:=[.F$86]*([.F$36]+[.F$31])" office:value-type="float" office:value="17.6" calcext:value-type="float">
            <text:p>17.60</text:p>
          </table:table-cell>
          <table:table-cell table:style-name="ce29" table:formula="of:=[.G$86]*([.G$36]+[.G$31])" office:value-type="float" office:value="11" calcext:value-type="float">
            <text:p>11.00</text:p>
          </table:table-cell>
          <table:table-cell table:style-name="ce29" table:formula="of:=[.H$86]*([.H$36]+[.H$31])" office:value-type="float" office:value="17.6" calcext:value-type="float">
            <text:p>17.60</text:p>
          </table:table-cell>
          <table:table-cell table:style-name="ce29" table:formula="of:=[.I$86]*([.I$36]+[.I$31])" office:value-type="float" office:value="11" calcext:value-type="float">
            <text:p>11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7]+[.D$31])" office:value-type="float" office:value="23" calcext:value-type="float">
            <text:p>23.00</text:p>
          </table:table-cell>
          <table:table-cell table:style-name="ce29" table:formula="of:=[.E$86]*([.E$37]+[.E$31])" office:value-type="float" office:value="11.5" calcext:value-type="float">
            <text:p>11.50</text:p>
          </table:table-cell>
          <table:table-cell table:style-name="ce29" table:formula="of:=[.F$86]*([.F$37]+[.F$31])" office:value-type="float" office:value="18.4" calcext:value-type="float">
            <text:p>18.40</text:p>
          </table:table-cell>
          <table:table-cell table:style-name="ce29" table:formula="of:=[.G$86]*([.G$37]+[.G$31])" office:value-type="float" office:value="11.5" calcext:value-type="float">
            <text:p>11.50</text:p>
          </table:table-cell>
          <table:table-cell table:style-name="ce29" table:formula="of:=[.H$86]*([.H$37]+[.H$31])" office:value-type="float" office:value="18.4" calcext:value-type="float">
            <text:p>18.40</text:p>
          </table:table-cell>
          <table:table-cell table:style-name="ce29" table:formula="of:=[.I$86]*([.I$37]+[.I$31])" office:value-type="float" office:value="11.5" calcext:value-type="float">
            <text:p>11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5]+[.D$30])" office:value-type="float" office:value="23.5" calcext:value-type="float">
            <text:p>23.50</text:p>
          </table:table-cell>
          <table:table-cell table:style-name="ce29" table:formula="of:=[.E$86]*([.E$35]+[.E$30])" office:value-type="float" office:value="11.75" calcext:value-type="float">
            <text:p>11.75</text:p>
          </table:table-cell>
          <table:table-cell table:style-name="ce29" table:formula="of:=[.F$86]*([.F$35]+[.F$30])" office:value-type="float" office:value="18.8" calcext:value-type="float">
            <text:p>18.80</text:p>
          </table:table-cell>
          <table:table-cell table:style-name="ce29" table:formula="of:=[.G$86]*([.G$35]+[.G$30])" office:value-type="float" office:value="11.75" calcext:value-type="float">
            <text:p>11.75</text:p>
          </table:table-cell>
          <table:table-cell table:style-name="ce29" table:formula="of:=[.H$86]*([.H$35]+[.H$30])" office:value-type="float" office:value="18.8" calcext:value-type="float">
            <text:p>18.80</text:p>
          </table:table-cell>
          <table:table-cell table:style-name="ce29" table:formula="of:=[.I$86]*([.I$35]+[.I$30])" office:value-type="float" office:value="11.75" calcext:value-type="float">
            <text:p>11.7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6]+[.D$30])" office:value-type="float" office:value="24.5" calcext:value-type="float">
            <text:p>24.50</text:p>
          </table:table-cell>
          <table:table-cell table:style-name="ce29" table:formula="of:=[.E$86]*([.E$36]+[.E$30])" office:value-type="float" office:value="12.25" calcext:value-type="float">
            <text:p>12.25</text:p>
          </table:table-cell>
          <table:table-cell table:style-name="ce29" table:formula="of:=[.F$86]*([.F$36]+[.F$30])" office:value-type="float" office:value="19.6" calcext:value-type="float">
            <text:p>19.60</text:p>
          </table:table-cell>
          <table:table-cell table:style-name="ce29" table:formula="of:=[.G$86]*([.G$36]+[.G$30])" office:value-type="float" office:value="12.25" calcext:value-type="float">
            <text:p>12.25</text:p>
          </table:table-cell>
          <table:table-cell table:style-name="ce29" table:formula="of:=[.H$86]*([.H$36]+[.H$30])" office:value-type="float" office:value="19.6" calcext:value-type="float">
            <text:p>19.60</text:p>
          </table:table-cell>
          <table:table-cell table:style-name="ce29" table:formula="of:=[.I$86]*([.I$36]+[.I$30])" office:value-type="float" office:value="12.25" calcext:value-type="float">
            <text:p>12.2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7]+[.D$30])" office:value-type="float" office:value="25.5" calcext:value-type="float">
            <text:p>25.50</text:p>
          </table:table-cell>
          <table:table-cell table:style-name="ce29" table:formula="of:=[.E$86]*([.E$37]+[.E$30])" office:value-type="float" office:value="12.75" calcext:value-type="float">
            <text:p>12.75</text:p>
          </table:table-cell>
          <table:table-cell table:style-name="ce29" table:formula="of:=[.F$86]*([.F$37]+[.F$30])" office:value-type="float" office:value="20.4" calcext:value-type="float">
            <text:p>20.40</text:p>
          </table:table-cell>
          <table:table-cell table:style-name="ce29" table:formula="of:=[.G$86]*([.G$37]+[.G$30])" office:value-type="float" office:value="12.75" calcext:value-type="float">
            <text:p>12.75</text:p>
          </table:table-cell>
          <table:table-cell table:style-name="ce29" table:formula="of:=[.H$86]*([.H$37]+[.H$30])" office:value-type="float" office:value="20.4" calcext:value-type="float">
            <text:p>20.40</text:p>
          </table:table-cell>
          <table:table-cell table:style-name="ce29" table:formula="of:=[.I$86]*([.I$37]+[.I$30])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5]+[.D$34])" office:value-type="float" office:value="24" calcext:value-type="float">
            <text:p>24.00</text:p>
          </table:table-cell>
          <table:table-cell table:style-name="ce29" table:formula="of:=[.E$86]*([.E$35]+[.E$34])" office:value-type="float" office:value="12" calcext:value-type="float">
            <text:p>12.00</text:p>
          </table:table-cell>
          <table:table-cell table:style-name="ce29" table:formula="of:=[.F$86]*([.F$35]+[.F$34])" office:value-type="float" office:value="19.2" calcext:value-type="float">
            <text:p>19.20</text:p>
          </table:table-cell>
          <table:table-cell table:style-name="ce29" table:formula="of:=[.G$86]*([.G$35]+[.G$34])" office:value-type="float" office:value="12" calcext:value-type="float">
            <text:p>12.00</text:p>
          </table:table-cell>
          <table:table-cell table:style-name="ce29" table:formula="of:=[.H$86]*([.H$35]+[.H$34])" office:value-type="float" office:value="19.2" calcext:value-type="float">
            <text:p>19.20</text:p>
          </table:table-cell>
          <table:table-cell table:style-name="ce29" table:formula="of:=[.I$86]*([.I$35]+[.I$34])" office:value-type="float" office:value="12" calcext:value-type="float">
            <text:p>12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6]+[.D$34])" office:value-type="float" office:value="25" calcext:value-type="float">
            <text:p>25.00</text:p>
          </table:table-cell>
          <table:table-cell table:style-name="ce29" table:formula="of:=[.E$86]*([.E$36]+[.E$34])" office:value-type="float" office:value="12.5" calcext:value-type="float">
            <text:p>12.50</text:p>
          </table:table-cell>
          <table:table-cell table:style-name="ce29" table:formula="of:=[.F$86]*([.F$36]+[.F$34])" office:value-type="float" office:value="20" calcext:value-type="float">
            <text:p>20.00</text:p>
          </table:table-cell>
          <table:table-cell table:style-name="ce29" table:formula="of:=[.G$86]*([.G$36]+[.G$34])" office:value-type="float" office:value="12.5" calcext:value-type="float">
            <text:p>12.50</text:p>
          </table:table-cell>
          <table:table-cell table:style-name="ce29" table:formula="of:=[.H$86]*([.H$36]+[.H$34])" office:value-type="float" office:value="20" calcext:value-type="float">
            <text:p>20.00</text:p>
          </table:table-cell>
          <table:table-cell table:style-name="ce29" table:formula="of:=[.I$86]*([.I$36]+[.I$34])" office:value-type="float" office:value="12.5" calcext:value-type="float">
            <text:p>12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7]+[.D$34])" office:value-type="float" office:value="26" calcext:value-type="float">
            <text:p>26.00</text:p>
          </table:table-cell>
          <table:table-cell table:style-name="ce29" table:formula="of:=[.E$86]*([.E$37]+[.E$34])" office:value-type="float" office:value="13" calcext:value-type="float">
            <text:p>13.00</text:p>
          </table:table-cell>
          <table:table-cell table:style-name="ce29" table:formula="of:=[.F$86]*([.F$37]+[.F$34])" office:value-type="float" office:value="20.8" calcext:value-type="float">
            <text:p>20.80</text:p>
          </table:table-cell>
          <table:table-cell table:style-name="ce29" table:formula="of:=[.G$86]*([.G$37]+[.G$34])" office:value-type="float" office:value="13" calcext:value-type="float">
            <text:p>13.00</text:p>
          </table:table-cell>
          <table:table-cell table:style-name="ce29" table:formula="of:=[.H$86]*([.H$37]+[.H$34])" office:value-type="float" office:value="20.8" calcext:value-type="float">
            <text:p>20.80</text:p>
          </table:table-cell>
          <table:table-cell table:style-name="ce29" table:formula="of:=[.I$86]*([.I$37]+[.I$34])" office:value-type="float" office:value="13" calcext:value-type="float">
            <text:p>13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5]+[.D$25]+[.D$26]+[.D$27])" office:value-type="float" office:value="41" calcext:value-type="float">
            <text:p>41.00</text:p>
          </table:table-cell>
          <table:table-cell table:style-name="ce29" table:formula="of:=[.E$86]*([.E$35]+[.E$25]+[.E$26]+[.E$27])" office:value-type="float" office:value="20.5" calcext:value-type="float">
            <text:p>20.50</text:p>
          </table:table-cell>
          <table:table-cell table:style-name="ce29" table:formula="of:=[.F$86]*([.F$35]+[.F$25]+[.F$26]+[.F$27])" office:value-type="float" office:value="32.8" calcext:value-type="float">
            <text:p>32.80</text:p>
          </table:table-cell>
          <table:table-cell table:style-name="ce29" table:formula="of:=[.G$86]*([.G$35]+[.G$25]+[.G$26]+[.G$27])" office:value-type="float" office:value="20.5" calcext:value-type="float">
            <text:p>20.50</text:p>
          </table:table-cell>
          <table:table-cell table:style-name="ce29" table:formula="of:=[.H$86]*([.H$35]+[.H$25]+[.H$26]+[.H$27])" office:value-type="float" office:value="32.8" calcext:value-type="float">
            <text:p>32.80</text:p>
          </table:table-cell>
          <table:table-cell table:style-name="ce29" table:formula="of:=[.I$86]*([.I$35]+[.I$25]+[.I$26]+[.I$27])" office:value-type="float" office:value="20.5" calcext:value-type="float">
            <text:p>20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6]+[.D$25]+[.D$26]+[.D$27])" office:value-type="float" office:value="42" calcext:value-type="float">
            <text:p>42.00</text:p>
          </table:table-cell>
          <table:table-cell table:style-name="ce29" table:formula="of:=[.E$86]*([.E$36]+[.E$25]+[.E$26]+[.E$27])" office:value-type="float" office:value="21" calcext:value-type="float">
            <text:p>21.00</text:p>
          </table:table-cell>
          <table:table-cell table:style-name="ce29" table:formula="of:=[.F$86]*([.F$36]+[.F$25]+[.F$26]+[.F$27])" office:value-type="float" office:value="33.6" calcext:value-type="float">
            <text:p>33.60</text:p>
          </table:table-cell>
          <table:table-cell table:style-name="ce29" table:formula="of:=[.G$86]*([.G$36]+[.G$25]+[.G$26]+[.G$27])" office:value-type="float" office:value="21" calcext:value-type="float">
            <text:p>21.00</text:p>
          </table:table-cell>
          <table:table-cell table:style-name="ce29" table:formula="of:=[.H$86]*([.H$36]+[.H$25]+[.H$26]+[.H$27])" office:value-type="float" office:value="33.6" calcext:value-type="float">
            <text:p>33.60</text:p>
          </table:table-cell>
          <table:table-cell table:style-name="ce29" table:formula="of:=[.I$86]*([.I$36]+[.I$25]+[.I$26]+[.I$27])" office:value-type="float" office:value="21" calcext:value-type="float">
            <text:p>21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7]+[.D$25]+[.D$26]+[.D$27])" office:value-type="float" office:value="43" calcext:value-type="float">
            <text:p>43.00</text:p>
          </table:table-cell>
          <table:table-cell table:style-name="ce29" table:formula="of:=[.E$86]*([.E$37]+[.E$25]+[.E$26]+[.E$27])" office:value-type="float" office:value="21.5" calcext:value-type="float">
            <text:p>21.50</text:p>
          </table:table-cell>
          <table:table-cell table:style-name="ce29" table:formula="of:=[.F$86]*([.F$37]+[.F$25]+[.F$26]+[.F$27])" office:value-type="float" office:value="34.4" calcext:value-type="float">
            <text:p>34.40</text:p>
          </table:table-cell>
          <table:table-cell table:style-name="ce29" table:formula="of:=[.G$86]*([.G$37]+[.G$25]+[.G$26]+[.G$27])" office:value-type="float" office:value="21.5" calcext:value-type="float">
            <text:p>21.50</text:p>
          </table:table-cell>
          <table:table-cell table:style-name="ce29" table:formula="of:=[.H$86]*([.H$37]+[.H$25]+[.H$26]+[.H$27])" office:value-type="float" office:value="34.4" calcext:value-type="float">
            <text:p>34.40</text:p>
          </table:table-cell>
          <table:table-cell table:style-name="ce29" table:formula="of:=[.I$86]*([.I$37]+[.I$25]+[.I$26]+[.I$27])" office:value-type="float" office:value="21.5" calcext:value-type="float">
            <text:p>21.50</text:p>
          </table:table-cell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DelayBetweenShots</text:p>
          </table:table-cell>
          <table:table-cell table:style-name="ce31" table:formula="of:=MAX(IF([.D65] = 1; CEILING([.D$87]/[.D65]; [$Globals.$D$2]*1000); MROUND([.D$87]/[.D65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65] = 1; CEILING([.E$87]/[.E65]; [$Globals.$D$2]*1000); MROUND([.E$87]/[.E65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65] = 1; CEILING([.F$87]/[.F65]; [$Globals.$D$2]*1000); MROUND([.F$87]/[.F65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65] = 1; CEILING([.G$87]/[.G65]; [$Globals.$D$2]*1000); MROUND([.G$87]/[.G65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65] = 1; CEILING([.H$87]/[.H65]; [$Globals.$D$2]*1000); MROUND([.H$87]/[.H65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65] = 1; CEILING([.I$87]/[.I65]; [$Globals.$D$2]*1000); MROUND([.I$87]/[.I6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66] = 1; CEILING([.D$87]/[.D66]; [$Globals.$D$2]*1000); MROUND([.D$87]/[.D6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66] = 1; CEILING([.E$87]/[.E66]; [$Globals.$D$2]*1000); MROUND([.E$87]/[.E6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66] = 1; CEILING([.F$87]/[.F66]; [$Globals.$D$2]*1000); MROUND([.F$87]/[.F6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66] = 1; CEILING([.G$87]/[.G66]; [$Globals.$D$2]*1000); MROUND([.G$87]/[.G6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66] = 1; CEILING([.H$87]/[.H66]; [$Globals.$D$2]*1000); MROUND([.H$87]/[.H6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66] = 1; CEILING([.I$87]/[.I66]; [$Globals.$D$2]*1000); MROUND([.I$87]/[.I6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67] = 1; CEILING([.D$87]/[.D67]; [$Globals.$D$2]*1000); MROUND([.D$87]/[.D6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67] = 1; CEILING([.E$87]/[.E67]; [$Globals.$D$2]*1000); MROUND([.E$87]/[.E6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67] = 1; CEILING([.F$87]/[.F67]; [$Globals.$D$2]*1000); MROUND([.F$87]/[.F6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67] = 1; CEILING([.G$87]/[.G67]; [$Globals.$D$2]*1000); MROUND([.G$87]/[.G6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67] = 1; CEILING([.H$87]/[.H67]; [$Globals.$D$2]*1000); MROUND([.H$87]/[.H6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67] = 1; CEILING([.I$87]/[.I67]; [$Globals.$D$2]*1000); MROUND([.I$87]/[.I6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68] = 1; CEILING([.D$87]/[.D68]; [$Globals.$D$2]*1000); MROUND([.D$87]/[.D6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68] = 1; CEILING([.E$87]/[.E68]; [$Globals.$D$2]*1000); MROUND([.E$87]/[.E6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68] = 1; CEILING([.F$87]/[.F68]; [$Globals.$D$2]*1000); MROUND([.F$87]/[.F6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68] = 1; CEILING([.G$87]/[.G68]; [$Globals.$D$2]*1000); MROUND([.G$87]/[.G6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68] = 1; CEILING([.H$87]/[.H68]; [$Globals.$D$2]*1000); MROUND([.H$87]/[.H6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68] = 1; CEILING([.I$87]/[.I68]; [$Globals.$D$2]*1000); MROUND([.I$87]/[.I6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69] = 1; CEILING([.D$87]/[.D69]; [$Globals.$D$2]*1000); MROUND([.D$87]/[.D6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69] = 1; CEILING([.E$87]/[.E69]; [$Globals.$D$2]*1000); MROUND([.E$87]/[.E6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69] = 1; CEILING([.F$87]/[.F69]; [$Globals.$D$2]*1000); MROUND([.F$87]/[.F6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69] = 1; CEILING([.G$87]/[.G69]; [$Globals.$D$2]*1000); MROUND([.G$87]/[.G6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69] = 1; CEILING([.H$87]/[.H69]; [$Globals.$D$2]*1000); MROUND([.H$87]/[.H6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69] = 1; CEILING([.I$87]/[.I69]; [$Globals.$D$2]*1000); MROUND([.I$87]/[.I6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70] = 1; CEILING([.D$87]/[.D70]; [$Globals.$D$2]*1000); MROUND([.D$87]/[.D7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70] = 1; CEILING([.E$87]/[.E70]; [$Globals.$D$2]*1000); MROUND([.E$87]/[.E7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70] = 1; CEILING([.F$87]/[.F70]; [$Globals.$D$2]*1000); MROUND([.F$87]/[.F7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0] = 1; CEILING([.G$87]/[.G70]; [$Globals.$D$2]*1000); MROUND([.G$87]/[.G7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0] = 1; CEILING([.H$87]/[.H70]; [$Globals.$D$2]*1000); MROUND([.H$87]/[.H7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0] = 1; CEILING([.I$87]/[.I70]; [$Globals.$D$2]*1000); MROUND([.I$87]/[.I7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71] = 1; CEILING([.D$87]/[.D71]; [$Globals.$D$2]*1000); MROUND([.D$87]/[.D71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71] = 1; CEILING([.E$87]/[.E71]; [$Globals.$D$2]*1000); MROUND([.E$87]/[.E71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71] = 1; CEILING([.F$87]/[.F71]; [$Globals.$D$2]*1000); MROUND([.F$87]/[.F71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1] = 1; CEILING([.G$87]/[.G71]; [$Globals.$D$2]*1000); MROUND([.G$87]/[.G71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1] = 1; CEILING([.H$87]/[.H71]; [$Globals.$D$2]*1000); MROUND([.H$87]/[.H71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1] = 1; CEILING([.I$87]/[.I71]; [$Globals.$D$2]*1000); MROUND([.I$87]/[.I7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72] = 1; CEILING([.D$87]/[.D72]; [$Globals.$D$2]*1000); MROUND([.D$87]/[.D7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72] = 1; CEILING([.E$87]/[.E72]; [$Globals.$D$2]*1000); MROUND([.E$87]/[.E7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72] = 1; CEILING([.F$87]/[.F72]; [$Globals.$D$2]*1000); MROUND([.F$87]/[.F7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2] = 1; CEILING([.G$87]/[.G72]; [$Globals.$D$2]*1000); MROUND([.G$87]/[.G7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2] = 1; CEILING([.H$87]/[.H72]; [$Globals.$D$2]*1000); MROUND([.H$87]/[.H7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2] = 1; CEILING([.I$87]/[.I72]; [$Globals.$D$2]*1000); MROUND([.I$87]/[.I7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73] = 1; CEILING([.D$87]/[.D73]; [$Globals.$D$2]*1000); MROUND([.D$87]/[.D73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73] = 1; CEILING([.E$87]/[.E73]; [$Globals.$D$2]*1000); MROUND([.E$87]/[.E73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73] = 1; CEILING([.F$87]/[.F73]; [$Globals.$D$2]*1000); MROUND([.F$87]/[.F73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3] = 1; CEILING([.G$87]/[.G73]; [$Globals.$D$2]*1000); MROUND([.G$87]/[.G73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3] = 1; CEILING([.H$87]/[.H73]; [$Globals.$D$2]*1000); MROUND([.H$87]/[.H73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3] = 1; CEILING([.I$87]/[.I73]; [$Globals.$D$2]*1000); MROUND([.I$87]/[.I7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74] = 1; CEILING([.D$87]/[.D74]; [$Globals.$D$2]*1000); MROUND([.D$87]/[.D74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74] = 1; CEILING([.E$87]/[.E74]; [$Globals.$D$2]*1000); MROUND([.E$87]/[.E74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74] = 1; CEILING([.F$87]/[.F74]; [$Globals.$D$2]*1000); MROUND([.F$87]/[.F7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4] = 1; CEILING([.G$87]/[.G74]; [$Globals.$D$2]*1000); MROUND([.G$87]/[.G7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4] = 1; CEILING([.H$87]/[.H74]; [$Globals.$D$2]*1000); MROUND([.H$87]/[.H7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4] = 1; CEILING([.I$87]/[.I74]; [$Globals.$D$2]*1000); MROUND([.I$87]/[.I7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75] = 1; CEILING([.D$87]/[.D75]; [$Globals.$D$2]*1000); MROUND([.D$87]/[.D75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75] = 1; CEILING([.E$87]/[.E75]; [$Globals.$D$2]*1000); MROUND([.E$87]/[.E75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75] = 1; CEILING([.F$87]/[.F75]; [$Globals.$D$2]*1000); MROUND([.F$87]/[.F75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5] = 1; CEILING([.G$87]/[.G75]; [$Globals.$D$2]*1000); MROUND([.G$87]/[.G75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5] = 1; CEILING([.H$87]/[.H75]; [$Globals.$D$2]*1000); MROUND([.H$87]/[.H75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5] = 1; CEILING([.I$87]/[.I75]; [$Globals.$D$2]*1000); MROUND([.I$87]/[.I7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DelayBetweenShots</text:p>
          </table:table-cell>
          <table:table-cell table:style-name="ce31" table:formula="of:=MAX(IF([.D76] = 1; CEILING([.D$87]/[.D76]; [$Globals.$D$2]*1000); MROUND([.D$87]/[.D7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76] = 1; CEILING([.E$87]/[.E76]; [$Globals.$D$2]*1000); MROUND([.E$87]/[.E7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76] = 1; CEILING([.F$87]/[.F76]; [$Globals.$D$2]*1000); MROUND([.F$87]/[.F7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6] = 1; CEILING([.G$87]/[.G76]; [$Globals.$D$2]*1000); MROUND([.G$87]/[.G7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6] = 1; CEILING([.H$87]/[.H76]; [$Globals.$D$2]*1000); MROUND([.H$87]/[.H7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6] = 1; CEILING([.I$87]/[.I76]; [$Globals.$D$2]*1000); MROUND([.I$87]/[.I7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DelayBetweenShots</text:p>
          </table:table-cell>
          <table:table-cell table:style-name="ce31" table:formula="of:=MAX(IF([.D77] = 1; CEILING([.D$87]/[.D77]; [$Globals.$D$2]*1000); MROUND([.D$87]/[.D7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77] = 1; CEILING([.E$87]/[.E77]; [$Globals.$D$2]*1000); MROUND([.E$87]/[.E7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77] = 1; CEILING([.F$87]/[.F77]; [$Globals.$D$2]*1000); MROUND([.F$87]/[.F7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7] = 1; CEILING([.G$87]/[.G77]; [$Globals.$D$2]*1000); MROUND([.G$87]/[.G7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7] = 1; CEILING([.H$87]/[.H77]; [$Globals.$D$2]*1000); MROUND([.H$87]/[.H7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7] = 1; CEILING([.I$87]/[.I77]; [$Globals.$D$2]*1000); MROUND([.I$87]/[.I7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DelayBetweenShots</text:p>
          </table:table-cell>
          <table:table-cell table:style-name="ce31" table:formula="of:=MAX(IF([.D78] = 1; CEILING([.D$87]/[.D78]; [$Globals.$D$2]*1000); MROUND([.D$87]/[.D7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78] = 1; CEILING([.E$87]/[.E78]; [$Globals.$D$2]*1000); MROUND([.E$87]/[.E7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78] = 1; CEILING([.F$87]/[.F78]; [$Globals.$D$2]*1000); MROUND([.F$87]/[.F7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8] = 1; CEILING([.G$87]/[.G78]; [$Globals.$D$2]*1000); MROUND([.G$87]/[.G7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8] = 1; CEILING([.H$87]/[.H78]; [$Globals.$D$2]*1000); MROUND([.H$87]/[.H7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8] = 1; CEILING([.I$87]/[.I78]; [$Globals.$D$2]*1000); MROUND([.I$87]/[.I7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79] = 1; CEILING([.D$87]/[.D79]; [$Globals.$D$2]*1000); MROUND([.D$87]/[.D79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79] = 1; CEILING([.E$87]/[.E79]; [$Globals.$D$2]*1000); MROUND([.E$87]/[.E79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79] = 1; CEILING([.F$87]/[.F79]; [$Globals.$D$2]*1000); MROUND([.F$87]/[.F7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9] = 1; CEILING([.G$87]/[.G79]; [$Globals.$D$2]*1000); MROUND([.G$87]/[.G7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9] = 1; CEILING([.H$87]/[.H79]; [$Globals.$D$2]*1000); MROUND([.H$87]/[.H7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9] = 1; CEILING([.I$87]/[.I79]; [$Globals.$D$2]*1000); MROUND([.I$87]/[.I7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80] = 1; CEILING([.D$87]/[.D80]; [$Globals.$D$2]*1000); MROUND([.D$87]/[.D80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80] = 1; CEILING([.E$87]/[.E80]; [$Globals.$D$2]*1000); MROUND([.E$87]/[.E80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80] = 1; CEILING([.F$87]/[.F80]; [$Globals.$D$2]*1000); MROUND([.F$87]/[.F8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0] = 1; CEILING([.G$87]/[.G80]; [$Globals.$D$2]*1000); MROUND([.G$87]/[.G8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0] = 1; CEILING([.H$87]/[.H80]; [$Globals.$D$2]*1000); MROUND([.H$87]/[.H8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0] = 1; CEILING([.I$87]/[.I80]; [$Globals.$D$2]*1000); MROUND([.I$87]/[.I8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81] = 1; CEILING([.D$87]/[.D81]; [$Globals.$D$2]*1000); MROUND([.D$87]/[.D81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81] = 1; CEILING([.E$87]/[.E81]; [$Globals.$D$2]*1000); MROUND([.E$87]/[.E81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81] = 1; CEILING([.F$87]/[.F81]; [$Globals.$D$2]*1000); MROUND([.F$87]/[.F81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1] = 1; CEILING([.G$87]/[.G81]; [$Globals.$D$2]*1000); MROUND([.G$87]/[.G81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1] = 1; CEILING([.H$87]/[.H81]; [$Globals.$D$2]*1000); MROUND([.H$87]/[.H81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1] = 1; CEILING([.I$87]/[.I81]; [$Globals.$D$2]*1000); MROUND([.I$87]/[.I8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82] = 1; CEILING([.D$87]/[.D82]; [$Globals.$D$2]*1000); MROUND([.D$87]/[.D82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82] = 1; CEILING([.E$87]/[.E82]; [$Globals.$D$2]*1000); MROUND([.E$87]/[.E82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82] = 1; CEILING([.F$87]/[.F82]; [$Globals.$D$2]*1000); MROUND([.F$87]/[.F8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2] = 1; CEILING([.G$87]/[.G82]; [$Globals.$D$2]*1000); MROUND([.G$87]/[.G8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2] = 1; CEILING([.H$87]/[.H82]; [$Globals.$D$2]*1000); MROUND([.H$87]/[.H8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2] = 1; CEILING([.I$87]/[.I82]; [$Globals.$D$2]*1000); MROUND([.I$87]/[.I8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83] = 1; CEILING([.D$87]/[.D83]; [$Globals.$D$2]*1000); MROUND([.D$87]/[.D83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83] = 1; CEILING([.E$87]/[.E83]; [$Globals.$D$2]*1000); MROUND([.E$87]/[.E83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83] = 1; CEILING([.F$87]/[.F83]; [$Globals.$D$2]*1000); MROUND([.F$87]/[.F83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3] = 1; CEILING([.G$87]/[.G83]; [$Globals.$D$2]*1000); MROUND([.G$87]/[.G83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3] = 1; CEILING([.H$87]/[.H83]; [$Globals.$D$2]*1000); MROUND([.H$87]/[.H83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3] = 1; CEILING([.I$87]/[.I83]; [$Globals.$D$2]*1000); MROUND([.I$87]/[.I8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84] = 1; CEILING([.D$87]/[.D84]; [$Globals.$D$2]*1000); MROUND([.D$87]/[.D8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84] = 1; CEILING([.E$87]/[.E84]; [$Globals.$D$2]*1000); MROUND([.E$87]/[.E8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84] = 1; CEILING([.F$87]/[.F84]; [$Globals.$D$2]*1000); MROUND([.F$87]/[.F8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4] = 1; CEILING([.G$87]/[.G84]; [$Globals.$D$2]*1000); MROUND([.G$87]/[.G8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4] = 1; CEILING([.H$87]/[.H84]; [$Globals.$D$2]*1000); MROUND([.H$87]/[.H8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4] = 1; CEILING([.I$87]/[.I84]; [$Globals.$D$2]*1000); MROUND([.I$87]/[.I8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85] = 1; CEILING([.D$87]/([.D$76]+[.D$70]); [$Globals.$D$2]*1000); MROUND([.D$87]/([.D$76]+[.D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85] = 1; CEILING([.E$87]/([.E$76]+[.E$70]); [$Globals.$D$2]*1000); MROUND([.E$87]/([.E$76]+[.E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85] = 1; CEILING([.F$87]/([.F$76]+[.F$70]); [$Globals.$D$2]*1000); MROUND([.F$87]/([.F$76]+[.F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5] = 1; CEILING([.G$87]/([.G$76]+[.G$70]); [$Globals.$D$2]*1000); MROUND([.G$87]/([.G$76]+[.G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5] = 1; CEILING([.H$87]/([.H$76]+[.H$70]); [$Globals.$D$2]*1000); MROUND([.H$87]/([.H$76]+[.H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5] = 1; CEILING([.I$87]/([.I$76]+[.I$70]); [$Globals.$D$2]*1000); MROUND([.I$87]/([.I$76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86] = 1; CEILING([.D$87]/([.D$77]+[.D$70]); [$Globals.$D$2]*1000); MROUND([.D$87]/([.D$77]+[.D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86] = 1; CEILING([.E$87]/([.E$77]+[.E$70]); [$Globals.$D$2]*1000); MROUND([.E$87]/([.E$77]+[.E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86] = 1; CEILING([.F$87]/([.F$77]+[.F$70]); [$Globals.$D$2]*1000); MROUND([.F$87]/([.F$77]+[.F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6] = 1; CEILING([.G$87]/([.G$77]+[.G$70]); [$Globals.$D$2]*1000); MROUND([.G$87]/([.G$77]+[.G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6] = 1; CEILING([.H$87]/([.H$77]+[.H$70]); [$Globals.$D$2]*1000); MROUND([.H$87]/([.H$77]+[.H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6] = 1; CEILING([.I$87]/([.I$77]+[.I$70]); [$Globals.$D$2]*1000); MROUND([.I$87]/([.I$77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87] = 1; CEILING([.D$87]/([.D$78]+[.D$70]); [$Globals.$D$2]*1000); MROUND([.D$87]/([.D$78]+[.D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87] = 1; CEILING([.E$87]/([.E$78]+[.E$70]); [$Globals.$D$2]*1000); MROUND([.E$87]/([.E$78]+[.E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87] = 1; CEILING([.F$87]/([.F$78]+[.F$70]); [$Globals.$D$2]*1000); MROUND([.F$87]/([.F$78]+[.F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7] = 1; CEILING([.G$87]/([.G$78]+[.G$70]); [$Globals.$D$2]*1000); MROUND([.G$87]/([.G$78]+[.G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7] = 1; CEILING([.H$87]/([.H$78]+[.H$70]); [$Globals.$D$2]*1000); MROUND([.H$87]/([.H$78]+[.H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7] = 1; CEILING([.I$87]/([.I$78]+[.I$70]); [$Globals.$D$2]*1000); MROUND([.I$87]/([.I$78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91] = 1; CEILING([.D$87]/([.D$76]+[.D$79]); [$Globals.$D$2]*1000); MROUND([.D$87]/([.D$76]+[.D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1] = 1; CEILING([.E$87]/([.E$76]+[.E$79]); [$Globals.$D$2]*1000); MROUND([.E$87]/([.E$76]+[.E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1] = 1; CEILING([.F$87]/([.F$76]+[.F$79]); [$Globals.$D$2]*1000); MROUND([.F$87]/([.F$76]+[.F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1] = 1; CEILING([.G$87]/([.G$76]+[.G$79]); [$Globals.$D$2]*1000); MROUND([.G$87]/([.G$76]+[.G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1] = 1; CEILING([.H$87]/([.H$76]+[.H$79]); [$Globals.$D$2]*1000); MROUND([.H$87]/([.H$76]+[.H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1] = 1; CEILING([.I$87]/([.I$76]+[.I$79]); [$Globals.$D$2]*1000); MROUND([.I$87]/([.I$76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92] = 1; CEILING([.D$87]/([.D$77]+[.D$79]); [$Globals.$D$2]*1000); MROUND([.D$87]/([.D$77]+[.D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2] = 1; CEILING([.E$87]/([.E$77]+[.E$79]); [$Globals.$D$2]*1000); MROUND([.E$87]/([.E$77]+[.E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2] = 1; CEILING([.F$87]/([.F$77]+[.F$79]); [$Globals.$D$2]*1000); MROUND([.F$87]/([.F$77]+[.F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2] = 1; CEILING([.G$87]/([.G$77]+[.G$79]); [$Globals.$D$2]*1000); MROUND([.G$87]/([.G$77]+[.G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2] = 1; CEILING([.H$87]/([.H$77]+[.H$79]); [$Globals.$D$2]*1000); MROUND([.H$87]/([.H$77]+[.H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2] = 1; CEILING([.I$87]/([.I$77]+[.I$79]); [$Globals.$D$2]*1000); MROUND([.I$87]/([.I$77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93] = 1; CEILING([.D$87]/([.D$78]+[.D$79]); [$Globals.$D$2]*1000); MROUND([.D$87]/([.D$78]+[.D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3] = 1; CEILING([.E$87]/([.E$78]+[.E$79]); [$Globals.$D$2]*1000); MROUND([.E$87]/([.E$78]+[.E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3] = 1; CEILING([.F$87]/([.F$78]+[.F$79]); [$Globals.$D$2]*1000); MROUND([.F$87]/([.F$78]+[.F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3] = 1; CEILING([.G$87]/([.G$78]+[.G$79]); [$Globals.$D$2]*1000); MROUND([.G$87]/([.G$78]+[.G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3] = 1; CEILING([.H$87]/([.H$78]+[.H$79]); [$Globals.$D$2]*1000); MROUND([.H$87]/([.H$78]+[.H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3] = 1; CEILING([.I$87]/([.I$78]+[.I$79]); [$Globals.$D$2]*1000); MROUND([.I$87]/([.I$78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94] = 1; CEILING([.D$87]/([.D$76]+[.D$72]); [$Globals.$D$2]*1000); MROUND([.D$87]/([.D$76]+[.D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4] = 1; CEILING([.E$87]/([.E$76]+[.E$72]); [$Globals.$D$2]*1000); MROUND([.E$87]/([.E$76]+[.E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4] = 1; CEILING([.F$87]/([.F$76]+[.F$72]); [$Globals.$D$2]*1000); MROUND([.F$87]/([.F$76]+[.F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4] = 1; CEILING([.G$87]/([.G$76]+[.G$72]); [$Globals.$D$2]*1000); MROUND([.G$87]/([.G$76]+[.G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4] = 1; CEILING([.H$87]/([.H$76]+[.H$72]); [$Globals.$D$2]*1000); MROUND([.H$87]/([.H$76]+[.H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4] = 1; CEILING([.I$87]/([.I$76]+[.I$72]); [$Globals.$D$2]*1000); MROUND([.I$87]/([.I$76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95] = 1; CEILING([.D$87]/([.D$77]+[.D$72]); [$Globals.$D$2]*1000); MROUND([.D$87]/([.D$77]+[.D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5] = 1; CEILING([.E$87]/([.E$77]+[.E$72]); [$Globals.$D$2]*1000); MROUND([.E$87]/([.E$77]+[.E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5] = 1; CEILING([.F$87]/([.F$77]+[.F$72]); [$Globals.$D$2]*1000); MROUND([.F$87]/([.F$77]+[.F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5] = 1; CEILING([.G$87]/([.G$77]+[.G$72]); [$Globals.$D$2]*1000); MROUND([.G$87]/([.G$77]+[.G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5] = 1; CEILING([.H$87]/([.H$77]+[.H$72]); [$Globals.$D$2]*1000); MROUND([.H$87]/([.H$77]+[.H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5] = 1; CEILING([.I$87]/([.I$77]+[.I$72]); [$Globals.$D$2]*1000); MROUND([.I$87]/([.I$77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96] = 1; CEILING([.D$87]/([.D$78]+[.D$72]); [$Globals.$D$2]*1000); MROUND([.D$87]/([.D$78]+[.D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6] = 1; CEILING([.E$87]/([.E$78]+[.E$72]); [$Globals.$D$2]*1000); MROUND([.E$87]/([.E$78]+[.E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6] = 1; CEILING([.F$87]/([.F$78]+[.F$72]); [$Globals.$D$2]*1000); MROUND([.F$87]/([.F$78]+[.F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6] = 1; CEILING([.G$87]/([.G$78]+[.G$72]); [$Globals.$D$2]*1000); MROUND([.G$87]/([.G$78]+[.G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6] = 1; CEILING([.H$87]/([.H$78]+[.H$72]); [$Globals.$D$2]*1000); MROUND([.H$87]/([.H$78]+[.H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6] = 1; CEILING([.I$87]/([.I$78]+[.I$72]); [$Globals.$D$2]*1000); MROUND([.I$87]/([.I$78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97] = 1; CEILING([.D$87]/([.D$76]+[.D$71]); [$Globals.$D$2]*1000); MROUND([.D$87]/([.D$76]+[.D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7] = 1; CEILING([.E$87]/([.E$76]+[.E$71]); [$Globals.$D$2]*1000); MROUND([.E$87]/([.E$76]+[.E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7] = 1; CEILING([.F$87]/([.F$76]+[.F$71]); [$Globals.$D$2]*1000); MROUND([.F$87]/([.F$76]+[.F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7] = 1; CEILING([.G$87]/([.G$76]+[.G$71]); [$Globals.$D$2]*1000); MROUND([.G$87]/([.G$76]+[.G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7] = 1; CEILING([.H$87]/([.H$76]+[.H$71]); [$Globals.$D$2]*1000); MROUND([.H$87]/([.H$76]+[.H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7] = 1; CEILING([.I$87]/([.I$76]+[.I$71]); [$Globals.$D$2]*1000); MROUND([.I$87]/([.I$76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98] = 1; CEILING([.D$87]/([.D$77]+[.D$71]); [$Globals.$D$2]*1000); MROUND([.D$87]/([.D$77]+[.D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8] = 1; CEILING([.E$87]/([.E$77]+[.E$71]); [$Globals.$D$2]*1000); MROUND([.E$87]/([.E$77]+[.E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8] = 1; CEILING([.F$87]/([.F$77]+[.F$71]); [$Globals.$D$2]*1000); MROUND([.F$87]/([.F$77]+[.F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8] = 1; CEILING([.G$87]/([.G$77]+[.G$71]); [$Globals.$D$2]*1000); MROUND([.G$87]/([.G$77]+[.G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8] = 1; CEILING([.H$87]/([.H$77]+[.H$71]); [$Globals.$D$2]*1000); MROUND([.H$87]/([.H$77]+[.H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8] = 1; CEILING([.I$87]/([.I$77]+[.I$71]); [$Globals.$D$2]*1000); MROUND([.I$87]/([.I$77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99] = 1; CEILING([.D$87]/([.D$78]+[.D$71]); [$Globals.$D$2]*1000); MROUND([.D$87]/([.D$78]+[.D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9] = 1; CEILING([.E$87]/([.E$78]+[.E$71]); [$Globals.$D$2]*1000); MROUND([.E$87]/([.E$78]+[.E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9] = 1; CEILING([.F$87]/([.F$78]+[.F$71]); [$Globals.$D$2]*1000); MROUND([.F$87]/([.F$78]+[.F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9] = 1; CEILING([.G$87]/([.G$78]+[.G$71]); [$Globals.$D$2]*1000); MROUND([.G$87]/([.G$78]+[.G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9] = 1; CEILING([.H$87]/([.H$78]+[.H$71]); [$Globals.$D$2]*1000); MROUND([.H$87]/([.H$78]+[.H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9] = 1; CEILING([.I$87]/([.I$78]+[.I$71]); [$Globals.$D$2]*1000); MROUND([.I$87]/([.I$78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100] = 1; CEILING([.D$87]/([.D$76]+[.D$75]); [$Globals.$D$2]*1000); MROUND([.D$87]/([.D$76]+[.D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100] = 1; CEILING([.E$87]/([.E$76]+[.E$75]); [$Globals.$D$2]*1000); MROUND([.E$87]/([.E$76]+[.E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100] = 1; CEILING([.F$87]/([.F$76]+[.F$75]); [$Globals.$D$2]*1000); MROUND([.F$87]/([.F$76]+[.F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100] = 1; CEILING([.G$87]/([.G$76]+[.G$75]); [$Globals.$D$2]*1000); MROUND([.G$87]/([.G$76]+[.G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100] = 1; CEILING([.H$87]/([.H$76]+[.H$75]); [$Globals.$D$2]*1000); MROUND([.H$87]/([.H$76]+[.H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100] = 1; CEILING([.I$87]/([.I$76]+[.I$75]); [$Globals.$D$2]*1000); MROUND([.I$87]/([.I$76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101] = 1; CEILING([.D$87]/([.D$77]+[.D$75]); [$Globals.$D$2]*1000); MROUND([.D$87]/([.D$77]+[.D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101] = 1; CEILING([.E$87]/([.E$77]+[.E$75]); [$Globals.$D$2]*1000); MROUND([.E$87]/([.E$77]+[.E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101] = 1; CEILING([.F$87]/([.F$77]+[.F$75]); [$Globals.$D$2]*1000); MROUND([.F$87]/([.F$77]+[.F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101] = 1; CEILING([.G$87]/([.G$77]+[.G$75]); [$Globals.$D$2]*1000); MROUND([.G$87]/([.G$77]+[.G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101] = 1; CEILING([.H$87]/([.H$77]+[.H$75]); [$Globals.$D$2]*1000); MROUND([.H$87]/([.H$77]+[.H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101] = 1; CEILING([.I$87]/([.I$77]+[.I$75]); [$Globals.$D$2]*1000); MROUND([.I$87]/([.I$77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102] = 1; CEILING([.D$87]/([.D$78]+[.D$75]); [$Globals.$D$2]*1000); MROUND([.D$87]/([.D$78]+[.D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102] = 1; CEILING([.E$87]/([.E$78]+[.E$75]); [$Globals.$D$2]*1000); MROUND([.E$87]/([.E$78]+[.E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102] = 1; CEILING([.F$87]/([.F$78]+[.F$75]); [$Globals.$D$2]*1000); MROUND([.F$87]/([.F$78]+[.F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102] = 1; CEILING([.G$87]/([.G$78]+[.G$75]); [$Globals.$D$2]*1000); MROUND([.G$87]/([.G$78]+[.G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102] = 1; CEILING([.H$87]/([.H$78]+[.H$75]); [$Globals.$D$2]*1000); MROUND([.H$87]/([.H$78]+[.H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102] = 1; CEILING([.I$87]/([.I$78]+[.I$75]); [$Globals.$D$2]*1000); MROUND([.I$87]/([.I$78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103] = 1; CEILING([.D$87]/([.D$76]+[.D$66]+[.D$67]+[.D$68]); [$Globals.$D$2]*1000); MROUND([.D$87]/([.D$76]+[.D$66]+[.D$67]+[.D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103] = 1; CEILING([.E$87]/([.E$76]+[.E$66]+[.E$67]+[.E$68]); [$Globals.$D$2]*1000); MROUND([.E$87]/([.E$76]+[.E$66]+[.E$67]+[.E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103] = 1; CEILING([.F$87]/([.F$76]+[.F$66]+[.F$67]+[.F$68]); [$Globals.$D$2]*1000); MROUND([.F$87]/([.F$76]+[.F$66]+[.F$67]+[.F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103] = 1; CEILING([.G$87]/([.G$76]+[.G$66]+[.G$67]+[.G$68]); [$Globals.$D$2]*1000); MROUND([.G$87]/([.G$76]+[.G$66]+[.G$67]+[.G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103] = 1; CEILING([.H$87]/([.H$76]+[.H$66]+[.H$67]+[.H$68]); [$Globals.$D$2]*1000); MROUND([.H$87]/([.H$76]+[.H$66]+[.H$67]+[.H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103] = 1; CEILING([.I$87]/([.I$76]+[.I$66]+[.I$67]+[.I$68]); [$Globals.$D$2]*1000); MROUND([.I$87]/([.I$76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104] = 1; CEILING([.D$87]/([.D$77]+[.D$66]+[.D$67]+[.D$68]); [$Globals.$D$2]*1000); MROUND([.D$87]/([.D$77]+[.D$66]+[.D$67]+[.D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104] = 1; CEILING([.E$87]/([.E$77]+[.E$66]+[.E$67]+[.E$68]); [$Globals.$D$2]*1000); MROUND([.E$87]/([.E$77]+[.E$66]+[.E$67]+[.E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104] = 1; CEILING([.F$87]/([.F$77]+[.F$66]+[.F$67]+[.F$68]); [$Globals.$D$2]*1000); MROUND([.F$87]/([.F$77]+[.F$66]+[.F$67]+[.F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104] = 1; CEILING([.G$87]/([.G$77]+[.G$66]+[.G$67]+[.G$68]); [$Globals.$D$2]*1000); MROUND([.G$87]/([.G$77]+[.G$66]+[.G$67]+[.G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104] = 1; CEILING([.H$87]/([.H$77]+[.H$66]+[.H$67]+[.H$68]); [$Globals.$D$2]*1000); MROUND([.H$87]/([.H$77]+[.H$66]+[.H$67]+[.H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104] = 1; CEILING([.I$87]/([.I$77]+[.I$66]+[.I$67]+[.I$68]); [$Globals.$D$2]*1000); MROUND([.I$87]/([.I$77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105] = 1; CEILING([.D$87]/([.D$78]+[.D$66]+[.D$67]+[.D$68]); [$Globals.$D$2]*1000); MROUND([.D$87]/([.D$78]+[.D$66]+[.D$67]+[.D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105] = 1; CEILING([.E$87]/([.E$78]+[.E$66]+[.E$67]+[.E$68]); [$Globals.$D$2]*1000); MROUND([.E$87]/([.E$78]+[.E$66]+[.E$67]+[.E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105] = 1; CEILING([.F$87]/([.F$78]+[.F$66]+[.F$67]+[.F$68]); [$Globals.$D$2]*1000); MROUND([.F$87]/([.F$78]+[.F$66]+[.F$67]+[.F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105] = 1; CEILING([.G$87]/([.G$78]+[.G$66]+[.G$67]+[.G$68]); [$Globals.$D$2]*1000); MROUND([.G$87]/([.G$78]+[.G$66]+[.G$67]+[.G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105] = 1; CEILING([.H$87]/([.H$78]+[.H$66]+[.H$67]+[.H$68]); [$Globals.$D$2]*1000); MROUND([.H$87]/([.H$78]+[.H$66]+[.H$67]+[.H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105] = 1; CEILING([.I$87]/([.I$78]+[.I$66]+[.I$67]+[.I$68]); [$Globals.$D$2]*1000); MROUND([.I$87]/([.I$78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DPS</text:p>
          </table:table-cell>
          <table:table-cell table:style-name="ce32" table:formula="of:=[.D91]*MAX([.D$88]; 1E-018) / ((MAX([.D$88]; 1E-018) * [.D130]+[.D$89]) / 1000)" office:value-type="float" office:value="75" calcext:value-type="float">
            <text:p>75.00</text:p>
          </table:table-cell>
          <table:table-cell table:style-name="ce32" table:formula="of:=[.E91]*MAX([.E$88]; 1E-018) / ((MAX([.E$88]; 1E-018) * [.E130]+[.E$89]) / 1000)" office:value-type="float" office:value="37.5" calcext:value-type="float">
            <text:p>37.50</text:p>
          </table:table-cell>
          <table:table-cell table:style-name="ce32" table:formula="of:=[.F91]*MAX([.F$88]; 1E-018) / ((MAX([.F$88]; 1E-018) * [.F130]+[.F$89]) / 1000)" office:value-type="float" office:value="120" calcext:value-type="float">
            <text:p>120.00</text:p>
          </table:table-cell>
          <table:table-cell table:style-name="ce32" table:formula="of:=[.G91]*MAX([.G$88]; 1E-018) / ((MAX([.G$88]; 1E-018) * [.G130]+[.G$89]) / 1000)" office:value-type="float" office:value="75" calcext:value-type="float">
            <text:p>75.00</text:p>
          </table:table-cell>
          <table:table-cell table:style-name="ce32" table:formula="of:=[.H91]*MAX([.H$88]; 1E-018) / ((MAX([.H$88]; 1E-018) * [.H130]+[.H$89]) / 1000)" office:value-type="float" office:value="120" calcext:value-type="float">
            <text:p>120.00</text:p>
          </table:table-cell>
          <table:table-cell table:style-name="ce32" table:formula="of:=[.I91]*MAX([.I$88]; 1E-018) / ((MAX([.I$88]; 1E-018) * [.I130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92]*MAX([.D$88]; 1E-018) / ((MAX([.D$88]; 1E-018) * [.D131]+[.D$89]) / 1000)" office:value-type="float" office:value="150" calcext:value-type="float">
            <text:p>150.00</text:p>
          </table:table-cell>
          <table:table-cell table:style-name="ce32" table:formula="of:=[.E92]*MAX([.E$88]; 1E-018) / ((MAX([.E$88]; 1E-018) * [.E131]+[.E$89]) / 1000)" office:value-type="float" office:value="75" calcext:value-type="float">
            <text:p>75.00</text:p>
          </table:table-cell>
          <table:table-cell table:style-name="ce32" table:formula="of:=[.F92]*MAX([.F$88]; 1E-018) / ((MAX([.F$88]; 1E-018) * [.F131]+[.F$89]) / 1000)" office:value-type="float" office:value="120" calcext:value-type="float">
            <text:p>120.00</text:p>
          </table:table-cell>
          <table:table-cell table:style-name="ce32" table:formula="of:=[.G92]*MAX([.G$88]; 1E-018) / ((MAX([.G$88]; 1E-018) * [.G131]+[.G$89]) / 1000)" office:value-type="float" office:value="75" calcext:value-type="float">
            <text:p>75.00</text:p>
          </table:table-cell>
          <table:table-cell table:style-name="ce32" table:formula="of:=[.H92]*MAX([.H$88]; 1E-018) / ((MAX([.H$88]; 1E-018) * [.H131]+[.H$89]) / 1000)" office:value-type="float" office:value="120" calcext:value-type="float">
            <text:p>120.00</text:p>
          </table:table-cell>
          <table:table-cell table:style-name="ce32" table:formula="of:=[.I92]*MAX([.I$88]; 1E-018) / ((MAX([.I$88]; 1E-018) * [.I131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93]*MAX([.D$88]; 1E-018) / ((MAX([.D$88]; 1E-018) * [.D132]+[.D$89]) / 1000)" office:value-type="float" office:value="150" calcext:value-type="float">
            <text:p>150.00</text:p>
          </table:table-cell>
          <table:table-cell table:style-name="ce32" table:formula="of:=[.E93]*MAX([.E$88]; 1E-018) / ((MAX([.E$88]; 1E-018) * [.E132]+[.E$89]) / 1000)" office:value-type="float" office:value="75" calcext:value-type="float">
            <text:p>75.00</text:p>
          </table:table-cell>
          <table:table-cell table:style-name="ce32" table:formula="of:=[.F93]*MAX([.F$88]; 1E-018) / ((MAX([.F$88]; 1E-018) * [.F132]+[.F$89]) / 1000)" office:value-type="float" office:value="120" calcext:value-type="float">
            <text:p>120.00</text:p>
          </table:table-cell>
          <table:table-cell table:style-name="ce32" table:formula="of:=[.G93]*MAX([.G$88]; 1E-018) / ((MAX([.G$88]; 1E-018) * [.G132]+[.G$89]) / 1000)" office:value-type="float" office:value="75" calcext:value-type="float">
            <text:p>75.00</text:p>
          </table:table-cell>
          <table:table-cell table:style-name="ce32" table:formula="of:=[.H93]*MAX([.H$88]; 1E-018) / ((MAX([.H$88]; 1E-018) * [.H132]+[.H$89]) / 1000)" office:value-type="float" office:value="120" calcext:value-type="float">
            <text:p>120.00</text:p>
          </table:table-cell>
          <table:table-cell table:style-name="ce32" table:formula="of:=[.I93]*MAX([.I$88]; 1E-018) / ((MAX([.I$88]; 1E-018) * [.I132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94]*MAX([.D$88]; 1E-018) / ((MAX([.D$88]; 1E-018) * [.D133]+[.D$89]) / 1000)" office:value-type="float" office:value="150" calcext:value-type="float">
            <text:p>150.00</text:p>
          </table:table-cell>
          <table:table-cell table:style-name="ce32" table:formula="of:=[.E94]*MAX([.E$88]; 1E-018) / ((MAX([.E$88]; 1E-018) * [.E133]+[.E$89]) / 1000)" office:value-type="float" office:value="75" calcext:value-type="float">
            <text:p>75.00</text:p>
          </table:table-cell>
          <table:table-cell table:style-name="ce32" table:formula="of:=[.F94]*MAX([.F$88]; 1E-018) / ((MAX([.F$88]; 1E-018) * [.F133]+[.F$89]) / 1000)" office:value-type="float" office:value="120" calcext:value-type="float">
            <text:p>120.00</text:p>
          </table:table-cell>
          <table:table-cell table:style-name="ce32" table:formula="of:=[.G94]*MAX([.G$88]; 1E-018) / ((MAX([.G$88]; 1E-018) * [.G133]+[.G$89]) / 1000)" office:value-type="float" office:value="75" calcext:value-type="float">
            <text:p>75.00</text:p>
          </table:table-cell>
          <table:table-cell table:style-name="ce32" table:formula="of:=[.H94]*MAX([.H$88]; 1E-018) / ((MAX([.H$88]; 1E-018) * [.H133]+[.H$89]) / 1000)" office:value-type="float" office:value="120" calcext:value-type="float">
            <text:p>120.00</text:p>
          </table:table-cell>
          <table:table-cell table:style-name="ce32" table:formula="of:=[.I94]*MAX([.I$88]; 1E-018) / ((MAX([.I$88]; 1E-018) * [.I133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95]*MAX([.D$88]; 1E-018) / ((MAX([.D$88]; 1E-018) * [.D134]+[.D$89]) / 1000)" office:value-type="float" office:value="150" calcext:value-type="float">
            <text:p>150.00</text:p>
          </table:table-cell>
          <table:table-cell table:style-name="ce32" table:formula="of:=[.E95]*MAX([.E$88]; 1E-018) / ((MAX([.E$88]; 1E-018) * [.E134]+[.E$89]) / 1000)" office:value-type="float" office:value="75" calcext:value-type="float">
            <text:p>75.00</text:p>
          </table:table-cell>
          <table:table-cell table:style-name="ce32" table:formula="of:=[.F95]*MAX([.F$88]; 1E-018) / ((MAX([.F$88]; 1E-018) * [.F134]+[.F$89]) / 1000)" office:value-type="float" office:value="120" calcext:value-type="float">
            <text:p>120.00</text:p>
          </table:table-cell>
          <table:table-cell table:style-name="ce32" table:formula="of:=[.G95]*MAX([.G$88]; 1E-018) / ((MAX([.G$88]; 1E-018) * [.G134]+[.G$89]) / 1000)" office:value-type="float" office:value="75" calcext:value-type="float">
            <text:p>75.00</text:p>
          </table:table-cell>
          <table:table-cell table:style-name="ce32" table:formula="of:=[.H95]*MAX([.H$88]; 1E-018) / ((MAX([.H$88]; 1E-018) * [.H134]+[.H$89]) / 1000)" office:value-type="float" office:value="120" calcext:value-type="float">
            <text:p>120.00</text:p>
          </table:table-cell>
          <table:table-cell table:style-name="ce32" table:formula="of:=[.I95]*MAX([.I$88]; 1E-018) / ((MAX([.I$88]; 1E-018) * [.I134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96]*MAX([.D$88]; 1E-018) / ((MAX([.D$88]; 1E-018) * [.D135]+[.D$89]) / 1000)" office:value-type="float" office:value="150" calcext:value-type="float">
            <text:p>150.00</text:p>
          </table:table-cell>
          <table:table-cell table:style-name="ce32" table:formula="of:=[.E96]*MAX([.E$88]; 1E-018) / ((MAX([.E$88]; 1E-018) * [.E135]+[.E$89]) / 1000)" office:value-type="float" office:value="75" calcext:value-type="float">
            <text:p>75.00</text:p>
          </table:table-cell>
          <table:table-cell table:style-name="ce32" table:formula="of:=[.F96]*MAX([.F$88]; 1E-018) / ((MAX([.F$88]; 1E-018) * [.F135]+[.F$89]) / 1000)" office:value-type="float" office:value="120" calcext:value-type="float">
            <text:p>120.00</text:p>
          </table:table-cell>
          <table:table-cell table:style-name="ce32" table:formula="of:=[.G96]*MAX([.G$88]; 1E-018) / ((MAX([.G$88]; 1E-018) * [.G135]+[.G$89]) / 1000)" office:value-type="float" office:value="75" calcext:value-type="float">
            <text:p>75.00</text:p>
          </table:table-cell>
          <table:table-cell table:style-name="ce32" table:formula="of:=[.H96]*MAX([.H$88]; 1E-018) / ((MAX([.H$88]; 1E-018) * [.H135]+[.H$89]) / 1000)" office:value-type="float" office:value="120" calcext:value-type="float">
            <text:p>120.00</text:p>
          </table:table-cell>
          <table:table-cell table:style-name="ce32" table:formula="of:=[.I96]*MAX([.I$88]; 1E-018) / ((MAX([.I$88]; 1E-018) * [.I135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97]*MAX([.D$88]; 1E-018) / ((MAX([.D$88]; 1E-018) * [.D136]+[.D$89]) / 1000)" office:value-type="float" office:value="93.75" calcext:value-type="float">
            <text:p>93.75</text:p>
          </table:table-cell>
          <table:table-cell table:style-name="ce32" table:formula="of:=[.E97]*MAX([.E$88]; 1E-018) / ((MAX([.E$88]; 1E-018) * [.E136]+[.E$89]) / 1000)" office:value-type="float" office:value="46.875" calcext:value-type="float">
            <text:p>46.88</text:p>
          </table:table-cell>
          <table:table-cell table:style-name="ce32" table:formula="of:=[.F97]*MAX([.F$88]; 1E-018) / ((MAX([.F$88]; 1E-018) * [.F136]+[.F$89]) / 1000)" office:value-type="float" office:value="150" calcext:value-type="float">
            <text:p>150.00</text:p>
          </table:table-cell>
          <table:table-cell table:style-name="ce32" table:formula="of:=[.G97]*MAX([.G$88]; 1E-018) / ((MAX([.G$88]; 1E-018) * [.G136]+[.G$89]) / 1000)" office:value-type="float" office:value="93.75" calcext:value-type="float">
            <text:p>93.75</text:p>
          </table:table-cell>
          <table:table-cell table:style-name="ce32" table:formula="of:=[.H97]*MAX([.H$88]; 1E-018) / ((MAX([.H$88]; 1E-018) * [.H136]+[.H$89]) / 1000)" office:value-type="float" office:value="150" calcext:value-type="float">
            <text:p>150.00</text:p>
          </table:table-cell>
          <table:table-cell table:style-name="ce32" table:formula="of:=[.I97]*MAX([.I$88]; 1E-018) / ((MAX([.I$88]; 1E-018) * [.I136]+[.I$89]) / 1000)" office:value-type="float" office:value="93.75" calcext:value-type="float">
            <text:p>93.7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98]*MAX([.D$88]; 1E-018) / ((MAX([.D$88]; 1E-018) * [.D137]+[.D$89]) / 1000)" office:value-type="float" office:value="150" calcext:value-type="float">
            <text:p>150.00</text:p>
          </table:table-cell>
          <table:table-cell table:style-name="ce32" table:formula="of:=[.E98]*MAX([.E$88]; 1E-018) / ((MAX([.E$88]; 1E-018) * [.E137]+[.E$89]) / 1000)" office:value-type="float" office:value="75" calcext:value-type="float">
            <text:p>75.00</text:p>
          </table:table-cell>
          <table:table-cell table:style-name="ce32" table:formula="of:=[.F98]*MAX([.F$88]; 1E-018) / ((MAX([.F$88]; 1E-018) * [.F137]+[.F$89]) / 1000)" office:value-type="float" office:value="120" calcext:value-type="float">
            <text:p>120.00</text:p>
          </table:table-cell>
          <table:table-cell table:style-name="ce32" table:formula="of:=[.G98]*MAX([.G$88]; 1E-018) / ((MAX([.G$88]; 1E-018) * [.G137]+[.G$89]) / 1000)" office:value-type="float" office:value="75" calcext:value-type="float">
            <text:p>75.00</text:p>
          </table:table-cell>
          <table:table-cell table:style-name="ce32" table:formula="of:=[.H98]*MAX([.H$88]; 1E-018) / ((MAX([.H$88]; 1E-018) * [.H137]+[.H$89]) / 1000)" office:value-type="float" office:value="120" calcext:value-type="float">
            <text:p>120.00</text:p>
          </table:table-cell>
          <table:table-cell table:style-name="ce32" table:formula="of:=[.I98]*MAX([.I$88]; 1E-018) / ((MAX([.I$88]; 1E-018) * [.I137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99]*MAX([.D$88]; 1E-018) / ((MAX([.D$88]; 1E-018) * [.D138]+[.D$89]) / 1000)" office:value-type="float" office:value="82.5" calcext:value-type="float">
            <text:p>82.50</text:p>
          </table:table-cell>
          <table:table-cell table:style-name="ce32" table:formula="of:=[.E99]*MAX([.E$88]; 1E-018) / ((MAX([.E$88]; 1E-018) * [.E138]+[.E$89]) / 1000)" office:value-type="float" office:value="41.25" calcext:value-type="float">
            <text:p>41.25</text:p>
          </table:table-cell>
          <table:table-cell table:style-name="ce32" table:formula="of:=[.F99]*MAX([.F$88]; 1E-018) / ((MAX([.F$88]; 1E-018) * [.F138]+[.F$89]) / 1000)" office:value-type="float" office:value="132" calcext:value-type="float">
            <text:p>132.00</text:p>
          </table:table-cell>
          <table:table-cell table:style-name="ce32" table:formula="of:=[.G99]*MAX([.G$88]; 1E-018) / ((MAX([.G$88]; 1E-018) * [.G138]+[.G$89]) / 1000)" office:value-type="float" office:value="82.5" calcext:value-type="float">
            <text:p>82.50</text:p>
          </table:table-cell>
          <table:table-cell table:style-name="ce32" table:formula="of:=[.H99]*MAX([.H$88]; 1E-018) / ((MAX([.H$88]; 1E-018) * [.H138]+[.H$89]) / 1000)" office:value-type="float" office:value="132" calcext:value-type="float">
            <text:p>132.00</text:p>
          </table:table-cell>
          <table:table-cell table:style-name="ce32" table:formula="of:=[.I99]*MAX([.I$88]; 1E-018) / ((MAX([.I$88]; 1E-018) * [.I138]+[.I$89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00]*MAX([.D$88]; 1E-018) / ((MAX([.D$88]; 1E-018) * [.D139]+[.D$89]) / 1000)" office:value-type="float" office:value="90" calcext:value-type="float">
            <text:p>90.00</text:p>
          </table:table-cell>
          <table:table-cell table:style-name="ce32" table:formula="of:=[.E100]*MAX([.E$88]; 1E-018) / ((MAX([.E$88]; 1E-018) * [.E139]+[.E$89]) / 1000)" office:value-type="float" office:value="45" calcext:value-type="float">
            <text:p>45.00</text:p>
          </table:table-cell>
          <table:table-cell table:style-name="ce32" table:formula="of:=[.F100]*MAX([.F$88]; 1E-018) / ((MAX([.F$88]; 1E-018) * [.F139]+[.F$89]) / 1000)" office:value-type="float" office:value="144" calcext:value-type="float">
            <text:p>144.00</text:p>
          </table:table-cell>
          <table:table-cell table:style-name="ce32" table:formula="of:=[.G100]*MAX([.G$88]; 1E-018) / ((MAX([.G$88]; 1E-018) * [.G139]+[.G$89]) / 1000)" office:value-type="float" office:value="90" calcext:value-type="float">
            <text:p>90.00</text:p>
          </table:table-cell>
          <table:table-cell table:style-name="ce32" table:formula="of:=[.H100]*MAX([.H$88]; 1E-018) / ((MAX([.H$88]; 1E-018) * [.H139]+[.H$89]) / 1000)" office:value-type="float" office:value="144" calcext:value-type="float">
            <text:p>144.00</text:p>
          </table:table-cell>
          <table:table-cell table:style-name="ce32" table:formula="of:=[.I100]*MAX([.I$88]; 1E-018) / ((MAX([.I$88]; 1E-018) * [.I139]+[.I$89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01]*MAX([.D$88]; 1E-018) / ((MAX([.D$88]; 1E-018) * [.D140]+[.D$89]) / 1000)" office:value-type="float" office:value="97.5" calcext:value-type="float">
            <text:p>97.50</text:p>
          </table:table-cell>
          <table:table-cell table:style-name="ce32" table:formula="of:=[.E101]*MAX([.E$88]; 1E-018) / ((MAX([.E$88]; 1E-018) * [.E140]+[.E$89]) / 1000)" office:value-type="float" office:value="48.75" calcext:value-type="float">
            <text:p>48.75</text:p>
          </table:table-cell>
          <table:table-cell table:style-name="ce32" table:formula="of:=[.F101]*MAX([.F$88]; 1E-018) / ((MAX([.F$88]; 1E-018) * [.F140]+[.F$89]) / 1000)" office:value-type="float" office:value="156" calcext:value-type="float">
            <text:p>156.00</text:p>
          </table:table-cell>
          <table:table-cell table:style-name="ce32" table:formula="of:=[.G101]*MAX([.G$88]; 1E-018) / ((MAX([.G$88]; 1E-018) * [.G140]+[.G$89]) / 1000)" office:value-type="float" office:value="97.5" calcext:value-type="float">
            <text:p>97.50</text:p>
          </table:table-cell>
          <table:table-cell table:style-name="ce32" table:formula="of:=[.H101]*MAX([.H$88]; 1E-018) / ((MAX([.H$88]; 1E-018) * [.H140]+[.H$89]) / 1000)" office:value-type="float" office:value="156" calcext:value-type="float">
            <text:p>156.00</text:p>
          </table:table-cell>
          <table:table-cell table:style-name="ce32" table:formula="of:=[.I101]*MAX([.I$88]; 1E-018) / ((MAX([.I$88]; 1E-018) * [.I140]+[.I$89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DPS</text:p>
          </table:table-cell>
          <table:table-cell table:style-name="ce32" table:formula="of:=[.D102]*MAX([.D$88]; 1E-018) / ((MAX([.D$88]; 1E-018) * [.D141]+[.D$89]) / 1000)" office:value-type="float" office:value="165" calcext:value-type="float">
            <text:p>165.00</text:p>
          </table:table-cell>
          <table:table-cell table:style-name="ce32" table:formula="of:=[.E102]*MAX([.E$88]; 1E-018) / ((MAX([.E$88]; 1E-018) * [.E141]+[.E$89]) / 1000)" office:value-type="float" office:value="82.5" calcext:value-type="float">
            <text:p>82.50</text:p>
          </table:table-cell>
          <table:table-cell table:style-name="ce32" table:formula="of:=[.F102]*MAX([.F$88]; 1E-018) / ((MAX([.F$88]; 1E-018) * [.F141]+[.F$89]) / 1000)" office:value-type="float" office:value="132" calcext:value-type="float">
            <text:p>132.00</text:p>
          </table:table-cell>
          <table:table-cell table:style-name="ce32" table:formula="of:=[.G102]*MAX([.G$88]; 1E-018) / ((MAX([.G$88]; 1E-018) * [.G141]+[.G$89]) / 1000)" office:value-type="float" office:value="82.5" calcext:value-type="float">
            <text:p>82.50</text:p>
          </table:table-cell>
          <table:table-cell table:style-name="ce32" table:formula="of:=[.H102]*MAX([.H$88]; 1E-018) / ((MAX([.H$88]; 1E-018) * [.H141]+[.H$89]) / 1000)" office:value-type="float" office:value="132" calcext:value-type="float">
            <text:p>132.00</text:p>
          </table:table-cell>
          <table:table-cell table:style-name="ce32" table:formula="of:=[.I102]*MAX([.I$88]; 1E-018) / ((MAX([.I$88]; 1E-018) * [.I141]+[.I$89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DPS</text:p>
          </table:table-cell>
          <table:table-cell table:style-name="ce32" table:formula="of:=[.D103]*MAX([.D$88]; 1E-018) / ((MAX([.D$88]; 1E-018) * [.D142]+[.D$89]) / 1000)" office:value-type="float" office:value="180" calcext:value-type="float">
            <text:p>180.00</text:p>
          </table:table-cell>
          <table:table-cell table:style-name="ce32" table:formula="of:=[.E103]*MAX([.E$88]; 1E-018) / ((MAX([.E$88]; 1E-018) * [.E142]+[.E$89]) / 1000)" office:value-type="float" office:value="90" calcext:value-type="float">
            <text:p>90.00</text:p>
          </table:table-cell>
          <table:table-cell table:style-name="ce32" table:formula="of:=[.F103]*MAX([.F$88]; 1E-018) / ((MAX([.F$88]; 1E-018) * [.F142]+[.F$89]) / 1000)" office:value-type="float" office:value="144" calcext:value-type="float">
            <text:p>144.00</text:p>
          </table:table-cell>
          <table:table-cell table:style-name="ce32" table:formula="of:=[.G103]*MAX([.G$88]; 1E-018) / ((MAX([.G$88]; 1E-018) * [.G142]+[.G$89]) / 1000)" office:value-type="float" office:value="90" calcext:value-type="float">
            <text:p>90.00</text:p>
          </table:table-cell>
          <table:table-cell table:style-name="ce32" table:formula="of:=[.H103]*MAX([.H$88]; 1E-018) / ((MAX([.H$88]; 1E-018) * [.H142]+[.H$89]) / 1000)" office:value-type="float" office:value="144" calcext:value-type="float">
            <text:p>144.00</text:p>
          </table:table-cell>
          <table:table-cell table:style-name="ce32" table:formula="of:=[.I103]*MAX([.I$88]; 1E-018) / ((MAX([.I$88]; 1E-018) * [.I142]+[.I$89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DPS</text:p>
          </table:table-cell>
          <table:table-cell table:style-name="ce32" table:formula="of:=[.D104]*MAX([.D$88]; 1E-018) / ((MAX([.D$88]; 1E-018) * [.D143]+[.D$89]) / 1000)" office:value-type="float" office:value="195" calcext:value-type="float">
            <text:p>195.00</text:p>
          </table:table-cell>
          <table:table-cell table:style-name="ce32" table:formula="of:=[.E104]*MAX([.E$88]; 1E-018) / ((MAX([.E$88]; 1E-018) * [.E143]+[.E$89]) / 1000)" office:value-type="float" office:value="97.5" calcext:value-type="float">
            <text:p>97.50</text:p>
          </table:table-cell>
          <table:table-cell table:style-name="ce32" table:formula="of:=[.F104]*MAX([.F$88]; 1E-018) / ((MAX([.F$88]; 1E-018) * [.F143]+[.F$89]) / 1000)" office:value-type="float" office:value="156" calcext:value-type="float">
            <text:p>156.00</text:p>
          </table:table-cell>
          <table:table-cell table:style-name="ce32" table:formula="of:=[.G104]*MAX([.G$88]; 1E-018) / ((MAX([.G$88]; 1E-018) * [.G143]+[.G$89]) / 1000)" office:value-type="float" office:value="97.5" calcext:value-type="float">
            <text:p>97.50</text:p>
          </table:table-cell>
          <table:table-cell table:style-name="ce32" table:formula="of:=[.H104]*MAX([.H$88]; 1E-018) / ((MAX([.H$88]; 1E-018) * [.H143]+[.H$89]) / 1000)" office:value-type="float" office:value="156" calcext:value-type="float">
            <text:p>156.00</text:p>
          </table:table-cell>
          <table:table-cell table:style-name="ce32" table:formula="of:=[.I104]*MAX([.I$88]; 1E-018) / ((MAX([.I$88]; 1E-018) * [.I143]+[.I$89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05]*MAX([.D$88]; 1E-018) / ((MAX([.D$88]; 1E-018) * [.D144]+[.D$89]) / 1000)" office:value-type="float" office:value="90" calcext:value-type="float">
            <text:p>90.00</text:p>
          </table:table-cell>
          <table:table-cell table:style-name="ce32" table:formula="of:=[.E105]*MAX([.E$88]; 1E-018) / ((MAX([.E$88]; 1E-018) * [.E144]+[.E$89]) / 1000)" office:value-type="float" office:value="45" calcext:value-type="float">
            <text:p>45.00</text:p>
          </table:table-cell>
          <table:table-cell table:style-name="ce32" table:formula="of:=[.F105]*MAX([.F$88]; 1E-018) / ((MAX([.F$88]; 1E-018) * [.F144]+[.F$89]) / 1000)" office:value-type="float" office:value="144" calcext:value-type="float">
            <text:p>144.00</text:p>
          </table:table-cell>
          <table:table-cell table:style-name="ce32" table:formula="of:=[.G105]*MAX([.G$88]; 1E-018) / ((MAX([.G$88]; 1E-018) * [.G144]+[.G$89]) / 1000)" office:value-type="float" office:value="90" calcext:value-type="float">
            <text:p>90.00</text:p>
          </table:table-cell>
          <table:table-cell table:style-name="ce32" table:formula="of:=[.H105]*MAX([.H$88]; 1E-018) / ((MAX([.H$88]; 1E-018) * [.H144]+[.H$89]) / 1000)" office:value-type="float" office:value="144" calcext:value-type="float">
            <text:p>144.00</text:p>
          </table:table-cell>
          <table:table-cell table:style-name="ce32" table:formula="of:=[.I105]*MAX([.I$88]; 1E-018) / ((MAX([.I$88]; 1E-018) * [.I144]+[.I$89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06]*MAX([.D$88]; 1E-018) / ((MAX([.D$88]; 1E-018) * [.D145]+[.D$89]) / 1000)" office:value-type="float" office:value="75" calcext:value-type="float">
            <text:p>75.00</text:p>
          </table:table-cell>
          <table:table-cell table:style-name="ce32" table:formula="of:=[.E106]*MAX([.E$88]; 1E-018) / ((MAX([.E$88]; 1E-018) * [.E145]+[.E$89]) / 1000)" office:value-type="float" office:value="37.5" calcext:value-type="float">
            <text:p>37.50</text:p>
          </table:table-cell>
          <table:table-cell table:style-name="ce32" table:formula="of:=[.F106]*MAX([.F$88]; 1E-018) / ((MAX([.F$88]; 1E-018) * [.F145]+[.F$89]) / 1000)" office:value-type="float" office:value="120" calcext:value-type="float">
            <text:p>120.00</text:p>
          </table:table-cell>
          <table:table-cell table:style-name="ce32" table:formula="of:=[.G106]*MAX([.G$88]; 1E-018) / ((MAX([.G$88]; 1E-018) * [.G145]+[.G$89]) / 1000)" office:value-type="float" office:value="75" calcext:value-type="float">
            <text:p>75.00</text:p>
          </table:table-cell>
          <table:table-cell table:style-name="ce32" table:formula="of:=[.H106]*MAX([.H$88]; 1E-018) / ((MAX([.H$88]; 1E-018) * [.H145]+[.H$89]) / 1000)" office:value-type="float" office:value="120" calcext:value-type="float">
            <text:p>120.00</text:p>
          </table:table-cell>
          <table:table-cell table:style-name="ce32" table:formula="of:=[.I106]*MAX([.I$88]; 1E-018) / ((MAX([.I$88]; 1E-018) * [.I145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07]*MAX([.D$88]; 1E-018) / ((MAX([.D$88]; 1E-018) * [.D146]+[.D$89]) / 1000)" office:value-type="float" office:value="75" calcext:value-type="float">
            <text:p>75.00</text:p>
          </table:table-cell>
          <table:table-cell table:style-name="ce32" table:formula="of:=[.E107]*MAX([.E$88]; 1E-018) / ((MAX([.E$88]; 1E-018) * [.E146]+[.E$89]) / 1000)" office:value-type="float" office:value="37.5" calcext:value-type="float">
            <text:p>37.50</text:p>
          </table:table-cell>
          <table:table-cell table:style-name="ce32" table:formula="of:=[.F107]*MAX([.F$88]; 1E-018) / ((MAX([.F$88]; 1E-018) * [.F146]+[.F$89]) / 1000)" office:value-type="float" office:value="120" calcext:value-type="float">
            <text:p>120.00</text:p>
          </table:table-cell>
          <table:table-cell table:style-name="ce32" table:formula="of:=[.G107]*MAX([.G$88]; 1E-018) / ((MAX([.G$88]; 1E-018) * [.G146]+[.G$89]) / 1000)" office:value-type="float" office:value="75" calcext:value-type="float">
            <text:p>75.00</text:p>
          </table:table-cell>
          <table:table-cell table:style-name="ce32" table:formula="of:=[.H107]*MAX([.H$88]; 1E-018) / ((MAX([.H$88]; 1E-018) * [.H146]+[.H$89]) / 1000)" office:value-type="float" office:value="120" calcext:value-type="float">
            <text:p>120.00</text:p>
          </table:table-cell>
          <table:table-cell table:style-name="ce32" table:formula="of:=[.I107]*MAX([.I$88]; 1E-018) / ((MAX([.I$88]; 1E-018) * [.I146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08]*MAX([.D$88]; 1E-018) / ((MAX([.D$88]; 1E-018) * [.D147]+[.D$89]) / 1000)" office:value-type="float" office:value="75" calcext:value-type="float">
            <text:p>75.00</text:p>
          </table:table-cell>
          <table:table-cell table:style-name="ce32" table:formula="of:=[.E108]*MAX([.E$88]; 1E-018) / ((MAX([.E$88]; 1E-018) * [.E147]+[.E$89]) / 1000)" office:value-type="float" office:value="37.5" calcext:value-type="float">
            <text:p>37.50</text:p>
          </table:table-cell>
          <table:table-cell table:style-name="ce32" table:formula="of:=[.F108]*MAX([.F$88]; 1E-018) / ((MAX([.F$88]; 1E-018) * [.F147]+[.F$89]) / 1000)" office:value-type="float" office:value="120" calcext:value-type="float">
            <text:p>120.00</text:p>
          </table:table-cell>
          <table:table-cell table:style-name="ce32" table:formula="of:=[.G108]*MAX([.G$88]; 1E-018) / ((MAX([.G$88]; 1E-018) * [.G147]+[.G$89]) / 1000)" office:value-type="float" office:value="75" calcext:value-type="float">
            <text:p>75.00</text:p>
          </table:table-cell>
          <table:table-cell table:style-name="ce32" table:formula="of:=[.H108]*MAX([.H$88]; 1E-018) / ((MAX([.H$88]; 1E-018) * [.H147]+[.H$89]) / 1000)" office:value-type="float" office:value="120" calcext:value-type="float">
            <text:p>120.00</text:p>
          </table:table-cell>
          <table:table-cell table:style-name="ce32" table:formula="of:=[.I108]*MAX([.I$88]; 1E-018) / ((MAX([.I$88]; 1E-018) * [.I147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09]*MAX([.D$88]; 1E-018) / ((MAX([.D$88]; 1E-018) * [.D148]+[.D$89]) / 1000)" office:value-type="float" office:value="75" calcext:value-type="float">
            <text:p>75.00</text:p>
          </table:table-cell>
          <table:table-cell table:style-name="ce32" table:formula="of:=[.E109]*MAX([.E$88]; 1E-018) / ((MAX([.E$88]; 1E-018) * [.E148]+[.E$89]) / 1000)" office:value-type="float" office:value="37.5" calcext:value-type="float">
            <text:p>37.50</text:p>
          </table:table-cell>
          <table:table-cell table:style-name="ce32" table:formula="of:=[.F109]*MAX([.F$88]; 1E-018) / ((MAX([.F$88]; 1E-018) * [.F148]+[.F$89]) / 1000)" office:value-type="float" office:value="120" calcext:value-type="float">
            <text:p>120.00</text:p>
          </table:table-cell>
          <table:table-cell table:style-name="ce32" table:formula="of:=[.G109]*MAX([.G$88]; 1E-018) / ((MAX([.G$88]; 1E-018) * [.G148]+[.G$89]) / 1000)" office:value-type="float" office:value="75" calcext:value-type="float">
            <text:p>75.00</text:p>
          </table:table-cell>
          <table:table-cell table:style-name="ce32" table:formula="of:=[.H109]*MAX([.H$88]; 1E-018) / ((MAX([.H$88]; 1E-018) * [.H148]+[.H$89]) / 1000)" office:value-type="float" office:value="120" calcext:value-type="float">
            <text:p>120.00</text:p>
          </table:table-cell>
          <table:table-cell table:style-name="ce32" table:formula="of:=[.I109]*MAX([.I$88]; 1E-018) / ((MAX([.I$88]; 1E-018) * [.I148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10]*MAX([.D$88]; 1E-018) / ((MAX([.D$88]; 1E-018) * [.D149]+[.D$89]) / 1000)" office:value-type="float" office:value="150" calcext:value-type="float">
            <text:p>150.00</text:p>
          </table:table-cell>
          <table:table-cell table:style-name="ce32" table:formula="of:=[.E110]*MAX([.E$88]; 1E-018) / ((MAX([.E$88]; 1E-018) * [.E149]+[.E$89]) / 1000)" office:value-type="float" office:value="75" calcext:value-type="float">
            <text:p>75.00</text:p>
          </table:table-cell>
          <table:table-cell table:style-name="ce32" table:formula="of:=[.F110]*MAX([.F$88]; 1E-018) / ((MAX([.F$88]; 1E-018) * [.F149]+[.F$89]) / 1000)" office:value-type="float" office:value="120" calcext:value-type="float">
            <text:p>120.00</text:p>
          </table:table-cell>
          <table:table-cell table:style-name="ce32" table:formula="of:=[.G110]*MAX([.G$88]; 1E-018) / ((MAX([.G$88]; 1E-018) * [.G149]+[.G$89]) / 1000)" office:value-type="float" office:value="75" calcext:value-type="float">
            <text:p>75.00</text:p>
          </table:table-cell>
          <table:table-cell table:style-name="ce32" table:formula="of:=[.H110]*MAX([.H$88]; 1E-018) / ((MAX([.H$88]; 1E-018) * [.H149]+[.H$89]) / 1000)" office:value-type="float" office:value="120" calcext:value-type="float">
            <text:p>120.00</text:p>
          </table:table-cell>
          <table:table-cell table:style-name="ce32" table:formula="of:=[.I110]*MAX([.I$88]; 1E-018) / ((MAX([.I$88]; 1E-018) * [.I149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11]*MAX([.D$88]; 1E-018) / ((MAX([.D$88]; 1E-018) * [.D150]+[.D$89]) / 1000)" office:value-type="float" office:value="315" calcext:value-type="float">
            <text:p>315.00</text:p>
          </table:table-cell>
          <table:table-cell table:style-name="ce32" table:formula="of:=[.E111]*MAX([.E$88]; 1E-018) / ((MAX([.E$88]; 1E-018) * [.E150]+[.E$89]) / 1000)" office:value-type="float" office:value="157.5" calcext:value-type="float">
            <text:p>157.50</text:p>
          </table:table-cell>
          <table:table-cell table:style-name="ce32" table:formula="of:=[.F111]*MAX([.F$88]; 1E-018) / ((MAX([.F$88]; 1E-018) * [.F150]+[.F$89]) / 1000)" office:value-type="float" office:value="252" calcext:value-type="float">
            <text:p>252.00</text:p>
          </table:table-cell>
          <table:table-cell table:style-name="ce32" table:formula="of:=[.G111]*MAX([.G$88]; 1E-018) / ((MAX([.G$88]; 1E-018) * [.G150]+[.G$89]) / 1000)" office:value-type="float" office:value="157.5" calcext:value-type="float">
            <text:p>157.50</text:p>
          </table:table-cell>
          <table:table-cell table:style-name="ce32" table:formula="of:=[.H111]*MAX([.H$88]; 1E-018) / ((MAX([.H$88]; 1E-018) * [.H150]+[.H$89]) / 1000)" office:value-type="float" office:value="252" calcext:value-type="float">
            <text:p>252.00</text:p>
          </table:table-cell>
          <table:table-cell table:style-name="ce32" table:formula="of:=[.I111]*MAX([.I$88]; 1E-018) / ((MAX([.I$88]; 1E-018) * [.I150]+[.I$89]) / 1000)" office:value-type="float" office:value="157.5" calcext:value-type="float">
            <text:p>15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12]*MAX([.D$88]; 1E-018) / ((MAX([.D$88]; 1E-018) * [.D151]+[.D$89]) / 1000)" office:value-type="float" office:value="330" calcext:value-type="float">
            <text:p>330.00</text:p>
          </table:table-cell>
          <table:table-cell table:style-name="ce32" table:formula="of:=[.E112]*MAX([.E$88]; 1E-018) / ((MAX([.E$88]; 1E-018) * [.E151]+[.E$89]) / 1000)" office:value-type="float" office:value="165" calcext:value-type="float">
            <text:p>165.00</text:p>
          </table:table-cell>
          <table:table-cell table:style-name="ce32" table:formula="of:=[.F112]*MAX([.F$88]; 1E-018) / ((MAX([.F$88]; 1E-018) * [.F151]+[.F$89]) / 1000)" office:value-type="float" office:value="264" calcext:value-type="float">
            <text:p>264.00</text:p>
          </table:table-cell>
          <table:table-cell table:style-name="ce32" table:formula="of:=[.G112]*MAX([.G$88]; 1E-018) / ((MAX([.G$88]; 1E-018) * [.G151]+[.G$89]) / 1000)" office:value-type="float" office:value="165" calcext:value-type="float">
            <text:p>165.00</text:p>
          </table:table-cell>
          <table:table-cell table:style-name="ce32" table:formula="of:=[.H112]*MAX([.H$88]; 1E-018) / ((MAX([.H$88]; 1E-018) * [.H151]+[.H$89]) / 1000)" office:value-type="float" office:value="264" calcext:value-type="float">
            <text:p>264.00</text:p>
          </table:table-cell>
          <table:table-cell table:style-name="ce32" table:formula="of:=[.I112]*MAX([.I$88]; 1E-018) / ((MAX([.I$88]; 1E-018) * [.I151]+[.I$89]) / 1000)" office:value-type="float" office:value="165" calcext:value-type="float">
            <text:p>16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13]*MAX([.D$88]; 1E-018) / ((MAX([.D$88]; 1E-018) * [.D152]+[.D$89]) / 1000)" office:value-type="float" office:value="345" calcext:value-type="float">
            <text:p>345.00</text:p>
          </table:table-cell>
          <table:table-cell table:style-name="ce32" table:formula="of:=[.E113]*MAX([.E$88]; 1E-018) / ((MAX([.E$88]; 1E-018) * [.E152]+[.E$89]) / 1000)" office:value-type="float" office:value="172.5" calcext:value-type="float">
            <text:p>172.50</text:p>
          </table:table-cell>
          <table:table-cell table:style-name="ce32" table:formula="of:=[.F113]*MAX([.F$88]; 1E-018) / ((MAX([.F$88]; 1E-018) * [.F152]+[.F$89]) / 1000)" office:value-type="float" office:value="276" calcext:value-type="float">
            <text:p>276.00</text:p>
          </table:table-cell>
          <table:table-cell table:style-name="ce32" table:formula="of:=[.G113]*MAX([.G$88]; 1E-018) / ((MAX([.G$88]; 1E-018) * [.G152]+[.G$89]) / 1000)" office:value-type="float" office:value="172.5" calcext:value-type="float">
            <text:p>172.50</text:p>
          </table:table-cell>
          <table:table-cell table:style-name="ce32" table:formula="of:=[.H113]*MAX([.H$88]; 1E-018) / ((MAX([.H$88]; 1E-018) * [.H152]+[.H$89]) / 1000)" office:value-type="float" office:value="276" calcext:value-type="float">
            <text:p>276.00</text:p>
          </table:table-cell>
          <table:table-cell table:style-name="ce32" table:formula="of:=[.I113]*MAX([.I$88]; 1E-018) / ((MAX([.I$88]; 1E-018) * [.I152]+[.I$89]) / 1000)" office:value-type="float" office:value="172.5" calcext:value-type="float">
            <text:p>172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14]*MAX([.D$88]; 1E-018) / ((MAX([.D$88]; 1E-018) * [.D153]+[.D$89]) / 1000)" office:value-type="float" office:value="345" calcext:value-type="float">
            <text:p>345.00</text:p>
          </table:table-cell>
          <table:table-cell table:style-name="ce32" table:formula="of:=[.E114]*MAX([.E$88]; 1E-018) / ((MAX([.E$88]; 1E-018) * [.E153]+[.E$89]) / 1000)" office:value-type="float" office:value="172.5" calcext:value-type="float">
            <text:p>172.50</text:p>
          </table:table-cell>
          <table:table-cell table:style-name="ce32" table:formula="of:=[.F114]*MAX([.F$88]; 1E-018) / ((MAX([.F$88]; 1E-018) * [.F153]+[.F$89]) / 1000)" office:value-type="float" office:value="276" calcext:value-type="float">
            <text:p>276.00</text:p>
          </table:table-cell>
          <table:table-cell table:style-name="ce32" table:formula="of:=[.G114]*MAX([.G$88]; 1E-018) / ((MAX([.G$88]; 1E-018) * [.G153]+[.G$89]) / 1000)" office:value-type="float" office:value="172.5" calcext:value-type="float">
            <text:p>172.50</text:p>
          </table:table-cell>
          <table:table-cell table:style-name="ce32" table:formula="of:=[.H114]*MAX([.H$88]; 1E-018) / ((MAX([.H$88]; 1E-018) * [.H153]+[.H$89]) / 1000)" office:value-type="float" office:value="276" calcext:value-type="float">
            <text:p>276.00</text:p>
          </table:table-cell>
          <table:table-cell table:style-name="ce32" table:formula="of:=[.I114]*MAX([.I$88]; 1E-018) / ((MAX([.I$88]; 1E-018) * [.I153]+[.I$89]) / 1000)" office:value-type="float" office:value="172.5" calcext:value-type="float">
            <text:p>172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15]*MAX([.D$88]; 1E-018) / ((MAX([.D$88]; 1E-018) * [.D154]+[.D$89]) / 1000)" office:value-type="float" office:value="360" calcext:value-type="float">
            <text:p>360.00</text:p>
          </table:table-cell>
          <table:table-cell table:style-name="ce32" table:formula="of:=[.E115]*MAX([.E$88]; 1E-018) / ((MAX([.E$88]; 1E-018) * [.E154]+[.E$89]) / 1000)" office:value-type="float" office:value="180" calcext:value-type="float">
            <text:p>180.00</text:p>
          </table:table-cell>
          <table:table-cell table:style-name="ce32" table:formula="of:=[.F115]*MAX([.F$88]; 1E-018) / ((MAX([.F$88]; 1E-018) * [.F154]+[.F$89]) / 1000)" office:value-type="float" office:value="288" calcext:value-type="float">
            <text:p>288.00</text:p>
          </table:table-cell>
          <table:table-cell table:style-name="ce32" table:formula="of:=[.G115]*MAX([.G$88]; 1E-018) / ((MAX([.G$88]; 1E-018) * [.G154]+[.G$89]) / 1000)" office:value-type="float" office:value="180" calcext:value-type="float">
            <text:p>180.00</text:p>
          </table:table-cell>
          <table:table-cell table:style-name="ce32" table:formula="of:=[.H115]*MAX([.H$88]; 1E-018) / ((MAX([.H$88]; 1E-018) * [.H154]+[.H$89]) / 1000)" office:value-type="float" office:value="288" calcext:value-type="float">
            <text:p>288.00</text:p>
          </table:table-cell>
          <table:table-cell table:style-name="ce32" table:formula="of:=[.I115]*MAX([.I$88]; 1E-018) / ((MAX([.I$88]; 1E-018) * [.I154]+[.I$89]) / 1000)" office:value-type="float" office:value="180" calcext:value-type="float">
            <text:p>180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16]*MAX([.D$88]; 1E-018) / ((MAX([.D$88]; 1E-018) * [.D155]+[.D$89]) / 1000)" office:value-type="float" office:value="375" calcext:value-type="float">
            <text:p>375.00</text:p>
          </table:table-cell>
          <table:table-cell table:style-name="ce32" table:formula="of:=[.E116]*MAX([.E$88]; 1E-018) / ((MAX([.E$88]; 1E-018) * [.E155]+[.E$89]) / 1000)" office:value-type="float" office:value="187.5" calcext:value-type="float">
            <text:p>187.50</text:p>
          </table:table-cell>
          <table:table-cell table:style-name="ce32" table:formula="of:=[.F116]*MAX([.F$88]; 1E-018) / ((MAX([.F$88]; 1E-018) * [.F155]+[.F$89]) / 1000)" office:value-type="float" office:value="300" calcext:value-type="float">
            <text:p>300.00</text:p>
          </table:table-cell>
          <table:table-cell table:style-name="ce32" table:formula="of:=[.G116]*MAX([.G$88]; 1E-018) / ((MAX([.G$88]; 1E-018) * [.G155]+[.G$89]) / 1000)" office:value-type="float" office:value="187.5" calcext:value-type="float">
            <text:p>187.50</text:p>
          </table:table-cell>
          <table:table-cell table:style-name="ce32" table:formula="of:=[.H116]*MAX([.H$88]; 1E-018) / ((MAX([.H$88]; 1E-018) * [.H155]+[.H$89]) / 1000)" office:value-type="float" office:value="300" calcext:value-type="float">
            <text:p>300.00</text:p>
          </table:table-cell>
          <table:table-cell table:style-name="ce32" table:formula="of:=[.I116]*MAX([.I$88]; 1E-018) / ((MAX([.I$88]; 1E-018) * [.I155]+[.I$89]) / 1000)" office:value-type="float" office:value="187.5" calcext:value-type="float">
            <text:p>18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17]*MAX([.D$88]; 1E-018) / ((MAX([.D$88]; 1E-018) * [.D156]+[.D$89]) / 1000)" office:value-type="float" office:value="315" calcext:value-type="float">
            <text:p>315.00</text:p>
          </table:table-cell>
          <table:table-cell table:style-name="ce32" table:formula="of:=[.E117]*MAX([.E$88]; 1E-018) / ((MAX([.E$88]; 1E-018) * [.E156]+[.E$89]) / 1000)" office:value-type="float" office:value="157.5" calcext:value-type="float">
            <text:p>157.50</text:p>
          </table:table-cell>
          <table:table-cell table:style-name="ce32" table:formula="of:=[.F117]*MAX([.F$88]; 1E-018) / ((MAX([.F$88]; 1E-018) * [.F156]+[.F$89]) / 1000)" office:value-type="float" office:value="252" calcext:value-type="float">
            <text:p>252.00</text:p>
          </table:table-cell>
          <table:table-cell table:style-name="ce32" table:formula="of:=[.G117]*MAX([.G$88]; 1E-018) / ((MAX([.G$88]; 1E-018) * [.G156]+[.G$89]) / 1000)" office:value-type="float" office:value="157.5" calcext:value-type="float">
            <text:p>157.50</text:p>
          </table:table-cell>
          <table:table-cell table:style-name="ce32" table:formula="of:=[.H117]*MAX([.H$88]; 1E-018) / ((MAX([.H$88]; 1E-018) * [.H156]+[.H$89]) / 1000)" office:value-type="float" office:value="252" calcext:value-type="float">
            <text:p>252.00</text:p>
          </table:table-cell>
          <table:table-cell table:style-name="ce32" table:formula="of:=[.I117]*MAX([.I$88]; 1E-018) / ((MAX([.I$88]; 1E-018) * [.I156]+[.I$89]) / 1000)" office:value-type="float" office:value="157.5" calcext:value-type="float">
            <text:p>15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18]*MAX([.D$88]; 1E-018) / ((MAX([.D$88]; 1E-018) * [.D157]+[.D$89]) / 1000)" office:value-type="float" office:value="330" calcext:value-type="float">
            <text:p>330.00</text:p>
          </table:table-cell>
          <table:table-cell table:style-name="ce32" table:formula="of:=[.E118]*MAX([.E$88]; 1E-018) / ((MAX([.E$88]; 1E-018) * [.E157]+[.E$89]) / 1000)" office:value-type="float" office:value="165" calcext:value-type="float">
            <text:p>165.00</text:p>
          </table:table-cell>
          <table:table-cell table:style-name="ce32" table:formula="of:=[.F118]*MAX([.F$88]; 1E-018) / ((MAX([.F$88]; 1E-018) * [.F157]+[.F$89]) / 1000)" office:value-type="float" office:value="264" calcext:value-type="float">
            <text:p>264.00</text:p>
          </table:table-cell>
          <table:table-cell table:style-name="ce32" table:formula="of:=[.G118]*MAX([.G$88]; 1E-018) / ((MAX([.G$88]; 1E-018) * [.G157]+[.G$89]) / 1000)" office:value-type="float" office:value="165" calcext:value-type="float">
            <text:p>165.00</text:p>
          </table:table-cell>
          <table:table-cell table:style-name="ce32" table:formula="of:=[.H118]*MAX([.H$88]; 1E-018) / ((MAX([.H$88]; 1E-018) * [.H157]+[.H$89]) / 1000)" office:value-type="float" office:value="264" calcext:value-type="float">
            <text:p>264.00</text:p>
          </table:table-cell>
          <table:table-cell table:style-name="ce32" table:formula="of:=[.I118]*MAX([.I$88]; 1E-018) / ((MAX([.I$88]; 1E-018) * [.I157]+[.I$89]) / 1000)" office:value-type="float" office:value="165" calcext:value-type="float">
            <text:p>16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19]*MAX([.D$88]; 1E-018) / ((MAX([.D$88]; 1E-018) * [.D158]+[.D$89]) / 1000)" office:value-type="float" office:value="345" calcext:value-type="float">
            <text:p>345.00</text:p>
          </table:table-cell>
          <table:table-cell table:style-name="ce32" table:formula="of:=[.E119]*MAX([.E$88]; 1E-018) / ((MAX([.E$88]; 1E-018) * [.E158]+[.E$89]) / 1000)" office:value-type="float" office:value="172.5" calcext:value-type="float">
            <text:p>172.50</text:p>
          </table:table-cell>
          <table:table-cell table:style-name="ce32" table:formula="of:=[.F119]*MAX([.F$88]; 1E-018) / ((MAX([.F$88]; 1E-018) * [.F158]+[.F$89]) / 1000)" office:value-type="float" office:value="276" calcext:value-type="float">
            <text:p>276.00</text:p>
          </table:table-cell>
          <table:table-cell table:style-name="ce32" table:formula="of:=[.G119]*MAX([.G$88]; 1E-018) / ((MAX([.G$88]; 1E-018) * [.G158]+[.G$89]) / 1000)" office:value-type="float" office:value="172.5" calcext:value-type="float">
            <text:p>172.50</text:p>
          </table:table-cell>
          <table:table-cell table:style-name="ce32" table:formula="of:=[.H119]*MAX([.H$88]; 1E-018) / ((MAX([.H$88]; 1E-018) * [.H158]+[.H$89]) / 1000)" office:value-type="float" office:value="276" calcext:value-type="float">
            <text:p>276.00</text:p>
          </table:table-cell>
          <table:table-cell table:style-name="ce32" table:formula="of:=[.I119]*MAX([.I$88]; 1E-018) / ((MAX([.I$88]; 1E-018) * [.I158]+[.I$89]) / 1000)" office:value-type="float" office:value="172.5" calcext:value-type="float">
            <text:p>172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20]*MAX([.D$88]; 1E-018) / ((MAX([.D$88]; 1E-018) * [.D159]+[.D$89]) / 1000)" office:value-type="float" office:value="352.5" calcext:value-type="float">
            <text:p>352.50</text:p>
          </table:table-cell>
          <table:table-cell table:style-name="ce32" table:formula="of:=[.E120]*MAX([.E$88]; 1E-018) / ((MAX([.E$88]; 1E-018) * [.E159]+[.E$89]) / 1000)" office:value-type="float" office:value="176.25" calcext:value-type="float">
            <text:p>176.25</text:p>
          </table:table-cell>
          <table:table-cell table:style-name="ce32" table:formula="of:=[.F120]*MAX([.F$88]; 1E-018) / ((MAX([.F$88]; 1E-018) * [.F159]+[.F$89]) / 1000)" office:value-type="float" office:value="282" calcext:value-type="float">
            <text:p>282.00</text:p>
          </table:table-cell>
          <table:table-cell table:style-name="ce32" table:formula="of:=[.G120]*MAX([.G$88]; 1E-018) / ((MAX([.G$88]; 1E-018) * [.G159]+[.G$89]) / 1000)" office:value-type="float" office:value="176.25" calcext:value-type="float">
            <text:p>176.25</text:p>
          </table:table-cell>
          <table:table-cell table:style-name="ce32" table:formula="of:=[.H120]*MAX([.H$88]; 1E-018) / ((MAX([.H$88]; 1E-018) * [.H159]+[.H$89]) / 1000)" office:value-type="float" office:value="282" calcext:value-type="float">
            <text:p>282.00</text:p>
          </table:table-cell>
          <table:table-cell table:style-name="ce32" table:formula="of:=[.I120]*MAX([.I$88]; 1E-018) / ((MAX([.I$88]; 1E-018) * [.I159]+[.I$89]) / 1000)" office:value-type="float" office:value="176.25" calcext:value-type="float">
            <text:p>176.2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21]*MAX([.D$88]; 1E-018) / ((MAX([.D$88]; 1E-018) * [.D160]+[.D$89]) / 1000)" office:value-type="float" office:value="367.5" calcext:value-type="float">
            <text:p>367.50</text:p>
          </table:table-cell>
          <table:table-cell table:style-name="ce32" table:formula="of:=[.E121]*MAX([.E$88]; 1E-018) / ((MAX([.E$88]; 1E-018) * [.E160]+[.E$89]) / 1000)" office:value-type="float" office:value="183.75" calcext:value-type="float">
            <text:p>183.75</text:p>
          </table:table-cell>
          <table:table-cell table:style-name="ce32" table:formula="of:=[.F121]*MAX([.F$88]; 1E-018) / ((MAX([.F$88]; 1E-018) * [.F160]+[.F$89]) / 1000)" office:value-type="float" office:value="294" calcext:value-type="float">
            <text:p>294.00</text:p>
          </table:table-cell>
          <table:table-cell table:style-name="ce32" table:formula="of:=[.G121]*MAX([.G$88]; 1E-018) / ((MAX([.G$88]; 1E-018) * [.G160]+[.G$89]) / 1000)" office:value-type="float" office:value="183.75" calcext:value-type="float">
            <text:p>183.75</text:p>
          </table:table-cell>
          <table:table-cell table:style-name="ce32" table:formula="of:=[.H121]*MAX([.H$88]; 1E-018) / ((MAX([.H$88]; 1E-018) * [.H160]+[.H$89]) / 1000)" office:value-type="float" office:value="294" calcext:value-type="float">
            <text:p>294.00</text:p>
          </table:table-cell>
          <table:table-cell table:style-name="ce32" table:formula="of:=[.I121]*MAX([.I$88]; 1E-018) / ((MAX([.I$88]; 1E-018) * [.I160]+[.I$89]) / 1000)" office:value-type="float" office:value="183.75" calcext:value-type="float">
            <text:p>183.7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22]*MAX([.D$88]; 1E-018) / ((MAX([.D$88]; 1E-018) * [.D161]+[.D$89]) / 1000)" office:value-type="float" office:value="382.5" calcext:value-type="float">
            <text:p>382.50</text:p>
          </table:table-cell>
          <table:table-cell table:style-name="ce32" table:formula="of:=[.E122]*MAX([.E$88]; 1E-018) / ((MAX([.E$88]; 1E-018) * [.E161]+[.E$89]) / 1000)" office:value-type="float" office:value="191.25" calcext:value-type="float">
            <text:p>191.25</text:p>
          </table:table-cell>
          <table:table-cell table:style-name="ce32" table:formula="of:=[.F122]*MAX([.F$88]; 1E-018) / ((MAX([.F$88]; 1E-018) * [.F161]+[.F$89]) / 1000)" office:value-type="float" office:value="306" calcext:value-type="float">
            <text:p>306.00</text:p>
          </table:table-cell>
          <table:table-cell table:style-name="ce32" table:formula="of:=[.G122]*MAX([.G$88]; 1E-018) / ((MAX([.G$88]; 1E-018) * [.G161]+[.G$89]) / 1000)" office:value-type="float" office:value="191.25" calcext:value-type="float">
            <text:p>191.25</text:p>
          </table:table-cell>
          <table:table-cell table:style-name="ce32" table:formula="of:=[.H122]*MAX([.H$88]; 1E-018) / ((MAX([.H$88]; 1E-018) * [.H161]+[.H$89]) / 1000)" office:value-type="float" office:value="306" calcext:value-type="float">
            <text:p>306.00</text:p>
          </table:table-cell>
          <table:table-cell table:style-name="ce32" table:formula="of:=[.I122]*MAX([.I$88]; 1E-018) / ((MAX([.I$88]; 1E-018) * [.I161]+[.I$89]) / 1000)" office:value-type="float" office:value="191.25" calcext:value-type="float">
            <text:p>191.25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23]*MAX([.D$88]; 1E-018) / ((MAX([.D$88]; 1E-018) * [.D162]+[.D$89]) / 1000)" office:value-type="float" office:value="360" calcext:value-type="float">
            <text:p>360.00</text:p>
          </table:table-cell>
          <table:table-cell table:style-name="ce32" table:formula="of:=[.E123]*MAX([.E$88]; 1E-018) / ((MAX([.E$88]; 1E-018) * [.E162]+[.E$89]) / 1000)" office:value-type="float" office:value="180" calcext:value-type="float">
            <text:p>180.00</text:p>
          </table:table-cell>
          <table:table-cell table:style-name="ce32" table:formula="of:=[.F123]*MAX([.F$88]; 1E-018) / ((MAX([.F$88]; 1E-018) * [.F162]+[.F$89]) / 1000)" office:value-type="float" office:value="288" calcext:value-type="float">
            <text:p>288.00</text:p>
          </table:table-cell>
          <table:table-cell table:style-name="ce32" table:formula="of:=[.G123]*MAX([.G$88]; 1E-018) / ((MAX([.G$88]; 1E-018) * [.G162]+[.G$89]) / 1000)" office:value-type="float" office:value="180" calcext:value-type="float">
            <text:p>180.00</text:p>
          </table:table-cell>
          <table:table-cell table:style-name="ce32" table:formula="of:=[.H123]*MAX([.H$88]; 1E-018) / ((MAX([.H$88]; 1E-018) * [.H162]+[.H$89]) / 1000)" office:value-type="float" office:value="288" calcext:value-type="float">
            <text:p>288.00</text:p>
          </table:table-cell>
          <table:table-cell table:style-name="ce32" table:formula="of:=[.I123]*MAX([.I$88]; 1E-018) / ((MAX([.I$88]; 1E-018) * [.I162]+[.I$89]) / 1000)" office:value-type="float" office:value="180" calcext:value-type="float">
            <text:p>180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24]*MAX([.D$88]; 1E-018) / ((MAX([.D$88]; 1E-018) * [.D163]+[.D$89]) / 1000)" office:value-type="float" office:value="375" calcext:value-type="float">
            <text:p>375.00</text:p>
          </table:table-cell>
          <table:table-cell table:style-name="ce32" table:formula="of:=[.E124]*MAX([.E$88]; 1E-018) / ((MAX([.E$88]; 1E-018) * [.E163]+[.E$89]) / 1000)" office:value-type="float" office:value="187.5" calcext:value-type="float">
            <text:p>187.50</text:p>
          </table:table-cell>
          <table:table-cell table:style-name="ce32" table:formula="of:=[.F124]*MAX([.F$88]; 1E-018) / ((MAX([.F$88]; 1E-018) * [.F163]+[.F$89]) / 1000)" office:value-type="float" office:value="300" calcext:value-type="float">
            <text:p>300.00</text:p>
          </table:table-cell>
          <table:table-cell table:style-name="ce32" table:formula="of:=[.G124]*MAX([.G$88]; 1E-018) / ((MAX([.G$88]; 1E-018) * [.G163]+[.G$89]) / 1000)" office:value-type="float" office:value="187.5" calcext:value-type="float">
            <text:p>187.50</text:p>
          </table:table-cell>
          <table:table-cell table:style-name="ce32" table:formula="of:=[.H124]*MAX([.H$88]; 1E-018) / ((MAX([.H$88]; 1E-018) * [.H163]+[.H$89]) / 1000)" office:value-type="float" office:value="300" calcext:value-type="float">
            <text:p>300.00</text:p>
          </table:table-cell>
          <table:table-cell table:style-name="ce32" table:formula="of:=[.I124]*MAX([.I$88]; 1E-018) / ((MAX([.I$88]; 1E-018) * [.I163]+[.I$89]) / 1000)" office:value-type="float" office:value="187.5" calcext:value-type="float">
            <text:p>18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25]*MAX([.D$88]; 1E-018) / ((MAX([.D$88]; 1E-018) * [.D164]+[.D$89]) / 1000)" office:value-type="float" office:value="390" calcext:value-type="float">
            <text:p>390.00</text:p>
          </table:table-cell>
          <table:table-cell table:style-name="ce32" table:formula="of:=[.E125]*MAX([.E$88]; 1E-018) / ((MAX([.E$88]; 1E-018) * [.E164]+[.E$89]) / 1000)" office:value-type="float" office:value="195" calcext:value-type="float">
            <text:p>195.00</text:p>
          </table:table-cell>
          <table:table-cell table:style-name="ce32" table:formula="of:=[.F125]*MAX([.F$88]; 1E-018) / ((MAX([.F$88]; 1E-018) * [.F164]+[.F$89]) / 1000)" office:value-type="float" office:value="312" calcext:value-type="float">
            <text:p>312.00</text:p>
          </table:table-cell>
          <table:table-cell table:style-name="ce32" table:formula="of:=[.G125]*MAX([.G$88]; 1E-018) / ((MAX([.G$88]; 1E-018) * [.G164]+[.G$89]) / 1000)" office:value-type="float" office:value="195" calcext:value-type="float">
            <text:p>195.00</text:p>
          </table:table-cell>
          <table:table-cell table:style-name="ce32" table:formula="of:=[.H125]*MAX([.H$88]; 1E-018) / ((MAX([.H$88]; 1E-018) * [.H164]+[.H$89]) / 1000)" office:value-type="float" office:value="312" calcext:value-type="float">
            <text:p>312.00</text:p>
          </table:table-cell>
          <table:table-cell table:style-name="ce32" table:formula="of:=[.I125]*MAX([.I$88]; 1E-018) / ((MAX([.I$88]; 1E-018) * [.I164]+[.I$89]) / 1000)" office:value-type="float" office:value="195" calcext:value-type="float">
            <text:p>19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26]*MAX([.D$88]; 1E-018) / ((MAX([.D$88]; 1E-018) * [.D165]+[.D$89]) / 1000)" office:value-type="float" office:value="615" calcext:value-type="float">
            <text:p>615.00</text:p>
          </table:table-cell>
          <table:table-cell table:style-name="ce32" table:formula="of:=[.E126]*MAX([.E$88]; 1E-018) / ((MAX([.E$88]; 1E-018) * [.E165]+[.E$89]) / 1000)" office:value-type="float" office:value="307.5" calcext:value-type="float">
            <text:p>307.50</text:p>
          </table:table-cell>
          <table:table-cell table:style-name="ce32" table:formula="of:=[.F126]*MAX([.F$88]; 1E-018) / ((MAX([.F$88]; 1E-018) * [.F165]+[.F$89]) / 1000)" office:value-type="float" office:value="492" calcext:value-type="float">
            <text:p>492.00</text:p>
          </table:table-cell>
          <table:table-cell table:style-name="ce32" table:formula="of:=[.G126]*MAX([.G$88]; 1E-018) / ((MAX([.G$88]; 1E-018) * [.G165]+[.G$89]) / 1000)" office:value-type="float" office:value="307.5" calcext:value-type="float">
            <text:p>307.50</text:p>
          </table:table-cell>
          <table:table-cell table:style-name="ce32" table:formula="of:=[.H126]*MAX([.H$88]; 1E-018) / ((MAX([.H$88]; 1E-018) * [.H165]+[.H$89]) / 1000)" office:value-type="float" office:value="492" calcext:value-type="float">
            <text:p>492.00</text:p>
          </table:table-cell>
          <table:table-cell table:style-name="ce32" table:formula="of:=[.I126]*MAX([.I$88]; 1E-018) / ((MAX([.I$88]; 1E-018) * [.I165]+[.I$89]) / 1000)" office:value-type="float" office:value="307.5" calcext:value-type="float">
            <text:p>307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27]*MAX([.D$88]; 1E-018) / ((MAX([.D$88]; 1E-018) * [.D166]+[.D$89]) / 1000)" office:value-type="float" office:value="630" calcext:value-type="float">
            <text:p>630.00</text:p>
          </table:table-cell>
          <table:table-cell table:style-name="ce32" table:formula="of:=[.E127]*MAX([.E$88]; 1E-018) / ((MAX([.E$88]; 1E-018) * [.E166]+[.E$89]) / 1000)" office:value-type="float" office:value="315" calcext:value-type="float">
            <text:p>315.00</text:p>
          </table:table-cell>
          <table:table-cell table:style-name="ce32" table:formula="of:=[.F127]*MAX([.F$88]; 1E-018) / ((MAX([.F$88]; 1E-018) * [.F166]+[.F$89]) / 1000)" office:value-type="float" office:value="504" calcext:value-type="float">
            <text:p>504.00</text:p>
          </table:table-cell>
          <table:table-cell table:style-name="ce32" table:formula="of:=[.G127]*MAX([.G$88]; 1E-018) / ((MAX([.G$88]; 1E-018) * [.G166]+[.G$89]) / 1000)" office:value-type="float" office:value="315" calcext:value-type="float">
            <text:p>315.00</text:p>
          </table:table-cell>
          <table:table-cell table:style-name="ce32" table:formula="of:=[.H127]*MAX([.H$88]; 1E-018) / ((MAX([.H$88]; 1E-018) * [.H166]+[.H$89]) / 1000)" office:value-type="float" office:value="504" calcext:value-type="float">
            <text:p>504.00</text:p>
          </table:table-cell>
          <table:table-cell table:style-name="ce32" table:formula="of:=[.I127]*MAX([.I$88]; 1E-018) / ((MAX([.I$88]; 1E-018) * [.I166]+[.I$89]) / 1000)" office:value-type="float" office:value="315" calcext:value-type="float">
            <text:p>31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28]*MAX([.D$88]; 1E-018) / ((MAX([.D$88]; 1E-018) * [.D167]+[.D$89]) / 1000)" office:value-type="float" office:value="645" calcext:value-type="float">
            <text:p>645.00</text:p>
          </table:table-cell>
          <table:table-cell table:style-name="ce32" table:formula="of:=[.E128]*MAX([.E$88]; 1E-018) / ((MAX([.E$88]; 1E-018) * [.E167]+[.E$89]) / 1000)" office:value-type="float" office:value="322.5" calcext:value-type="float">
            <text:p>322.50</text:p>
          </table:table-cell>
          <table:table-cell table:style-name="ce32" table:formula="of:=[.F128]*MAX([.F$88]; 1E-018) / ((MAX([.F$88]; 1E-018) * [.F167]+[.F$89]) / 1000)" office:value-type="float" office:value="516" calcext:value-type="float">
            <text:p>516.00</text:p>
          </table:table-cell>
          <table:table-cell table:style-name="ce32" table:formula="of:=[.G128]*MAX([.G$88]; 1E-018) / ((MAX([.G$88]; 1E-018) * [.G167]+[.G$89]) / 1000)" office:value-type="float" office:value="322.5" calcext:value-type="float">
            <text:p>322.50</text:p>
          </table:table-cell>
          <table:table-cell table:style-name="ce32" table:formula="of:=[.H128]*MAX([.H$88]; 1E-018) / ((MAX([.H$88]; 1E-018) * [.H167]+[.H$89]) / 1000)" office:value-type="float" office:value="516" calcext:value-type="float">
            <text:p>516.00</text:p>
          </table:table-cell>
          <table:table-cell table:style-name="ce32" table:formula="of:=[.I128]*MAX([.I$88]; 1E-018) / ((MAX([.I$88]; 1E-018) * [.I167]+[.I$89]) / 1000)" office:value-type="float" office:value="322.5" calcext:value-type="float">
            <text:p>322.5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Relative Bonus</text:p>
          </table:table-cell>
          <table:table-cell table:style-name="ce33" table:formula="of:=([.D169] / MAX([.D$169]; 1E-018))-1" office:value-type="percentage" office:value="0" calcext:value-type="percentage">
            <text:p>0%</text:p>
          </table:table-cell>
          <table:table-cell table:style-name="ce33" table:formula="of:=([.E169] / MAX([.E$169]; 1E-018))-1" office:value-type="percentage" office:value="0" calcext:value-type="percentage">
            <text:p>0%</text:p>
          </table:table-cell>
          <table:table-cell table:style-name="ce33" table:formula="of:=([.F169] / MAX([.F$169]; 1E-018))-1" office:value-type="percentage" office:value="0" calcext:value-type="percentage">
            <text:p>0%</text:p>
          </table:table-cell>
          <table:table-cell table:style-name="ce33" table:formula="of:=([.G169] / MAX([.G$169]; 1E-018))-1" office:value-type="percentage" office:value="0" calcext:value-type="percentage">
            <text:p>0%</text:p>
          </table:table-cell>
          <table:table-cell table:style-name="ce33" table:formula="of:=([.H169] / MAX([.H$169]; 1E-018))-1" office:value-type="percentage" office:value="0" calcext:value-type="percentage">
            <text:p>0%</text:p>
          </table:table-cell>
          <table:table-cell table:style-name="ce33" table:formula="of:=([.I169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0] / MAX([.D$169]; 1E-018))-1" office:value-type="percentage" office:value="1" calcext:value-type="percentage">
            <text:p>100%</text:p>
          </table:table-cell>
          <table:table-cell table:style-name="ce33" table:formula="of:=([.E170] / MAX([.E$169]; 1E-018))-1" office:value-type="percentage" office:value="1" calcext:value-type="percentage">
            <text:p>100%</text:p>
          </table:table-cell>
          <table:table-cell table:style-name="ce33" table:formula="of:=([.F170] / MAX([.F$169]; 1E-018))-1" office:value-type="percentage" office:value="0" calcext:value-type="percentage">
            <text:p>0%</text:p>
          </table:table-cell>
          <table:table-cell table:style-name="ce33" table:formula="of:=([.G170] / MAX([.G$169]; 1E-018))-1" office:value-type="percentage" office:value="0" calcext:value-type="percentage">
            <text:p>0%</text:p>
          </table:table-cell>
          <table:table-cell table:style-name="ce33" table:formula="of:=([.H170] / MAX([.H$169]; 1E-018))-1" office:value-type="percentage" office:value="0" calcext:value-type="percentage">
            <text:p>0%</text:p>
          </table:table-cell>
          <table:table-cell table:style-name="ce33" table:formula="of:=([.I170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1] / MAX([.D$169]; 1E-018))-1" office:value-type="percentage" office:value="1" calcext:value-type="percentage">
            <text:p>100%</text:p>
          </table:table-cell>
          <table:table-cell table:style-name="ce33" table:formula="of:=([.E171] / MAX([.E$169]; 1E-018))-1" office:value-type="percentage" office:value="1" calcext:value-type="percentage">
            <text:p>100%</text:p>
          </table:table-cell>
          <table:table-cell table:style-name="ce33" table:formula="of:=([.F171] / MAX([.F$169]; 1E-018))-1" office:value-type="percentage" office:value="0" calcext:value-type="percentage">
            <text:p>0%</text:p>
          </table:table-cell>
          <table:table-cell table:style-name="ce33" table:formula="of:=([.G171] / MAX([.G$169]; 1E-018))-1" office:value-type="percentage" office:value="0" calcext:value-type="percentage">
            <text:p>0%</text:p>
          </table:table-cell>
          <table:table-cell table:style-name="ce33" table:formula="of:=([.H171] / MAX([.H$169]; 1E-018))-1" office:value-type="percentage" office:value="0" calcext:value-type="percentage">
            <text:p>0%</text:p>
          </table:table-cell>
          <table:table-cell table:style-name="ce33" table:formula="of:=([.I171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2] / MAX([.D$169]; 1E-018))-1" office:value-type="percentage" office:value="1" calcext:value-type="percentage">
            <text:p>100%</text:p>
          </table:table-cell>
          <table:table-cell table:style-name="ce33" table:formula="of:=([.E172] / MAX([.E$169]; 1E-018))-1" office:value-type="percentage" office:value="1" calcext:value-type="percentage">
            <text:p>100%</text:p>
          </table:table-cell>
          <table:table-cell table:style-name="ce33" table:formula="of:=([.F172] / MAX([.F$169]; 1E-018))-1" office:value-type="percentage" office:value="0" calcext:value-type="percentage">
            <text:p>0%</text:p>
          </table:table-cell>
          <table:table-cell table:style-name="ce33" table:formula="of:=([.G172] / MAX([.G$169]; 1E-018))-1" office:value-type="percentage" office:value="0" calcext:value-type="percentage">
            <text:p>0%</text:p>
          </table:table-cell>
          <table:table-cell table:style-name="ce33" table:formula="of:=([.H172] / MAX([.H$169]; 1E-018))-1" office:value-type="percentage" office:value="0" calcext:value-type="percentage">
            <text:p>0%</text:p>
          </table:table-cell>
          <table:table-cell table:style-name="ce33" table:formula="of:=([.I172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3] / MAX([.D$169]; 1E-018))-1" office:value-type="percentage" office:value="1" calcext:value-type="percentage">
            <text:p>100%</text:p>
          </table:table-cell>
          <table:table-cell table:style-name="ce33" table:formula="of:=([.E173] / MAX([.E$169]; 1E-018))-1" office:value-type="percentage" office:value="1" calcext:value-type="percentage">
            <text:p>100%</text:p>
          </table:table-cell>
          <table:table-cell table:style-name="ce33" table:formula="of:=([.F173] / MAX([.F$169]; 1E-018))-1" office:value-type="percentage" office:value="0" calcext:value-type="percentage">
            <text:p>0%</text:p>
          </table:table-cell>
          <table:table-cell table:style-name="ce33" table:formula="of:=([.G173] / MAX([.G$169]; 1E-018))-1" office:value-type="percentage" office:value="0" calcext:value-type="percentage">
            <text:p>0%</text:p>
          </table:table-cell>
          <table:table-cell table:style-name="ce33" table:formula="of:=([.H173] / MAX([.H$169]; 1E-018))-1" office:value-type="percentage" office:value="0" calcext:value-type="percentage">
            <text:p>0%</text:p>
          </table:table-cell>
          <table:table-cell table:style-name="ce33" table:formula="of:=([.I173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4] / MAX([.D$169]; 1E-018))-1" office:value-type="percentage" office:value="1" calcext:value-type="percentage">
            <text:p>100%</text:p>
          </table:table-cell>
          <table:table-cell table:style-name="ce33" table:formula="of:=([.E174] / MAX([.E$169]; 1E-018))-1" office:value-type="percentage" office:value="1" calcext:value-type="percentage">
            <text:p>100%</text:p>
          </table:table-cell>
          <table:table-cell table:style-name="ce33" table:formula="of:=([.F174] / MAX([.F$169]; 1E-018))-1" office:value-type="percentage" office:value="0" calcext:value-type="percentage">
            <text:p>0%</text:p>
          </table:table-cell>
          <table:table-cell table:style-name="ce33" table:formula="of:=([.G174] / MAX([.G$169]; 1E-018))-1" office:value-type="percentage" office:value="0" calcext:value-type="percentage">
            <text:p>0%</text:p>
          </table:table-cell>
          <table:table-cell table:style-name="ce33" table:formula="of:=([.H174] / MAX([.H$169]; 1E-018))-1" office:value-type="percentage" office:value="0" calcext:value-type="percentage">
            <text:p>0%</text:p>
          </table:table-cell>
          <table:table-cell table:style-name="ce33" table:formula="of:=([.I174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75] / MAX([.D$169]; 1E-018))-1" office:value-type="percentage" office:value="0.25" calcext:value-type="percentage">
            <text:p>25%</text:p>
          </table:table-cell>
          <table:table-cell table:style-name="ce33" table:formula="of:=([.E175] / MAX([.E$169]; 1E-018))-1" office:value-type="percentage" office:value="0.25" calcext:value-type="percentage">
            <text:p>25%</text:p>
          </table:table-cell>
          <table:table-cell table:style-name="ce33" table:formula="of:=([.F175] / MAX([.F$169]; 1E-018))-1" office:value-type="percentage" office:value="0.25" calcext:value-type="percentage">
            <text:p>25%</text:p>
          </table:table-cell>
          <table:table-cell table:style-name="ce33" table:formula="of:=([.G175] / MAX([.G$169]; 1E-018))-1" office:value-type="percentage" office:value="0.25" calcext:value-type="percentage">
            <text:p>25%</text:p>
          </table:table-cell>
          <table:table-cell table:style-name="ce33" table:formula="of:=([.H175] / MAX([.H$169]; 1E-018))-1" office:value-type="percentage" office:value="0.25" calcext:value-type="percentage">
            <text:p>25%</text:p>
          </table:table-cell>
          <table:table-cell table:style-name="ce33" table:formula="of:=([.I175] / MAX([.I$169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76] / MAX([.D$169]; 1E-018))-1" office:value-type="percentage" office:value="1" calcext:value-type="percentage">
            <text:p>100%</text:p>
          </table:table-cell>
          <table:table-cell table:style-name="ce33" table:formula="of:=([.E176] / MAX([.E$169]; 1E-018))-1" office:value-type="percentage" office:value="1" calcext:value-type="percentage">
            <text:p>100%</text:p>
          </table:table-cell>
          <table:table-cell table:style-name="ce33" table:formula="of:=([.F176] / MAX([.F$169]; 1E-018))-1" office:value-type="percentage" office:value="0" calcext:value-type="percentage">
            <text:p>0%</text:p>
          </table:table-cell>
          <table:table-cell table:style-name="ce33" table:formula="of:=([.G176] / MAX([.G$169]; 1E-018))-1" office:value-type="percentage" office:value="0" calcext:value-type="percentage">
            <text:p>0%</text:p>
          </table:table-cell>
          <table:table-cell table:style-name="ce33" table:formula="of:=([.H176] / MAX([.H$169]; 1E-018))-1" office:value-type="percentage" office:value="0" calcext:value-type="percentage">
            <text:p>0%</text:p>
          </table:table-cell>
          <table:table-cell table:style-name="ce33" table:formula="of:=([.I176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7] / MAX([.D$169]; 1E-018))-1" office:value-type="percentage" office:value="0.0999999999999999" calcext:value-type="percentage">
            <text:p>10%</text:p>
          </table:table-cell>
          <table:table-cell table:style-name="ce33" table:formula="of:=([.E177] / MAX([.E$169]; 1E-018))-1" office:value-type="percentage" office:value="0.0999999999999999" calcext:value-type="percentage">
            <text:p>10%</text:p>
          </table:table-cell>
          <table:table-cell table:style-name="ce33" table:formula="of:=([.F177] / MAX([.F$169]; 1E-018))-1" office:value-type="percentage" office:value="0.1" calcext:value-type="percentage">
            <text:p>10%</text:p>
          </table:table-cell>
          <table:table-cell table:style-name="ce33" table:formula="of:=([.G177] / MAX([.G$169]; 1E-018))-1" office:value-type="percentage" office:value="0.0999999999999999" calcext:value-type="percentage">
            <text:p>10%</text:p>
          </table:table-cell>
          <table:table-cell table:style-name="ce33" table:formula="of:=([.H177] / MAX([.H$169]; 1E-018))-1" office:value-type="percentage" office:value="0.1" calcext:value-type="percentage">
            <text:p>10%</text:p>
          </table:table-cell>
          <table:table-cell table:style-name="ce33" table:formula="of:=([.I177] / MAX([.I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8] / MAX([.D$169]; 1E-018))-1" office:value-type="percentage" office:value="0.2" calcext:value-type="percentage">
            <text:p>20%</text:p>
          </table:table-cell>
          <table:table-cell table:style-name="ce33" table:formula="of:=([.E178] / MAX([.E$169]; 1E-018))-1" office:value-type="percentage" office:value="0.2" calcext:value-type="percentage">
            <text:p>20%</text:p>
          </table:table-cell>
          <table:table-cell table:style-name="ce33" table:formula="of:=([.F178] / MAX([.F$169]; 1E-018))-1" office:value-type="percentage" office:value="0.2" calcext:value-type="percentage">
            <text:p>20%</text:p>
          </table:table-cell>
          <table:table-cell table:style-name="ce33" table:formula="of:=([.G178] / MAX([.G$169]; 1E-018))-1" office:value-type="percentage" office:value="0.2" calcext:value-type="percentage">
            <text:p>20%</text:p>
          </table:table-cell>
          <table:table-cell table:style-name="ce33" table:formula="of:=([.H178] / MAX([.H$169]; 1E-018))-1" office:value-type="percentage" office:value="0.2" calcext:value-type="percentage">
            <text:p>20%</text:p>
          </table:table-cell>
          <table:table-cell table:style-name="ce33" table:formula="of:=([.I178] / MAX([.I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9] / MAX([.D$169]; 1E-018))-1" office:value-type="percentage" office:value="0.3" calcext:value-type="percentage">
            <text:p>30%</text:p>
          </table:table-cell>
          <table:table-cell table:style-name="ce33" table:formula="of:=([.E179] / MAX([.E$169]; 1E-018))-1" office:value-type="percentage" office:value="0.3" calcext:value-type="percentage">
            <text:p>30%</text:p>
          </table:table-cell>
          <table:table-cell table:style-name="ce33" table:formula="of:=([.F179] / MAX([.F$169]; 1E-018))-1" office:value-type="percentage" office:value="0.3" calcext:value-type="percentage">
            <text:p>30%</text:p>
          </table:table-cell>
          <table:table-cell table:style-name="ce33" table:formula="of:=([.G179] / MAX([.G$169]; 1E-018))-1" office:value-type="percentage" office:value="0.3" calcext:value-type="percentage">
            <text:p>30%</text:p>
          </table:table-cell>
          <table:table-cell table:style-name="ce33" table:formula="of:=([.H179] / MAX([.H$169]; 1E-018))-1" office:value-type="percentage" office:value="0.3" calcext:value-type="percentage">
            <text:p>30%</text:p>
          </table:table-cell>
          <table:table-cell table:style-name="ce33" table:formula="of:=([.I179] / MAX([.I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Relative Bonus</text:p>
          </table:table-cell>
          <table:table-cell table:style-name="ce33" table:formula="of:=([.D180] / MAX([.D$169]; 1E-018))-1" office:value-type="percentage" office:value="1.2" calcext:value-type="percentage">
            <text:p>120%</text:p>
          </table:table-cell>
          <table:table-cell table:style-name="ce33" table:formula="of:=([.E180] / MAX([.E$169]; 1E-018))-1" office:value-type="percentage" office:value="1.2" calcext:value-type="percentage">
            <text:p>120%</text:p>
          </table:table-cell>
          <table:table-cell table:style-name="ce33" table:formula="of:=([.F180] / MAX([.F$169]; 1E-018))-1" office:value-type="percentage" office:value="0.1" calcext:value-type="percentage">
            <text:p>10%</text:p>
          </table:table-cell>
          <table:table-cell table:style-name="ce33" table:formula="of:=([.G180] / MAX([.G$169]; 1E-018))-1" office:value-type="percentage" office:value="0.0999999999999999" calcext:value-type="percentage">
            <text:p>10%</text:p>
          </table:table-cell>
          <table:table-cell table:style-name="ce33" table:formula="of:=([.H180] / MAX([.H$169]; 1E-018))-1" office:value-type="percentage" office:value="0.1" calcext:value-type="percentage">
            <text:p>10%</text:p>
          </table:table-cell>
          <table:table-cell table:style-name="ce33" table:formula="of:=([.I180] / MAX([.I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Relative Bonus</text:p>
          </table:table-cell>
          <table:table-cell table:style-name="ce33" table:formula="of:=([.D181] / MAX([.D$169]; 1E-018))-1" office:value-type="percentage" office:value="1.4" calcext:value-type="percentage">
            <text:p>140%</text:p>
          </table:table-cell>
          <table:table-cell table:style-name="ce33" table:formula="of:=([.E181] / MAX([.E$169]; 1E-018))-1" office:value-type="percentage" office:value="1.4" calcext:value-type="percentage">
            <text:p>140%</text:p>
          </table:table-cell>
          <table:table-cell table:style-name="ce33" table:formula="of:=([.F181] / MAX([.F$169]; 1E-018))-1" office:value-type="percentage" office:value="0.2" calcext:value-type="percentage">
            <text:p>20%</text:p>
          </table:table-cell>
          <table:table-cell table:style-name="ce33" table:formula="of:=([.G181] / MAX([.G$169]; 1E-018))-1" office:value-type="percentage" office:value="0.2" calcext:value-type="percentage">
            <text:p>20%</text:p>
          </table:table-cell>
          <table:table-cell table:style-name="ce33" table:formula="of:=([.H181] / MAX([.H$169]; 1E-018))-1" office:value-type="percentage" office:value="0.2" calcext:value-type="percentage">
            <text:p>20%</text:p>
          </table:table-cell>
          <table:table-cell table:style-name="ce33" table:formula="of:=([.I181] / MAX([.I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Relative Bonus</text:p>
          </table:table-cell>
          <table:table-cell table:style-name="ce33" table:formula="of:=([.D182] / MAX([.D$169]; 1E-018))-1" office:value-type="percentage" office:value="1.6" calcext:value-type="percentage">
            <text:p>160%</text:p>
          </table:table-cell>
          <table:table-cell table:style-name="ce33" table:formula="of:=([.E182] / MAX([.E$169]; 1E-018))-1" office:value-type="percentage" office:value="1.6" calcext:value-type="percentage">
            <text:p>160%</text:p>
          </table:table-cell>
          <table:table-cell table:style-name="ce33" table:formula="of:=([.F182] / MAX([.F$169]; 1E-018))-1" office:value-type="percentage" office:value="0.3" calcext:value-type="percentage">
            <text:p>30%</text:p>
          </table:table-cell>
          <table:table-cell table:style-name="ce33" table:formula="of:=([.G182] / MAX([.G$169]; 1E-018))-1" office:value-type="percentage" office:value="0.3" calcext:value-type="percentage">
            <text:p>30%</text:p>
          </table:table-cell>
          <table:table-cell table:style-name="ce33" table:formula="of:=([.H182] / MAX([.H$169]; 1E-018))-1" office:value-type="percentage" office:value="0.3" calcext:value-type="percentage">
            <text:p>30%</text:p>
          </table:table-cell>
          <table:table-cell table:style-name="ce33" table:formula="of:=([.I182] / MAX([.I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83] / MAX([.D$169]; 1E-018))-1" office:value-type="percentage" office:value="0.2" calcext:value-type="percentage">
            <text:p>20%</text:p>
          </table:table-cell>
          <table:table-cell table:style-name="ce33" table:formula="of:=([.E183] / MAX([.E$169]; 1E-018))-1" office:value-type="percentage" office:value="0.2" calcext:value-type="percentage">
            <text:p>20%</text:p>
          </table:table-cell>
          <table:table-cell table:style-name="ce33" table:formula="of:=([.F183] / MAX([.F$169]; 1E-018))-1" office:value-type="percentage" office:value="0.2" calcext:value-type="percentage">
            <text:p>20%</text:p>
          </table:table-cell>
          <table:table-cell table:style-name="ce33" table:formula="of:=([.G183] / MAX([.G$169]; 1E-018))-1" office:value-type="percentage" office:value="0.2" calcext:value-type="percentage">
            <text:p>20%</text:p>
          </table:table-cell>
          <table:table-cell table:style-name="ce33" table:formula="of:=([.H183] / MAX([.H$169]; 1E-018))-1" office:value-type="percentage" office:value="0.2" calcext:value-type="percentage">
            <text:p>20%</text:p>
          </table:table-cell>
          <table:table-cell table:style-name="ce33" table:formula="of:=([.I183] / MAX([.I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84] / MAX([.D$169]; 1E-018))-1" office:value-type="percentage" office:value="0" calcext:value-type="percentage">
            <text:p>0%</text:p>
          </table:table-cell>
          <table:table-cell table:style-name="ce33" table:formula="of:=([.E184] / MAX([.E$169]; 1E-018))-1" office:value-type="percentage" office:value="0" calcext:value-type="percentage">
            <text:p>0%</text:p>
          </table:table-cell>
          <table:table-cell table:style-name="ce33" table:formula="of:=([.F184] / MAX([.F$169]; 1E-018))-1" office:value-type="percentage" office:value="0" calcext:value-type="percentage">
            <text:p>0%</text:p>
          </table:table-cell>
          <table:table-cell table:style-name="ce33" table:formula="of:=([.G184] / MAX([.G$169]; 1E-018))-1" office:value-type="percentage" office:value="0" calcext:value-type="percentage">
            <text:p>0%</text:p>
          </table:table-cell>
          <table:table-cell table:style-name="ce33" table:formula="of:=([.H184] / MAX([.H$169]; 1E-018))-1" office:value-type="percentage" office:value="0" calcext:value-type="percentage">
            <text:p>0%</text:p>
          </table:table-cell>
          <table:table-cell table:style-name="ce33" table:formula="of:=([.I184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85] / MAX([.D$169]; 1E-018))-1" office:value-type="percentage" office:value="0" calcext:value-type="percentage">
            <text:p>0%</text:p>
          </table:table-cell>
          <table:table-cell table:style-name="ce33" table:formula="of:=([.E185] / MAX([.E$169]; 1E-018))-1" office:value-type="percentage" office:value="0" calcext:value-type="percentage">
            <text:p>0%</text:p>
          </table:table-cell>
          <table:table-cell table:style-name="ce33" table:formula="of:=([.F185] / MAX([.F$169]; 1E-018))-1" office:value-type="percentage" office:value="0" calcext:value-type="percentage">
            <text:p>0%</text:p>
          </table:table-cell>
          <table:table-cell table:style-name="ce33" table:formula="of:=([.G185] / MAX([.G$169]; 1E-018))-1" office:value-type="percentage" office:value="0" calcext:value-type="percentage">
            <text:p>0%</text:p>
          </table:table-cell>
          <table:table-cell table:style-name="ce33" table:formula="of:=([.H185] / MAX([.H$169]; 1E-018))-1" office:value-type="percentage" office:value="0" calcext:value-type="percentage">
            <text:p>0%</text:p>
          </table:table-cell>
          <table:table-cell table:style-name="ce33" table:formula="of:=([.I185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86] / MAX([.D$169]; 1E-018))-1" office:value-type="percentage" office:value="0" calcext:value-type="percentage">
            <text:p>0%</text:p>
          </table:table-cell>
          <table:table-cell table:style-name="ce33" table:formula="of:=([.E186] / MAX([.E$169]; 1E-018))-1" office:value-type="percentage" office:value="0" calcext:value-type="percentage">
            <text:p>0%</text:p>
          </table:table-cell>
          <table:table-cell table:style-name="ce33" table:formula="of:=([.F186] / MAX([.F$169]; 1E-018))-1" office:value-type="percentage" office:value="0" calcext:value-type="percentage">
            <text:p>0%</text:p>
          </table:table-cell>
          <table:table-cell table:style-name="ce33" table:formula="of:=([.G186] / MAX([.G$169]; 1E-018))-1" office:value-type="percentage" office:value="0" calcext:value-type="percentage">
            <text:p>0%</text:p>
          </table:table-cell>
          <table:table-cell table:style-name="ce33" table:formula="of:=([.H186] / MAX([.H$169]; 1E-018))-1" office:value-type="percentage" office:value="0" calcext:value-type="percentage">
            <text:p>0%</text:p>
          </table:table-cell>
          <table:table-cell table:style-name="ce33" table:formula="of:=([.I186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87] / MAX([.D$169]; 1E-018))-1" office:value-type="percentage" office:value="0" calcext:value-type="percentage">
            <text:p>0%</text:p>
          </table:table-cell>
          <table:table-cell table:style-name="ce33" table:formula="of:=([.E187] / MAX([.E$169]; 1E-018))-1" office:value-type="percentage" office:value="0" calcext:value-type="percentage">
            <text:p>0%</text:p>
          </table:table-cell>
          <table:table-cell table:style-name="ce33" table:formula="of:=([.F187] / MAX([.F$169]; 1E-018))-1" office:value-type="percentage" office:value="0" calcext:value-type="percentage">
            <text:p>0%</text:p>
          </table:table-cell>
          <table:table-cell table:style-name="ce33" table:formula="of:=([.G187] / MAX([.G$169]; 1E-018))-1" office:value-type="percentage" office:value="0" calcext:value-type="percentage">
            <text:p>0%</text:p>
          </table:table-cell>
          <table:table-cell table:style-name="ce33" table:formula="of:=([.H187] / MAX([.H$169]; 1E-018))-1" office:value-type="percentage" office:value="0" calcext:value-type="percentage">
            <text:p>0%</text:p>
          </table:table-cell>
          <table:table-cell table:style-name="ce33" table:formula="of:=([.I187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88] / MAX([.D$169]; 1E-018))-1" office:value-type="percentage" office:value="1" calcext:value-type="percentage">
            <text:p>100%</text:p>
          </table:table-cell>
          <table:table-cell table:style-name="ce33" table:formula="of:=([.E188] / MAX([.E$169]; 1E-018))-1" office:value-type="percentage" office:value="1" calcext:value-type="percentage">
            <text:p>100%</text:p>
          </table:table-cell>
          <table:table-cell table:style-name="ce33" table:formula="of:=([.F188] / MAX([.F$169]; 1E-018))-1" office:value-type="percentage" office:value="0" calcext:value-type="percentage">
            <text:p>0%</text:p>
          </table:table-cell>
          <table:table-cell table:style-name="ce33" table:formula="of:=([.G188] / MAX([.G$169]; 1E-018))-1" office:value-type="percentage" office:value="0" calcext:value-type="percentage">
            <text:p>0%</text:p>
          </table:table-cell>
          <table:table-cell table:style-name="ce33" table:formula="of:=([.H188] / MAX([.H$169]; 1E-018))-1" office:value-type="percentage" office:value="0" calcext:value-type="percentage">
            <text:p>0%</text:p>
          </table:table-cell>
          <table:table-cell table:style-name="ce33" table:formula="of:=([.I188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89] / MAX([.D$169]; 1E-018))-1" office:value-type="percentage" office:value="3.2" calcext:value-type="percentage">
            <text:p>320%</text:p>
          </table:table-cell>
          <table:table-cell table:style-name="ce33" table:formula="of:=([.E189] / MAX([.E$169]; 1E-018))-1" office:value-type="percentage" office:value="3.2" calcext:value-type="percentage">
            <text:p>320%</text:p>
          </table:table-cell>
          <table:table-cell table:style-name="ce33" table:formula="of:=([.F189] / MAX([.F$169]; 1E-018))-1" office:value-type="percentage" office:value="1.1" calcext:value-type="percentage">
            <text:p>110%</text:p>
          </table:table-cell>
          <table:table-cell table:style-name="ce33" table:formula="of:=([.G189] / MAX([.G$169]; 1E-018))-1" office:value-type="percentage" office:value="1.1" calcext:value-type="percentage">
            <text:p>110%</text:p>
          </table:table-cell>
          <table:table-cell table:style-name="ce33" table:formula="of:=([.H189] / MAX([.H$169]; 1E-018))-1" office:value-type="percentage" office:value="1.1" calcext:value-type="percentage">
            <text:p>110%</text:p>
          </table:table-cell>
          <table:table-cell table:style-name="ce33" table:formula="of:=([.I189] / MAX([.I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90] / MAX([.D$169]; 1E-018))-1" office:value-type="percentage" office:value="3.4" calcext:value-type="percentage">
            <text:p>340%</text:p>
          </table:table-cell>
          <table:table-cell table:style-name="ce33" table:formula="of:=([.E190] / MAX([.E$169]; 1E-018))-1" office:value-type="percentage" office:value="3.4" calcext:value-type="percentage">
            <text:p>340%</text:p>
          </table:table-cell>
          <table:table-cell table:style-name="ce33" table:formula="of:=([.F190] / MAX([.F$169]; 1E-018))-1" office:value-type="percentage" office:value="1.2" calcext:value-type="percentage">
            <text:p>120%</text:p>
          </table:table-cell>
          <table:table-cell table:style-name="ce33" table:formula="of:=([.G190] / MAX([.G$169]; 1E-018))-1" office:value-type="percentage" office:value="1.2" calcext:value-type="percentage">
            <text:p>120%</text:p>
          </table:table-cell>
          <table:table-cell table:style-name="ce33" table:formula="of:=([.H190] / MAX([.H$169]; 1E-018))-1" office:value-type="percentage" office:value="1.2" calcext:value-type="percentage">
            <text:p>120%</text:p>
          </table:table-cell>
          <table:table-cell table:style-name="ce33" table:formula="of:=([.I190] / MAX([.I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91] / MAX([.D$169]; 1E-018))-1" office:value-type="percentage" office:value="3.6" calcext:value-type="percentage">
            <text:p>360%</text:p>
          </table:table-cell>
          <table:table-cell table:style-name="ce33" table:formula="of:=([.E191] / MAX([.E$169]; 1E-018))-1" office:value-type="percentage" office:value="3.6" calcext:value-type="percentage">
            <text:p>360%</text:p>
          </table:table-cell>
          <table:table-cell table:style-name="ce33" table:formula="of:=([.F191] / MAX([.F$169]; 1E-018))-1" office:value-type="percentage" office:value="1.3" calcext:value-type="percentage">
            <text:p>130%</text:p>
          </table:table-cell>
          <table:table-cell table:style-name="ce33" table:formula="of:=([.G191] / MAX([.G$169]; 1E-018))-1" office:value-type="percentage" office:value="1.3" calcext:value-type="percentage">
            <text:p>130%</text:p>
          </table:table-cell>
          <table:table-cell table:style-name="ce33" table:formula="of:=([.H191] / MAX([.H$169]; 1E-018))-1" office:value-type="percentage" office:value="1.3" calcext:value-type="percentage">
            <text:p>130%</text:p>
          </table:table-cell>
          <table:table-cell table:style-name="ce33" table:formula="of:=([.I191] / MAX([.I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92] / MAX([.D$169]; 1E-018))-1" office:value-type="percentage" office:value="3.6" calcext:value-type="percentage">
            <text:p>360%</text:p>
          </table:table-cell>
          <table:table-cell table:style-name="ce33" table:formula="of:=([.E192] / MAX([.E$169]; 1E-018))-1" office:value-type="percentage" office:value="3.6" calcext:value-type="percentage">
            <text:p>360%</text:p>
          </table:table-cell>
          <table:table-cell table:style-name="ce33" table:formula="of:=([.F192] / MAX([.F$169]; 1E-018))-1" office:value-type="percentage" office:value="1.3" calcext:value-type="percentage">
            <text:p>130%</text:p>
          </table:table-cell>
          <table:table-cell table:style-name="ce33" table:formula="of:=([.G192] / MAX([.G$169]; 1E-018))-1" office:value-type="percentage" office:value="1.3" calcext:value-type="percentage">
            <text:p>130%</text:p>
          </table:table-cell>
          <table:table-cell table:style-name="ce33" table:formula="of:=([.H192] / MAX([.H$169]; 1E-018))-1" office:value-type="percentage" office:value="1.3" calcext:value-type="percentage">
            <text:p>130%</text:p>
          </table:table-cell>
          <table:table-cell table:style-name="ce33" table:formula="of:=([.I192] / MAX([.I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93] / MAX([.D$169]; 1E-018))-1" office:value-type="percentage" office:value="3.8" calcext:value-type="percentage">
            <text:p>380%</text:p>
          </table:table-cell>
          <table:table-cell table:style-name="ce33" table:formula="of:=([.E193] / MAX([.E$169]; 1E-018))-1" office:value-type="percentage" office:value="3.8" calcext:value-type="percentage">
            <text:p>380%</text:p>
          </table:table-cell>
          <table:table-cell table:style-name="ce33" table:formula="of:=([.F193] / MAX([.F$169]; 1E-018))-1" office:value-type="percentage" office:value="1.4" calcext:value-type="percentage">
            <text:p>140%</text:p>
          </table:table-cell>
          <table:table-cell table:style-name="ce33" table:formula="of:=([.G193] / MAX([.G$169]; 1E-018))-1" office:value-type="percentage" office:value="1.4" calcext:value-type="percentage">
            <text:p>140%</text:p>
          </table:table-cell>
          <table:table-cell table:style-name="ce33" table:formula="of:=([.H193] / MAX([.H$169]; 1E-018))-1" office:value-type="percentage" office:value="1.4" calcext:value-type="percentage">
            <text:p>140%</text:p>
          </table:table-cell>
          <table:table-cell table:style-name="ce33" table:formula="of:=([.I193] / MAX([.I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94] / MAX([.D$169]; 1E-018))-1" office:value-type="percentage" office:value="4" calcext:value-type="percentage">
            <text:p>400%</text:p>
          </table:table-cell>
          <table:table-cell table:style-name="ce33" table:formula="of:=([.E194] / MAX([.E$169]; 1E-018))-1" office:value-type="percentage" office:value="4" calcext:value-type="percentage">
            <text:p>400%</text:p>
          </table:table-cell>
          <table:table-cell table:style-name="ce33" table:formula="of:=([.F194] / MAX([.F$169]; 1E-018))-1" office:value-type="percentage" office:value="1.5" calcext:value-type="percentage">
            <text:p>150%</text:p>
          </table:table-cell>
          <table:table-cell table:style-name="ce33" table:formula="of:=([.G194] / MAX([.G$169]; 1E-018))-1" office:value-type="percentage" office:value="1.5" calcext:value-type="percentage">
            <text:p>150%</text:p>
          </table:table-cell>
          <table:table-cell table:style-name="ce33" table:formula="of:=([.H194] / MAX([.H$169]; 1E-018))-1" office:value-type="percentage" office:value="1.5" calcext:value-type="percentage">
            <text:p>150%</text:p>
          </table:table-cell>
          <table:table-cell table:style-name="ce33" table:formula="of:=([.I194] / MAX([.I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95] / MAX([.D$169]; 1E-018))-1" office:value-type="percentage" office:value="3.2" calcext:value-type="percentage">
            <text:p>320%</text:p>
          </table:table-cell>
          <table:table-cell table:style-name="ce33" table:formula="of:=([.E195] / MAX([.E$169]; 1E-018))-1" office:value-type="percentage" office:value="3.2" calcext:value-type="percentage">
            <text:p>320%</text:p>
          </table:table-cell>
          <table:table-cell table:style-name="ce33" table:formula="of:=([.F195] / MAX([.F$169]; 1E-018))-1" office:value-type="percentage" office:value="1.1" calcext:value-type="percentage">
            <text:p>110%</text:p>
          </table:table-cell>
          <table:table-cell table:style-name="ce33" table:formula="of:=([.G195] / MAX([.G$169]; 1E-018))-1" office:value-type="percentage" office:value="1.1" calcext:value-type="percentage">
            <text:p>110%</text:p>
          </table:table-cell>
          <table:table-cell table:style-name="ce33" table:formula="of:=([.H195] / MAX([.H$169]; 1E-018))-1" office:value-type="percentage" office:value="1.1" calcext:value-type="percentage">
            <text:p>110%</text:p>
          </table:table-cell>
          <table:table-cell table:style-name="ce33" table:formula="of:=([.I195] / MAX([.I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96] / MAX([.D$169]; 1E-018))-1" office:value-type="percentage" office:value="3.4" calcext:value-type="percentage">
            <text:p>340%</text:p>
          </table:table-cell>
          <table:table-cell table:style-name="ce33" table:formula="of:=([.E196] / MAX([.E$169]; 1E-018))-1" office:value-type="percentage" office:value="3.4" calcext:value-type="percentage">
            <text:p>340%</text:p>
          </table:table-cell>
          <table:table-cell table:style-name="ce33" table:formula="of:=([.F196] / MAX([.F$169]; 1E-018))-1" office:value-type="percentage" office:value="1.2" calcext:value-type="percentage">
            <text:p>120%</text:p>
          </table:table-cell>
          <table:table-cell table:style-name="ce33" table:formula="of:=([.G196] / MAX([.G$169]; 1E-018))-1" office:value-type="percentage" office:value="1.2" calcext:value-type="percentage">
            <text:p>120%</text:p>
          </table:table-cell>
          <table:table-cell table:style-name="ce33" table:formula="of:=([.H196] / MAX([.H$169]; 1E-018))-1" office:value-type="percentage" office:value="1.2" calcext:value-type="percentage">
            <text:p>120%</text:p>
          </table:table-cell>
          <table:table-cell table:style-name="ce33" table:formula="of:=([.I196] / MAX([.I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97] / MAX([.D$169]; 1E-018))-1" office:value-type="percentage" office:value="3.6" calcext:value-type="percentage">
            <text:p>360%</text:p>
          </table:table-cell>
          <table:table-cell table:style-name="ce33" table:formula="of:=([.E197] / MAX([.E$169]; 1E-018))-1" office:value-type="percentage" office:value="3.6" calcext:value-type="percentage">
            <text:p>360%</text:p>
          </table:table-cell>
          <table:table-cell table:style-name="ce33" table:formula="of:=([.F197] / MAX([.F$169]; 1E-018))-1" office:value-type="percentage" office:value="1.3" calcext:value-type="percentage">
            <text:p>130%</text:p>
          </table:table-cell>
          <table:table-cell table:style-name="ce33" table:formula="of:=([.G197] / MAX([.G$169]; 1E-018))-1" office:value-type="percentage" office:value="1.3" calcext:value-type="percentage">
            <text:p>130%</text:p>
          </table:table-cell>
          <table:table-cell table:style-name="ce33" table:formula="of:=([.H197] / MAX([.H$169]; 1E-018))-1" office:value-type="percentage" office:value="1.3" calcext:value-type="percentage">
            <text:p>130%</text:p>
          </table:table-cell>
          <table:table-cell table:style-name="ce33" table:formula="of:=([.I197] / MAX([.I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98] / MAX([.D$169]; 1E-018))-1" office:value-type="percentage" office:value="3.7" calcext:value-type="percentage">
            <text:p>370%</text:p>
          </table:table-cell>
          <table:table-cell table:style-name="ce33" table:formula="of:=([.E198] / MAX([.E$169]; 1E-018))-1" office:value-type="percentage" office:value="3.7" calcext:value-type="percentage">
            <text:p>370%</text:p>
          </table:table-cell>
          <table:table-cell table:style-name="ce33" table:formula="of:=([.F198] / MAX([.F$169]; 1E-018))-1" office:value-type="percentage" office:value="1.35" calcext:value-type="percentage">
            <text:p>135%</text:p>
          </table:table-cell>
          <table:table-cell table:style-name="ce33" table:formula="of:=([.G198] / MAX([.G$169]; 1E-018))-1" office:value-type="percentage" office:value="1.35" calcext:value-type="percentage">
            <text:p>135%</text:p>
          </table:table-cell>
          <table:table-cell table:style-name="ce33" table:formula="of:=([.H198] / MAX([.H$169]; 1E-018))-1" office:value-type="percentage" office:value="1.35" calcext:value-type="percentage">
            <text:p>135%</text:p>
          </table:table-cell>
          <table:table-cell table:style-name="ce33" table:formula="of:=([.I198] / MAX([.I$169]; 1E-018))-1" office:value-type="percentage" office:value="1.35" calcext:value-type="percentage">
            <text:p>13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99] / MAX([.D$169]; 1E-018))-1" office:value-type="percentage" office:value="3.9" calcext:value-type="percentage">
            <text:p>390%</text:p>
          </table:table-cell>
          <table:table-cell table:style-name="ce33" table:formula="of:=([.E199] / MAX([.E$169]; 1E-018))-1" office:value-type="percentage" office:value="3.9" calcext:value-type="percentage">
            <text:p>390%</text:p>
          </table:table-cell>
          <table:table-cell table:style-name="ce33" table:formula="of:=([.F199] / MAX([.F$169]; 1E-018))-1" office:value-type="percentage" office:value="1.45" calcext:value-type="percentage">
            <text:p>145%</text:p>
          </table:table-cell>
          <table:table-cell table:style-name="ce33" table:formula="of:=([.G199] / MAX([.G$169]; 1E-018))-1" office:value-type="percentage" office:value="1.45" calcext:value-type="percentage">
            <text:p>145%</text:p>
          </table:table-cell>
          <table:table-cell table:style-name="ce33" table:formula="of:=([.H199] / MAX([.H$169]; 1E-018))-1" office:value-type="percentage" office:value="1.45" calcext:value-type="percentage">
            <text:p>145%</text:p>
          </table:table-cell>
          <table:table-cell table:style-name="ce33" table:formula="of:=([.I199] / MAX([.I$169]; 1E-018))-1" office:value-type="percentage" office:value="1.45" calcext:value-type="percentage">
            <text:p>14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200] / MAX([.D$169]; 1E-018))-1" office:value-type="percentage" office:value="4.1" calcext:value-type="percentage">
            <text:p>410%</text:p>
          </table:table-cell>
          <table:table-cell table:style-name="ce33" table:formula="of:=([.E200] / MAX([.E$169]; 1E-018))-1" office:value-type="percentage" office:value="4.1" calcext:value-type="percentage">
            <text:p>410%</text:p>
          </table:table-cell>
          <table:table-cell table:style-name="ce33" table:formula="of:=([.F200] / MAX([.F$169]; 1E-018))-1" office:value-type="percentage" office:value="1.55" calcext:value-type="percentage">
            <text:p>155%</text:p>
          </table:table-cell>
          <table:table-cell table:style-name="ce33" table:formula="of:=([.G200] / MAX([.G$169]; 1E-018))-1" office:value-type="percentage" office:value="1.55" calcext:value-type="percentage">
            <text:p>155%</text:p>
          </table:table-cell>
          <table:table-cell table:style-name="ce33" table:formula="of:=([.H200] / MAX([.H$169]; 1E-018))-1" office:value-type="percentage" office:value="1.55" calcext:value-type="percentage">
            <text:p>155%</text:p>
          </table:table-cell>
          <table:table-cell table:style-name="ce33" table:formula="of:=([.I200] / MAX([.I$169]; 1E-018))-1" office:value-type="percentage" office:value="1.55" calcext:value-type="percentage">
            <text:p>155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201] / MAX([.D$169]; 1E-018))-1" office:value-type="percentage" office:value="3.8" calcext:value-type="percentage">
            <text:p>380%</text:p>
          </table:table-cell>
          <table:table-cell table:style-name="ce33" table:formula="of:=([.E201] / MAX([.E$169]; 1E-018))-1" office:value-type="percentage" office:value="3.8" calcext:value-type="percentage">
            <text:p>380%</text:p>
          </table:table-cell>
          <table:table-cell table:style-name="ce33" table:formula="of:=([.F201] / MAX([.F$169]; 1E-018))-1" office:value-type="percentage" office:value="1.4" calcext:value-type="percentage">
            <text:p>140%</text:p>
          </table:table-cell>
          <table:table-cell table:style-name="ce33" table:formula="of:=([.G201] / MAX([.G$169]; 1E-018))-1" office:value-type="percentage" office:value="1.4" calcext:value-type="percentage">
            <text:p>140%</text:p>
          </table:table-cell>
          <table:table-cell table:style-name="ce33" table:formula="of:=([.H201] / MAX([.H$169]; 1E-018))-1" office:value-type="percentage" office:value="1.4" calcext:value-type="percentage">
            <text:p>140%</text:p>
          </table:table-cell>
          <table:table-cell table:style-name="ce33" table:formula="of:=([.I201] / MAX([.I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202] / MAX([.D$169]; 1E-018))-1" office:value-type="percentage" office:value="4" calcext:value-type="percentage">
            <text:p>400%</text:p>
          </table:table-cell>
          <table:table-cell table:style-name="ce33" table:formula="of:=([.E202] / MAX([.E$169]; 1E-018))-1" office:value-type="percentage" office:value="4" calcext:value-type="percentage">
            <text:p>400%</text:p>
          </table:table-cell>
          <table:table-cell table:style-name="ce33" table:formula="of:=([.F202] / MAX([.F$169]; 1E-018))-1" office:value-type="percentage" office:value="1.5" calcext:value-type="percentage">
            <text:p>150%</text:p>
          </table:table-cell>
          <table:table-cell table:style-name="ce33" table:formula="of:=([.G202] / MAX([.G$169]; 1E-018))-1" office:value-type="percentage" office:value="1.5" calcext:value-type="percentage">
            <text:p>150%</text:p>
          </table:table-cell>
          <table:table-cell table:style-name="ce33" table:formula="of:=([.H202] / MAX([.H$169]; 1E-018))-1" office:value-type="percentage" office:value="1.5" calcext:value-type="percentage">
            <text:p>150%</text:p>
          </table:table-cell>
          <table:table-cell table:style-name="ce33" table:formula="of:=([.I202] / MAX([.I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203] / MAX([.D$169]; 1E-018))-1" office:value-type="percentage" office:value="4.2" calcext:value-type="percentage">
            <text:p>420%</text:p>
          </table:table-cell>
          <table:table-cell table:style-name="ce33" table:formula="of:=([.E203] / MAX([.E$169]; 1E-018))-1" office:value-type="percentage" office:value="4.2" calcext:value-type="percentage">
            <text:p>420%</text:p>
          </table:table-cell>
          <table:table-cell table:style-name="ce33" table:formula="of:=([.F203] / MAX([.F$169]; 1E-018))-1" office:value-type="percentage" office:value="1.6" calcext:value-type="percentage">
            <text:p>160%</text:p>
          </table:table-cell>
          <table:table-cell table:style-name="ce33" table:formula="of:=([.G203] / MAX([.G$169]; 1E-018))-1" office:value-type="percentage" office:value="1.6" calcext:value-type="percentage">
            <text:p>160%</text:p>
          </table:table-cell>
          <table:table-cell table:style-name="ce33" table:formula="of:=([.H203] / MAX([.H$169]; 1E-018))-1" office:value-type="percentage" office:value="1.6" calcext:value-type="percentage">
            <text:p>160%</text:p>
          </table:table-cell>
          <table:table-cell table:style-name="ce33" table:formula="of:=([.I203] / MAX([.I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204] / MAX([.D$169]; 1E-018))-1" office:value-type="percentage" office:value="7.2" calcext:value-type="percentage">
            <text:p>720%</text:p>
          </table:table-cell>
          <table:table-cell table:style-name="ce33" table:formula="of:=([.E204] / MAX([.E$169]; 1E-018))-1" office:value-type="percentage" office:value="7.2" calcext:value-type="percentage">
            <text:p>720%</text:p>
          </table:table-cell>
          <table:table-cell table:style-name="ce33" table:formula="of:=([.F204] / MAX([.F$169]; 1E-018))-1" office:value-type="percentage" office:value="3.1" calcext:value-type="percentage">
            <text:p>310%</text:p>
          </table:table-cell>
          <table:table-cell table:style-name="ce33" table:formula="of:=([.G204] / MAX([.G$169]; 1E-018))-1" office:value-type="percentage" office:value="3.1" calcext:value-type="percentage">
            <text:p>310%</text:p>
          </table:table-cell>
          <table:table-cell table:style-name="ce33" table:formula="of:=([.H204] / MAX([.H$169]; 1E-018))-1" office:value-type="percentage" office:value="3.1" calcext:value-type="percentage">
            <text:p>310%</text:p>
          </table:table-cell>
          <table:table-cell table:style-name="ce33" table:formula="of:=([.I204] / MAX([.I$169]; 1E-018))-1" office:value-type="percentage" office:value="3.1" calcext:value-type="percentage">
            <text:p>31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205] / MAX([.D$169]; 1E-018))-1" office:value-type="percentage" office:value="7.4" calcext:value-type="percentage">
            <text:p>740%</text:p>
          </table:table-cell>
          <table:table-cell table:style-name="ce33" table:formula="of:=([.E205] / MAX([.E$169]; 1E-018))-1" office:value-type="percentage" office:value="7.4" calcext:value-type="percentage">
            <text:p>740%</text:p>
          </table:table-cell>
          <table:table-cell table:style-name="ce33" table:formula="of:=([.F205] / MAX([.F$169]; 1E-018))-1" office:value-type="percentage" office:value="3.2" calcext:value-type="percentage">
            <text:p>320%</text:p>
          </table:table-cell>
          <table:table-cell table:style-name="ce33" table:formula="of:=([.G205] / MAX([.G$169]; 1E-018))-1" office:value-type="percentage" office:value="3.2" calcext:value-type="percentage">
            <text:p>320%</text:p>
          </table:table-cell>
          <table:table-cell table:style-name="ce33" table:formula="of:=([.H205] / MAX([.H$169]; 1E-018))-1" office:value-type="percentage" office:value="3.2" calcext:value-type="percentage">
            <text:p>320%</text:p>
          </table:table-cell>
          <table:table-cell table:style-name="ce33" table:formula="of:=([.I205] / MAX([.I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206] / MAX([.D$169]; 1E-018))-1" office:value-type="percentage" office:value="7.6" calcext:value-type="percentage">
            <text:p>760%</text:p>
          </table:table-cell>
          <table:table-cell table:style-name="ce33" table:formula="of:=([.E206] / MAX([.E$169]; 1E-018))-1" office:value-type="percentage" office:value="7.6" calcext:value-type="percentage">
            <text:p>760%</text:p>
          </table:table-cell>
          <table:table-cell table:style-name="ce33" table:formula="of:=([.F206] / MAX([.F$169]; 1E-018))-1" office:value-type="percentage" office:value="3.3" calcext:value-type="percentage">
            <text:p>330%</text:p>
          </table:table-cell>
          <table:table-cell table:style-name="ce33" table:formula="of:=([.G206] / MAX([.G$169]; 1E-018))-1" office:value-type="percentage" office:value="3.3" calcext:value-type="percentage">
            <text:p>330%</text:p>
          </table:table-cell>
          <table:table-cell table:style-name="ce33" table:formula="of:=([.H206] / MAX([.H$169]; 1E-018))-1" office:value-type="percentage" office:value="3.3" calcext:value-type="percentage">
            <text:p>330%</text:p>
          </table:table-cell>
          <table:table-cell table:style-name="ce33" table:formula="of:=([.I206] / MAX([.I$169]; 1E-018))-1" office:value-type="percentage" office:value="3.3" calcext:value-type="percentage">
            <text:p>33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Bonus Compared To Gun 1</text:p>
          </table:table-cell>
          <table:table-cell table:style-name="ce34" table:formula="of:=([.D169] / MAX([.$D$169]; 1E-018))-1" office:value-type="percentage" office:value="0" calcext:value-type="percentage">
            <text:p>0%</text:p>
          </table:table-cell>
          <table:table-cell table:style-name="ce34" table:formula="of:=([.E169] / MAX([.$D$169]; 1E-018))-1" office:value-type="percentage" office:value="-0.5" calcext:value-type="percentage">
            <text:p>-50%</text:p>
          </table:table-cell>
          <table:table-cell table:style-name="ce34" table:formula="of:=([.F169] / MAX([.$D$169]; 1E-018))-1" office:value-type="percentage" office:value="0.6" calcext:value-type="percentage">
            <text:p>60%</text:p>
          </table:table-cell>
          <table:table-cell table:style-name="ce34" table:formula="of:=([.G169] / MAX([.$D$169]; 1E-018))-1" office:value-type="percentage" office:value="0" calcext:value-type="percentage">
            <text:p>0%</text:p>
          </table:table-cell>
          <table:table-cell table:style-name="ce34" table:formula="of:=([.H169] / MAX([.$D$169]; 1E-018))-1" office:value-type="percentage" office:value="0.6" calcext:value-type="percentage">
            <text:p>60%</text:p>
          </table:table-cell>
          <table:table-cell table:style-name="ce34" table:formula="of:=([.I169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0] / MAX([.$D$169]; 1E-018))-1" office:value-type="percentage" office:value="1" calcext:value-type="percentage">
            <text:p>100%</text:p>
          </table:table-cell>
          <table:table-cell table:style-name="ce34" table:formula="of:=([.E170] / MAX([.$D$169]; 1E-018))-1" office:value-type="percentage" office:value="0" calcext:value-type="percentage">
            <text:p>0%</text:p>
          </table:table-cell>
          <table:table-cell table:style-name="ce34" table:formula="of:=([.F170] / MAX([.$D$169]; 1E-018))-1" office:value-type="percentage" office:value="0.6" calcext:value-type="percentage">
            <text:p>60%</text:p>
          </table:table-cell>
          <table:table-cell table:style-name="ce34" table:formula="of:=([.G170] / MAX([.$D$169]; 1E-018))-1" office:value-type="percentage" office:value="0" calcext:value-type="percentage">
            <text:p>0%</text:p>
          </table:table-cell>
          <table:table-cell table:style-name="ce34" table:formula="of:=([.H170] / MAX([.$D$169]; 1E-018))-1" office:value-type="percentage" office:value="0.6" calcext:value-type="percentage">
            <text:p>60%</text:p>
          </table:table-cell>
          <table:table-cell table:style-name="ce34" table:formula="of:=([.I170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1] / MAX([.$D$169]; 1E-018))-1" office:value-type="percentage" office:value="1" calcext:value-type="percentage">
            <text:p>100%</text:p>
          </table:table-cell>
          <table:table-cell table:style-name="ce34" table:formula="of:=([.E171] / MAX([.$D$169]; 1E-018))-1" office:value-type="percentage" office:value="0" calcext:value-type="percentage">
            <text:p>0%</text:p>
          </table:table-cell>
          <table:table-cell table:style-name="ce34" table:formula="of:=([.F171] / MAX([.$D$169]; 1E-018))-1" office:value-type="percentage" office:value="0.6" calcext:value-type="percentage">
            <text:p>60%</text:p>
          </table:table-cell>
          <table:table-cell table:style-name="ce34" table:formula="of:=([.G171] / MAX([.$D$169]; 1E-018))-1" office:value-type="percentage" office:value="0" calcext:value-type="percentage">
            <text:p>0%</text:p>
          </table:table-cell>
          <table:table-cell table:style-name="ce34" table:formula="of:=([.H171] / MAX([.$D$169]; 1E-018))-1" office:value-type="percentage" office:value="0.6" calcext:value-type="percentage">
            <text:p>60%</text:p>
          </table:table-cell>
          <table:table-cell table:style-name="ce34" table:formula="of:=([.I171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2] / MAX([.$D$169]; 1E-018))-1" office:value-type="percentage" office:value="1" calcext:value-type="percentage">
            <text:p>100%</text:p>
          </table:table-cell>
          <table:table-cell table:style-name="ce34" table:formula="of:=([.E172] / MAX([.$D$169]; 1E-018))-1" office:value-type="percentage" office:value="0" calcext:value-type="percentage">
            <text:p>0%</text:p>
          </table:table-cell>
          <table:table-cell table:style-name="ce34" table:formula="of:=([.F172] / MAX([.$D$169]; 1E-018))-1" office:value-type="percentage" office:value="0.6" calcext:value-type="percentage">
            <text:p>60%</text:p>
          </table:table-cell>
          <table:table-cell table:style-name="ce34" table:formula="of:=([.G172] / MAX([.$D$169]; 1E-018))-1" office:value-type="percentage" office:value="0" calcext:value-type="percentage">
            <text:p>0%</text:p>
          </table:table-cell>
          <table:table-cell table:style-name="ce34" table:formula="of:=([.H172] / MAX([.$D$169]; 1E-018))-1" office:value-type="percentage" office:value="0.6" calcext:value-type="percentage">
            <text:p>60%</text:p>
          </table:table-cell>
          <table:table-cell table:style-name="ce34" table:formula="of:=([.I172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3] / MAX([.$D$169]; 1E-018))-1" office:value-type="percentage" office:value="1" calcext:value-type="percentage">
            <text:p>100%</text:p>
          </table:table-cell>
          <table:table-cell table:style-name="ce34" table:formula="of:=([.E173] / MAX([.$D$169]; 1E-018))-1" office:value-type="percentage" office:value="0" calcext:value-type="percentage">
            <text:p>0%</text:p>
          </table:table-cell>
          <table:table-cell table:style-name="ce34" table:formula="of:=([.F173] / MAX([.$D$169]; 1E-018))-1" office:value-type="percentage" office:value="0.6" calcext:value-type="percentage">
            <text:p>60%</text:p>
          </table:table-cell>
          <table:table-cell table:style-name="ce34" table:formula="of:=([.G173] / MAX([.$D$169]; 1E-018))-1" office:value-type="percentage" office:value="0" calcext:value-type="percentage">
            <text:p>0%</text:p>
          </table:table-cell>
          <table:table-cell table:style-name="ce34" table:formula="of:=([.H173] / MAX([.$D$169]; 1E-018))-1" office:value-type="percentage" office:value="0.6" calcext:value-type="percentage">
            <text:p>60%</text:p>
          </table:table-cell>
          <table:table-cell table:style-name="ce34" table:formula="of:=([.I173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4] / MAX([.$D$169]; 1E-018))-1" office:value-type="percentage" office:value="1" calcext:value-type="percentage">
            <text:p>100%</text:p>
          </table:table-cell>
          <table:table-cell table:style-name="ce34" table:formula="of:=([.E174] / MAX([.$D$169]; 1E-018))-1" office:value-type="percentage" office:value="0" calcext:value-type="percentage">
            <text:p>0%</text:p>
          </table:table-cell>
          <table:table-cell table:style-name="ce34" table:formula="of:=([.F174] / MAX([.$D$169]; 1E-018))-1" office:value-type="percentage" office:value="0.6" calcext:value-type="percentage">
            <text:p>60%</text:p>
          </table:table-cell>
          <table:table-cell table:style-name="ce34" table:formula="of:=([.G174] / MAX([.$D$169]; 1E-018))-1" office:value-type="percentage" office:value="0" calcext:value-type="percentage">
            <text:p>0%</text:p>
          </table:table-cell>
          <table:table-cell table:style-name="ce34" table:formula="of:=([.H174] / MAX([.$D$169]; 1E-018))-1" office:value-type="percentage" office:value="0.6" calcext:value-type="percentage">
            <text:p>60%</text:p>
          </table:table-cell>
          <table:table-cell table:style-name="ce34" table:formula="of:=([.I174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75] / MAX([.$D$169]; 1E-018))-1" office:value-type="percentage" office:value="0.25" calcext:value-type="percentage">
            <text:p>25%</text:p>
          </table:table-cell>
          <table:table-cell table:style-name="ce34" table:formula="of:=([.E175] / MAX([.$D$169]; 1E-018))-1" office:value-type="percentage" office:value="-0.375" calcext:value-type="percentage">
            <text:p>-38%</text:p>
          </table:table-cell>
          <table:table-cell table:style-name="ce34" table:formula="of:=([.F175] / MAX([.$D$169]; 1E-018))-1" office:value-type="percentage" office:value="1" calcext:value-type="percentage">
            <text:p>100%</text:p>
          </table:table-cell>
          <table:table-cell table:style-name="ce34" table:formula="of:=([.G175] / MAX([.$D$169]; 1E-018))-1" office:value-type="percentage" office:value="0.25" calcext:value-type="percentage">
            <text:p>25%</text:p>
          </table:table-cell>
          <table:table-cell table:style-name="ce34" table:formula="of:=([.H175] / MAX([.$D$169]; 1E-018))-1" office:value-type="percentage" office:value="1" calcext:value-type="percentage">
            <text:p>100%</text:p>
          </table:table-cell>
          <table:table-cell table:style-name="ce34" table:formula="of:=([.I175] / MAX([.$D$169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76] / MAX([.$D$169]; 1E-018))-1" office:value-type="percentage" office:value="1" calcext:value-type="percentage">
            <text:p>100%</text:p>
          </table:table-cell>
          <table:table-cell table:style-name="ce34" table:formula="of:=([.E176] / MAX([.$D$169]; 1E-018))-1" office:value-type="percentage" office:value="0" calcext:value-type="percentage">
            <text:p>0%</text:p>
          </table:table-cell>
          <table:table-cell table:style-name="ce34" table:formula="of:=([.F176] / MAX([.$D$169]; 1E-018))-1" office:value-type="percentage" office:value="0.6" calcext:value-type="percentage">
            <text:p>60%</text:p>
          </table:table-cell>
          <table:table-cell table:style-name="ce34" table:formula="of:=([.G176] / MAX([.$D$169]; 1E-018))-1" office:value-type="percentage" office:value="0" calcext:value-type="percentage">
            <text:p>0%</text:p>
          </table:table-cell>
          <table:table-cell table:style-name="ce34" table:formula="of:=([.H176] / MAX([.$D$169]; 1E-018))-1" office:value-type="percentage" office:value="0.6" calcext:value-type="percentage">
            <text:p>60%</text:p>
          </table:table-cell>
          <table:table-cell table:style-name="ce34" table:formula="of:=([.I176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7] / MAX([.$D$169]; 1E-018))-1" office:value-type="percentage" office:value="0.0999999999999999" calcext:value-type="percentage">
            <text:p>10%</text:p>
          </table:table-cell>
          <table:table-cell table:style-name="ce34" table:formula="of:=([.E177] / MAX([.$D$169]; 1E-018))-1" office:value-type="percentage" office:value="-0.45" calcext:value-type="percentage">
            <text:p>-45%</text:p>
          </table:table-cell>
          <table:table-cell table:style-name="ce34" table:formula="of:=([.F177] / MAX([.$D$169]; 1E-018))-1" office:value-type="percentage" office:value="0.76" calcext:value-type="percentage">
            <text:p>76%</text:p>
          </table:table-cell>
          <table:table-cell table:style-name="ce34" table:formula="of:=([.G177] / MAX([.$D$169]; 1E-018))-1" office:value-type="percentage" office:value="0.0999999999999999" calcext:value-type="percentage">
            <text:p>10%</text:p>
          </table:table-cell>
          <table:table-cell table:style-name="ce34" table:formula="of:=([.H177] / MAX([.$D$169]; 1E-018))-1" office:value-type="percentage" office:value="0.76" calcext:value-type="percentage">
            <text:p>76%</text:p>
          </table:table-cell>
          <table:table-cell table:style-name="ce34" table:formula="of:=([.I177] / MAX([.$D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8] / MAX([.$D$169]; 1E-018))-1" office:value-type="percentage" office:value="0.2" calcext:value-type="percentage">
            <text:p>20%</text:p>
          </table:table-cell>
          <table:table-cell table:style-name="ce34" table:formula="of:=([.E178] / MAX([.$D$169]; 1E-018))-1" office:value-type="percentage" office:value="-0.4" calcext:value-type="percentage">
            <text:p>-40%</text:p>
          </table:table-cell>
          <table:table-cell table:style-name="ce34" table:formula="of:=([.F178] / MAX([.$D$169]; 1E-018))-1" office:value-type="percentage" office:value="0.92" calcext:value-type="percentage">
            <text:p>92%</text:p>
          </table:table-cell>
          <table:table-cell table:style-name="ce34" table:formula="of:=([.G178] / MAX([.$D$169]; 1E-018))-1" office:value-type="percentage" office:value="0.2" calcext:value-type="percentage">
            <text:p>20%</text:p>
          </table:table-cell>
          <table:table-cell table:style-name="ce34" table:formula="of:=([.H178] / MAX([.$D$169]; 1E-018))-1" office:value-type="percentage" office:value="0.92" calcext:value-type="percentage">
            <text:p>92%</text:p>
          </table:table-cell>
          <table:table-cell table:style-name="ce34" table:formula="of:=([.I178] / MAX([.$D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9] / MAX([.$D$169]; 1E-018))-1" office:value-type="percentage" office:value="0.3" calcext:value-type="percentage">
            <text:p>30%</text:p>
          </table:table-cell>
          <table:table-cell table:style-name="ce34" table:formula="of:=([.E179] / MAX([.$D$169]; 1E-018))-1" office:value-type="percentage" office:value="-0.35" calcext:value-type="percentage">
            <text:p>-35%</text:p>
          </table:table-cell>
          <table:table-cell table:style-name="ce34" table:formula="of:=([.F179] / MAX([.$D$169]; 1E-018))-1" office:value-type="percentage" office:value="1.08" calcext:value-type="percentage">
            <text:p>108%</text:p>
          </table:table-cell>
          <table:table-cell table:style-name="ce34" table:formula="of:=([.G179] / MAX([.$D$169]; 1E-018))-1" office:value-type="percentage" office:value="0.3" calcext:value-type="percentage">
            <text:p>30%</text:p>
          </table:table-cell>
          <table:table-cell table:style-name="ce34" table:formula="of:=([.H179] / MAX([.$D$169]; 1E-018))-1" office:value-type="percentage" office:value="1.08" calcext:value-type="percentage">
            <text:p>108%</text:p>
          </table:table-cell>
          <table:table-cell table:style-name="ce34" table:formula="of:=([.I179] / MAX([.$D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Bonus Compared To Gun 1</text:p>
          </table:table-cell>
          <table:table-cell table:style-name="ce34" table:formula="of:=([.D180] / MAX([.$D$169]; 1E-018))-1" office:value-type="percentage" office:value="1.2" calcext:value-type="percentage">
            <text:p>120%</text:p>
          </table:table-cell>
          <table:table-cell table:style-name="ce34" table:formula="of:=([.E180] / MAX([.$D$169]; 1E-018))-1" office:value-type="percentage" office:value="0.0999999999999999" calcext:value-type="percentage">
            <text:p>10%</text:p>
          </table:table-cell>
          <table:table-cell table:style-name="ce34" table:formula="of:=([.F180] / MAX([.$D$169]; 1E-018))-1" office:value-type="percentage" office:value="0.76" calcext:value-type="percentage">
            <text:p>76%</text:p>
          </table:table-cell>
          <table:table-cell table:style-name="ce34" table:formula="of:=([.G180] / MAX([.$D$169]; 1E-018))-1" office:value-type="percentage" office:value="0.0999999999999999" calcext:value-type="percentage">
            <text:p>10%</text:p>
          </table:table-cell>
          <table:table-cell table:style-name="ce34" table:formula="of:=([.H180] / MAX([.$D$169]; 1E-018))-1" office:value-type="percentage" office:value="0.76" calcext:value-type="percentage">
            <text:p>76%</text:p>
          </table:table-cell>
          <table:table-cell table:style-name="ce34" table:formula="of:=([.I180] / MAX([.$D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Bonus Compared To Gun 1</text:p>
          </table:table-cell>
          <table:table-cell table:style-name="ce34" table:formula="of:=([.D181] / MAX([.$D$169]; 1E-018))-1" office:value-type="percentage" office:value="1.4" calcext:value-type="percentage">
            <text:p>140%</text:p>
          </table:table-cell>
          <table:table-cell table:style-name="ce34" table:formula="of:=([.E181] / MAX([.$D$169]; 1E-018))-1" office:value-type="percentage" office:value="0.2" calcext:value-type="percentage">
            <text:p>20%</text:p>
          </table:table-cell>
          <table:table-cell table:style-name="ce34" table:formula="of:=([.F181] / MAX([.$D$169]; 1E-018))-1" office:value-type="percentage" office:value="0.92" calcext:value-type="percentage">
            <text:p>92%</text:p>
          </table:table-cell>
          <table:table-cell table:style-name="ce34" table:formula="of:=([.G181] / MAX([.$D$169]; 1E-018))-1" office:value-type="percentage" office:value="0.2" calcext:value-type="percentage">
            <text:p>20%</text:p>
          </table:table-cell>
          <table:table-cell table:style-name="ce34" table:formula="of:=([.H181] / MAX([.$D$169]; 1E-018))-1" office:value-type="percentage" office:value="0.92" calcext:value-type="percentage">
            <text:p>92%</text:p>
          </table:table-cell>
          <table:table-cell table:style-name="ce34" table:formula="of:=([.I181] / MAX([.$D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Bonus Compared To Gun 1</text:p>
          </table:table-cell>
          <table:table-cell table:style-name="ce34" table:formula="of:=([.D182] / MAX([.$D$169]; 1E-018))-1" office:value-type="percentage" office:value="1.6" calcext:value-type="percentage">
            <text:p>160%</text:p>
          </table:table-cell>
          <table:table-cell table:style-name="ce34" table:formula="of:=([.E182] / MAX([.$D$169]; 1E-018))-1" office:value-type="percentage" office:value="0.3" calcext:value-type="percentage">
            <text:p>30%</text:p>
          </table:table-cell>
          <table:table-cell table:style-name="ce34" table:formula="of:=([.F182] / MAX([.$D$169]; 1E-018))-1" office:value-type="percentage" office:value="1.08" calcext:value-type="percentage">
            <text:p>108%</text:p>
          </table:table-cell>
          <table:table-cell table:style-name="ce34" table:formula="of:=([.G182] / MAX([.$D$169]; 1E-018))-1" office:value-type="percentage" office:value="0.3" calcext:value-type="percentage">
            <text:p>30%</text:p>
          </table:table-cell>
          <table:table-cell table:style-name="ce34" table:formula="of:=([.H182] / MAX([.$D$169]; 1E-018))-1" office:value-type="percentage" office:value="1.08" calcext:value-type="percentage">
            <text:p>108%</text:p>
          </table:table-cell>
          <table:table-cell table:style-name="ce34" table:formula="of:=([.I182] / MAX([.$D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83] / MAX([.$D$169]; 1E-018))-1" office:value-type="percentage" office:value="0.2" calcext:value-type="percentage">
            <text:p>20%</text:p>
          </table:table-cell>
          <table:table-cell table:style-name="ce34" table:formula="of:=([.E183] / MAX([.$D$169]; 1E-018))-1" office:value-type="percentage" office:value="-0.4" calcext:value-type="percentage">
            <text:p>-40%</text:p>
          </table:table-cell>
          <table:table-cell table:style-name="ce34" table:formula="of:=([.F183] / MAX([.$D$169]; 1E-018))-1" office:value-type="percentage" office:value="0.92" calcext:value-type="percentage">
            <text:p>92%</text:p>
          </table:table-cell>
          <table:table-cell table:style-name="ce34" table:formula="of:=([.G183] / MAX([.$D$169]; 1E-018))-1" office:value-type="percentage" office:value="0.2" calcext:value-type="percentage">
            <text:p>20%</text:p>
          </table:table-cell>
          <table:table-cell table:style-name="ce34" table:formula="of:=([.H183] / MAX([.$D$169]; 1E-018))-1" office:value-type="percentage" office:value="0.92" calcext:value-type="percentage">
            <text:p>92%</text:p>
          </table:table-cell>
          <table:table-cell table:style-name="ce34" table:formula="of:=([.I183] / MAX([.$D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84] / MAX([.$D$169]; 1E-018))-1" office:value-type="percentage" office:value="0" calcext:value-type="percentage">
            <text:p>0%</text:p>
          </table:table-cell>
          <table:table-cell table:style-name="ce34" table:formula="of:=([.E184] / MAX([.$D$169]; 1E-018))-1" office:value-type="percentage" office:value="-0.5" calcext:value-type="percentage">
            <text:p>-50%</text:p>
          </table:table-cell>
          <table:table-cell table:style-name="ce34" table:formula="of:=([.F184] / MAX([.$D$169]; 1E-018))-1" office:value-type="percentage" office:value="0.6" calcext:value-type="percentage">
            <text:p>60%</text:p>
          </table:table-cell>
          <table:table-cell table:style-name="ce34" table:formula="of:=([.G184] / MAX([.$D$169]; 1E-018))-1" office:value-type="percentage" office:value="0" calcext:value-type="percentage">
            <text:p>0%</text:p>
          </table:table-cell>
          <table:table-cell table:style-name="ce34" table:formula="of:=([.H184] / MAX([.$D$169]; 1E-018))-1" office:value-type="percentage" office:value="0.6" calcext:value-type="percentage">
            <text:p>60%</text:p>
          </table:table-cell>
          <table:table-cell table:style-name="ce34" table:formula="of:=([.I184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85] / MAX([.$D$169]; 1E-018))-1" office:value-type="percentage" office:value="0" calcext:value-type="percentage">
            <text:p>0%</text:p>
          </table:table-cell>
          <table:table-cell table:style-name="ce34" table:formula="of:=([.E185] / MAX([.$D$169]; 1E-018))-1" office:value-type="percentage" office:value="-0.5" calcext:value-type="percentage">
            <text:p>-50%</text:p>
          </table:table-cell>
          <table:table-cell table:style-name="ce34" table:formula="of:=([.F185] / MAX([.$D$169]; 1E-018))-1" office:value-type="percentage" office:value="0.6" calcext:value-type="percentage">
            <text:p>60%</text:p>
          </table:table-cell>
          <table:table-cell table:style-name="ce34" table:formula="of:=([.G185] / MAX([.$D$169]; 1E-018))-1" office:value-type="percentage" office:value="0" calcext:value-type="percentage">
            <text:p>0%</text:p>
          </table:table-cell>
          <table:table-cell table:style-name="ce34" table:formula="of:=([.H185] / MAX([.$D$169]; 1E-018))-1" office:value-type="percentage" office:value="0.6" calcext:value-type="percentage">
            <text:p>60%</text:p>
          </table:table-cell>
          <table:table-cell table:style-name="ce34" table:formula="of:=([.I185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86] / MAX([.$D$169]; 1E-018))-1" office:value-type="percentage" office:value="0" calcext:value-type="percentage">
            <text:p>0%</text:p>
          </table:table-cell>
          <table:table-cell table:style-name="ce34" table:formula="of:=([.E186] / MAX([.$D$169]; 1E-018))-1" office:value-type="percentage" office:value="-0.5" calcext:value-type="percentage">
            <text:p>-50%</text:p>
          </table:table-cell>
          <table:table-cell table:style-name="ce34" table:formula="of:=([.F186] / MAX([.$D$169]; 1E-018))-1" office:value-type="percentage" office:value="0.6" calcext:value-type="percentage">
            <text:p>60%</text:p>
          </table:table-cell>
          <table:table-cell table:style-name="ce34" table:formula="of:=([.G186] / MAX([.$D$169]; 1E-018))-1" office:value-type="percentage" office:value="0" calcext:value-type="percentage">
            <text:p>0%</text:p>
          </table:table-cell>
          <table:table-cell table:style-name="ce34" table:formula="of:=([.H186] / MAX([.$D$169]; 1E-018))-1" office:value-type="percentage" office:value="0.6" calcext:value-type="percentage">
            <text:p>60%</text:p>
          </table:table-cell>
          <table:table-cell table:style-name="ce34" table:formula="of:=([.I186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87] / MAX([.$D$169]; 1E-018))-1" office:value-type="percentage" office:value="0" calcext:value-type="percentage">
            <text:p>0%</text:p>
          </table:table-cell>
          <table:table-cell table:style-name="ce34" table:formula="of:=([.E187] / MAX([.$D$169]; 1E-018))-1" office:value-type="percentage" office:value="-0.5" calcext:value-type="percentage">
            <text:p>-50%</text:p>
          </table:table-cell>
          <table:table-cell table:style-name="ce34" table:formula="of:=([.F187] / MAX([.$D$169]; 1E-018))-1" office:value-type="percentage" office:value="0.6" calcext:value-type="percentage">
            <text:p>60%</text:p>
          </table:table-cell>
          <table:table-cell table:style-name="ce34" table:formula="of:=([.G187] / MAX([.$D$169]; 1E-018))-1" office:value-type="percentage" office:value="0" calcext:value-type="percentage">
            <text:p>0%</text:p>
          </table:table-cell>
          <table:table-cell table:style-name="ce34" table:formula="of:=([.H187] / MAX([.$D$169]; 1E-018))-1" office:value-type="percentage" office:value="0.6" calcext:value-type="percentage">
            <text:p>60%</text:p>
          </table:table-cell>
          <table:table-cell table:style-name="ce34" table:formula="of:=([.I187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88] / MAX([.$D$169]; 1E-018))-1" office:value-type="percentage" office:value="1" calcext:value-type="percentage">
            <text:p>100%</text:p>
          </table:table-cell>
          <table:table-cell table:style-name="ce34" table:formula="of:=([.E188] / MAX([.$D$169]; 1E-018))-1" office:value-type="percentage" office:value="0" calcext:value-type="percentage">
            <text:p>0%</text:p>
          </table:table-cell>
          <table:table-cell table:style-name="ce34" table:formula="of:=([.F188] / MAX([.$D$169]; 1E-018))-1" office:value-type="percentage" office:value="0.6" calcext:value-type="percentage">
            <text:p>60%</text:p>
          </table:table-cell>
          <table:table-cell table:style-name="ce34" table:formula="of:=([.G188] / MAX([.$D$169]; 1E-018))-1" office:value-type="percentage" office:value="0" calcext:value-type="percentage">
            <text:p>0%</text:p>
          </table:table-cell>
          <table:table-cell table:style-name="ce34" table:formula="of:=([.H188] / MAX([.$D$169]; 1E-018))-1" office:value-type="percentage" office:value="0.6" calcext:value-type="percentage">
            <text:p>60%</text:p>
          </table:table-cell>
          <table:table-cell table:style-name="ce34" table:formula="of:=([.I188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89] / MAX([.$D$169]; 1E-018))-1" office:value-type="percentage" office:value="3.2" calcext:value-type="percentage">
            <text:p>320%</text:p>
          </table:table-cell>
          <table:table-cell table:style-name="ce34" table:formula="of:=([.E189] / MAX([.$D$169]; 1E-018))-1" office:value-type="percentage" office:value="1.1" calcext:value-type="percentage">
            <text:p>110%</text:p>
          </table:table-cell>
          <table:table-cell table:style-name="ce34" table:formula="of:=([.F189] / MAX([.$D$169]; 1E-018))-1" office:value-type="percentage" office:value="2.36" calcext:value-type="percentage">
            <text:p>236%</text:p>
          </table:table-cell>
          <table:table-cell table:style-name="ce34" table:formula="of:=([.G189] / MAX([.$D$169]; 1E-018))-1" office:value-type="percentage" office:value="1.1" calcext:value-type="percentage">
            <text:p>110%</text:p>
          </table:table-cell>
          <table:table-cell table:style-name="ce34" table:formula="of:=([.H189] / MAX([.$D$169]; 1E-018))-1" office:value-type="percentage" office:value="2.36" calcext:value-type="percentage">
            <text:p>236%</text:p>
          </table:table-cell>
          <table:table-cell table:style-name="ce34" table:formula="of:=([.I189] / MAX([.$D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90] / MAX([.$D$169]; 1E-018))-1" office:value-type="percentage" office:value="3.4" calcext:value-type="percentage">
            <text:p>340%</text:p>
          </table:table-cell>
          <table:table-cell table:style-name="ce34" table:formula="of:=([.E190] / MAX([.$D$169]; 1E-018))-1" office:value-type="percentage" office:value="1.2" calcext:value-type="percentage">
            <text:p>120%</text:p>
          </table:table-cell>
          <table:table-cell table:style-name="ce34" table:formula="of:=([.F190] / MAX([.$D$169]; 1E-018))-1" office:value-type="percentage" office:value="2.52" calcext:value-type="percentage">
            <text:p>252%</text:p>
          </table:table-cell>
          <table:table-cell table:style-name="ce34" table:formula="of:=([.G190] / MAX([.$D$169]; 1E-018))-1" office:value-type="percentage" office:value="1.2" calcext:value-type="percentage">
            <text:p>120%</text:p>
          </table:table-cell>
          <table:table-cell table:style-name="ce34" table:formula="of:=([.H190] / MAX([.$D$169]; 1E-018))-1" office:value-type="percentage" office:value="2.52" calcext:value-type="percentage">
            <text:p>252%</text:p>
          </table:table-cell>
          <table:table-cell table:style-name="ce34" table:formula="of:=([.I190] / MAX([.$D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91] / MAX([.$D$169]; 1E-018))-1" office:value-type="percentage" office:value="3.6" calcext:value-type="percentage">
            <text:p>360%</text:p>
          </table:table-cell>
          <table:table-cell table:style-name="ce34" table:formula="of:=([.E191] / MAX([.$D$169]; 1E-018))-1" office:value-type="percentage" office:value="1.3" calcext:value-type="percentage">
            <text:p>130%</text:p>
          </table:table-cell>
          <table:table-cell table:style-name="ce34" table:formula="of:=([.F191] / MAX([.$D$169]; 1E-018))-1" office:value-type="percentage" office:value="2.68" calcext:value-type="percentage">
            <text:p>268%</text:p>
          </table:table-cell>
          <table:table-cell table:style-name="ce34" table:formula="of:=([.G191] / MAX([.$D$169]; 1E-018))-1" office:value-type="percentage" office:value="1.3" calcext:value-type="percentage">
            <text:p>130%</text:p>
          </table:table-cell>
          <table:table-cell table:style-name="ce34" table:formula="of:=([.H191] / MAX([.$D$169]; 1E-018))-1" office:value-type="percentage" office:value="2.68" calcext:value-type="percentage">
            <text:p>268%</text:p>
          </table:table-cell>
          <table:table-cell table:style-name="ce34" table:formula="of:=([.I191] / MAX([.$D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92] / MAX([.$D$169]; 1E-018))-1" office:value-type="percentage" office:value="3.6" calcext:value-type="percentage">
            <text:p>360%</text:p>
          </table:table-cell>
          <table:table-cell table:style-name="ce34" table:formula="of:=([.E192] / MAX([.$D$169]; 1E-018))-1" office:value-type="percentage" office:value="1.3" calcext:value-type="percentage">
            <text:p>130%</text:p>
          </table:table-cell>
          <table:table-cell table:style-name="ce34" table:formula="of:=([.F192] / MAX([.$D$169]; 1E-018))-1" office:value-type="percentage" office:value="2.68" calcext:value-type="percentage">
            <text:p>268%</text:p>
          </table:table-cell>
          <table:table-cell table:style-name="ce34" table:formula="of:=([.G192] / MAX([.$D$169]; 1E-018))-1" office:value-type="percentage" office:value="1.3" calcext:value-type="percentage">
            <text:p>130%</text:p>
          </table:table-cell>
          <table:table-cell table:style-name="ce34" table:formula="of:=([.H192] / MAX([.$D$169]; 1E-018))-1" office:value-type="percentage" office:value="2.68" calcext:value-type="percentage">
            <text:p>268%</text:p>
          </table:table-cell>
          <table:table-cell table:style-name="ce34" table:formula="of:=([.I192] / MAX([.$D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93] / MAX([.$D$169]; 1E-018))-1" office:value-type="percentage" office:value="3.8" calcext:value-type="percentage">
            <text:p>380%</text:p>
          </table:table-cell>
          <table:table-cell table:style-name="ce34" table:formula="of:=([.E193] / MAX([.$D$169]; 1E-018))-1" office:value-type="percentage" office:value="1.4" calcext:value-type="percentage">
            <text:p>140%</text:p>
          </table:table-cell>
          <table:table-cell table:style-name="ce34" table:formula="of:=([.F193] / MAX([.$D$169]; 1E-018))-1" office:value-type="percentage" office:value="2.84" calcext:value-type="percentage">
            <text:p>284%</text:p>
          </table:table-cell>
          <table:table-cell table:style-name="ce34" table:formula="of:=([.G193] / MAX([.$D$169]; 1E-018))-1" office:value-type="percentage" office:value="1.4" calcext:value-type="percentage">
            <text:p>140%</text:p>
          </table:table-cell>
          <table:table-cell table:style-name="ce34" table:formula="of:=([.H193] / MAX([.$D$169]; 1E-018))-1" office:value-type="percentage" office:value="2.84" calcext:value-type="percentage">
            <text:p>284%</text:p>
          </table:table-cell>
          <table:table-cell table:style-name="ce34" table:formula="of:=([.I193] / MAX([.$D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94] / MAX([.$D$169]; 1E-018))-1" office:value-type="percentage" office:value="4" calcext:value-type="percentage">
            <text:p>400%</text:p>
          </table:table-cell>
          <table:table-cell table:style-name="ce34" table:formula="of:=([.E194] / MAX([.$D$169]; 1E-018))-1" office:value-type="percentage" office:value="1.5" calcext:value-type="percentage">
            <text:p>150%</text:p>
          </table:table-cell>
          <table:table-cell table:style-name="ce34" table:formula="of:=([.F194] / MAX([.$D$169]; 1E-018))-1" office:value-type="percentage" office:value="3" calcext:value-type="percentage">
            <text:p>300%</text:p>
          </table:table-cell>
          <table:table-cell table:style-name="ce34" table:formula="of:=([.G194] / MAX([.$D$169]; 1E-018))-1" office:value-type="percentage" office:value="1.5" calcext:value-type="percentage">
            <text:p>150%</text:p>
          </table:table-cell>
          <table:table-cell table:style-name="ce34" table:formula="of:=([.H194] / MAX([.$D$169]; 1E-018))-1" office:value-type="percentage" office:value="3" calcext:value-type="percentage">
            <text:p>300%</text:p>
          </table:table-cell>
          <table:table-cell table:style-name="ce34" table:formula="of:=([.I194] / MAX([.$D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95] / MAX([.$D$169]; 1E-018))-1" office:value-type="percentage" office:value="3.2" calcext:value-type="percentage">
            <text:p>320%</text:p>
          </table:table-cell>
          <table:table-cell table:style-name="ce34" table:formula="of:=([.E195] / MAX([.$D$169]; 1E-018))-1" office:value-type="percentage" office:value="1.1" calcext:value-type="percentage">
            <text:p>110%</text:p>
          </table:table-cell>
          <table:table-cell table:style-name="ce34" table:formula="of:=([.F195] / MAX([.$D$169]; 1E-018))-1" office:value-type="percentage" office:value="2.36" calcext:value-type="percentage">
            <text:p>236%</text:p>
          </table:table-cell>
          <table:table-cell table:style-name="ce34" table:formula="of:=([.G195] / MAX([.$D$169]; 1E-018))-1" office:value-type="percentage" office:value="1.1" calcext:value-type="percentage">
            <text:p>110%</text:p>
          </table:table-cell>
          <table:table-cell table:style-name="ce34" table:formula="of:=([.H195] / MAX([.$D$169]; 1E-018))-1" office:value-type="percentage" office:value="2.36" calcext:value-type="percentage">
            <text:p>236%</text:p>
          </table:table-cell>
          <table:table-cell table:style-name="ce34" table:formula="of:=([.I195] / MAX([.$D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96] / MAX([.$D$169]; 1E-018))-1" office:value-type="percentage" office:value="3.4" calcext:value-type="percentage">
            <text:p>340%</text:p>
          </table:table-cell>
          <table:table-cell table:style-name="ce34" table:formula="of:=([.E196] / MAX([.$D$169]; 1E-018))-1" office:value-type="percentage" office:value="1.2" calcext:value-type="percentage">
            <text:p>120%</text:p>
          </table:table-cell>
          <table:table-cell table:style-name="ce34" table:formula="of:=([.F196] / MAX([.$D$169]; 1E-018))-1" office:value-type="percentage" office:value="2.52" calcext:value-type="percentage">
            <text:p>252%</text:p>
          </table:table-cell>
          <table:table-cell table:style-name="ce34" table:formula="of:=([.G196] / MAX([.$D$169]; 1E-018))-1" office:value-type="percentage" office:value="1.2" calcext:value-type="percentage">
            <text:p>120%</text:p>
          </table:table-cell>
          <table:table-cell table:style-name="ce34" table:formula="of:=([.H196] / MAX([.$D$169]; 1E-018))-1" office:value-type="percentage" office:value="2.52" calcext:value-type="percentage">
            <text:p>252%</text:p>
          </table:table-cell>
          <table:table-cell table:style-name="ce34" table:formula="of:=([.I196] / MAX([.$D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97] / MAX([.$D$169]; 1E-018))-1" office:value-type="percentage" office:value="3.6" calcext:value-type="percentage">
            <text:p>360%</text:p>
          </table:table-cell>
          <table:table-cell table:style-name="ce34" table:formula="of:=([.E197] / MAX([.$D$169]; 1E-018))-1" office:value-type="percentage" office:value="1.3" calcext:value-type="percentage">
            <text:p>130%</text:p>
          </table:table-cell>
          <table:table-cell table:style-name="ce34" table:formula="of:=([.F197] / MAX([.$D$169]; 1E-018))-1" office:value-type="percentage" office:value="2.68" calcext:value-type="percentage">
            <text:p>268%</text:p>
          </table:table-cell>
          <table:table-cell table:style-name="ce34" table:formula="of:=([.G197] / MAX([.$D$169]; 1E-018))-1" office:value-type="percentage" office:value="1.3" calcext:value-type="percentage">
            <text:p>130%</text:p>
          </table:table-cell>
          <table:table-cell table:style-name="ce34" table:formula="of:=([.H197] / MAX([.$D$169]; 1E-018))-1" office:value-type="percentage" office:value="2.68" calcext:value-type="percentage">
            <text:p>268%</text:p>
          </table:table-cell>
          <table:table-cell table:style-name="ce34" table:formula="of:=([.I197] / MAX([.$D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98] / MAX([.$D$169]; 1E-018))-1" office:value-type="percentage" office:value="3.7" calcext:value-type="percentage">
            <text:p>370%</text:p>
          </table:table-cell>
          <table:table-cell table:style-name="ce34" table:formula="of:=([.E198] / MAX([.$D$169]; 1E-018))-1" office:value-type="percentage" office:value="1.35" calcext:value-type="percentage">
            <text:p>135%</text:p>
          </table:table-cell>
          <table:table-cell table:style-name="ce34" table:formula="of:=([.F198] / MAX([.$D$169]; 1E-018))-1" office:value-type="percentage" office:value="2.76" calcext:value-type="percentage">
            <text:p>276%</text:p>
          </table:table-cell>
          <table:table-cell table:style-name="ce34" table:formula="of:=([.G198] / MAX([.$D$169]; 1E-018))-1" office:value-type="percentage" office:value="1.35" calcext:value-type="percentage">
            <text:p>135%</text:p>
          </table:table-cell>
          <table:table-cell table:style-name="ce34" table:formula="of:=([.H198] / MAX([.$D$169]; 1E-018))-1" office:value-type="percentage" office:value="2.76" calcext:value-type="percentage">
            <text:p>276%</text:p>
          </table:table-cell>
          <table:table-cell table:style-name="ce34" table:formula="of:=([.I198] / MAX([.$D$169]; 1E-018))-1" office:value-type="percentage" office:value="1.35" calcext:value-type="percentage">
            <text:p>13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99] / MAX([.$D$169]; 1E-018))-1" office:value-type="percentage" office:value="3.9" calcext:value-type="percentage">
            <text:p>390%</text:p>
          </table:table-cell>
          <table:table-cell table:style-name="ce34" table:formula="of:=([.E199] / MAX([.$D$169]; 1E-018))-1" office:value-type="percentage" office:value="1.45" calcext:value-type="percentage">
            <text:p>145%</text:p>
          </table:table-cell>
          <table:table-cell table:style-name="ce34" table:formula="of:=([.F199] / MAX([.$D$169]; 1E-018))-1" office:value-type="percentage" office:value="2.92" calcext:value-type="percentage">
            <text:p>292%</text:p>
          </table:table-cell>
          <table:table-cell table:style-name="ce34" table:formula="of:=([.G199] / MAX([.$D$169]; 1E-018))-1" office:value-type="percentage" office:value="1.45" calcext:value-type="percentage">
            <text:p>145%</text:p>
          </table:table-cell>
          <table:table-cell table:style-name="ce34" table:formula="of:=([.H199] / MAX([.$D$169]; 1E-018))-1" office:value-type="percentage" office:value="2.92" calcext:value-type="percentage">
            <text:p>292%</text:p>
          </table:table-cell>
          <table:table-cell table:style-name="ce34" table:formula="of:=([.I199] / MAX([.$D$169]; 1E-018))-1" office:value-type="percentage" office:value="1.45" calcext:value-type="percentage">
            <text:p>14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200] / MAX([.$D$169]; 1E-018))-1" office:value-type="percentage" office:value="4.1" calcext:value-type="percentage">
            <text:p>410%</text:p>
          </table:table-cell>
          <table:table-cell table:style-name="ce34" table:formula="of:=([.E200] / MAX([.$D$169]; 1E-018))-1" office:value-type="percentage" office:value="1.55" calcext:value-type="percentage">
            <text:p>155%</text:p>
          </table:table-cell>
          <table:table-cell table:style-name="ce34" table:formula="of:=([.F200] / MAX([.$D$169]; 1E-018))-1" office:value-type="percentage" office:value="3.08" calcext:value-type="percentage">
            <text:p>308%</text:p>
          </table:table-cell>
          <table:table-cell table:style-name="ce34" table:formula="of:=([.G200] / MAX([.$D$169]; 1E-018))-1" office:value-type="percentage" office:value="1.55" calcext:value-type="percentage">
            <text:p>155%</text:p>
          </table:table-cell>
          <table:table-cell table:style-name="ce34" table:formula="of:=([.H200] / MAX([.$D$169]; 1E-018))-1" office:value-type="percentage" office:value="3.08" calcext:value-type="percentage">
            <text:p>308%</text:p>
          </table:table-cell>
          <table:table-cell table:style-name="ce34" table:formula="of:=([.I200] / MAX([.$D$169]; 1E-018))-1" office:value-type="percentage" office:value="1.55" calcext:value-type="percentage">
            <text:p>155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201] / MAX([.$D$169]; 1E-018))-1" office:value-type="percentage" office:value="3.8" calcext:value-type="percentage">
            <text:p>380%</text:p>
          </table:table-cell>
          <table:table-cell table:style-name="ce34" table:formula="of:=([.E201] / MAX([.$D$169]; 1E-018))-1" office:value-type="percentage" office:value="1.4" calcext:value-type="percentage">
            <text:p>140%</text:p>
          </table:table-cell>
          <table:table-cell table:style-name="ce34" table:formula="of:=([.F201] / MAX([.$D$169]; 1E-018))-1" office:value-type="percentage" office:value="2.84" calcext:value-type="percentage">
            <text:p>284%</text:p>
          </table:table-cell>
          <table:table-cell table:style-name="ce34" table:formula="of:=([.G201] / MAX([.$D$169]; 1E-018))-1" office:value-type="percentage" office:value="1.4" calcext:value-type="percentage">
            <text:p>140%</text:p>
          </table:table-cell>
          <table:table-cell table:style-name="ce34" table:formula="of:=([.H201] / MAX([.$D$169]; 1E-018))-1" office:value-type="percentage" office:value="2.84" calcext:value-type="percentage">
            <text:p>284%</text:p>
          </table:table-cell>
          <table:table-cell table:style-name="ce34" table:formula="of:=([.I201] / MAX([.$D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202] / MAX([.$D$169]; 1E-018))-1" office:value-type="percentage" office:value="4" calcext:value-type="percentage">
            <text:p>400%</text:p>
          </table:table-cell>
          <table:table-cell table:style-name="ce34" table:formula="of:=([.E202] / MAX([.$D$169]; 1E-018))-1" office:value-type="percentage" office:value="1.5" calcext:value-type="percentage">
            <text:p>150%</text:p>
          </table:table-cell>
          <table:table-cell table:style-name="ce34" table:formula="of:=([.F202] / MAX([.$D$169]; 1E-018))-1" office:value-type="percentage" office:value="3" calcext:value-type="percentage">
            <text:p>300%</text:p>
          </table:table-cell>
          <table:table-cell table:style-name="ce34" table:formula="of:=([.G202] / MAX([.$D$169]; 1E-018))-1" office:value-type="percentage" office:value="1.5" calcext:value-type="percentage">
            <text:p>150%</text:p>
          </table:table-cell>
          <table:table-cell table:style-name="ce34" table:formula="of:=([.H202] / MAX([.$D$169]; 1E-018))-1" office:value-type="percentage" office:value="3" calcext:value-type="percentage">
            <text:p>300%</text:p>
          </table:table-cell>
          <table:table-cell table:style-name="ce34" table:formula="of:=([.I202] / MAX([.$D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203] / MAX([.$D$169]; 1E-018))-1" office:value-type="percentage" office:value="4.2" calcext:value-type="percentage">
            <text:p>420%</text:p>
          </table:table-cell>
          <table:table-cell table:style-name="ce34" table:formula="of:=([.E203] / MAX([.$D$169]; 1E-018))-1" office:value-type="percentage" office:value="1.6" calcext:value-type="percentage">
            <text:p>160%</text:p>
          </table:table-cell>
          <table:table-cell table:style-name="ce34" table:formula="of:=([.F203] / MAX([.$D$169]; 1E-018))-1" office:value-type="percentage" office:value="3.16" calcext:value-type="percentage">
            <text:p>316%</text:p>
          </table:table-cell>
          <table:table-cell table:style-name="ce34" table:formula="of:=([.G203] / MAX([.$D$169]; 1E-018))-1" office:value-type="percentage" office:value="1.6" calcext:value-type="percentage">
            <text:p>160%</text:p>
          </table:table-cell>
          <table:table-cell table:style-name="ce34" table:formula="of:=([.H203] / MAX([.$D$169]; 1E-018))-1" office:value-type="percentage" office:value="3.16" calcext:value-type="percentage">
            <text:p>316%</text:p>
          </table:table-cell>
          <table:table-cell table:style-name="ce34" table:formula="of:=([.I203] / MAX([.$D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204] / MAX([.$D$169]; 1E-018))-1" office:value-type="percentage" office:value="7.2" calcext:value-type="percentage">
            <text:p>720%</text:p>
          </table:table-cell>
          <table:table-cell table:style-name="ce34" table:formula="of:=([.E204] / MAX([.$D$169]; 1E-018))-1" office:value-type="percentage" office:value="3.1" calcext:value-type="percentage">
            <text:p>310%</text:p>
          </table:table-cell>
          <table:table-cell table:style-name="ce34" table:formula="of:=([.F204] / MAX([.$D$169]; 1E-018))-1" office:value-type="percentage" office:value="5.56" calcext:value-type="percentage">
            <text:p>556%</text:p>
          </table:table-cell>
          <table:table-cell table:style-name="ce34" table:formula="of:=([.G204] / MAX([.$D$169]; 1E-018))-1" office:value-type="percentage" office:value="3.1" calcext:value-type="percentage">
            <text:p>310%</text:p>
          </table:table-cell>
          <table:table-cell table:style-name="ce34" table:formula="of:=([.H204] / MAX([.$D$169]; 1E-018))-1" office:value-type="percentage" office:value="5.56" calcext:value-type="percentage">
            <text:p>556%</text:p>
          </table:table-cell>
          <table:table-cell table:style-name="ce34" table:formula="of:=([.I204] / MAX([.$D$169]; 1E-018))-1" office:value-type="percentage" office:value="3.1" calcext:value-type="percentage">
            <text:p>31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205] / MAX([.$D$169]; 1E-018))-1" office:value-type="percentage" office:value="7.4" calcext:value-type="percentage">
            <text:p>740%</text:p>
          </table:table-cell>
          <table:table-cell table:style-name="ce34" table:formula="of:=([.E205] / MAX([.$D$169]; 1E-018))-1" office:value-type="percentage" office:value="3.2" calcext:value-type="percentage">
            <text:p>320%</text:p>
          </table:table-cell>
          <table:table-cell table:style-name="ce34" table:formula="of:=([.F205] / MAX([.$D$169]; 1E-018))-1" office:value-type="percentage" office:value="5.72" calcext:value-type="percentage">
            <text:p>572%</text:p>
          </table:table-cell>
          <table:table-cell table:style-name="ce34" table:formula="of:=([.G205] / MAX([.$D$169]; 1E-018))-1" office:value-type="percentage" office:value="3.2" calcext:value-type="percentage">
            <text:p>320%</text:p>
          </table:table-cell>
          <table:table-cell table:style-name="ce34" table:formula="of:=([.H205] / MAX([.$D$169]; 1E-018))-1" office:value-type="percentage" office:value="5.72" calcext:value-type="percentage">
            <text:p>572%</text:p>
          </table:table-cell>
          <table:table-cell table:style-name="ce34" table:formula="of:=([.I205] / MAX([.$D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206] / MAX([.$D$169]; 1E-018))-1" office:value-type="percentage" office:value="7.6" calcext:value-type="percentage">
            <text:p>760%</text:p>
          </table:table-cell>
          <table:table-cell table:style-name="ce34" table:formula="of:=([.E206] / MAX([.$D$169]; 1E-018))-1" office:value-type="percentage" office:value="3.3" calcext:value-type="percentage">
            <text:p>330%</text:p>
          </table:table-cell>
          <table:table-cell table:style-name="ce34" table:formula="of:=([.F206] / MAX([.$D$169]; 1E-018))-1" office:value-type="percentage" office:value="5.88" calcext:value-type="percentage">
            <text:p>588%</text:p>
          </table:table-cell>
          <table:table-cell table:style-name="ce34" table:formula="of:=([.G206] / MAX([.$D$169]; 1E-018))-1" office:value-type="percentage" office:value="3.3" calcext:value-type="percentage">
            <text:p>330%</text:p>
          </table:table-cell>
          <table:table-cell table:style-name="ce34" table:formula="of:=([.H206] / MAX([.$D$169]; 1E-018))-1" office:value-type="percentage" office:value="5.88" calcext:value-type="percentage">
            <text:p>588%</text:p>
          </table:table-cell>
          <table:table-cell table:style-name="ce34" table:formula="of:=([.I206] / MAX([.$D$169]; 1E-018))-1" office:value-type="percentage" office:value="3.3" calcext:value-type="percentage">
            <text:p>33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Bonus Compared To Gun 2</text:p>
          </table:table-cell>
          <table:table-cell table:style-name="ce35" table:formula="of:=([.D169] / MAX([.$E$169]; 1E-018))-1" office:value-type="percentage" office:value="1" calcext:value-type="percentage">
            <text:p>100%</text:p>
          </table:table-cell>
          <table:table-cell table:style-name="ce35" table:formula="of:=([.E169] / MAX([.$E$169]; 1E-018))-1" office:value-type="percentage" office:value="0" calcext:value-type="percentage">
            <text:p>0%</text:p>
          </table:table-cell>
          <table:table-cell table:style-name="ce35" table:formula="of:=([.F169] / MAX([.$E$169]; 1E-018))-1" office:value-type="percentage" office:value="2.2" calcext:value-type="percentage">
            <text:p>220%</text:p>
          </table:table-cell>
          <table:table-cell table:style-name="ce35" table:formula="of:=([.G169] / MAX([.$E$169]; 1E-018))-1" office:value-type="percentage" office:value="1" calcext:value-type="percentage">
            <text:p>100%</text:p>
          </table:table-cell>
          <table:table-cell table:style-name="ce35" table:formula="of:=([.H169] / MAX([.$E$169]; 1E-018))-1" office:value-type="percentage" office:value="2.2" calcext:value-type="percentage">
            <text:p>220%</text:p>
          </table:table-cell>
          <table:table-cell table:style-name="ce35" table:formula="of:=([.I169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70] / MAX([.$E$169]; 1E-018))-1" office:value-type="percentage" office:value="3" calcext:value-type="percentage">
            <text:p>300%</text:p>
          </table:table-cell>
          <table:table-cell table:style-name="ce35" table:formula="of:=([.E170] / MAX([.$E$169]; 1E-018))-1" office:value-type="percentage" office:value="1" calcext:value-type="percentage">
            <text:p>100%</text:p>
          </table:table-cell>
          <table:table-cell table:style-name="ce35" table:formula="of:=([.F170] / MAX([.$E$169]; 1E-018))-1" office:value-type="percentage" office:value="2.2" calcext:value-type="percentage">
            <text:p>220%</text:p>
          </table:table-cell>
          <table:table-cell table:style-name="ce35" table:formula="of:=([.G170] / MAX([.$E$169]; 1E-018))-1" office:value-type="percentage" office:value="1" calcext:value-type="percentage">
            <text:p>100%</text:p>
          </table:table-cell>
          <table:table-cell table:style-name="ce35" table:formula="of:=([.H170] / MAX([.$E$169]; 1E-018))-1" office:value-type="percentage" office:value="2.2" calcext:value-type="percentage">
            <text:p>220%</text:p>
          </table:table-cell>
          <table:table-cell table:style-name="ce35" table:formula="of:=([.I170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71] / MAX([.$E$169]; 1E-018))-1" office:value-type="percentage" office:value="3" calcext:value-type="percentage">
            <text:p>300%</text:p>
          </table:table-cell>
          <table:table-cell table:style-name="ce35" table:formula="of:=([.E171] / MAX([.$E$169]; 1E-018))-1" office:value-type="percentage" office:value="1" calcext:value-type="percentage">
            <text:p>100%</text:p>
          </table:table-cell>
          <table:table-cell table:style-name="ce35" table:formula="of:=([.F171] / MAX([.$E$169]; 1E-018))-1" office:value-type="percentage" office:value="2.2" calcext:value-type="percentage">
            <text:p>220%</text:p>
          </table:table-cell>
          <table:table-cell table:style-name="ce35" table:formula="of:=([.G171] / MAX([.$E$169]; 1E-018))-1" office:value-type="percentage" office:value="1" calcext:value-type="percentage">
            <text:p>100%</text:p>
          </table:table-cell>
          <table:table-cell table:style-name="ce35" table:formula="of:=([.H171] / MAX([.$E$169]; 1E-018))-1" office:value-type="percentage" office:value="2.2" calcext:value-type="percentage">
            <text:p>220%</text:p>
          </table:table-cell>
          <table:table-cell table:style-name="ce35" table:formula="of:=([.I171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72] / MAX([.$E$169]; 1E-018))-1" office:value-type="percentage" office:value="3" calcext:value-type="percentage">
            <text:p>300%</text:p>
          </table:table-cell>
          <table:table-cell table:style-name="ce35" table:formula="of:=([.E172] / MAX([.$E$169]; 1E-018))-1" office:value-type="percentage" office:value="1" calcext:value-type="percentage">
            <text:p>100%</text:p>
          </table:table-cell>
          <table:table-cell table:style-name="ce35" table:formula="of:=([.F172] / MAX([.$E$169]; 1E-018))-1" office:value-type="percentage" office:value="2.2" calcext:value-type="percentage">
            <text:p>220%</text:p>
          </table:table-cell>
          <table:table-cell table:style-name="ce35" table:formula="of:=([.G172] / MAX([.$E$169]; 1E-018))-1" office:value-type="percentage" office:value="1" calcext:value-type="percentage">
            <text:p>100%</text:p>
          </table:table-cell>
          <table:table-cell table:style-name="ce35" table:formula="of:=([.H172] / MAX([.$E$169]; 1E-018))-1" office:value-type="percentage" office:value="2.2" calcext:value-type="percentage">
            <text:p>220%</text:p>
          </table:table-cell>
          <table:table-cell table:style-name="ce35" table:formula="of:=([.I172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73] / MAX([.$E$169]; 1E-018))-1" office:value-type="percentage" office:value="3" calcext:value-type="percentage">
            <text:p>300%</text:p>
          </table:table-cell>
          <table:table-cell table:style-name="ce35" table:formula="of:=([.E173] / MAX([.$E$169]; 1E-018))-1" office:value-type="percentage" office:value="1" calcext:value-type="percentage">
            <text:p>100%</text:p>
          </table:table-cell>
          <table:table-cell table:style-name="ce35" table:formula="of:=([.F173] / MAX([.$E$169]; 1E-018))-1" office:value-type="percentage" office:value="2.2" calcext:value-type="percentage">
            <text:p>220%</text:p>
          </table:table-cell>
          <table:table-cell table:style-name="ce35" table:formula="of:=([.G173] / MAX([.$E$169]; 1E-018))-1" office:value-type="percentage" office:value="1" calcext:value-type="percentage">
            <text:p>100%</text:p>
          </table:table-cell>
          <table:table-cell table:style-name="ce35" table:formula="of:=([.H173] / MAX([.$E$169]; 1E-018))-1" office:value-type="percentage" office:value="2.2" calcext:value-type="percentage">
            <text:p>220%</text:p>
          </table:table-cell>
          <table:table-cell table:style-name="ce35" table:formula="of:=([.I173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74] / MAX([.$E$169]; 1E-018))-1" office:value-type="percentage" office:value="3" calcext:value-type="percentage">
            <text:p>300%</text:p>
          </table:table-cell>
          <table:table-cell table:style-name="ce35" table:formula="of:=([.E174] / MAX([.$E$169]; 1E-018))-1" office:value-type="percentage" office:value="1" calcext:value-type="percentage">
            <text:p>100%</text:p>
          </table:table-cell>
          <table:table-cell table:style-name="ce35" table:formula="of:=([.F174] / MAX([.$E$169]; 1E-018))-1" office:value-type="percentage" office:value="2.2" calcext:value-type="percentage">
            <text:p>220%</text:p>
          </table:table-cell>
          <table:table-cell table:style-name="ce35" table:formula="of:=([.G174] / MAX([.$E$169]; 1E-018))-1" office:value-type="percentage" office:value="1" calcext:value-type="percentage">
            <text:p>100%</text:p>
          </table:table-cell>
          <table:table-cell table:style-name="ce35" table:formula="of:=([.H174] / MAX([.$E$169]; 1E-018))-1" office:value-type="percentage" office:value="2.2" calcext:value-type="percentage">
            <text:p>220%</text:p>
          </table:table-cell>
          <table:table-cell table:style-name="ce35" table:formula="of:=([.I174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Bonus Compared To Gun 2</text:p>
          </table:table-cell>
          <table:table-cell table:style-name="ce35" table:formula="of:=([.D175] / MAX([.$E$169]; 1E-018))-1" office:value-type="percentage" office:value="1.5" calcext:value-type="percentage">
            <text:p>150%</text:p>
          </table:table-cell>
          <table:table-cell table:style-name="ce35" table:formula="of:=([.E175] / MAX([.$E$169]; 1E-018))-1" office:value-type="percentage" office:value="0.25" calcext:value-type="percentage">
            <text:p>25%</text:p>
          </table:table-cell>
          <table:table-cell table:style-name="ce35" table:formula="of:=([.F175] / MAX([.$E$169]; 1E-018))-1" office:value-type="percentage" office:value="3" calcext:value-type="percentage">
            <text:p>300%</text:p>
          </table:table-cell>
          <table:table-cell table:style-name="ce35" table:formula="of:=([.G175] / MAX([.$E$169]; 1E-018))-1" office:value-type="percentage" office:value="1.5" calcext:value-type="percentage">
            <text:p>150%</text:p>
          </table:table-cell>
          <table:table-cell table:style-name="ce35" table:formula="of:=([.H175] / MAX([.$E$169]; 1E-018))-1" office:value-type="percentage" office:value="3" calcext:value-type="percentage">
            <text:p>300%</text:p>
          </table:table-cell>
          <table:table-cell table:style-name="ce35" table:formula="of:=([.I175] / MAX([.$E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Bonus Compared To Gun 2</text:p>
          </table:table-cell>
          <table:table-cell table:style-name="ce35" table:formula="of:=([.D176] / MAX([.$E$169]; 1E-018))-1" office:value-type="percentage" office:value="3" calcext:value-type="percentage">
            <text:p>300%</text:p>
          </table:table-cell>
          <table:table-cell table:style-name="ce35" table:formula="of:=([.E176] / MAX([.$E$169]; 1E-018))-1" office:value-type="percentage" office:value="1" calcext:value-type="percentage">
            <text:p>100%</text:p>
          </table:table-cell>
          <table:table-cell table:style-name="ce35" table:formula="of:=([.F176] / MAX([.$E$169]; 1E-018))-1" office:value-type="percentage" office:value="2.2" calcext:value-type="percentage">
            <text:p>220%</text:p>
          </table:table-cell>
          <table:table-cell table:style-name="ce35" table:formula="of:=([.G176] / MAX([.$E$169]; 1E-018))-1" office:value-type="percentage" office:value="1" calcext:value-type="percentage">
            <text:p>100%</text:p>
          </table:table-cell>
          <table:table-cell table:style-name="ce35" table:formula="of:=([.H176] / MAX([.$E$169]; 1E-018))-1" office:value-type="percentage" office:value="2.2" calcext:value-type="percentage">
            <text:p>220%</text:p>
          </table:table-cell>
          <table:table-cell table:style-name="ce35" table:formula="of:=([.I176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6" office:value-type="string" calcext:value-type="string">
            <text:p>FRENZY_ON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77] / MAX([.$E$169]; 1E-018))-1" office:value-type="percentage" office:value="1.2" calcext:value-type="percentage">
            <text:p>120%</text:p>
          </table:table-cell>
          <table:table-cell table:style-name="ce35" table:formula="of:=([.E177] / MAX([.$E$169]; 1E-018))-1" office:value-type="percentage" office:value="0.0999999999999999" calcext:value-type="percentage">
            <text:p>10%</text:p>
          </table:table-cell>
          <table:table-cell table:style-name="ce35" table:formula="of:=([.F177] / MAX([.$E$169]; 1E-018))-1" office:value-type="percentage" office:value="2.52" calcext:value-type="percentage">
            <text:p>252%</text:p>
          </table:table-cell>
          <table:table-cell table:style-name="ce35" table:formula="of:=([.G177] / MAX([.$E$169]; 1E-018))-1" office:value-type="percentage" office:value="1.2" calcext:value-type="percentage">
            <text:p>120%</text:p>
          </table:table-cell>
          <table:table-cell table:style-name="ce35" table:formula="of:=([.H177] / MAX([.$E$169]; 1E-018))-1" office:value-type="percentage" office:value="2.52" calcext:value-type="percentage">
            <text:p>252%</text:p>
          </table:table-cell>
          <table:table-cell table:style-name="ce35" table:formula="of:=([.I177] / MAX([.$E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78] / MAX([.$E$169]; 1E-018))-1" office:value-type="percentage" office:value="1.4" calcext:value-type="percentage">
            <text:p>140%</text:p>
          </table:table-cell>
          <table:table-cell table:style-name="ce35" table:formula="of:=([.E178] / MAX([.$E$169]; 1E-018))-1" office:value-type="percentage" office:value="0.2" calcext:value-type="percentage">
            <text:p>20%</text:p>
          </table:table-cell>
          <table:table-cell table:style-name="ce35" table:formula="of:=([.F178] / MAX([.$E$169]; 1E-018))-1" office:value-type="percentage" office:value="2.84" calcext:value-type="percentage">
            <text:p>284%</text:p>
          </table:table-cell>
          <table:table-cell table:style-name="ce35" table:formula="of:=([.G178] / MAX([.$E$169]; 1E-018))-1" office:value-type="percentage" office:value="1.4" calcext:value-type="percentage">
            <text:p>140%</text:p>
          </table:table-cell>
          <table:table-cell table:style-name="ce35" table:formula="of:=([.H178] / MAX([.$E$169]; 1E-018))-1" office:value-type="percentage" office:value="2.84" calcext:value-type="percentage">
            <text:p>284%</text:p>
          </table:table-cell>
          <table:table-cell table:style-name="ce35" table:formula="of:=([.I178] / MAX([.$E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6" office:value-type="string" calcext:value-type="string">
            <text:p>FRENZY_THRE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79] / MAX([.$E$169]; 1E-018))-1" office:value-type="percentage" office:value="1.6" calcext:value-type="percentage">
            <text:p>160%</text:p>
          </table:table-cell>
          <table:table-cell table:style-name="ce35" table:formula="of:=([.E179] / MAX([.$E$169]; 1E-018))-1" office:value-type="percentage" office:value="0.3" calcext:value-type="percentage">
            <text:p>30%</text:p>
          </table:table-cell>
          <table:table-cell table:style-name="ce35" table:formula="of:=([.F179] / MAX([.$E$169]; 1E-018))-1" office:value-type="percentage" office:value="3.16" calcext:value-type="percentage">
            <text:p>316%</text:p>
          </table:table-cell>
          <table:table-cell table:style-name="ce35" table:formula="of:=([.G179] / MAX([.$E$169]; 1E-018))-1" office:value-type="percentage" office:value="1.6" calcext:value-type="percentage">
            <text:p>160%</text:p>
          </table:table-cell>
          <table:table-cell table:style-name="ce35" table:formula="of:=([.H179] / MAX([.$E$169]; 1E-018))-1" office:value-type="percentage" office:value="3.16" calcext:value-type="percentage">
            <text:p>316%</text:p>
          </table:table-cell>
          <table:table-cell table:style-name="ce35" table:formula="of:=([.I179] / MAX([.$E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Bonus Compared To Gun 2</text:p>
          </table:table-cell>
          <table:table-cell table:style-name="ce35" table:formula="of:=([.D180] / MAX([.$E$169]; 1E-018))-1" office:value-type="percentage" office:value="3.4" calcext:value-type="percentage">
            <text:p>340%</text:p>
          </table:table-cell>
          <table:table-cell table:style-name="ce35" table:formula="of:=([.E180] / MAX([.$E$169]; 1E-018))-1" office:value-type="percentage" office:value="1.2" calcext:value-type="percentage">
            <text:p>120%</text:p>
          </table:table-cell>
          <table:table-cell table:style-name="ce35" table:formula="of:=([.F180] / MAX([.$E$169]; 1E-018))-1" office:value-type="percentage" office:value="2.52" calcext:value-type="percentage">
            <text:p>252%</text:p>
          </table:table-cell>
          <table:table-cell table:style-name="ce35" table:formula="of:=([.G180] / MAX([.$E$169]; 1E-018))-1" office:value-type="percentage" office:value="1.2" calcext:value-type="percentage">
            <text:p>120%</text:p>
          </table:table-cell>
          <table:table-cell table:style-name="ce35" table:formula="of:=([.H180] / MAX([.$E$169]; 1E-018))-1" office:value-type="percentage" office:value="2.52" calcext:value-type="percentage">
            <text:p>252%</text:p>
          </table:table-cell>
          <table:table-cell table:style-name="ce35" table:formula="of:=([.I180] / MAX([.$E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Bonus Compared To Gun 2</text:p>
          </table:table-cell>
          <table:table-cell table:style-name="ce35" table:formula="of:=([.D181] / MAX([.$E$169]; 1E-018))-1" office:value-type="percentage" office:value="3.8" calcext:value-type="percentage">
            <text:p>380%</text:p>
          </table:table-cell>
          <table:table-cell table:style-name="ce35" table:formula="of:=([.E181] / MAX([.$E$169]; 1E-018))-1" office:value-type="percentage" office:value="1.4" calcext:value-type="percentage">
            <text:p>140%</text:p>
          </table:table-cell>
          <table:table-cell table:style-name="ce35" table:formula="of:=([.F181] / MAX([.$E$169]; 1E-018))-1" office:value-type="percentage" office:value="2.84" calcext:value-type="percentage">
            <text:p>284%</text:p>
          </table:table-cell>
          <table:table-cell table:style-name="ce35" table:formula="of:=([.G181] / MAX([.$E$169]; 1E-018))-1" office:value-type="percentage" office:value="1.4" calcext:value-type="percentage">
            <text:p>140%</text:p>
          </table:table-cell>
          <table:table-cell table:style-name="ce35" table:formula="of:=([.H181] / MAX([.$E$169]; 1E-018))-1" office:value-type="percentage" office:value="2.84" calcext:value-type="percentage">
            <text:p>284%</text:p>
          </table:table-cell>
          <table:table-cell table:style-name="ce35" table:formula="of:=([.I181] / MAX([.$E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Bonus Compared To Gun 2</text:p>
          </table:table-cell>
          <table:table-cell table:style-name="ce35" table:formula="of:=([.D182] / MAX([.$E$169]; 1E-018))-1" office:value-type="percentage" office:value="4.2" calcext:value-type="percentage">
            <text:p>420%</text:p>
          </table:table-cell>
          <table:table-cell table:style-name="ce35" table:formula="of:=([.E182] / MAX([.$E$169]; 1E-018))-1" office:value-type="percentage" office:value="1.6" calcext:value-type="percentage">
            <text:p>160%</text:p>
          </table:table-cell>
          <table:table-cell table:style-name="ce35" table:formula="of:=([.F182] / MAX([.$E$169]; 1E-018))-1" office:value-type="percentage" office:value="3.16" calcext:value-type="percentage">
            <text:p>316%</text:p>
          </table:table-cell>
          <table:table-cell table:style-name="ce35" table:formula="of:=([.G182] / MAX([.$E$169]; 1E-018))-1" office:value-type="percentage" office:value="1.6" calcext:value-type="percentage">
            <text:p>160%</text:p>
          </table:table-cell>
          <table:table-cell table:style-name="ce35" table:formula="of:=([.H182] / MAX([.$E$169]; 1E-018))-1" office:value-type="percentage" office:value="3.16" calcext:value-type="percentage">
            <text:p>316%</text:p>
          </table:table-cell>
          <table:table-cell table:style-name="ce35" table:formula="of:=([.I182] / MAX([.$E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6" office:value-type="string" calcext:value-type="string">
            <text:p>BATTLEPLAN_BOMBARDMENT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83] / MAX([.$E$169]; 1E-018))-1" office:value-type="percentage" office:value="1.4" calcext:value-type="percentage">
            <text:p>140%</text:p>
          </table:table-cell>
          <table:table-cell table:style-name="ce35" table:formula="of:=([.E183] / MAX([.$E$169]; 1E-018))-1" office:value-type="percentage" office:value="0.2" calcext:value-type="percentage">
            <text:p>20%</text:p>
          </table:table-cell>
          <table:table-cell table:style-name="ce35" table:formula="of:=([.F183] / MAX([.$E$169]; 1E-018))-1" office:value-type="percentage" office:value="2.84" calcext:value-type="percentage">
            <text:p>284%</text:p>
          </table:table-cell>
          <table:table-cell table:style-name="ce35" table:formula="of:=([.G183] / MAX([.$E$169]; 1E-018))-1" office:value-type="percentage" office:value="1.4" calcext:value-type="percentage">
            <text:p>140%</text:p>
          </table:table-cell>
          <table:table-cell table:style-name="ce35" table:formula="of:=([.H183] / MAX([.$E$169]; 1E-018))-1" office:value-type="percentage" office:value="2.84" calcext:value-type="percentage">
            <text:p>284%</text:p>
          </table:table-cell>
          <table:table-cell table:style-name="ce35" table:formula="of:=([.I183] / MAX([.$E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84] / MAX([.$E$169]; 1E-018))-1" office:value-type="percentage" office:value="1" calcext:value-type="percentage">
            <text:p>100%</text:p>
          </table:table-cell>
          <table:table-cell table:style-name="ce35" table:formula="of:=([.E184] / MAX([.$E$169]; 1E-018))-1" office:value-type="percentage" office:value="0" calcext:value-type="percentage">
            <text:p>0%</text:p>
          </table:table-cell>
          <table:table-cell table:style-name="ce35" table:formula="of:=([.F184] / MAX([.$E$169]; 1E-018))-1" office:value-type="percentage" office:value="2.2" calcext:value-type="percentage">
            <text:p>220%</text:p>
          </table:table-cell>
          <table:table-cell table:style-name="ce35" table:formula="of:=([.G184] / MAX([.$E$169]; 1E-018))-1" office:value-type="percentage" office:value="1" calcext:value-type="percentage">
            <text:p>100%</text:p>
          </table:table-cell>
          <table:table-cell table:style-name="ce35" table:formula="of:=([.H184] / MAX([.$E$169]; 1E-018))-1" office:value-type="percentage" office:value="2.2" calcext:value-type="percentage">
            <text:p>220%</text:p>
          </table:table-cell>
          <table:table-cell table:style-name="ce35" table:formula="of:=([.I184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6" office:value-type="string" calcext:value-type="string">
            <text:p>BATTLEPLAN_HOLDTHELIN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85] / MAX([.$E$169]; 1E-018))-1" office:value-type="percentage" office:value="1" calcext:value-type="percentage">
            <text:p>100%</text:p>
          </table:table-cell>
          <table:table-cell table:style-name="ce35" table:formula="of:=([.E185] / MAX([.$E$169]; 1E-018))-1" office:value-type="percentage" office:value="0" calcext:value-type="percentage">
            <text:p>0%</text:p>
          </table:table-cell>
          <table:table-cell table:style-name="ce35" table:formula="of:=([.F185] / MAX([.$E$169]; 1E-018))-1" office:value-type="percentage" office:value="2.2" calcext:value-type="percentage">
            <text:p>220%</text:p>
          </table:table-cell>
          <table:table-cell table:style-name="ce35" table:formula="of:=([.G185] / MAX([.$E$169]; 1E-018))-1" office:value-type="percentage" office:value="1" calcext:value-type="percentage">
            <text:p>100%</text:p>
          </table:table-cell>
          <table:table-cell table:style-name="ce35" table:formula="of:=([.H185] / MAX([.$E$169]; 1E-018))-1" office:value-type="percentage" office:value="2.2" calcext:value-type="percentage">
            <text:p>220%</text:p>
          </table:table-cell>
          <table:table-cell table:style-name="ce35" table:formula="of:=([.I185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SOLO_AI_EASY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186] / MAX([.$E$169]; 1E-018))-1" office:value-type="percentage" office:value="1" calcext:value-type="percentage">
            <text:p>100%</text:p>
          </table:table-cell>
          <table:table-cell table:style-name="ce35" table:formula="of:=([.E186] / MAX([.$E$169]; 1E-018))-1" office:value-type="percentage" office:value="0" calcext:value-type="percentage">
            <text:p>0%</text:p>
          </table:table-cell>
          <table:table-cell table:style-name="ce35" table:formula="of:=([.F186] / MAX([.$E$169]; 1E-018))-1" office:value-type="percentage" office:value="2.2" calcext:value-type="percentage">
            <text:p>220%</text:p>
          </table:table-cell>
          <table:table-cell table:style-name="ce35" table:formula="of:=([.G186] / MAX([.$E$169]; 1E-018))-1" office:value-type="percentage" office:value="1" calcext:value-type="percentage">
            <text:p>100%</text:p>
          </table:table-cell>
          <table:table-cell table:style-name="ce35" table:formula="of:=([.H186] / MAX([.$E$169]; 1E-018))-1" office:value-type="percentage" office:value="2.2" calcext:value-type="percentage">
            <text:p>220%</text:p>
          </table:table-cell>
          <table:table-cell table:style-name="ce35" table:formula="of:=([.I186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Bonus Compared To Gun 2</text:p>
          </table:table-cell>
          <table:table-cell table:style-name="ce35" table:formula="of:=([.D187] / MAX([.$E$169]; 1E-018))-1" office:value-type="percentage" office:value="1" calcext:value-type="percentage">
            <text:p>100%</text:p>
          </table:table-cell>
          <table:table-cell table:style-name="ce35" table:formula="of:=([.E187] / MAX([.$E$169]; 1E-018))-1" office:value-type="percentage" office:value="0" calcext:value-type="percentage">
            <text:p>0%</text:p>
          </table:table-cell>
          <table:table-cell table:style-name="ce35" table:formula="of:=([.F187] / MAX([.$E$169]; 1E-018))-1" office:value-type="percentage" office:value="2.2" calcext:value-type="percentage">
            <text:p>220%</text:p>
          </table:table-cell>
          <table:table-cell table:style-name="ce35" table:formula="of:=([.G187] / MAX([.$E$169]; 1E-018))-1" office:value-type="percentage" office:value="1" calcext:value-type="percentage">
            <text:p>100%</text:p>
          </table:table-cell>
          <table:table-cell table:style-name="ce35" table:formula="of:=([.H187] / MAX([.$E$169]; 1E-018))-1" office:value-type="percentage" office:value="2.2" calcext:value-type="percentage">
            <text:p>220%</text:p>
          </table:table-cell>
          <table:table-cell table:style-name="ce35" table:formula="of:=([.I187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SOLO_AI_HARD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188] / MAX([.$E$169]; 1E-018))-1" office:value-type="percentage" office:value="3" calcext:value-type="percentage">
            <text:p>300%</text:p>
          </table:table-cell>
          <table:table-cell table:style-name="ce35" table:formula="of:=([.E188] / MAX([.$E$169]; 1E-018))-1" office:value-type="percentage" office:value="1" calcext:value-type="percentage">
            <text:p>100%</text:p>
          </table:table-cell>
          <table:table-cell table:style-name="ce35" table:formula="of:=([.F188] / MAX([.$E$169]; 1E-018))-1" office:value-type="percentage" office:value="2.2" calcext:value-type="percentage">
            <text:p>220%</text:p>
          </table:table-cell>
          <table:table-cell table:style-name="ce35" table:formula="of:=([.G188] / MAX([.$E$169]; 1E-018))-1" office:value-type="percentage" office:value="1" calcext:value-type="percentage">
            <text:p>100%</text:p>
          </table:table-cell>
          <table:table-cell table:style-name="ce35" table:formula="of:=([.H188] / MAX([.$E$169]; 1E-018))-1" office:value-type="percentage" office:value="2.2" calcext:value-type="percentage">
            <text:p>220%</text:p>
          </table:table-cell>
          <table:table-cell table:style-name="ce35" table:formula="of:=([.I188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VETERAN+SUBLIMINAL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89] / MAX([.$E$169]; 1E-018))-1" office:value-type="percentage" office:value="7.4" calcext:value-type="percentage">
            <text:p>740%</text:p>
          </table:table-cell>
          <table:table-cell table:style-name="ce35" table:formula="of:=([.E189] / MAX([.$E$169]; 1E-018))-1" office:value-type="percentage" office:value="3.2" calcext:value-type="percentage">
            <text:p>320%</text:p>
          </table:table-cell>
          <table:table-cell table:style-name="ce35" table:formula="of:=([.F189] / MAX([.$E$169]; 1E-018))-1" office:value-type="percentage" office:value="5.72" calcext:value-type="percentage">
            <text:p>572%</text:p>
          </table:table-cell>
          <table:table-cell table:style-name="ce35" table:formula="of:=([.G189] / MAX([.$E$169]; 1E-018))-1" office:value-type="percentage" office:value="3.2" calcext:value-type="percentage">
            <text:p>320%</text:p>
          </table:table-cell>
          <table:table-cell table:style-name="ce35" table:formula="of:=([.H189] / MAX([.$E$169]; 1E-018))-1" office:value-type="percentage" office:value="5.72" calcext:value-type="percentage">
            <text:p>572%</text:p>
          </table:table-cell>
          <table:table-cell table:style-name="ce35" table:formula="of:=([.I189] / MAX([.$E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90] / MAX([.$E$169]; 1E-018))-1" office:value-type="percentage" office:value="7.8" calcext:value-type="percentage">
            <text:p>780%</text:p>
          </table:table-cell>
          <table:table-cell table:style-name="ce35" table:formula="of:=([.E190] / MAX([.$E$169]; 1E-018))-1" office:value-type="percentage" office:value="3.4" calcext:value-type="percentage">
            <text:p>340%</text:p>
          </table:table-cell>
          <table:table-cell table:style-name="ce35" table:formula="of:=([.F190] / MAX([.$E$169]; 1E-018))-1" office:value-type="percentage" office:value="6.04" calcext:value-type="percentage">
            <text:p>604%</text:p>
          </table:table-cell>
          <table:table-cell table:style-name="ce35" table:formula="of:=([.G190] / MAX([.$E$169]; 1E-018))-1" office:value-type="percentage" office:value="3.4" calcext:value-type="percentage">
            <text:p>340%</text:p>
          </table:table-cell>
          <table:table-cell table:style-name="ce35" table:formula="of:=([.H190] / MAX([.$E$169]; 1E-018))-1" office:value-type="percentage" office:value="6.04" calcext:value-type="percentage">
            <text:p>604%</text:p>
          </table:table-cell>
          <table:table-cell table:style-name="ce35" table:formula="of:=([.I190] / MAX([.$E$169]; 1E-018))-1" office:value-type="percentage" office:value="3.4" calcext:value-type="percentage">
            <text:p>34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HERO+SUBLIMINAL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91] / MAX([.$E$169]; 1E-018))-1" office:value-type="percentage" office:value="8.2" calcext:value-type="percentage">
            <text:p>820%</text:p>
          </table:table-cell>
          <table:table-cell table:style-name="ce35" table:formula="of:=([.E191] / MAX([.$E$169]; 1E-018))-1" office:value-type="percentage" office:value="3.6" calcext:value-type="percentage">
            <text:p>360%</text:p>
          </table:table-cell>
          <table:table-cell table:style-name="ce35" table:formula="of:=([.F191] / MAX([.$E$169]; 1E-018))-1" office:value-type="percentage" office:value="6.36" calcext:value-type="percentage">
            <text:p>636%</text:p>
          </table:table-cell>
          <table:table-cell table:style-name="ce35" table:formula="of:=([.G191] / MAX([.$E$169]; 1E-018))-1" office:value-type="percentage" office:value="3.6" calcext:value-type="percentage">
            <text:p>360%</text:p>
          </table:table-cell>
          <table:table-cell table:style-name="ce35" table:formula="of:=([.H191] / MAX([.$E$169]; 1E-018))-1" office:value-type="percentage" office:value="6.36" calcext:value-type="percentage">
            <text:p>636%</text:p>
          </table:table-cell>
          <table:table-cell table:style-name="ce35" table:formula="of:=([.I191] / MAX([.$E$169]; 1E-018))-1" office:value-type="percentage" office:value="3.6" calcext:value-type="percentage">
            <text:p>36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VETERAN+BATTLEPLAN_BOMBARDMENT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192] / MAX([.$E$169]; 1E-018))-1" office:value-type="percentage" office:value="8.2" calcext:value-type="percentage">
            <text:p>820%</text:p>
          </table:table-cell>
          <table:table-cell table:style-name="ce35" table:formula="of:=([.E192] / MAX([.$E$169]; 1E-018))-1" office:value-type="percentage" office:value="3.6" calcext:value-type="percentage">
            <text:p>360%</text:p>
          </table:table-cell>
          <table:table-cell table:style-name="ce35" table:formula="of:=([.F192] / MAX([.$E$169]; 1E-018))-1" office:value-type="percentage" office:value="6.36" calcext:value-type="percentage">
            <text:p>636%</text:p>
          </table:table-cell>
          <table:table-cell table:style-name="ce35" table:formula="of:=([.G192] / MAX([.$E$169]; 1E-018))-1" office:value-type="percentage" office:value="3.6" calcext:value-type="percentage">
            <text:p>360%</text:p>
          </table:table-cell>
          <table:table-cell table:style-name="ce35" table:formula="of:=([.H192] / MAX([.$E$169]; 1E-018))-1" office:value-type="percentage" office:value="6.36" calcext:value-type="percentage">
            <text:p>636%</text:p>
          </table:table-cell>
          <table:table-cell table:style-name="ce35" table:formula="of:=([.I192] / MAX([.$E$169]; 1E-018))-1" office:value-type="percentage" office:value="3.6" calcext:value-type="percentage">
            <text:p>36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Bonus Compared To Gun 2</text:p>
          </table:table-cell>
          <table:table-cell table:style-name="ce35" table:formula="of:=([.D193] / MAX([.$E$169]; 1E-018))-1" office:value-type="percentage" office:value="8.6" calcext:value-type="percentage">
            <text:p>860%</text:p>
          </table:table-cell>
          <table:table-cell table:style-name="ce35" table:formula="of:=([.E193] / MAX([.$E$169]; 1E-018))-1" office:value-type="percentage" office:value="3.8" calcext:value-type="percentage">
            <text:p>380%</text:p>
          </table:table-cell>
          <table:table-cell table:style-name="ce35" table:formula="of:=([.F193] / MAX([.$E$169]; 1E-018))-1" office:value-type="percentage" office:value="6.68" calcext:value-type="percentage">
            <text:p>668%</text:p>
          </table:table-cell>
          <table:table-cell table:style-name="ce35" table:formula="of:=([.G193] / MAX([.$E$169]; 1E-018))-1" office:value-type="percentage" office:value="3.8" calcext:value-type="percentage">
            <text:p>380%</text:p>
          </table:table-cell>
          <table:table-cell table:style-name="ce35" table:formula="of:=([.H193] / MAX([.$E$169]; 1E-018))-1" office:value-type="percentage" office:value="6.68" calcext:value-type="percentage">
            <text:p>668%</text:p>
          </table:table-cell>
          <table:table-cell table:style-name="ce35" table:formula="of:=([.I193] / MAX([.$E$169]; 1E-018))-1" office:value-type="percentage" office:value="3.8" calcext:value-type="percentage">
            <text:p>38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HERO+BATTLEPLAN_BOMBARDMENT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194] / MAX([.$E$169]; 1E-018))-1" office:value-type="percentage" office:value="9" calcext:value-type="percentage">
            <text:p>900%</text:p>
          </table:table-cell>
          <table:table-cell table:style-name="ce35" table:formula="of:=([.E194] / MAX([.$E$169]; 1E-018))-1" office:value-type="percentage" office:value="4" calcext:value-type="percentage">
            <text:p>400%</text:p>
          </table:table-cell>
          <table:table-cell table:style-name="ce35" table:formula="of:=([.F194] / MAX([.$E$169]; 1E-018))-1" office:value-type="percentage" office:value="7" calcext:value-type="percentage">
            <text:p>700%</text:p>
          </table:table-cell>
          <table:table-cell table:style-name="ce35" table:formula="of:=([.G194] / MAX([.$E$169]; 1E-018))-1" office:value-type="percentage" office:value="4" calcext:value-type="percentage">
            <text:p>400%</text:p>
          </table:table-cell>
          <table:table-cell table:style-name="ce35" table:formula="of:=([.H194] / MAX([.$E$169]; 1E-018))-1" office:value-type="percentage" office:value="7" calcext:value-type="percentage">
            <text:p>700%</text:p>
          </table:table-cell>
          <table:table-cell table:style-name="ce35" table:formula="of:=([.I194] / MAX([.$E$169]; 1E-018))-1" office:value-type="percentage" office:value="4" calcext:value-type="percentage">
            <text:p>4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VETERAN+TARGET_FAERIE_FIR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95] / MAX([.$E$169]; 1E-018))-1" office:value-type="percentage" office:value="7.4" calcext:value-type="percentage">
            <text:p>740%</text:p>
          </table:table-cell>
          <table:table-cell table:style-name="ce35" table:formula="of:=([.E195] / MAX([.$E$169]; 1E-018))-1" office:value-type="percentage" office:value="3.2" calcext:value-type="percentage">
            <text:p>320%</text:p>
          </table:table-cell>
          <table:table-cell table:style-name="ce35" table:formula="of:=([.F195] / MAX([.$E$169]; 1E-018))-1" office:value-type="percentage" office:value="5.72" calcext:value-type="percentage">
            <text:p>572%</text:p>
          </table:table-cell>
          <table:table-cell table:style-name="ce35" table:formula="of:=([.G195] / MAX([.$E$169]; 1E-018))-1" office:value-type="percentage" office:value="3.2" calcext:value-type="percentage">
            <text:p>320%</text:p>
          </table:table-cell>
          <table:table-cell table:style-name="ce35" table:formula="of:=([.H195] / MAX([.$E$169]; 1E-018))-1" office:value-type="percentage" office:value="5.72" calcext:value-type="percentage">
            <text:p>572%</text:p>
          </table:table-cell>
          <table:table-cell table:style-name="ce35" table:formula="of:=([.I195] / MAX([.$E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96] / MAX([.$E$169]; 1E-018))-1" office:value-type="percentage" office:value="7.8" calcext:value-type="percentage">
            <text:p>780%</text:p>
          </table:table-cell>
          <table:table-cell table:style-name="ce35" table:formula="of:=([.E196] / MAX([.$E$169]; 1E-018))-1" office:value-type="percentage" office:value="3.4" calcext:value-type="percentage">
            <text:p>340%</text:p>
          </table:table-cell>
          <table:table-cell table:style-name="ce35" table:formula="of:=([.F196] / MAX([.$E$169]; 1E-018))-1" office:value-type="percentage" office:value="6.04" calcext:value-type="percentage">
            <text:p>604%</text:p>
          </table:table-cell>
          <table:table-cell table:style-name="ce35" table:formula="of:=([.G196] / MAX([.$E$169]; 1E-018))-1" office:value-type="percentage" office:value="3.4" calcext:value-type="percentage">
            <text:p>340%</text:p>
          </table:table-cell>
          <table:table-cell table:style-name="ce35" table:formula="of:=([.H196] / MAX([.$E$169]; 1E-018))-1" office:value-type="percentage" office:value="6.04" calcext:value-type="percentage">
            <text:p>604%</text:p>
          </table:table-cell>
          <table:table-cell table:style-name="ce35" table:formula="of:=([.I196] / MAX([.$E$169]; 1E-018))-1" office:value-type="percentage" office:value="3.4" calcext:value-type="percentage">
            <text:p>34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HERO+TARGET_FAERIE_FIR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97] / MAX([.$E$169]; 1E-018))-1" office:value-type="percentage" office:value="8.2" calcext:value-type="percentage">
            <text:p>820%</text:p>
          </table:table-cell>
          <table:table-cell table:style-name="ce35" table:formula="of:=([.E197] / MAX([.$E$169]; 1E-018))-1" office:value-type="percentage" office:value="3.6" calcext:value-type="percentage">
            <text:p>360%</text:p>
          </table:table-cell>
          <table:table-cell table:style-name="ce35" table:formula="of:=([.F197] / MAX([.$E$169]; 1E-018))-1" office:value-type="percentage" office:value="6.36" calcext:value-type="percentage">
            <text:p>636%</text:p>
          </table:table-cell>
          <table:table-cell table:style-name="ce35" table:formula="of:=([.G197] / MAX([.$E$169]; 1E-018))-1" office:value-type="percentage" office:value="3.6" calcext:value-type="percentage">
            <text:p>360%</text:p>
          </table:table-cell>
          <table:table-cell table:style-name="ce35" table:formula="of:=([.H197] / MAX([.$E$169]; 1E-018))-1" office:value-type="percentage" office:value="6.36" calcext:value-type="percentage">
            <text:p>636%</text:p>
          </table:table-cell>
          <table:table-cell table:style-name="ce35" table:formula="of:=([.I197] / MAX([.$E$169]; 1E-018))-1" office:value-type="percentage" office:value="3.6" calcext:value-type="percentage">
            <text:p>36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VETERAN+GARRISONED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198] / MAX([.$E$169]; 1E-018))-1" office:value-type="percentage" office:value="8.4" calcext:value-type="percentage">
            <text:p>840%</text:p>
          </table:table-cell>
          <table:table-cell table:style-name="ce35" table:formula="of:=([.E198] / MAX([.$E$169]; 1E-018))-1" office:value-type="percentage" office:value="3.7" calcext:value-type="percentage">
            <text:p>370%</text:p>
          </table:table-cell>
          <table:table-cell table:style-name="ce35" table:formula="of:=([.F198] / MAX([.$E$169]; 1E-018))-1" office:value-type="percentage" office:value="6.52" calcext:value-type="percentage">
            <text:p>652%</text:p>
          </table:table-cell>
          <table:table-cell table:style-name="ce35" table:formula="of:=([.G198] / MAX([.$E$169]; 1E-018))-1" office:value-type="percentage" office:value="3.7" calcext:value-type="percentage">
            <text:p>370%</text:p>
          </table:table-cell>
          <table:table-cell table:style-name="ce35" table:formula="of:=([.H198] / MAX([.$E$169]; 1E-018))-1" office:value-type="percentage" office:value="6.52" calcext:value-type="percentage">
            <text:p>652%</text:p>
          </table:table-cell>
          <table:table-cell table:style-name="ce35" table:formula="of:=([.I198] / MAX([.$E$169]; 1E-018))-1" office:value-type="percentage" office:value="3.7" calcext:value-type="percentage">
            <text:p>37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Bonus Compared To Gun 2</text:p>
          </table:table-cell>
          <table:table-cell table:style-name="ce35" table:formula="of:=([.D199] / MAX([.$E$169]; 1E-018))-1" office:value-type="percentage" office:value="8.8" calcext:value-type="percentage">
            <text:p>880%</text:p>
          </table:table-cell>
          <table:table-cell table:style-name="ce35" table:formula="of:=([.E199] / MAX([.$E$169]; 1E-018))-1" office:value-type="percentage" office:value="3.9" calcext:value-type="percentage">
            <text:p>390%</text:p>
          </table:table-cell>
          <table:table-cell table:style-name="ce35" table:formula="of:=([.F199] / MAX([.$E$169]; 1E-018))-1" office:value-type="percentage" office:value="6.84" calcext:value-type="percentage">
            <text:p>684%</text:p>
          </table:table-cell>
          <table:table-cell table:style-name="ce35" table:formula="of:=([.G199] / MAX([.$E$169]; 1E-018))-1" office:value-type="percentage" office:value="3.9" calcext:value-type="percentage">
            <text:p>390%</text:p>
          </table:table-cell>
          <table:table-cell table:style-name="ce35" table:formula="of:=([.H199] / MAX([.$E$169]; 1E-018))-1" office:value-type="percentage" office:value="6.84" calcext:value-type="percentage">
            <text:p>684%</text:p>
          </table:table-cell>
          <table:table-cell table:style-name="ce35" table:formula="of:=([.I199] / MAX([.$E$169]; 1E-018))-1" office:value-type="percentage" office:value="3.9" calcext:value-type="percentage">
            <text:p>39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HERO+GARRISONED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200] / MAX([.$E$169]; 1E-018))-1" office:value-type="percentage" office:value="9.2" calcext:value-type="percentage">
            <text:p>920%</text:p>
          </table:table-cell>
          <table:table-cell table:style-name="ce35" table:formula="of:=([.E200] / MAX([.$E$169]; 1E-018))-1" office:value-type="percentage" office:value="4.1" calcext:value-type="percentage">
            <text:p>410%</text:p>
          </table:table-cell>
          <table:table-cell table:style-name="ce35" table:formula="of:=([.F200] / MAX([.$E$169]; 1E-018))-1" office:value-type="percentage" office:value="7.16" calcext:value-type="percentage">
            <text:p>716%</text:p>
          </table:table-cell>
          <table:table-cell table:style-name="ce35" table:formula="of:=([.G200] / MAX([.$E$169]; 1E-018))-1" office:value-type="percentage" office:value="4.1" calcext:value-type="percentage">
            <text:p>410%</text:p>
          </table:table-cell>
          <table:table-cell table:style-name="ce35" table:formula="of:=([.H200] / MAX([.$E$169]; 1E-018))-1" office:value-type="percentage" office:value="7.16" calcext:value-type="percentage">
            <text:p>716%</text:p>
          </table:table-cell>
          <table:table-cell table:style-name="ce35" table:formula="of:=([.I200] / MAX([.$E$169]; 1E-018))-1" office:value-type="percentage" office:value="4.1" calcext:value-type="percentage">
            <text:p>41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VETERAN+FRENZY_THRE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201] / MAX([.$E$169]; 1E-018))-1" office:value-type="percentage" office:value="8.6" calcext:value-type="percentage">
            <text:p>860%</text:p>
          </table:table-cell>
          <table:table-cell table:style-name="ce35" table:formula="of:=([.E201] / MAX([.$E$169]; 1E-018))-1" office:value-type="percentage" office:value="3.8" calcext:value-type="percentage">
            <text:p>380%</text:p>
          </table:table-cell>
          <table:table-cell table:style-name="ce35" table:formula="of:=([.F201] / MAX([.$E$169]; 1E-018))-1" office:value-type="percentage" office:value="6.68" calcext:value-type="percentage">
            <text:p>668%</text:p>
          </table:table-cell>
          <table:table-cell table:style-name="ce35" table:formula="of:=([.G201] / MAX([.$E$169]; 1E-018))-1" office:value-type="percentage" office:value="3.8" calcext:value-type="percentage">
            <text:p>380%</text:p>
          </table:table-cell>
          <table:table-cell table:style-name="ce35" table:formula="of:=([.H201] / MAX([.$E$169]; 1E-018))-1" office:value-type="percentage" office:value="6.68" calcext:value-type="percentage">
            <text:p>668%</text:p>
          </table:table-cell>
          <table:table-cell table:style-name="ce35" table:formula="of:=([.I201] / MAX([.$E$169]; 1E-018))-1" office:value-type="percentage" office:value="3.8" calcext:value-type="percentage">
            <text:p>38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202] / MAX([.$E$169]; 1E-018))-1" office:value-type="percentage" office:value="9" calcext:value-type="percentage">
            <text:p>900%</text:p>
          </table:table-cell>
          <table:table-cell table:style-name="ce35" table:formula="of:=([.E202] / MAX([.$E$169]; 1E-018))-1" office:value-type="percentage" office:value="4" calcext:value-type="percentage">
            <text:p>400%</text:p>
          </table:table-cell>
          <table:table-cell table:style-name="ce35" table:formula="of:=([.F202] / MAX([.$E$169]; 1E-018))-1" office:value-type="percentage" office:value="7" calcext:value-type="percentage">
            <text:p>700%</text:p>
          </table:table-cell>
          <table:table-cell table:style-name="ce35" table:formula="of:=([.G202] / MAX([.$E$169]; 1E-018))-1" office:value-type="percentage" office:value="4" calcext:value-type="percentage">
            <text:p>400%</text:p>
          </table:table-cell>
          <table:table-cell table:style-name="ce35" table:formula="of:=([.H202] / MAX([.$E$169]; 1E-018))-1" office:value-type="percentage" office:value="7" calcext:value-type="percentage">
            <text:p>700%</text:p>
          </table:table-cell>
          <table:table-cell table:style-name="ce35" table:formula="of:=([.I202] / MAX([.$E$169]; 1E-018))-1" office:value-type="percentage" office:value="4" calcext:value-type="percentage">
            <text:p>4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HERO+FRENZY_THRE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203] / MAX([.$E$169]; 1E-018))-1" office:value-type="percentage" office:value="9.4" calcext:value-type="percentage">
            <text:p>940%</text:p>
          </table:table-cell>
          <table:table-cell table:style-name="ce35" table:formula="of:=([.E203] / MAX([.$E$169]; 1E-018))-1" office:value-type="percentage" office:value="4.2" calcext:value-type="percentage">
            <text:p>420%</text:p>
          </table:table-cell>
          <table:table-cell table:style-name="ce35" table:formula="of:=([.F203] / MAX([.$E$169]; 1E-018))-1" office:value-type="percentage" office:value="7.32" calcext:value-type="percentage">
            <text:p>732%</text:p>
          </table:table-cell>
          <table:table-cell table:style-name="ce35" table:formula="of:=([.G203] / MAX([.$E$169]; 1E-018))-1" office:value-type="percentage" office:value="4.2" calcext:value-type="percentage">
            <text:p>420%</text:p>
          </table:table-cell>
          <table:table-cell table:style-name="ce35" table:formula="of:=([.H203] / MAX([.$E$169]; 1E-018))-1" office:value-type="percentage" office:value="7.32" calcext:value-type="percentage">
            <text:p>732%</text:p>
          </table:table-cell>
          <table:table-cell table:style-name="ce35" table:formula="of:=([.I203] / MAX([.$E$169]; 1E-018))-1" office:value-type="percentage" office:value="4.2" calcext:value-type="percentage">
            <text:p>42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VETERAN+HORDE+NATIONALISM+FANATISM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204] / MAX([.$E$169]; 1E-018))-1" office:value-type="percentage" office:value="15.4" calcext:value-type="percentage">
            <text:p>1540%</text:p>
          </table:table-cell>
          <table:table-cell table:style-name="ce35" table:formula="of:=([.E204] / MAX([.$E$169]; 1E-018))-1" office:value-type="percentage" office:value="7.2" calcext:value-type="percentage">
            <text:p>720%</text:p>
          </table:table-cell>
          <table:table-cell table:style-name="ce35" table:formula="of:=([.F204] / MAX([.$E$169]; 1E-018))-1" office:value-type="percentage" office:value="12.12" calcext:value-type="percentage">
            <text:p>1212%</text:p>
          </table:table-cell>
          <table:table-cell table:style-name="ce35" table:formula="of:=([.G204] / MAX([.$E$169]; 1E-018))-1" office:value-type="percentage" office:value="7.2" calcext:value-type="percentage">
            <text:p>720%</text:p>
          </table:table-cell>
          <table:table-cell table:style-name="ce35" table:formula="of:=([.H204] / MAX([.$E$169]; 1E-018))-1" office:value-type="percentage" office:value="12.12" calcext:value-type="percentage">
            <text:p>1212%</text:p>
          </table:table-cell>
          <table:table-cell table:style-name="ce35" table:formula="of:=([.I204] / MAX([.$E$169]; 1E-018))-1" office:value-type="percentage" office:value="7.2" calcext:value-type="percentage">
            <text:p>72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Bonus Compared To Gun 2</text:p>
          </table:table-cell>
          <table:table-cell table:style-name="ce35" table:formula="of:=([.D205] / MAX([.$E$169]; 1E-018))-1" office:value-type="percentage" office:value="15.8" calcext:value-type="percentage">
            <text:p>1580%</text:p>
          </table:table-cell>
          <table:table-cell table:style-name="ce35" table:formula="of:=([.E205] / MAX([.$E$169]; 1E-018))-1" office:value-type="percentage" office:value="7.4" calcext:value-type="percentage">
            <text:p>740%</text:p>
          </table:table-cell>
          <table:table-cell table:style-name="ce35" table:formula="of:=([.F205] / MAX([.$E$169]; 1E-018))-1" office:value-type="percentage" office:value="12.44" calcext:value-type="percentage">
            <text:p>1244%</text:p>
          </table:table-cell>
          <table:table-cell table:style-name="ce35" table:formula="of:=([.G205] / MAX([.$E$169]; 1E-018))-1" office:value-type="percentage" office:value="7.4" calcext:value-type="percentage">
            <text:p>740%</text:p>
          </table:table-cell>
          <table:table-cell table:style-name="ce35" table:formula="of:=([.H205] / MAX([.$E$169]; 1E-018))-1" office:value-type="percentage" office:value="12.44" calcext:value-type="percentage">
            <text:p>1244%</text:p>
          </table:table-cell>
          <table:table-cell table:style-name="ce35" table:formula="of:=([.I205] / MAX([.$E$169]; 1E-018))-1" office:value-type="percentage" office:value="7.4" calcext:value-type="percentage">
            <text:p>74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HERO+HORDE+NATIONALISM+FANATISM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206] / MAX([.$E$169]; 1E-018))-1" office:value-type="percentage" office:value="16.2" calcext:value-type="percentage">
            <text:p>1620%</text:p>
          </table:table-cell>
          <table:table-cell table:style-name="ce35" table:formula="of:=([.E206] / MAX([.$E$169]; 1E-018))-1" office:value-type="percentage" office:value="7.6" calcext:value-type="percentage">
            <text:p>760%</text:p>
          </table:table-cell>
          <table:table-cell table:style-name="ce35" table:formula="of:=([.F206] / MAX([.$E$169]; 1E-018))-1" office:value-type="percentage" office:value="12.76" calcext:value-type="percentage">
            <text:p>1276%</text:p>
          </table:table-cell>
          <table:table-cell table:style-name="ce35" table:formula="of:=([.G206] / MAX([.$E$169]; 1E-018))-1" office:value-type="percentage" office:value="7.6" calcext:value-type="percentage">
            <text:p>760%</text:p>
          </table:table-cell>
          <table:table-cell table:style-name="ce35" table:formula="of:=([.H206] / MAX([.$E$169]; 1E-018))-1" office:value-type="percentage" office:value="12.76" calcext:value-type="percentage">
            <text:p>1276%</text:p>
          </table:table-cell>
          <table:table-cell table:style-name="ce35" table:formula="of:=([.I206] / MAX([.$E$169]; 1E-018))-1" office:value-type="percentage" office:value="7.6" calcext:value-type="percentage">
            <text:p>760%</text:p>
          </table:table-cell>
          <table:table-cell table:number-columns-repeated="1015"/>
        </table:table-row>
        <table:table-row table:style-name="ro5" table:number-rows-repeated="104825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QuadCannon.D169:QuadCannon.I206">
            <calcext:condition calcext:apply-style-name="ConditionalStyle_1" calcext:value="formula-is([.D169] &gt; [.D$169])" calcext:base-cell-address="QuadCannon.D169"/>
            <calcext:condition calcext:apply-style-name="ConditionalStyle_2" calcext:value="formula-is([.D169] &lt; [.D$169])" calcext:base-cell-address="QuadCannon.D169"/>
          </calcext:conditional-format>
          <calcext:conditional-format calcext:target-range-address="QuadCannon.D86:QuadCannon.I86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QuadCannon.D87:QuadCannon.I87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QuadCannon.D88:QuadCannon.I8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QuadCannon.D89:QuadCannon.I8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QuadCannon.D91:QuadCannon.I128">
            <calcext:condition calcext:apply-style-name="ConditionalStyle_1" calcext:value="formula-is([.D91] &gt; [.D$86])" calcext:base-cell-address="QuadCannon.D91"/>
            <calcext:condition calcext:apply-style-name="ConditionalStyle_2" calcext:value="formula-is([.D91] &lt; [.D$86])" calcext:base-cell-address="QuadCannon.D91"/>
          </calcext:conditional-format>
          <calcext:conditional-format calcext:target-range-address="QuadCannon.D247:QuadCannon.I284">
            <calcext:color-scale>
              <calcext:color-scale-entry calcext:value="=MIN(MIN([.D247:.I284]); -1E-018)" calcext:type="formula" calcext:color="#ff0000"/>
              <calcext:color-scale-entry calcext:value="0" calcext:type="number" calcext:color="#ffffa6"/>
              <calcext:color-scale-entry calcext:value="=MAX(MAX([.D247:.I284]); 1E-018)" calcext:type="formula" calcext:color="#00a933"/>
            </calcext:color-scale>
          </calcext:conditional-format>
          <calcext:conditional-format calcext:target-range-address="QuadCannon.D208:QuadCannon.I245">
            <calcext:color-scale>
              <calcext:color-scale-entry calcext:value="=MIN(MIN([.D208:.I245]); -1E-018)" calcext:type="formula" calcext:color="#ff0000"/>
              <calcext:color-scale-entry calcext:value="0" calcext:type="number" calcext:color="#ffffa6"/>
              <calcext:color-scale-entry calcext:value="=MAX(MAX([.D208:.I245]); 1E-018)" calcext:type="formula" calcext:color="#00a933"/>
            </calcext:color-scale>
          </calcext:conditional-format>
          <calcext:conditional-format calcext:target-range-address="QuadCannon.D286:QuadCannon.I323">
            <calcext:color-scale>
              <calcext:color-scale-entry calcext:value="=MIN(MIN([.D286:.I323]); -1E-018)" calcext:type="formula" calcext:color="#ff0000"/>
              <calcext:color-scale-entry calcext:value="0" calcext:type="number" calcext:color="#ffffa6"/>
              <calcext:color-scale-entry calcext:value="=MAX(MAX([.D286:.I323]); 1E-018)" calcext:type="formula" calcext:color="#00a933"/>
            </calcext:color-scale>
          </calcext:conditional-format>
          <calcext:conditional-format calcext:target-range-address="QuadCannon.D130:QuadCannon.I167">
            <calcext:condition calcext:apply-style-name="ConditionalStyle_2" calcext:value="formula-is([.D130] &gt; [.D$87])" calcext:base-cell-address="QuadCannon.D130"/>
            <calcext:condition calcext:apply-style-name="ConditionalStyle_1" calcext:value="formula-is([.D130] &lt; [.D$87])" calcext:base-cell-address="QuadCannon.D130"/>
          </calcext:conditional-format>
          <calcext:conditional-format calcext:target-range-address="QuadCannon.D45:QuadCannon.I84">
            <calcext:color-scale>
              <calcext:color-scale-entry calcext:value="=MIN(MIN([.D45:.I84]); 1-0.0000000001)" calcext:type="formula" calcext:color="#ff0000"/>
              <calcext:color-scale-entry calcext:value="1" calcext:type="number" calcext:color="#ffffa6"/>
              <calcext:color-scale-entry calcext:value="=MAX(MAX([.D45:.I84]); 1+0.0000000001)" calcext:type="formula" calcext:color="#00a933"/>
            </calcext:color-scale>
          </calcext:conditional-format>
          <calcext:conditional-format calcext:target-range-address="QuadCannon.D4:QuadCannon.I43">
            <calcext:color-scale>
              <calcext:color-scale-entry calcext:value="=MIN(MIN([.D4:.I43]); 1-0.0000000001)" calcext:type="formula" calcext:color="#ff0000"/>
              <calcext:color-scale-entry calcext:value="1" calcext:type="number" calcext:color="#ffffa6"/>
              <calcext:color-scale-entry calcext:value="=MAX(MAX([.D4:.I43]); 1+0.0000000001)" calcext:type="formula" calcext:color="#00a933"/>
            </calcext:color-scale>
          </calcext:conditional-format>
        </calcext:conditional-formats>
      </table:table>
      <table:table table:name="QuadCannon Invert Scale Buff" table:style-name="ta3">
        <office:forms form:automatic-focus="false" form:apply-design-mode="false"/>
        <table:table-column table:style-name="co5" table:default-cell-style-name="ce11"/>
        <table:table-column table:style-name="co6" table:number-columns-repeated="2" table:default-cell-style-name="ce11"/>
        <table:table-column table:style-name="co4" table:number-columns-repeated="5" table:default-cell-style-name="ce11"/>
        <table:table-column table:style-name="co7" table:number-columns-repeated="1015" table:default-cell-style-name="ce11"/>
        <table:table-column table:style-name="co7" table:default-cell-style-name="Default"/>
        <table:table-row table:style-name="ro2">
          <table:table-cell table:style-name="ce10" table:number-columns-repeated="3"/>
          <table:table-cell table:style-name="ce19" office:value-type="string" calcext:value-type="string">
            <text:p>QuadCannonGun</text:p>
          </table:table-cell>
          <table:table-cell table:style-name="ce19" office:value-type="string" calcext:value-type="string">
            <text:p>QuadCannonGunAir</text:p>
          </table:table-cell>
          <table:table-cell table:style-name="ce19" office:value-type="string" calcext:value-type="string">
            <text:p>QuadCannonGunUpgradeOne</text:p>
          </table:table-cell>
          <table:table-cell table:style-name="ce19" office:value-type="string" calcext:value-type="string">
            <text:p>QuadCannonGunUpgradeOneAir</text:p>
          </table:table-cell>
          <table:table-cell table:style-name="ce19" office:value-type="string" calcext:value-type="string">
            <text:p>QuadCannonGunUpgradeTwo</text:p>
          </table:table-cell>
          <table:table-cell table:style-name="ce19" office:value-type="string" calcext:value-type="string">
            <text:p>QuadCannonGunUpgradeTwoAir</text:p>
          </table:table-cell>
          <table:table-cell table:style-name="ce10" table:number-columns-repeated="1014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20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36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36" office:value-type="percentage" office:value="0.8" calcext:value-type="percentage">
            <text:p>80.00%</text:p>
          </table:table-cell>
          <table:table-cell table:style-name="ce36"/>
          <table:table-cell table:style-name="ce36" office:value-type="percentage" office:value="1.125" calcext:value-type="percentage">
            <text:p>112.50%</text:p>
          </table:table-cell>
          <table:table-cell table:style-name="ce36"/>
          <table:table-cell table:style-name="ce36" office:value-type="percentage" office:value="1.125" calcext:value-type="percentage">
            <text:p>112.50%</text:p>
          </table:table-cell>
          <table:table-cell table:style-name="ce3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36" office:value-type="percentage" office:value="0.8" calcext:value-type="percentage">
            <text:p>80.00%</text:p>
          </table:table-cell>
          <table:table-cell table:style-name="ce36"/>
          <table:table-cell table:style-name="ce36" office:value-type="percentage" office:value="1.125" calcext:value-type="percentage">
            <text:p>112.50%</text:p>
          </table:table-cell>
          <table:table-cell table:style-name="ce36"/>
          <table:table-cell table:style-name="ce36" office:value-type="percentage" office:value="1.125" calcext:value-type="percentage">
            <text:p>112.50%</text:p>
          </table:table-cell>
          <table:table-cell table:style-name="ce3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36" office:value-type="percentage" office:value="0.8" calcext:value-type="percentage">
            <text:p>80.00%</text:p>
          </table:table-cell>
          <table:table-cell table:style-name="ce36"/>
          <table:table-cell table:style-name="ce36" office:value-type="percentage" office:value="1.125" calcext:value-type="percentage">
            <text:p>112.50%</text:p>
          </table:table-cell>
          <table:table-cell table:style-name="ce36"/>
          <table:table-cell table:style-name="ce36" office:value-type="percentage" office:value="1.125" calcext:value-type="percentage">
            <text:p>112.50%</text:p>
          </table:table-cell>
          <table:table-cell table:style-name="ce3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36" office:value-type="percentage" office:value="0.8" calcext:value-type="percentage">
            <text:p>80.00%</text:p>
          </table:table-cell>
          <table:table-cell table:style-name="ce36"/>
          <table:table-cell table:style-name="ce36" office:value-type="percentage" office:value="1.125" calcext:value-type="percentage">
            <text:p>112.50%</text:p>
          </table:table-cell>
          <table:table-cell table:style-name="ce36"/>
          <table:table-cell table:style-name="ce36" office:value-type="percentage" office:value="1.125" calcext:value-type="percentage">
            <text:p>112.50%</text:p>
          </table:table-cell>
          <table:table-cell table:style-name="ce3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36" office:value-type="percentage" office:value="0.8" calcext:value-type="percentage">
            <text:p>80.00%</text:p>
          </table:table-cell>
          <table:table-cell table:style-name="ce36"/>
          <table:table-cell table:style-name="ce36" office:value-type="percentage" office:value="1.125" calcext:value-type="percentage">
            <text:p>112.50%</text:p>
          </table:table-cell>
          <table:table-cell table:style-name="ce36"/>
          <table:table-cell table:style-name="ce36" office:value-type="percentage" office:value="1.125" calcext:value-type="percentage">
            <text:p>112.50%</text:p>
          </table:table-cell>
          <table:table-cell table:style-name="ce3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36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36" office:value-type="percentage" office:value="0.8" calcext:value-type="percentage">
            <text:p>80.00%</text:p>
          </table:table-cell>
          <table:table-cell table:style-name="ce36"/>
          <table:table-cell table:style-name="ce36" office:value-type="percentage" office:value="1.125" calcext:value-type="percentage">
            <text:p>112.50%</text:p>
          </table:table-cell>
          <table:table-cell table:style-name="ce36"/>
          <table:table-cell table:style-name="ce36" office:value-type="percentage" office:value="1.125" calcext:value-type="percentage">
            <text:p>112.50%</text:p>
          </table:table-cell>
          <table:table-cell table:style-name="ce3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36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36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36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36" office:value-type="percentage" office:value="0.9" calcext:value-type="percentage">
            <text:p>90.00%</text:p>
          </table:table-cell>
          <table:table-cell table:style-name="ce36"/>
          <table:table-cell table:style-name="ce36" office:value-type="percentage" office:value="1.25" calcext:value-type="percentage">
            <text:p>125.00%</text:p>
          </table:table-cell>
          <table:table-cell table:style-name="ce36"/>
          <table:table-cell table:style-name="ce36" office:value-type="percentage" office:value="1.375" calcext:value-type="percentage">
            <text:p>137.50%</text:p>
          </table:table-cell>
          <table:table-cell table:style-name="ce3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6"/>
          <table:table-cell table:style-name="ce36" office:value-type="percentage" office:value="1.375" calcext:value-type="percentage">
            <text:p>137.50%</text:p>
          </table:table-cell>
          <table:table-cell table:style-name="ce36"/>
          <table:table-cell table:style-name="ce36" office:value-type="percentage" office:value="1.5" calcext:value-type="percentage">
            <text:p>150.00%</text:p>
          </table:table-cell>
          <table:table-cell table:style-name="ce3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36" office:value-type="percentage" office:value="1.1" calcext:value-type="percentage">
            <text:p>110.00%</text:p>
          </table:table-cell>
          <table:table-cell table:style-name="ce36"/>
          <table:table-cell table:style-name="ce36" office:value-type="percentage" office:value="1.5" calcext:value-type="percentage">
            <text:p>150.00%</text:p>
          </table:table-cell>
          <table:table-cell table:style-name="ce36"/>
          <table:table-cell table:style-name="ce36" office:value-type="percentage" office:value="1.625" calcext:value-type="percentage">
            <text:p>162.50%</text:p>
          </table:table-cell>
          <table:table-cell table:style-name="ce3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36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36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36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36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36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36" table:number-columns-repeated="6"/>
          <table:table-cell table:number-columns-repeated="1015"/>
        </table:table-row>
        <table:table-row table:style-name="ro4">
          <table:table-cell table:style-name="ce12" office:value-type="string" calcext:value-type="string">
            <text:p>WeaponBonus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DAMAGE</text:p>
          </table:table-cell>
          <table:table-cell table:style-name="ce37" table:formula="of:=IF(AND(ISNUMBER([.D4]);[.D4]&gt;=0);[.D4];[$Globals.$D4])" office:value-type="percentage" office:value="1" calcext:value-type="percentage">
            <text:p>100.00%</text:p>
          </table:table-cell>
          <table:table-cell table:style-name="ce37" table:formula="of:=IF(AND(ISNUMBER([.E4]);[.E4]&gt;=0);[.E4];[$Globals.$D4])" office:value-type="percentage" office:value="1" calcext:value-type="percentage">
            <text:p>100.00%</text:p>
          </table:table-cell>
          <table:table-cell table:style-name="ce37" table:formula="of:=IF(AND(ISNUMBER([.F4]);[.F4]&gt;=0);[.F4];[$Globals.$D4])" office:value-type="percentage" office:value="1" calcext:value-type="percentage">
            <text:p>100.00%</text:p>
          </table:table-cell>
          <table:table-cell table:style-name="ce37" table:formula="of:=IF(AND(ISNUMBER([.G4]);[.G4]&gt;=0);[.G4];[$Globals.$D4])" office:value-type="percentage" office:value="1" calcext:value-type="percentage">
            <text:p>100.00%</text:p>
          </table:table-cell>
          <table:table-cell table:style-name="ce37" table:formula="of:=IF(AND(ISNUMBER([.H4]);[.H4]&gt;=0);[.H4];[$Globals.$D4])" office:value-type="percentage" office:value="1" calcext:value-type="percentage">
            <text:p>100.00%</text:p>
          </table:table-cell>
          <table:table-cell table:style-name="ce37" table:formula="of:=IF(AND(ISNUMBER([.I4]);[.I4]&gt;=0);[.I4];[$Globals.$D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DAMAGE</text:p>
          </table:table-cell>
          <table:table-cell table:style-name="ce37" table:formula="of:=IF(AND(ISNUMBER([.D5]);[.D5]&gt;=0);[.D5];[$Globals.$D5])" office:value-type="percentage" office:value="0.8" calcext:value-type="percentage">
            <text:p>80.00%</text:p>
          </table:table-cell>
          <table:table-cell table:style-name="ce37" table:formula="of:=IF(AND(ISNUMBER([.E5]);[.E5]&gt;=0);[.E5];[$Globals.$D5])" office:value-type="percentage" office:value="1" calcext:value-type="percentage">
            <text:p>100.00%</text:p>
          </table:table-cell>
          <table:table-cell table:style-name="ce37" table:formula="of:=IF(AND(ISNUMBER([.F5]);[.F5]&gt;=0);[.F5];[$Globals.$D5])" office:value-type="percentage" office:value="1.125" calcext:value-type="percentage">
            <text:p>112.50%</text:p>
          </table:table-cell>
          <table:table-cell table:style-name="ce37" table:formula="of:=IF(AND(ISNUMBER([.G5]);[.G5]&gt;=0);[.G5];[$Globals.$D5])" office:value-type="percentage" office:value="1" calcext:value-type="percentage">
            <text:p>100.00%</text:p>
          </table:table-cell>
          <table:table-cell table:style-name="ce37" table:formula="of:=IF(AND(ISNUMBER([.H5]);[.H5]&gt;=0);[.H5];[$Globals.$D5])" office:value-type="percentage" office:value="1.125" calcext:value-type="percentage">
            <text:p>112.50%</text:p>
          </table:table-cell>
          <table:table-cell table:style-name="ce37" table:formula="of:=IF(AND(ISNUMBER([.I5]);[.I5]&gt;=0);[.I5];[$Globals.$D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DAMAGE</text:p>
          </table:table-cell>
          <table:table-cell table:style-name="ce37" table:formula="of:=IF(AND(ISNUMBER([.D6]);[.D6]&gt;=0);[.D6];[$Globals.$D6])" office:value-type="percentage" office:value="0.8" calcext:value-type="percentage">
            <text:p>80.00%</text:p>
          </table:table-cell>
          <table:table-cell table:style-name="ce37" table:formula="of:=IF(AND(ISNUMBER([.E6]);[.E6]&gt;=0);[.E6];[$Globals.$D6])" office:value-type="percentage" office:value="1" calcext:value-type="percentage">
            <text:p>100.00%</text:p>
          </table:table-cell>
          <table:table-cell table:style-name="ce37" table:formula="of:=IF(AND(ISNUMBER([.F6]);[.F6]&gt;=0);[.F6];[$Globals.$D6])" office:value-type="percentage" office:value="1.125" calcext:value-type="percentage">
            <text:p>112.50%</text:p>
          </table:table-cell>
          <table:table-cell table:style-name="ce37" table:formula="of:=IF(AND(ISNUMBER([.G6]);[.G6]&gt;=0);[.G6];[$Globals.$D6])" office:value-type="percentage" office:value="1" calcext:value-type="percentage">
            <text:p>100.00%</text:p>
          </table:table-cell>
          <table:table-cell table:style-name="ce37" table:formula="of:=IF(AND(ISNUMBER([.H6]);[.H6]&gt;=0);[.H6];[$Globals.$D6])" office:value-type="percentage" office:value="1.125" calcext:value-type="percentage">
            <text:p>112.50%</text:p>
          </table:table-cell>
          <table:table-cell table:style-name="ce37" table:formula="of:=IF(AND(ISNUMBER([.I6]);[.I6]&gt;=0);[.I6];[$Globals.$D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DAMAGE</text:p>
          </table:table-cell>
          <table:table-cell table:style-name="ce37" table:formula="of:=IF(AND(ISNUMBER([.D7]);[.D7]&gt;=0);[.D7];[$Globals.$D7])" office:value-type="percentage" office:value="0.8" calcext:value-type="percentage">
            <text:p>80.00%</text:p>
          </table:table-cell>
          <table:table-cell table:style-name="ce37" table:formula="of:=IF(AND(ISNUMBER([.E7]);[.E7]&gt;=0);[.E7];[$Globals.$D7])" office:value-type="percentage" office:value="1" calcext:value-type="percentage">
            <text:p>100.00%</text:p>
          </table:table-cell>
          <table:table-cell table:style-name="ce37" table:formula="of:=IF(AND(ISNUMBER([.F7]);[.F7]&gt;=0);[.F7];[$Globals.$D7])" office:value-type="percentage" office:value="1.125" calcext:value-type="percentage">
            <text:p>112.50%</text:p>
          </table:table-cell>
          <table:table-cell table:style-name="ce37" table:formula="of:=IF(AND(ISNUMBER([.G7]);[.G7]&gt;=0);[.G7];[$Globals.$D7])" office:value-type="percentage" office:value="1" calcext:value-type="percentage">
            <text:p>100.00%</text:p>
          </table:table-cell>
          <table:table-cell table:style-name="ce37" table:formula="of:=IF(AND(ISNUMBER([.H7]);[.H7]&gt;=0);[.H7];[$Globals.$D7])" office:value-type="percentage" office:value="1.125" calcext:value-type="percentage">
            <text:p>112.50%</text:p>
          </table:table-cell>
          <table:table-cell table:style-name="ce37" table:formula="of:=IF(AND(ISNUMBER([.I7]);[.I7]&gt;=0);[.I7];[$Globals.$D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DAMAGE</text:p>
          </table:table-cell>
          <table:table-cell table:style-name="ce37" table:formula="of:=IF(AND(ISNUMBER([.D8]);[.D8]&gt;=0);[.D8];[$Globals.$D8])" office:value-type="percentage" office:value="0.8" calcext:value-type="percentage">
            <text:p>80.00%</text:p>
          </table:table-cell>
          <table:table-cell table:style-name="ce37" table:formula="of:=IF(AND(ISNUMBER([.E8]);[.E8]&gt;=0);[.E8];[$Globals.$D8])" office:value-type="percentage" office:value="1" calcext:value-type="percentage">
            <text:p>100.00%</text:p>
          </table:table-cell>
          <table:table-cell table:style-name="ce37" table:formula="of:=IF(AND(ISNUMBER([.F8]);[.F8]&gt;=0);[.F8];[$Globals.$D8])" office:value-type="percentage" office:value="1.125" calcext:value-type="percentage">
            <text:p>112.50%</text:p>
          </table:table-cell>
          <table:table-cell table:style-name="ce37" table:formula="of:=IF(AND(ISNUMBER([.G8]);[.G8]&gt;=0);[.G8];[$Globals.$D8])" office:value-type="percentage" office:value="1" calcext:value-type="percentage">
            <text:p>100.00%</text:p>
          </table:table-cell>
          <table:table-cell table:style-name="ce37" table:formula="of:=IF(AND(ISNUMBER([.H8]);[.H8]&gt;=0);[.H8];[$Globals.$D8])" office:value-type="percentage" office:value="1.125" calcext:value-type="percentage">
            <text:p>112.50%</text:p>
          </table:table-cell>
          <table:table-cell table:style-name="ce37" table:formula="of:=IF(AND(ISNUMBER([.I8]);[.I8]&gt;=0);[.I8];[$Globals.$D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DAMAGE</text:p>
          </table:table-cell>
          <table:table-cell table:style-name="ce37" table:formula="of:=IF(AND(ISNUMBER([.D9]);[.D9]&gt;=0);[.D9];[$Globals.$D9])" office:value-type="percentage" office:value="0.8" calcext:value-type="percentage">
            <text:p>80.00%</text:p>
          </table:table-cell>
          <table:table-cell table:style-name="ce37" table:formula="of:=IF(AND(ISNUMBER([.E9]);[.E9]&gt;=0);[.E9];[$Globals.$D9])" office:value-type="percentage" office:value="1" calcext:value-type="percentage">
            <text:p>100.00%</text:p>
          </table:table-cell>
          <table:table-cell table:style-name="ce37" table:formula="of:=IF(AND(ISNUMBER([.F9]);[.F9]&gt;=0);[.F9];[$Globals.$D9])" office:value-type="percentage" office:value="1.125" calcext:value-type="percentage">
            <text:p>112.50%</text:p>
          </table:table-cell>
          <table:table-cell table:style-name="ce37" table:formula="of:=IF(AND(ISNUMBER([.G9]);[.G9]&gt;=0);[.G9];[$Globals.$D9])" office:value-type="percentage" office:value="1" calcext:value-type="percentage">
            <text:p>100.00%</text:p>
          </table:table-cell>
          <table:table-cell table:style-name="ce37" table:formula="of:=IF(AND(ISNUMBER([.H9]);[.H9]&gt;=0);[.H9];[$Globals.$D9])" office:value-type="percentage" office:value="1.125" calcext:value-type="percentage">
            <text:p>112.50%</text:p>
          </table:table-cell>
          <table:table-cell table:style-name="ce37" table:formula="of:=IF(AND(ISNUMBER([.I9]);[.I9]&gt;=0);[.I9];[$Globals.$D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DAMAGE</text:p>
          </table:table-cell>
          <table:table-cell table:style-name="ce37" table:formula="of:=IF(AND(ISNUMBER([.D10]);[.D10]&gt;=0);[.D10];[$Globals.$D10])" office:value-type="percentage" office:value="1.25" calcext:value-type="percentage">
            <text:p>125.00%</text:p>
          </table:table-cell>
          <table:table-cell table:style-name="ce37" table:formula="of:=IF(AND(ISNUMBER([.E10]);[.E10]&gt;=0);[.E10];[$Globals.$D10])" office:value-type="percentage" office:value="1.25" calcext:value-type="percentage">
            <text:p>125.00%</text:p>
          </table:table-cell>
          <table:table-cell table:style-name="ce37" table:formula="of:=IF(AND(ISNUMBER([.F10]);[.F10]&gt;=0);[.F10];[$Globals.$D10])" office:value-type="percentage" office:value="1.25" calcext:value-type="percentage">
            <text:p>125.00%</text:p>
          </table:table-cell>
          <table:table-cell table:style-name="ce37" table:formula="of:=IF(AND(ISNUMBER([.G10]);[.G10]&gt;=0);[.G10];[$Globals.$D10])" office:value-type="percentage" office:value="1.25" calcext:value-type="percentage">
            <text:p>125.00%</text:p>
          </table:table-cell>
          <table:table-cell table:style-name="ce37" table:formula="of:=IF(AND(ISNUMBER([.H10]);[.H10]&gt;=0);[.H10];[$Globals.$D10])" office:value-type="percentage" office:value="1.25" calcext:value-type="percentage">
            <text:p>125.00%</text:p>
          </table:table-cell>
          <table:table-cell table:style-name="ce37" table:formula="of:=IF(AND(ISNUMBER([.I10]);[.I10]&gt;=0);[.I10];[$Globals.$D10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DAMAGE</text:p>
          </table:table-cell>
          <table:table-cell table:style-name="ce37" table:formula="of:=IF(AND(ISNUMBER([.D11]);[.D11]&gt;=0);[.D11];[$Globals.$D11])" office:value-type="percentage" office:value="0.8" calcext:value-type="percentage">
            <text:p>80.00%</text:p>
          </table:table-cell>
          <table:table-cell table:style-name="ce37" table:formula="of:=IF(AND(ISNUMBER([.E11]);[.E11]&gt;=0);[.E11];[$Globals.$D11])" office:value-type="percentage" office:value="1" calcext:value-type="percentage">
            <text:p>100.00%</text:p>
          </table:table-cell>
          <table:table-cell table:style-name="ce37" table:formula="of:=IF(AND(ISNUMBER([.F11]);[.F11]&gt;=0);[.F11];[$Globals.$D11])" office:value-type="percentage" office:value="1.125" calcext:value-type="percentage">
            <text:p>112.50%</text:p>
          </table:table-cell>
          <table:table-cell table:style-name="ce37" table:formula="of:=IF(AND(ISNUMBER([.G11]);[.G11]&gt;=0);[.G11];[$Globals.$D11])" office:value-type="percentage" office:value="1" calcext:value-type="percentage">
            <text:p>100.00%</text:p>
          </table:table-cell>
          <table:table-cell table:style-name="ce37" table:formula="of:=IF(AND(ISNUMBER([.H11]);[.H11]&gt;=0);[.H11];[$Globals.$D11])" office:value-type="percentage" office:value="1.125" calcext:value-type="percentage">
            <text:p>112.50%</text:p>
          </table:table-cell>
          <table:table-cell table:style-name="ce37" table:formula="of:=IF(AND(ISNUMBER([.I11]);[.I11]&gt;=0);[.I11];[$Globals.$D1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DAMAGE</text:p>
          </table:table-cell>
          <table:table-cell table:style-name="ce37" table:formula="of:=IF(AND(ISNUMBER([.D12]);[.D12]&gt;=0);[.D12];[$Globals.$D12])" office:value-type="percentage" office:value="1.1" calcext:value-type="percentage">
            <text:p>110.00%</text:p>
          </table:table-cell>
          <table:table-cell table:style-name="ce37" table:formula="of:=IF(AND(ISNUMBER([.E12]);[.E12]&gt;=0);[.E12];[$Globals.$D12])" office:value-type="percentage" office:value="1.1" calcext:value-type="percentage">
            <text:p>110.00%</text:p>
          </table:table-cell>
          <table:table-cell table:style-name="ce37" table:formula="of:=IF(AND(ISNUMBER([.F12]);[.F12]&gt;=0);[.F12];[$Globals.$D12])" office:value-type="percentage" office:value="1.1" calcext:value-type="percentage">
            <text:p>110.00%</text:p>
          </table:table-cell>
          <table:table-cell table:style-name="ce37" table:formula="of:=IF(AND(ISNUMBER([.G12]);[.G12]&gt;=0);[.G12];[$Globals.$D12])" office:value-type="percentage" office:value="1.1" calcext:value-type="percentage">
            <text:p>110.00%</text:p>
          </table:table-cell>
          <table:table-cell table:style-name="ce37" table:formula="of:=IF(AND(ISNUMBER([.H12]);[.H12]&gt;=0);[.H12];[$Globals.$D12])" office:value-type="percentage" office:value="1.1" calcext:value-type="percentage">
            <text:p>110.00%</text:p>
          </table:table-cell>
          <table:table-cell table:style-name="ce37" table:formula="of:=IF(AND(ISNUMBER([.I12]);[.I12]&gt;=0);[.I12];[$Globals.$D12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DAMAGE</text:p>
          </table:table-cell>
          <table:table-cell table:style-name="ce37" table:formula="of:=IF(AND(ISNUMBER([.D13]);[.D13]&gt;=0);[.D13];[$Globals.$D13])" office:value-type="percentage" office:value="1.2" calcext:value-type="percentage">
            <text:p>120.00%</text:p>
          </table:table-cell>
          <table:table-cell table:style-name="ce37" table:formula="of:=IF(AND(ISNUMBER([.E13]);[.E13]&gt;=0);[.E13];[$Globals.$D13])" office:value-type="percentage" office:value="1.2" calcext:value-type="percentage">
            <text:p>120.00%</text:p>
          </table:table-cell>
          <table:table-cell table:style-name="ce37" table:formula="of:=IF(AND(ISNUMBER([.F13]);[.F13]&gt;=0);[.F13];[$Globals.$D13])" office:value-type="percentage" office:value="1.2" calcext:value-type="percentage">
            <text:p>120.00%</text:p>
          </table:table-cell>
          <table:table-cell table:style-name="ce37" table:formula="of:=IF(AND(ISNUMBER([.G13]);[.G13]&gt;=0);[.G13];[$Globals.$D13])" office:value-type="percentage" office:value="1.2" calcext:value-type="percentage">
            <text:p>120.00%</text:p>
          </table:table-cell>
          <table:table-cell table:style-name="ce37" table:formula="of:=IF(AND(ISNUMBER([.H13]);[.H13]&gt;=0);[.H13];[$Globals.$D13])" office:value-type="percentage" office:value="1.2" calcext:value-type="percentage">
            <text:p>120.00%</text:p>
          </table:table-cell>
          <table:table-cell table:style-name="ce37" table:formula="of:=IF(AND(ISNUMBER([.I13]);[.I13]&gt;=0);[.I13];[$Globals.$D13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DAMAGE</text:p>
          </table:table-cell>
          <table:table-cell table:style-name="ce37" table:formula="of:=IF(AND(ISNUMBER([.D14]);[.D14]&gt;=0);[.D14];[$Globals.$D14])" office:value-type="percentage" office:value="1.3" calcext:value-type="percentage">
            <text:p>130.00%</text:p>
          </table:table-cell>
          <table:table-cell table:style-name="ce37" table:formula="of:=IF(AND(ISNUMBER([.E14]);[.E14]&gt;=0);[.E14];[$Globals.$D14])" office:value-type="percentage" office:value="1.3" calcext:value-type="percentage">
            <text:p>130.00%</text:p>
          </table:table-cell>
          <table:table-cell table:style-name="ce37" table:formula="of:=IF(AND(ISNUMBER([.F14]);[.F14]&gt;=0);[.F14];[$Globals.$D14])" office:value-type="percentage" office:value="1.3" calcext:value-type="percentage">
            <text:p>130.00%</text:p>
          </table:table-cell>
          <table:table-cell table:style-name="ce37" table:formula="of:=IF(AND(ISNUMBER([.G14]);[.G14]&gt;=0);[.G14];[$Globals.$D14])" office:value-type="percentage" office:value="1.3" calcext:value-type="percentage">
            <text:p>130.00%</text:p>
          </table:table-cell>
          <table:table-cell table:style-name="ce37" table:formula="of:=IF(AND(ISNUMBER([.H14]);[.H14]&gt;=0);[.H14];[$Globals.$D14])" office:value-type="percentage" office:value="1.3" calcext:value-type="percentage">
            <text:p>130.00%</text:p>
          </table:table-cell>
          <table:table-cell table:style-name="ce37" table:formula="of:=IF(AND(ISNUMBER([.I14]);[.I14]&gt;=0);[.I14];[$Globals.$D14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DAMAGE</text:p>
          </table:table-cell>
          <table:table-cell table:style-name="ce37" table:formula="of:=IF(AND(ISNUMBER([.D15]);[.D15]&gt;=0);[.D15];[$Globals.$D15])" office:value-type="percentage" office:value="0.9" calcext:value-type="percentage">
            <text:p>90.00%</text:p>
          </table:table-cell>
          <table:table-cell table:style-name="ce37" table:formula="of:=IF(AND(ISNUMBER([.E15]);[.E15]&gt;=0);[.E15];[$Globals.$D15])" office:value-type="percentage" office:value="1.1" calcext:value-type="percentage">
            <text:p>110.00%</text:p>
          </table:table-cell>
          <table:table-cell table:style-name="ce37" table:formula="of:=IF(AND(ISNUMBER([.F15]);[.F15]&gt;=0);[.F15];[$Globals.$D15])" office:value-type="percentage" office:value="1.25" calcext:value-type="percentage">
            <text:p>125.00%</text:p>
          </table:table-cell>
          <table:table-cell table:style-name="ce37" table:formula="of:=IF(AND(ISNUMBER([.G15]);[.G15]&gt;=0);[.G15];[$Globals.$D15])" office:value-type="percentage" office:value="1.1" calcext:value-type="percentage">
            <text:p>110.00%</text:p>
          </table:table-cell>
          <table:table-cell table:style-name="ce37" table:formula="of:=IF(AND(ISNUMBER([.H15]);[.H15]&gt;=0);[.H15];[$Globals.$D15])" office:value-type="percentage" office:value="1.375" calcext:value-type="percentage">
            <text:p>137.50%</text:p>
          </table:table-cell>
          <table:table-cell table:style-name="ce37" table:formula="of:=IF(AND(ISNUMBER([.I15]);[.I15]&gt;=0);[.I15];[$Globals.$D15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DAMAGE</text:p>
          </table:table-cell>
          <table:table-cell table:style-name="ce37" table:formula="of:=IF(AND(ISNUMBER([.D16]);[.D16]&gt;=0);[.D16];[$Globals.$D16])" office:value-type="percentage" office:value="1" calcext:value-type="percentage">
            <text:p>100.00%</text:p>
          </table:table-cell>
          <table:table-cell table:style-name="ce37" table:formula="of:=IF(AND(ISNUMBER([.E16]);[.E16]&gt;=0);[.E16];[$Globals.$D16])" office:value-type="percentage" office:value="1.2" calcext:value-type="percentage">
            <text:p>120.00%</text:p>
          </table:table-cell>
          <table:table-cell table:style-name="ce37" table:formula="of:=IF(AND(ISNUMBER([.F16]);[.F16]&gt;=0);[.F16];[$Globals.$D16])" office:value-type="percentage" office:value="1.375" calcext:value-type="percentage">
            <text:p>137.50%</text:p>
          </table:table-cell>
          <table:table-cell table:style-name="ce37" table:formula="of:=IF(AND(ISNUMBER([.G16]);[.G16]&gt;=0);[.G16];[$Globals.$D16])" office:value-type="percentage" office:value="1.2" calcext:value-type="percentage">
            <text:p>120.00%</text:p>
          </table:table-cell>
          <table:table-cell table:style-name="ce37" table:formula="of:=IF(AND(ISNUMBER([.H16]);[.H16]&gt;=0);[.H16];[$Globals.$D16])" office:value-type="percentage" office:value="1.5" calcext:value-type="percentage">
            <text:p>150.00%</text:p>
          </table:table-cell>
          <table:table-cell table:style-name="ce37" table:formula="of:=IF(AND(ISNUMBER([.I16]);[.I16]&gt;=0);[.I16];[$Globals.$D1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DAMAGE</text:p>
          </table:table-cell>
          <table:table-cell table:style-name="ce37" table:formula="of:=IF(AND(ISNUMBER([.D17]);[.D17]&gt;=0);[.D17];[$Globals.$D17])" office:value-type="percentage" office:value="1.1" calcext:value-type="percentage">
            <text:p>110.00%</text:p>
          </table:table-cell>
          <table:table-cell table:style-name="ce37" table:formula="of:=IF(AND(ISNUMBER([.E17]);[.E17]&gt;=0);[.E17];[$Globals.$D17])" office:value-type="percentage" office:value="1.3" calcext:value-type="percentage">
            <text:p>130.00%</text:p>
          </table:table-cell>
          <table:table-cell table:style-name="ce37" table:formula="of:=IF(AND(ISNUMBER([.F17]);[.F17]&gt;=0);[.F17];[$Globals.$D17])" office:value-type="percentage" office:value="1.5" calcext:value-type="percentage">
            <text:p>150.00%</text:p>
          </table:table-cell>
          <table:table-cell table:style-name="ce37" table:formula="of:=IF(AND(ISNUMBER([.G17]);[.G17]&gt;=0);[.G17];[$Globals.$D17])" office:value-type="percentage" office:value="1.3" calcext:value-type="percentage">
            <text:p>130.00%</text:p>
          </table:table-cell>
          <table:table-cell table:style-name="ce37" table:formula="of:=IF(AND(ISNUMBER([.H17]);[.H17]&gt;=0);[.H17];[$Globals.$D17])" office:value-type="percentage" office:value="1.625" calcext:value-type="percentage">
            <text:p>162.50%</text:p>
          </table:table-cell>
          <table:table-cell table:style-name="ce37" table:formula="of:=IF(AND(ISNUMBER([.I17]);[.I17]&gt;=0);[.I17];[$Globals.$D17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DAMAGE</text:p>
          </table:table-cell>
          <table:table-cell table:style-name="ce37" table:formula="of:=IF(AND(ISNUMBER([.D18]);[.D18]&gt;=0);[.D18];[$Globals.$D18])" office:value-type="percentage" office:value="1.2" calcext:value-type="percentage">
            <text:p>120.00%</text:p>
          </table:table-cell>
          <table:table-cell table:style-name="ce37" table:formula="of:=IF(AND(ISNUMBER([.E18]);[.E18]&gt;=0);[.E18];[$Globals.$D18])" office:value-type="percentage" office:value="1.2" calcext:value-type="percentage">
            <text:p>120.00%</text:p>
          </table:table-cell>
          <table:table-cell table:style-name="ce37" table:formula="of:=IF(AND(ISNUMBER([.F18]);[.F18]&gt;=0);[.F18];[$Globals.$D18])" office:value-type="percentage" office:value="1.2" calcext:value-type="percentage">
            <text:p>120.00%</text:p>
          </table:table-cell>
          <table:table-cell table:style-name="ce37" table:formula="of:=IF(AND(ISNUMBER([.G18]);[.G18]&gt;=0);[.G18];[$Globals.$D18])" office:value-type="percentage" office:value="1.2" calcext:value-type="percentage">
            <text:p>120.00%</text:p>
          </table:table-cell>
          <table:table-cell table:style-name="ce37" table:formula="of:=IF(AND(ISNUMBER([.H18]);[.H18]&gt;=0);[.H18];[$Globals.$D18])" office:value-type="percentage" office:value="1.2" calcext:value-type="percentage">
            <text:p>120.00%</text:p>
          </table:table-cell>
          <table:table-cell table:style-name="ce37" table:formula="of:=IF(AND(ISNUMBER([.I18]);[.I18]&gt;=0);[.I18];[$Globals.$D18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DAMAGE</text:p>
          </table:table-cell>
          <table:table-cell table:style-name="ce37" table:formula="of:=IF(AND(ISNUMBER([.D19]);[.D19]&gt;=0);[.D19];[$Globals.$D19])" office:value-type="percentage" office:value="1" calcext:value-type="percentage">
            <text:p>100.00%</text:p>
          </table:table-cell>
          <table:table-cell table:style-name="ce37" table:formula="of:=IF(AND(ISNUMBER([.E19]);[.E19]&gt;=0);[.E19];[$Globals.$D19])" office:value-type="percentage" office:value="1" calcext:value-type="percentage">
            <text:p>100.00%</text:p>
          </table:table-cell>
          <table:table-cell table:style-name="ce37" table:formula="of:=IF(AND(ISNUMBER([.F19]);[.F19]&gt;=0);[.F19];[$Globals.$D19])" office:value-type="percentage" office:value="1" calcext:value-type="percentage">
            <text:p>100.00%</text:p>
          </table:table-cell>
          <table:table-cell table:style-name="ce37" table:formula="of:=IF(AND(ISNUMBER([.G19]);[.G19]&gt;=0);[.G19];[$Globals.$D19])" office:value-type="percentage" office:value="1" calcext:value-type="percentage">
            <text:p>100.00%</text:p>
          </table:table-cell>
          <table:table-cell table:style-name="ce37" table:formula="of:=IF(AND(ISNUMBER([.H19]);[.H19]&gt;=0);[.H19];[$Globals.$D19])" office:value-type="percentage" office:value="1" calcext:value-type="percentage">
            <text:p>100.00%</text:p>
          </table:table-cell>
          <table:table-cell table:style-name="ce37" table:formula="of:=IF(AND(ISNUMBER([.I19]);[.I19]&gt;=0);[.I19];[$Globals.$D1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DAMAGE</text:p>
          </table:table-cell>
          <table:table-cell table:style-name="ce37" table:formula="of:=IF(AND(ISNUMBER([.D20]);[.D20]&gt;=0);[.D20];[$Globals.$D20])" office:value-type="percentage" office:value="1" calcext:value-type="percentage">
            <text:p>100.00%</text:p>
          </table:table-cell>
          <table:table-cell table:style-name="ce37" table:formula="of:=IF(AND(ISNUMBER([.E20]);[.E20]&gt;=0);[.E20];[$Globals.$D20])" office:value-type="percentage" office:value="1" calcext:value-type="percentage">
            <text:p>100.00%</text:p>
          </table:table-cell>
          <table:table-cell table:style-name="ce37" table:formula="of:=IF(AND(ISNUMBER([.F20]);[.F20]&gt;=0);[.F20];[$Globals.$D20])" office:value-type="percentage" office:value="1" calcext:value-type="percentage">
            <text:p>100.00%</text:p>
          </table:table-cell>
          <table:table-cell table:style-name="ce37" table:formula="of:=IF(AND(ISNUMBER([.G20]);[.G20]&gt;=0);[.G20];[$Globals.$D20])" office:value-type="percentage" office:value="1" calcext:value-type="percentage">
            <text:p>100.00%</text:p>
          </table:table-cell>
          <table:table-cell table:style-name="ce37" table:formula="of:=IF(AND(ISNUMBER([.H20]);[.H20]&gt;=0);[.H20];[$Globals.$D20])" office:value-type="percentage" office:value="1" calcext:value-type="percentage">
            <text:p>100.00%</text:p>
          </table:table-cell>
          <table:table-cell table:style-name="ce37" table:formula="of:=IF(AND(ISNUMBER([.I20]);[.I20]&gt;=0);[.I20];[$Globals.$D2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DAMAGE</text:p>
          </table:table-cell>
          <table:table-cell table:style-name="ce37" table:formula="of:=IF(AND(ISNUMBER([.D21]);[.D21]&gt;=0);[.D21];[$Globals.$D21])" office:value-type="percentage" office:value="1" calcext:value-type="percentage">
            <text:p>100.00%</text:p>
          </table:table-cell>
          <table:table-cell table:style-name="ce37" table:formula="of:=IF(AND(ISNUMBER([.E21]);[.E21]&gt;=0);[.E21];[$Globals.$D21])" office:value-type="percentage" office:value="1" calcext:value-type="percentage">
            <text:p>100.00%</text:p>
          </table:table-cell>
          <table:table-cell table:style-name="ce37" table:formula="of:=IF(AND(ISNUMBER([.F21]);[.F21]&gt;=0);[.F21];[$Globals.$D21])" office:value-type="percentage" office:value="1" calcext:value-type="percentage">
            <text:p>100.00%</text:p>
          </table:table-cell>
          <table:table-cell table:style-name="ce37" table:formula="of:=IF(AND(ISNUMBER([.G21]);[.G21]&gt;=0);[.G21];[$Globals.$D21])" office:value-type="percentage" office:value="1" calcext:value-type="percentage">
            <text:p>100.00%</text:p>
          </table:table-cell>
          <table:table-cell table:style-name="ce37" table:formula="of:=IF(AND(ISNUMBER([.H21]);[.H21]&gt;=0);[.H21];[$Globals.$D21])" office:value-type="percentage" office:value="1" calcext:value-type="percentage">
            <text:p>100.00%</text:p>
          </table:table-cell>
          <table:table-cell table:style-name="ce37" table:formula="of:=IF(AND(ISNUMBER([.I21]);[.I21]&gt;=0);[.I21];[$Globals.$D2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DAMAGE</text:p>
          </table:table-cell>
          <table:table-cell table:style-name="ce37" table:formula="of:=IF(AND(ISNUMBER([.D22]);[.D22]&gt;=0);[.D22];[$Globals.$D22])" office:value-type="percentage" office:value="1" calcext:value-type="percentage">
            <text:p>100.00%</text:p>
          </table:table-cell>
          <table:table-cell table:style-name="ce37" table:formula="of:=IF(AND(ISNUMBER([.E22]);[.E22]&gt;=0);[.E22];[$Globals.$D22])" office:value-type="percentage" office:value="1" calcext:value-type="percentage">
            <text:p>100.00%</text:p>
          </table:table-cell>
          <table:table-cell table:style-name="ce37" table:formula="of:=IF(AND(ISNUMBER([.F22]);[.F22]&gt;=0);[.F22];[$Globals.$D22])" office:value-type="percentage" office:value="1" calcext:value-type="percentage">
            <text:p>100.00%</text:p>
          </table:table-cell>
          <table:table-cell table:style-name="ce37" table:formula="of:=IF(AND(ISNUMBER([.G22]);[.G22]&gt;=0);[.G22];[$Globals.$D22])" office:value-type="percentage" office:value="1" calcext:value-type="percentage">
            <text:p>100.00%</text:p>
          </table:table-cell>
          <table:table-cell table:style-name="ce37" table:formula="of:=IF(AND(ISNUMBER([.H22]);[.H22]&gt;=0);[.H22];[$Globals.$D22])" office:value-type="percentage" office:value="1" calcext:value-type="percentage">
            <text:p>100.00%</text:p>
          </table:table-cell>
          <table:table-cell table:style-name="ce37" table:formula="of:=IF(AND(ISNUMBER([.I22]);[.I22]&gt;=0);[.I22];[$Globals.$D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DAMAGE</text:p>
          </table:table-cell>
          <table:table-cell table:style-name="ce37" table:formula="of:=IF(AND(ISNUMBER([.D23]);[.D23]&gt;=0);[.D23];[$Globals.$D23])" office:value-type="percentage" office:value="1" calcext:value-type="percentage">
            <text:p>100.00%</text:p>
          </table:table-cell>
          <table:table-cell table:style-name="ce37" table:formula="of:=IF(AND(ISNUMBER([.E23]);[.E23]&gt;=0);[.E23];[$Globals.$D23])" office:value-type="percentage" office:value="1" calcext:value-type="percentage">
            <text:p>100.00%</text:p>
          </table:table-cell>
          <table:table-cell table:style-name="ce37" table:formula="of:=IF(AND(ISNUMBER([.F23]);[.F23]&gt;=0);[.F23];[$Globals.$D23])" office:value-type="percentage" office:value="1" calcext:value-type="percentage">
            <text:p>100.00%</text:p>
          </table:table-cell>
          <table:table-cell table:style-name="ce37" table:formula="of:=IF(AND(ISNUMBER([.G23]);[.G23]&gt;=0);[.G23];[$Globals.$D23])" office:value-type="percentage" office:value="1" calcext:value-type="percentage">
            <text:p>100.00%</text:p>
          </table:table-cell>
          <table:table-cell table:style-name="ce37" table:formula="of:=IF(AND(ISNUMBER([.H23]);[.H23]&gt;=0);[.H23];[$Globals.$D23])" office:value-type="percentage" office:value="1" calcext:value-type="percentage">
            <text:p>100.00%</text:p>
          </table:table-cell>
          <table:table-cell table:style-name="ce37" table:formula="of:=IF(AND(ISNUMBER([.I23]);[.I23]&gt;=0);[.I23];[$Globals.$D2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12" office:value-type="string" calcext:value-type="string">
            <text:p>WeaponBonus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RATE_OF_FIRE</text:p>
          </table:table-cell>
          <table:table-cell table:style-name="ce39" table:formula="of:=IF(AND(ISNUMBER([.D45]);[.D45]&gt;=0);[.D45];[$Globals.$D25])" office:value-type="percentage" office:value="1" calcext:value-type="percentage">
            <text:p>100.00%</text:p>
          </table:table-cell>
          <table:table-cell table:style-name="ce39" table:formula="of:=IF(AND(ISNUMBER([.E45]);[.E45]&gt;=0);[.E45];[$Globals.$D25])" office:value-type="percentage" office:value="1" calcext:value-type="percentage">
            <text:p>100.00%</text:p>
          </table:table-cell>
          <table:table-cell table:style-name="ce39" table:formula="of:=IF(AND(ISNUMBER([.F45]);[.F45]&gt;=0);[.F45];[$Globals.$D25])" office:value-type="percentage" office:value="1" calcext:value-type="percentage">
            <text:p>100.00%</text:p>
          </table:table-cell>
          <table:table-cell table:style-name="ce39" table:formula="of:=IF(AND(ISNUMBER([.G45]);[.G45]&gt;=0);[.G45];[$Globals.$D25])" office:value-type="percentage" office:value="1" calcext:value-type="percentage">
            <text:p>100.00%</text:p>
          </table:table-cell>
          <table:table-cell table:style-name="ce39" table:formula="of:=IF(AND(ISNUMBER([.H45]);[.H45]&gt;=0);[.H45];[$Globals.$D25])" office:value-type="percentage" office:value="1" calcext:value-type="percentage">
            <text:p>100.00%</text:p>
          </table:table-cell>
          <table:table-cell table:style-name="ce39" table:formula="of:=IF(AND(ISNUMBER([.I45]);[.I45]&gt;=0);[.I45];[$Globals.$D2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RATE_OF_FIRE</text:p>
          </table:table-cell>
          <table:table-cell table:style-name="ce39" table:formula="of:=IF(AND(ISNUMBER([.D46]);[.D46]&gt;=0);[.D46];[$Globals.$D26])" office:value-type="percentage" office:value="1.5" calcext:value-type="percentage">
            <text:p>150.00%</text:p>
          </table:table-cell>
          <table:table-cell table:style-name="ce39" table:formula="of:=IF(AND(ISNUMBER([.E46]);[.E46]&gt;=0);[.E46];[$Globals.$D26])" office:value-type="percentage" office:value="1.5" calcext:value-type="percentage">
            <text:p>150.00%</text:p>
          </table:table-cell>
          <table:table-cell table:style-name="ce39" table:formula="of:=IF(AND(ISNUMBER([.F46]);[.F46]&gt;=0);[.F46];[$Globals.$D26])" office:value-type="percentage" office:value="1.5" calcext:value-type="percentage">
            <text:p>150.00%</text:p>
          </table:table-cell>
          <table:table-cell table:style-name="ce39" table:formula="of:=IF(AND(ISNUMBER([.G46]);[.G46]&gt;=0);[.G46];[$Globals.$D26])" office:value-type="percentage" office:value="1.5" calcext:value-type="percentage">
            <text:p>150.00%</text:p>
          </table:table-cell>
          <table:table-cell table:style-name="ce39" table:formula="of:=IF(AND(ISNUMBER([.H46]);[.H46]&gt;=0);[.H46];[$Globals.$D26])" office:value-type="percentage" office:value="1.5" calcext:value-type="percentage">
            <text:p>150.00%</text:p>
          </table:table-cell>
          <table:table-cell table:style-name="ce39" table:formula="of:=IF(AND(ISNUMBER([.I46]);[.I46]&gt;=0);[.I46];[$Globals.$D26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RATE_OF_FIRE</text:p>
          </table:table-cell>
          <table:table-cell table:style-name="ce39" table:formula="of:=IF(AND(ISNUMBER([.D47]);[.D47]&gt;=0);[.D47];[$Globals.$D27])" office:value-type="percentage" office:value="1.25" calcext:value-type="percentage">
            <text:p>125.00%</text:p>
          </table:table-cell>
          <table:table-cell table:style-name="ce39" table:formula="of:=IF(AND(ISNUMBER([.E47]);[.E47]&gt;=0);[.E47];[$Globals.$D27])" office:value-type="percentage" office:value="1.25" calcext:value-type="percentage">
            <text:p>125.00%</text:p>
          </table:table-cell>
          <table:table-cell table:style-name="ce39" table:formula="of:=IF(AND(ISNUMBER([.F47]);[.F47]&gt;=0);[.F47];[$Globals.$D27])" office:value-type="percentage" office:value="1.25" calcext:value-type="percentage">
            <text:p>125.00%</text:p>
          </table:table-cell>
          <table:table-cell table:style-name="ce39" table:formula="of:=IF(AND(ISNUMBER([.G47]);[.G47]&gt;=0);[.G47];[$Globals.$D27])" office:value-type="percentage" office:value="1.25" calcext:value-type="percentage">
            <text:p>125.00%</text:p>
          </table:table-cell>
          <table:table-cell table:style-name="ce39" table:formula="of:=IF(AND(ISNUMBER([.H47]);[.H47]&gt;=0);[.H47];[$Globals.$D27])" office:value-type="percentage" office:value="1.25" calcext:value-type="percentage">
            <text:p>125.00%</text:p>
          </table:table-cell>
          <table:table-cell table:style-name="ce39" table:formula="of:=IF(AND(ISNUMBER([.I47]);[.I47]&gt;=0);[.I47];[$Globals.$D27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RATE_OF_FIRE</text:p>
          </table:table-cell>
          <table:table-cell table:style-name="ce39" table:formula="of:=IF(AND(ISNUMBER([.D48]);[.D48]&gt;=0);[.D48];[$Globals.$D28])" office:value-type="percentage" office:value="1.25" calcext:value-type="percentage">
            <text:p>125.00%</text:p>
          </table:table-cell>
          <table:table-cell table:style-name="ce39" table:formula="of:=IF(AND(ISNUMBER([.E48]);[.E48]&gt;=0);[.E48];[$Globals.$D28])" office:value-type="percentage" office:value="1.25" calcext:value-type="percentage">
            <text:p>125.00%</text:p>
          </table:table-cell>
          <table:table-cell table:style-name="ce39" table:formula="of:=IF(AND(ISNUMBER([.F48]);[.F48]&gt;=0);[.F48];[$Globals.$D28])" office:value-type="percentage" office:value="1.25" calcext:value-type="percentage">
            <text:p>125.00%</text:p>
          </table:table-cell>
          <table:table-cell table:style-name="ce39" table:formula="of:=IF(AND(ISNUMBER([.G48]);[.G48]&gt;=0);[.G48];[$Globals.$D28])" office:value-type="percentage" office:value="1.25" calcext:value-type="percentage">
            <text:p>125.00%</text:p>
          </table:table-cell>
          <table:table-cell table:style-name="ce39" table:formula="of:=IF(AND(ISNUMBER([.H48]);[.H48]&gt;=0);[.H48];[$Globals.$D28])" office:value-type="percentage" office:value="1.25" calcext:value-type="percentage">
            <text:p>125.00%</text:p>
          </table:table-cell>
          <table:table-cell table:style-name="ce39" table:formula="of:=IF(AND(ISNUMBER([.I48]);[.I48]&gt;=0);[.I48];[$Globals.$D28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RATE_OF_FIRE</text:p>
          </table:table-cell>
          <table:table-cell table:style-name="ce39" table:formula="of:=IF(AND(ISNUMBER([.D49]);[.D49]&gt;=0);[.D49];[$Globals.$D29])" office:value-type="percentage" office:value="1.25" calcext:value-type="percentage">
            <text:p>125.00%</text:p>
          </table:table-cell>
          <table:table-cell table:style-name="ce39" table:formula="of:=IF(AND(ISNUMBER([.E49]);[.E49]&gt;=0);[.E49];[$Globals.$D29])" office:value-type="percentage" office:value="1.25" calcext:value-type="percentage">
            <text:p>125.00%</text:p>
          </table:table-cell>
          <table:table-cell table:style-name="ce39" table:formula="of:=IF(AND(ISNUMBER([.F49]);[.F49]&gt;=0);[.F49];[$Globals.$D29])" office:value-type="percentage" office:value="1.25" calcext:value-type="percentage">
            <text:p>125.00%</text:p>
          </table:table-cell>
          <table:table-cell table:style-name="ce39" table:formula="of:=IF(AND(ISNUMBER([.G49]);[.G49]&gt;=0);[.G49];[$Globals.$D29])" office:value-type="percentage" office:value="1.25" calcext:value-type="percentage">
            <text:p>125.00%</text:p>
          </table:table-cell>
          <table:table-cell table:style-name="ce39" table:formula="of:=IF(AND(ISNUMBER([.H49]);[.H49]&gt;=0);[.H49];[$Globals.$D29])" office:value-type="percentage" office:value="1.25" calcext:value-type="percentage">
            <text:p>125.00%</text:p>
          </table:table-cell>
          <table:table-cell table:style-name="ce39" table:formula="of:=IF(AND(ISNUMBER([.I49]);[.I49]&gt;=0);[.I49];[$Globals.$D29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RATE_OF_FIRE</text:p>
          </table:table-cell>
          <table:table-cell table:style-name="ce39" table:formula="of:=IF(AND(ISNUMBER([.D50]);[.D50]&gt;=0);[.D50];[$Globals.$D30])" office:value-type="percentage" office:value="1.25" calcext:value-type="percentage">
            <text:p>125.00%</text:p>
          </table:table-cell>
          <table:table-cell table:style-name="ce39" table:formula="of:=IF(AND(ISNUMBER([.E50]);[.E50]&gt;=0);[.E50];[$Globals.$D30])" office:value-type="percentage" office:value="1.25" calcext:value-type="percentage">
            <text:p>125.00%</text:p>
          </table:table-cell>
          <table:table-cell table:style-name="ce39" table:formula="of:=IF(AND(ISNUMBER([.F50]);[.F50]&gt;=0);[.F50];[$Globals.$D30])" office:value-type="percentage" office:value="1.25" calcext:value-type="percentage">
            <text:p>125.00%</text:p>
          </table:table-cell>
          <table:table-cell table:style-name="ce39" table:formula="of:=IF(AND(ISNUMBER([.G50]);[.G50]&gt;=0);[.G50];[$Globals.$D30])" office:value-type="percentage" office:value="1.25" calcext:value-type="percentage">
            <text:p>125.00%</text:p>
          </table:table-cell>
          <table:table-cell table:style-name="ce39" table:formula="of:=IF(AND(ISNUMBER([.H50]);[.H50]&gt;=0);[.H50];[$Globals.$D30])" office:value-type="percentage" office:value="1.25" calcext:value-type="percentage">
            <text:p>125.00%</text:p>
          </table:table-cell>
          <table:table-cell table:style-name="ce39" table:formula="of:=IF(AND(ISNUMBER([.I50]);[.I50]&gt;=0);[.I50];[$Globals.$D30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RATE_OF_FIRE</text:p>
          </table:table-cell>
          <table:table-cell table:style-name="ce39" table:formula="of:=IF(AND(ISNUMBER([.D51]);[.D51]&gt;=0);[.D51];[$Globals.$D31])" office:value-type="percentage" office:value="1" calcext:value-type="percentage">
            <text:p>100.00%</text:p>
          </table:table-cell>
          <table:table-cell table:style-name="ce39" table:formula="of:=IF(AND(ISNUMBER([.E51]);[.E51]&gt;=0);[.E51];[$Globals.$D31])" office:value-type="percentage" office:value="1" calcext:value-type="percentage">
            <text:p>100.00%</text:p>
          </table:table-cell>
          <table:table-cell table:style-name="ce39" table:formula="of:=IF(AND(ISNUMBER([.F51]);[.F51]&gt;=0);[.F51];[$Globals.$D31])" office:value-type="percentage" office:value="1" calcext:value-type="percentage">
            <text:p>100.00%</text:p>
          </table:table-cell>
          <table:table-cell table:style-name="ce39" table:formula="of:=IF(AND(ISNUMBER([.G51]);[.G51]&gt;=0);[.G51];[$Globals.$D31])" office:value-type="percentage" office:value="1" calcext:value-type="percentage">
            <text:p>100.00%</text:p>
          </table:table-cell>
          <table:table-cell table:style-name="ce39" table:formula="of:=IF(AND(ISNUMBER([.H51]);[.H51]&gt;=0);[.H51];[$Globals.$D31])" office:value-type="percentage" office:value="1" calcext:value-type="percentage">
            <text:p>100.00%</text:p>
          </table:table-cell>
          <table:table-cell table:style-name="ce39" table:formula="of:=IF(AND(ISNUMBER([.I51]);[.I51]&gt;=0);[.I51];[$Globals.$D3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RATE_OF_FIRE</text:p>
          </table:table-cell>
          <table:table-cell table:style-name="ce39" table:formula="of:=IF(AND(ISNUMBER([.D52]);[.D52]&gt;=0);[.D52];[$Globals.$D32])" office:value-type="percentage" office:value="1.5" calcext:value-type="percentage">
            <text:p>150.00%</text:p>
          </table:table-cell>
          <table:table-cell table:style-name="ce39" table:formula="of:=IF(AND(ISNUMBER([.E52]);[.E52]&gt;=0);[.E52];[$Globals.$D32])" office:value-type="percentage" office:value="1.5" calcext:value-type="percentage">
            <text:p>150.00%</text:p>
          </table:table-cell>
          <table:table-cell table:style-name="ce39" table:formula="of:=IF(AND(ISNUMBER([.F52]);[.F52]&gt;=0);[.F52];[$Globals.$D32])" office:value-type="percentage" office:value="1.5" calcext:value-type="percentage">
            <text:p>150.00%</text:p>
          </table:table-cell>
          <table:table-cell table:style-name="ce39" table:formula="of:=IF(AND(ISNUMBER([.G52]);[.G52]&gt;=0);[.G52];[$Globals.$D32])" office:value-type="percentage" office:value="1.5" calcext:value-type="percentage">
            <text:p>150.00%</text:p>
          </table:table-cell>
          <table:table-cell table:style-name="ce39" table:formula="of:=IF(AND(ISNUMBER([.H52]);[.H52]&gt;=0);[.H52];[$Globals.$D32])" office:value-type="percentage" office:value="1.5" calcext:value-type="percentage">
            <text:p>150.00%</text:p>
          </table:table-cell>
          <table:table-cell table:style-name="ce39" table:formula="of:=IF(AND(ISNUMBER([.I52]);[.I52]&gt;=0);[.I52];[$Globals.$D32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RATE_OF_FIRE</text:p>
          </table:table-cell>
          <table:table-cell table:style-name="ce39" table:formula="of:=IF(AND(ISNUMBER([.D53]);[.D53]&gt;=0);[.D53];[$Globals.$D33])" office:value-type="percentage" office:value="1" calcext:value-type="percentage">
            <text:p>100.00%</text:p>
          </table:table-cell>
          <table:table-cell table:style-name="ce39" table:formula="of:=IF(AND(ISNUMBER([.E53]);[.E53]&gt;=0);[.E53];[$Globals.$D33])" office:value-type="percentage" office:value="1" calcext:value-type="percentage">
            <text:p>100.00%</text:p>
          </table:table-cell>
          <table:table-cell table:style-name="ce39" table:formula="of:=IF(AND(ISNUMBER([.F53]);[.F53]&gt;=0);[.F53];[$Globals.$D33])" office:value-type="percentage" office:value="1" calcext:value-type="percentage">
            <text:p>100.00%</text:p>
          </table:table-cell>
          <table:table-cell table:style-name="ce39" table:formula="of:=IF(AND(ISNUMBER([.G53]);[.G53]&gt;=0);[.G53];[$Globals.$D33])" office:value-type="percentage" office:value="1" calcext:value-type="percentage">
            <text:p>100.00%</text:p>
          </table:table-cell>
          <table:table-cell table:style-name="ce39" table:formula="of:=IF(AND(ISNUMBER([.H53]);[.H53]&gt;=0);[.H53];[$Globals.$D33])" office:value-type="percentage" office:value="1" calcext:value-type="percentage">
            <text:p>100.00%</text:p>
          </table:table-cell>
          <table:table-cell table:style-name="ce39" table:formula="of:=IF(AND(ISNUMBER([.I53]);[.I53]&gt;=0);[.I53];[$Globals.$D3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RATE_OF_FIRE</text:p>
          </table:table-cell>
          <table:table-cell table:style-name="ce39" table:formula="of:=IF(AND(ISNUMBER([.D54]);[.D54]&gt;=0);[.D54];[$Globals.$D34])" office:value-type="percentage" office:value="1" calcext:value-type="percentage">
            <text:p>100.00%</text:p>
          </table:table-cell>
          <table:table-cell table:style-name="ce39" table:formula="of:=IF(AND(ISNUMBER([.E54]);[.E54]&gt;=0);[.E54];[$Globals.$D34])" office:value-type="percentage" office:value="1" calcext:value-type="percentage">
            <text:p>100.00%</text:p>
          </table:table-cell>
          <table:table-cell table:style-name="ce39" table:formula="of:=IF(AND(ISNUMBER([.F54]);[.F54]&gt;=0);[.F54];[$Globals.$D34])" office:value-type="percentage" office:value="1" calcext:value-type="percentage">
            <text:p>100.00%</text:p>
          </table:table-cell>
          <table:table-cell table:style-name="ce39" table:formula="of:=IF(AND(ISNUMBER([.G54]);[.G54]&gt;=0);[.G54];[$Globals.$D34])" office:value-type="percentage" office:value="1" calcext:value-type="percentage">
            <text:p>100.00%</text:p>
          </table:table-cell>
          <table:table-cell table:style-name="ce39" table:formula="of:=IF(AND(ISNUMBER([.H54]);[.H54]&gt;=0);[.H54];[$Globals.$D34])" office:value-type="percentage" office:value="1" calcext:value-type="percentage">
            <text:p>100.00%</text:p>
          </table:table-cell>
          <table:table-cell table:style-name="ce39" table:formula="of:=IF(AND(ISNUMBER([.I54]);[.I54]&gt;=0);[.I54];[$Globals.$D3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RATE_OF_FIRE</text:p>
          </table:table-cell>
          <table:table-cell table:style-name="ce39" table:formula="of:=IF(AND(ISNUMBER([.D55]);[.D55]&gt;=0);[.D55];[$Globals.$D35])" office:value-type="percentage" office:value="1" calcext:value-type="percentage">
            <text:p>100.00%</text:p>
          </table:table-cell>
          <table:table-cell table:style-name="ce39" table:formula="of:=IF(AND(ISNUMBER([.E55]);[.E55]&gt;=0);[.E55];[$Globals.$D35])" office:value-type="percentage" office:value="1" calcext:value-type="percentage">
            <text:p>100.00%</text:p>
          </table:table-cell>
          <table:table-cell table:style-name="ce39" table:formula="of:=IF(AND(ISNUMBER([.F55]);[.F55]&gt;=0);[.F55];[$Globals.$D35])" office:value-type="percentage" office:value="1" calcext:value-type="percentage">
            <text:p>100.00%</text:p>
          </table:table-cell>
          <table:table-cell table:style-name="ce39" table:formula="of:=IF(AND(ISNUMBER([.G55]);[.G55]&gt;=0);[.G55];[$Globals.$D35])" office:value-type="percentage" office:value="1" calcext:value-type="percentage">
            <text:p>100.00%</text:p>
          </table:table-cell>
          <table:table-cell table:style-name="ce39" table:formula="of:=IF(AND(ISNUMBER([.H55]);[.H55]&gt;=0);[.H55];[$Globals.$D35])" office:value-type="percentage" office:value="1" calcext:value-type="percentage">
            <text:p>100.00%</text:p>
          </table:table-cell>
          <table:table-cell table:style-name="ce39" table:formula="of:=IF(AND(ISNUMBER([.I55]);[.I55]&gt;=0);[.I55];[$Globals.$D3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RATE_OF_FIRE</text:p>
          </table:table-cell>
          <table:table-cell table:style-name="ce39" table:formula="of:=IF(AND(ISNUMBER([.D56]);[.D56]&gt;=0);[.D56];[$Globals.$D36])" office:value-type="percentage" office:value="1.2" calcext:value-type="percentage">
            <text:p>120.00%</text:p>
          </table:table-cell>
          <table:table-cell table:style-name="ce39" table:formula="of:=IF(AND(ISNUMBER([.E56]);[.E56]&gt;=0);[.E56];[$Globals.$D36])" office:value-type="percentage" office:value="1.2" calcext:value-type="percentage">
            <text:p>120.00%</text:p>
          </table:table-cell>
          <table:table-cell table:style-name="ce39" table:formula="of:=IF(AND(ISNUMBER([.F56]);[.F56]&gt;=0);[.F56];[$Globals.$D36])" office:value-type="percentage" office:value="1.2" calcext:value-type="percentage">
            <text:p>120.00%</text:p>
          </table:table-cell>
          <table:table-cell table:style-name="ce39" table:formula="of:=IF(AND(ISNUMBER([.G56]);[.G56]&gt;=0);[.G56];[$Globals.$D36])" office:value-type="percentage" office:value="1.2" calcext:value-type="percentage">
            <text:p>120.00%</text:p>
          </table:table-cell>
          <table:table-cell table:style-name="ce39" table:formula="of:=IF(AND(ISNUMBER([.H56]);[.H56]&gt;=0);[.H56];[$Globals.$D36])" office:value-type="percentage" office:value="1.2" calcext:value-type="percentage">
            <text:p>120.00%</text:p>
          </table:table-cell>
          <table:table-cell table:style-name="ce39" table:formula="of:=IF(AND(ISNUMBER([.I56]);[.I56]&gt;=0);[.I56];[$Globals.$D3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RATE_OF_FIRE</text:p>
          </table:table-cell>
          <table:table-cell table:style-name="ce39" table:formula="of:=IF(AND(ISNUMBER([.D57]);[.D57]&gt;=0);[.D57];[$Globals.$D37])" office:value-type="percentage" office:value="1.4" calcext:value-type="percentage">
            <text:p>140.00%</text:p>
          </table:table-cell>
          <table:table-cell table:style-name="ce39" table:formula="of:=IF(AND(ISNUMBER([.E57]);[.E57]&gt;=0);[.E57];[$Globals.$D37])" office:value-type="percentage" office:value="1.4" calcext:value-type="percentage">
            <text:p>140.00%</text:p>
          </table:table-cell>
          <table:table-cell table:style-name="ce39" table:formula="of:=IF(AND(ISNUMBER([.F57]);[.F57]&gt;=0);[.F57];[$Globals.$D37])" office:value-type="percentage" office:value="1.4" calcext:value-type="percentage">
            <text:p>140.00%</text:p>
          </table:table-cell>
          <table:table-cell table:style-name="ce39" table:formula="of:=IF(AND(ISNUMBER([.G57]);[.G57]&gt;=0);[.G57];[$Globals.$D37])" office:value-type="percentage" office:value="1.4" calcext:value-type="percentage">
            <text:p>140.00%</text:p>
          </table:table-cell>
          <table:table-cell table:style-name="ce39" table:formula="of:=IF(AND(ISNUMBER([.H57]);[.H57]&gt;=0);[.H57];[$Globals.$D37])" office:value-type="percentage" office:value="1.4" calcext:value-type="percentage">
            <text:p>140.00%</text:p>
          </table:table-cell>
          <table:table-cell table:style-name="ce39" table:formula="of:=IF(AND(ISNUMBER([.I57]);[.I57]&gt;=0);[.I57];[$Globals.$D37])"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RATE_OF_FIRE</text:p>
          </table:table-cell>
          <table:table-cell table:style-name="ce39" table:formula="of:=IF(AND(ISNUMBER([.D58]);[.D58]&gt;=0);[.D58];[$Globals.$D38])" office:value-type="percentage" office:value="1.6" calcext:value-type="percentage">
            <text:p>160.00%</text:p>
          </table:table-cell>
          <table:table-cell table:style-name="ce39" table:formula="of:=IF(AND(ISNUMBER([.E58]);[.E58]&gt;=0);[.E58];[$Globals.$D38])" office:value-type="percentage" office:value="1.6" calcext:value-type="percentage">
            <text:p>160.00%</text:p>
          </table:table-cell>
          <table:table-cell table:style-name="ce39" table:formula="of:=IF(AND(ISNUMBER([.F58]);[.F58]&gt;=0);[.F58];[$Globals.$D38])" office:value-type="percentage" office:value="1.6" calcext:value-type="percentage">
            <text:p>160.00%</text:p>
          </table:table-cell>
          <table:table-cell table:style-name="ce39" table:formula="of:=IF(AND(ISNUMBER([.G58]);[.G58]&gt;=0);[.G58];[$Globals.$D38])" office:value-type="percentage" office:value="1.6" calcext:value-type="percentage">
            <text:p>160.00%</text:p>
          </table:table-cell>
          <table:table-cell table:style-name="ce39" table:formula="of:=IF(AND(ISNUMBER([.H58]);[.H58]&gt;=0);[.H58];[$Globals.$D38])" office:value-type="percentage" office:value="1.6" calcext:value-type="percentage">
            <text:p>160.00%</text:p>
          </table:table-cell>
          <table:table-cell table:style-name="ce39" table:formula="of:=IF(AND(ISNUMBER([.I58]);[.I58]&gt;=0);[.I58];[$Globals.$D38])" office:value-type="percentage" office:value="1.6" calcext:value-type="percentage">
            <text:p>16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RATE_OF_FIRE</text:p>
          </table:table-cell>
          <table:table-cell table:style-name="ce39" table:formula="of:=IF(AND(ISNUMBER([.D59]);[.D59]&gt;=0);[.D59];[$Globals.$D39])" office:value-type="percentage" office:value="1" calcext:value-type="percentage">
            <text:p>100.00%</text:p>
          </table:table-cell>
          <table:table-cell table:style-name="ce39" table:formula="of:=IF(AND(ISNUMBER([.E59]);[.E59]&gt;=0);[.E59];[$Globals.$D39])" office:value-type="percentage" office:value="1" calcext:value-type="percentage">
            <text:p>100.00%</text:p>
          </table:table-cell>
          <table:table-cell table:style-name="ce39" table:formula="of:=IF(AND(ISNUMBER([.F59]);[.F59]&gt;=0);[.F59];[$Globals.$D39])" office:value-type="percentage" office:value="1" calcext:value-type="percentage">
            <text:p>100.00%</text:p>
          </table:table-cell>
          <table:table-cell table:style-name="ce39" table:formula="of:=IF(AND(ISNUMBER([.G59]);[.G59]&gt;=0);[.G59];[$Globals.$D39])" office:value-type="percentage" office:value="1" calcext:value-type="percentage">
            <text:p>100.00%</text:p>
          </table:table-cell>
          <table:table-cell table:style-name="ce39" table:formula="of:=IF(AND(ISNUMBER([.H59]);[.H59]&gt;=0);[.H59];[$Globals.$D39])" office:value-type="percentage" office:value="1" calcext:value-type="percentage">
            <text:p>100.00%</text:p>
          </table:table-cell>
          <table:table-cell table:style-name="ce39" table:formula="of:=IF(AND(ISNUMBER([.I59]);[.I59]&gt;=0);[.I59];[$Globals.$D3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RATE_OF_FIRE</text:p>
          </table:table-cell>
          <table:table-cell table:style-name="ce39" table:formula="of:=IF(AND(ISNUMBER([.D60]);[.D60]&gt;=0);[.D60];[$Globals.$D40])" office:value-type="percentage" office:value="1" calcext:value-type="percentage">
            <text:p>100.00%</text:p>
          </table:table-cell>
          <table:table-cell table:style-name="ce39" table:formula="of:=IF(AND(ISNUMBER([.E60]);[.E60]&gt;=0);[.E60];[$Globals.$D40])" office:value-type="percentage" office:value="1" calcext:value-type="percentage">
            <text:p>100.00%</text:p>
          </table:table-cell>
          <table:table-cell table:style-name="ce39" table:formula="of:=IF(AND(ISNUMBER([.F60]);[.F60]&gt;=0);[.F60];[$Globals.$D40])" office:value-type="percentage" office:value="1" calcext:value-type="percentage">
            <text:p>100.00%</text:p>
          </table:table-cell>
          <table:table-cell table:style-name="ce39" table:formula="of:=IF(AND(ISNUMBER([.G60]);[.G60]&gt;=0);[.G60];[$Globals.$D40])" office:value-type="percentage" office:value="1" calcext:value-type="percentage">
            <text:p>100.00%</text:p>
          </table:table-cell>
          <table:table-cell table:style-name="ce39" table:formula="of:=IF(AND(ISNUMBER([.H60]);[.H60]&gt;=0);[.H60];[$Globals.$D40])" office:value-type="percentage" office:value="1" calcext:value-type="percentage">
            <text:p>100.00%</text:p>
          </table:table-cell>
          <table:table-cell table:style-name="ce39" table:formula="of:=IF(AND(ISNUMBER([.I60]);[.I60]&gt;=0);[.I60];[$Globals.$D4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RATE_OF_FIRE</text:p>
          </table:table-cell>
          <table:table-cell table:style-name="ce39" table:formula="of:=IF(AND(ISNUMBER([.D61]);[.D61]&gt;=0);[.D61];[$Globals.$D41])" office:value-type="percentage" office:value="1" calcext:value-type="percentage">
            <text:p>100.00%</text:p>
          </table:table-cell>
          <table:table-cell table:style-name="ce39" table:formula="of:=IF(AND(ISNUMBER([.E61]);[.E61]&gt;=0);[.E61];[$Globals.$D41])" office:value-type="percentage" office:value="1" calcext:value-type="percentage">
            <text:p>100.00%</text:p>
          </table:table-cell>
          <table:table-cell table:style-name="ce39" table:formula="of:=IF(AND(ISNUMBER([.F61]);[.F61]&gt;=0);[.F61];[$Globals.$D41])" office:value-type="percentage" office:value="1" calcext:value-type="percentage">
            <text:p>100.00%</text:p>
          </table:table-cell>
          <table:table-cell table:style-name="ce39" table:formula="of:=IF(AND(ISNUMBER([.G61]);[.G61]&gt;=0);[.G61];[$Globals.$D41])" office:value-type="percentage" office:value="1" calcext:value-type="percentage">
            <text:p>100.00%</text:p>
          </table:table-cell>
          <table:table-cell table:style-name="ce39" table:formula="of:=IF(AND(ISNUMBER([.H61]);[.H61]&gt;=0);[.H61];[$Globals.$D41])" office:value-type="percentage" office:value="1" calcext:value-type="percentage">
            <text:p>100.00%</text:p>
          </table:table-cell>
          <table:table-cell table:style-name="ce39" table:formula="of:=IF(AND(ISNUMBER([.I61]);[.I61]&gt;=0);[.I61];[$Globals.$D4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RATE_OF_FIRE</text:p>
          </table:table-cell>
          <table:table-cell table:style-name="ce39" table:formula="of:=IF(AND(ISNUMBER([.D62]);[.D62]&gt;=0);[.D62];[$Globals.$D42])" office:value-type="percentage" office:value="0.8" calcext:value-type="percentage">
            <text:p>80.00%</text:p>
          </table:table-cell>
          <table:table-cell table:style-name="ce39" table:formula="of:=IF(AND(ISNUMBER([.E62]);[.E62]&gt;=0);[.E62];[$Globals.$D42])" office:value-type="percentage" office:value="0.8" calcext:value-type="percentage">
            <text:p>80.00%</text:p>
          </table:table-cell>
          <table:table-cell table:style-name="ce39" table:formula="of:=IF(AND(ISNUMBER([.F62]);[.F62]&gt;=0);[.F62];[$Globals.$D42])" office:value-type="percentage" office:value="0.8" calcext:value-type="percentage">
            <text:p>80.00%</text:p>
          </table:table-cell>
          <table:table-cell table:style-name="ce39" table:formula="of:=IF(AND(ISNUMBER([.G62]);[.G62]&gt;=0);[.G62];[$Globals.$D42])" office:value-type="percentage" office:value="0.8" calcext:value-type="percentage">
            <text:p>80.00%</text:p>
          </table:table-cell>
          <table:table-cell table:style-name="ce39" table:formula="of:=IF(AND(ISNUMBER([.H62]);[.H62]&gt;=0);[.H62];[$Globals.$D42])" office:value-type="percentage" office:value="0.8" calcext:value-type="percentage">
            <text:p>80.00%</text:p>
          </table:table-cell>
          <table:table-cell table:style-name="ce39" table:formula="of:=IF(AND(ISNUMBER([.I62]);[.I62]&gt;=0);[.I62];[$Globals.$D42])" office:value-type="percentage" office:value="0.8" calcext:value-type="percentage">
            <text:p>8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RATE_OF_FIRE</text:p>
          </table:table-cell>
          <table:table-cell table:style-name="ce39" table:formula="of:=IF(AND(ISNUMBER([.D63]);[.D63]&gt;=0);[.D63];[$Globals.$D43])" office:value-type="percentage" office:value="1" calcext:value-type="percentage">
            <text:p>100.00%</text:p>
          </table:table-cell>
          <table:table-cell table:style-name="ce39" table:formula="of:=IF(AND(ISNUMBER([.E63]);[.E63]&gt;=0);[.E63];[$Globals.$D43])" office:value-type="percentage" office:value="1" calcext:value-type="percentage">
            <text:p>100.00%</text:p>
          </table:table-cell>
          <table:table-cell table:style-name="ce39" table:formula="of:=IF(AND(ISNUMBER([.F63]);[.F63]&gt;=0);[.F63];[$Globals.$D43])" office:value-type="percentage" office:value="1" calcext:value-type="percentage">
            <text:p>100.00%</text:p>
          </table:table-cell>
          <table:table-cell table:style-name="ce39" table:formula="of:=IF(AND(ISNUMBER([.G63]);[.G63]&gt;=0);[.G63];[$Globals.$D43])" office:value-type="percentage" office:value="1" calcext:value-type="percentage">
            <text:p>100.00%</text:p>
          </table:table-cell>
          <table:table-cell table:style-name="ce39" table:formula="of:=IF(AND(ISNUMBER([.H63]);[.H63]&gt;=0);[.H63];[$Globals.$D43])" office:value-type="percentage" office:value="1" calcext:value-type="percentage">
            <text:p>100.00%</text:p>
          </table:table-cell>
          <table:table-cell table:style-name="ce39" table:formula="of:=IF(AND(ISNUMBER([.I63]);[.I63]&gt;=0);[.I63];[$Globals.$D4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RATE_OF_FIRE</text:p>
          </table:table-cell>
          <table:table-cell table:style-name="ce39" table:formula="of:=IF(AND(ISNUMBER([.D64]);[.D64]&gt;=0);[.D64];[$Globals.$D44])" office:value-type="percentage" office:value="1.2" calcext:value-type="percentage">
            <text:p>120.00%</text:p>
          </table:table-cell>
          <table:table-cell table:style-name="ce39" table:formula="of:=IF(AND(ISNUMBER([.E64]);[.E64]&gt;=0);[.E64];[$Globals.$D44])" office:value-type="percentage" office:value="1.2" calcext:value-type="percentage">
            <text:p>120.00%</text:p>
          </table:table-cell>
          <table:table-cell table:style-name="ce39" table:formula="of:=IF(AND(ISNUMBER([.F64]);[.F64]&gt;=0);[.F64];[$Globals.$D44])" office:value-type="percentage" office:value="1.2" calcext:value-type="percentage">
            <text:p>120.00%</text:p>
          </table:table-cell>
          <table:table-cell table:style-name="ce39" table:formula="of:=IF(AND(ISNUMBER([.G64]);[.G64]&gt;=0);[.G64];[$Globals.$D44])" office:value-type="percentage" office:value="1.2" calcext:value-type="percentage">
            <text:p>120.00%</text:p>
          </table:table-cell>
          <table:table-cell table:style-name="ce39" table:formula="of:=IF(AND(ISNUMBER([.H64]);[.H64]&gt;=0);[.H64];[$Globals.$D44])" office:value-type="percentage" office:value="1.2" calcext:value-type="percentage">
            <text:p>120.00%</text:p>
          </table:table-cell>
          <table:table-cell table:style-name="ce39" table:formula="of:=IF(AND(ISNUMBER([.I64]);[.I64]&gt;=0);[.I64];[$Globals.$D44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2" table:style-name="ce41" office:value-type="float" office:value="100" calcext:value-type="float">
            <text:p>100</text:p>
          </table:table-cell>
          <table:table-cell table:number-columns-repeated="4" table:style-name="ce41" office:value-type="float" office:value="50" calcext:value-type="float">
            <text:p>5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PrimaryDamage</text:p>
          </table:table-cell>
          <table:table-cell table:style-name="ce44" table:formula="of:=[.D$86]*[.D24]" office:value-type="float" office:value="10" calcext:value-type="float">
            <text:p>10.00</text:p>
          </table:table-cell>
          <table:table-cell table:style-name="ce44" table:formula="of:=[.E$86]*[.E24]" office:value-type="float" office:value="5" calcext:value-type="float">
            <text:p>5.00</text:p>
          </table:table-cell>
          <table:table-cell table:style-name="ce44" table:formula="of:=[.F$86]*[.F24]" office:value-type="float" office:value="8" calcext:value-type="float">
            <text:p>8.00</text:p>
          </table:table-cell>
          <table:table-cell table:style-name="ce44" table:formula="of:=[.G$86]*[.G24]" office:value-type="float" office:value="5" calcext:value-type="float">
            <text:p>5.00</text:p>
          </table:table-cell>
          <table:table-cell table:style-name="ce44" table:formula="of:=[.H$86]*[.H24]" office:value-type="float" office:value="8" calcext:value-type="float">
            <text:p>8.00</text:p>
          </table:table-cell>
          <table:table-cell table:style-name="ce44" table:formula="of:=[.I$86]*[.I24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[.D25]" office:value-type="float" office:value="8" calcext:value-type="float">
            <text:p>8.00</text:p>
          </table:table-cell>
          <table:table-cell table:style-name="ce44" table:formula="of:=[.E$86]*[.E25]" office:value-type="float" office:value="5" calcext:value-type="float">
            <text:p>5.00</text:p>
          </table:table-cell>
          <table:table-cell table:style-name="ce44" table:formula="of:=[.F$86]*[.F25]" office:value-type="float" office:value="9" calcext:value-type="float">
            <text:p>9.00</text:p>
          </table:table-cell>
          <table:table-cell table:style-name="ce44" table:formula="of:=[.G$86]*[.G25]" office:value-type="float" office:value="5" calcext:value-type="float">
            <text:p>5.00</text:p>
          </table:table-cell>
          <table:table-cell table:style-name="ce44" table:formula="of:=[.H$86]*[.H25]" office:value-type="float" office:value="9" calcext:value-type="float">
            <text:p>9.00</text:p>
          </table:table-cell>
          <table:table-cell table:style-name="ce44" table:formula="of:=[.I$86]*[.I25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[.D26]" office:value-type="float" office:value="8" calcext:value-type="float">
            <text:p>8.00</text:p>
          </table:table-cell>
          <table:table-cell table:style-name="ce44" table:formula="of:=[.E$86]*[.E26]" office:value-type="float" office:value="5" calcext:value-type="float">
            <text:p>5.00</text:p>
          </table:table-cell>
          <table:table-cell table:style-name="ce44" table:formula="of:=[.F$86]*[.F26]" office:value-type="float" office:value="9" calcext:value-type="float">
            <text:p>9.00</text:p>
          </table:table-cell>
          <table:table-cell table:style-name="ce44" table:formula="of:=[.G$86]*[.G26]" office:value-type="float" office:value="5" calcext:value-type="float">
            <text:p>5.00</text:p>
          </table:table-cell>
          <table:table-cell table:style-name="ce44" table:formula="of:=[.H$86]*[.H26]" office:value-type="float" office:value="9" calcext:value-type="float">
            <text:p>9.00</text:p>
          </table:table-cell>
          <table:table-cell table:style-name="ce44" table:formula="of:=[.I$86]*[.I26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[.D27]" office:value-type="float" office:value="8" calcext:value-type="float">
            <text:p>8.00</text:p>
          </table:table-cell>
          <table:table-cell table:style-name="ce44" table:formula="of:=[.E$86]*[.E27]" office:value-type="float" office:value="5" calcext:value-type="float">
            <text:p>5.00</text:p>
          </table:table-cell>
          <table:table-cell table:style-name="ce44" table:formula="of:=[.F$86]*[.F27]" office:value-type="float" office:value="9" calcext:value-type="float">
            <text:p>9.00</text:p>
          </table:table-cell>
          <table:table-cell table:style-name="ce44" table:formula="of:=[.G$86]*[.G27]" office:value-type="float" office:value="5" calcext:value-type="float">
            <text:p>5.00</text:p>
          </table:table-cell>
          <table:table-cell table:style-name="ce44" table:formula="of:=[.H$86]*[.H27]" office:value-type="float" office:value="9" calcext:value-type="float">
            <text:p>9.00</text:p>
          </table:table-cell>
          <table:table-cell table:style-name="ce44" table:formula="of:=[.I$86]*[.I27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[.D28]" office:value-type="float" office:value="8" calcext:value-type="float">
            <text:p>8.00</text:p>
          </table:table-cell>
          <table:table-cell table:style-name="ce44" table:formula="of:=[.E$86]*[.E28]" office:value-type="float" office:value="5" calcext:value-type="float">
            <text:p>5.00</text:p>
          </table:table-cell>
          <table:table-cell table:style-name="ce44" table:formula="of:=[.F$86]*[.F28]" office:value-type="float" office:value="9" calcext:value-type="float">
            <text:p>9.00</text:p>
          </table:table-cell>
          <table:table-cell table:style-name="ce44" table:formula="of:=[.G$86]*[.G28]" office:value-type="float" office:value="5" calcext:value-type="float">
            <text:p>5.00</text:p>
          </table:table-cell>
          <table:table-cell table:style-name="ce44" table:formula="of:=[.H$86]*[.H28]" office:value-type="float" office:value="9" calcext:value-type="float">
            <text:p>9.00</text:p>
          </table:table-cell>
          <table:table-cell table:style-name="ce44" table:formula="of:=[.I$86]*[.I28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[.D29]" office:value-type="float" office:value="8" calcext:value-type="float">
            <text:p>8.00</text:p>
          </table:table-cell>
          <table:table-cell table:style-name="ce44" table:formula="of:=[.E$86]*[.E29]" office:value-type="float" office:value="5" calcext:value-type="float">
            <text:p>5.00</text:p>
          </table:table-cell>
          <table:table-cell table:style-name="ce44" table:formula="of:=[.F$86]*[.F29]" office:value-type="float" office:value="9" calcext:value-type="float">
            <text:p>9.00</text:p>
          </table:table-cell>
          <table:table-cell table:style-name="ce44" table:formula="of:=[.G$86]*[.G29]" office:value-type="float" office:value="5" calcext:value-type="float">
            <text:p>5.00</text:p>
          </table:table-cell>
          <table:table-cell table:style-name="ce44" table:formula="of:=[.H$86]*[.H29]" office:value-type="float" office:value="9" calcext:value-type="float">
            <text:p>9.00</text:p>
          </table:table-cell>
          <table:table-cell table:style-name="ce44" table:formula="of:=[.I$86]*[.I2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[.D30]" office:value-type="float" office:value="12.5" calcext:value-type="float">
            <text:p>12.50</text:p>
          </table:table-cell>
          <table:table-cell table:style-name="ce44" table:formula="of:=[.E$86]*[.E30]" office:value-type="float" office:value="6.25" calcext:value-type="float">
            <text:p>6.25</text:p>
          </table:table-cell>
          <table:table-cell table:style-name="ce44" table:formula="of:=[.F$86]*[.F30]" office:value-type="float" office:value="10" calcext:value-type="float">
            <text:p>10.00</text:p>
          </table:table-cell>
          <table:table-cell table:style-name="ce44" table:formula="of:=[.G$86]*[.G30]" office:value-type="float" office:value="6.25" calcext:value-type="float">
            <text:p>6.25</text:p>
          </table:table-cell>
          <table:table-cell table:style-name="ce44" table:formula="of:=[.H$86]*[.H30]" office:value-type="float" office:value="10" calcext:value-type="float">
            <text:p>10.00</text:p>
          </table:table-cell>
          <table:table-cell table:style-name="ce44" table:formula="of:=[.I$86]*[.I30]" office:value-type="float" office:value="6.25" calcext:value-type="float">
            <text:p>6.2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[.D31]" office:value-type="float" office:value="8" calcext:value-type="float">
            <text:p>8.00</text:p>
          </table:table-cell>
          <table:table-cell table:style-name="ce44" table:formula="of:=[.E$86]*[.E31]" office:value-type="float" office:value="5" calcext:value-type="float">
            <text:p>5.00</text:p>
          </table:table-cell>
          <table:table-cell table:style-name="ce44" table:formula="of:=[.F$86]*[.F31]" office:value-type="float" office:value="9" calcext:value-type="float">
            <text:p>9.00</text:p>
          </table:table-cell>
          <table:table-cell table:style-name="ce44" table:formula="of:=[.G$86]*[.G31]" office:value-type="float" office:value="5" calcext:value-type="float">
            <text:p>5.00</text:p>
          </table:table-cell>
          <table:table-cell table:style-name="ce44" table:formula="of:=[.H$86]*[.H31]" office:value-type="float" office:value="9" calcext:value-type="float">
            <text:p>9.00</text:p>
          </table:table-cell>
          <table:table-cell table:style-name="ce44" table:formula="of:=[.I$86]*[.I31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[.D32]" office:value-type="float" office:value="11" calcext:value-type="float">
            <text:p>11.00</text:p>
          </table:table-cell>
          <table:table-cell table:style-name="ce44" table:formula="of:=[.E$86]*[.E32]" office:value-type="float" office:value="5.5" calcext:value-type="float">
            <text:p>5.50</text:p>
          </table:table-cell>
          <table:table-cell table:style-name="ce44" table:formula="of:=[.F$86]*[.F32]" office:value-type="float" office:value="8.8" calcext:value-type="float">
            <text:p>8.80</text:p>
          </table:table-cell>
          <table:table-cell table:style-name="ce44" table:formula="of:=[.G$86]*[.G32]" office:value-type="float" office:value="5.5" calcext:value-type="float">
            <text:p>5.50</text:p>
          </table:table-cell>
          <table:table-cell table:style-name="ce44" table:formula="of:=[.H$86]*[.H32]" office:value-type="float" office:value="8.8" calcext:value-type="float">
            <text:p>8.80</text:p>
          </table:table-cell>
          <table:table-cell table:style-name="ce44" table:formula="of:=[.I$86]*[.I32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[.D33]" office:value-type="float" office:value="12" calcext:value-type="float">
            <text:p>12.00</text:p>
          </table:table-cell>
          <table:table-cell table:style-name="ce44" table:formula="of:=[.E$86]*[.E33]" office:value-type="float" office:value="6" calcext:value-type="float">
            <text:p>6.00</text:p>
          </table:table-cell>
          <table:table-cell table:style-name="ce44" table:formula="of:=[.F$86]*[.F33]" office:value-type="float" office:value="9.6" calcext:value-type="float">
            <text:p>9.60</text:p>
          </table:table-cell>
          <table:table-cell table:style-name="ce44" table:formula="of:=[.G$86]*[.G33]" office:value-type="float" office:value="6" calcext:value-type="float">
            <text:p>6.00</text:p>
          </table:table-cell>
          <table:table-cell table:style-name="ce44" table:formula="of:=[.H$86]*[.H33]" office:value-type="float" office:value="9.6" calcext:value-type="float">
            <text:p>9.60</text:p>
          </table:table-cell>
          <table:table-cell table:style-name="ce44" table:formula="of:=[.I$86]*[.I33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[.D34]" office:value-type="float" office:value="13" calcext:value-type="float">
            <text:p>13.00</text:p>
          </table:table-cell>
          <table:table-cell table:style-name="ce44" table:formula="of:=[.E$86]*[.E34]" office:value-type="float" office:value="6.5" calcext:value-type="float">
            <text:p>6.50</text:p>
          </table:table-cell>
          <table:table-cell table:style-name="ce44" table:formula="of:=[.F$86]*[.F34]" office:value-type="float" office:value="10.4" calcext:value-type="float">
            <text:p>10.40</text:p>
          </table:table-cell>
          <table:table-cell table:style-name="ce44" table:formula="of:=[.G$86]*[.G34]" office:value-type="float" office:value="6.5" calcext:value-type="float">
            <text:p>6.50</text:p>
          </table:table-cell>
          <table:table-cell table:style-name="ce44" table:formula="of:=[.H$86]*[.H34]" office:value-type="float" office:value="10.4" calcext:value-type="float">
            <text:p>10.40</text:p>
          </table:table-cell>
          <table:table-cell table:style-name="ce44" table:formula="of:=[.I$86]*[.I34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PrimaryDamage</text:p>
          </table:table-cell>
          <table:table-cell table:style-name="ce45" table:formula="of:=[.D$86]*[.D35]" office:value-type="float" office:value="9" calcext:value-type="float">
            <text:p>9.00</text:p>
          </table:table-cell>
          <table:table-cell table:style-name="ce45" table:formula="of:=[.E$86]*[.E35]" office:value-type="float" office:value="5.5" calcext:value-type="float">
            <text:p>5.50</text:p>
          </table:table-cell>
          <table:table-cell table:style-name="ce45" table:formula="of:=[.F$86]*[.F35]" office:value-type="float" office:value="10" calcext:value-type="float">
            <text:p>10.00</text:p>
          </table:table-cell>
          <table:table-cell table:style-name="ce45" table:formula="of:=[.G$86]*[.G35]" office:value-type="float" office:value="5.5" calcext:value-type="float">
            <text:p>5.50</text:p>
          </table:table-cell>
          <table:table-cell table:style-name="ce45" table:formula="of:=[.H$86]*[.H35]" office:value-type="float" office:value="11" calcext:value-type="float">
            <text:p>11.00</text:p>
          </table:table-cell>
          <table:table-cell table:style-name="ce45" table:formula="of:=[.I$86]*[.I35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PrimaryDamage</text:p>
          </table:table-cell>
          <table:table-cell table:style-name="ce44" table:formula="of:=[.D$86]*[.D36]" office:value-type="float" office:value="10" calcext:value-type="float">
            <text:p>10.00</text:p>
          </table:table-cell>
          <table:table-cell table:style-name="ce44" table:formula="of:=[.E$86]*[.E36]" office:value-type="float" office:value="6" calcext:value-type="float">
            <text:p>6.00</text:p>
          </table:table-cell>
          <table:table-cell table:style-name="ce44" table:formula="of:=[.F$86]*[.F36]" office:value-type="float" office:value="11" calcext:value-type="float">
            <text:p>11.00</text:p>
          </table:table-cell>
          <table:table-cell table:style-name="ce44" table:formula="of:=[.G$86]*[.G36]" office:value-type="float" office:value="6" calcext:value-type="float">
            <text:p>6.00</text:p>
          </table:table-cell>
          <table:table-cell table:style-name="ce44" table:formula="of:=[.H$86]*[.H36]" office:value-type="float" office:value="12" calcext:value-type="float">
            <text:p>12.00</text:p>
          </table:table-cell>
          <table:table-cell table:style-name="ce45" table:formula="of:=[.I$86]*[.I36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PrimaryDamage</text:p>
          </table:table-cell>
          <table:table-cell table:style-name="ce45" table:formula="of:=[.D$86]*[.D37]" office:value-type="float" office:value="11" calcext:value-type="float">
            <text:p>11.00</text:p>
          </table:table-cell>
          <table:table-cell table:style-name="ce45" table:formula="of:=[.E$86]*[.E37]" office:value-type="float" office:value="6.5" calcext:value-type="float">
            <text:p>6.50</text:p>
          </table:table-cell>
          <table:table-cell table:style-name="ce45" table:formula="of:=[.F$86]*[.F37]" office:value-type="float" office:value="12" calcext:value-type="float">
            <text:p>12.00</text:p>
          </table:table-cell>
          <table:table-cell table:style-name="ce45" table:formula="of:=[.G$86]*[.G37]" office:value-type="float" office:value="6.5" calcext:value-type="float">
            <text:p>6.50</text:p>
          </table:table-cell>
          <table:table-cell table:style-name="ce45" table:formula="of:=[.H$86]*[.H37]" office:value-type="float" office:value="13" calcext:value-type="float">
            <text:p>13.00</text:p>
          </table:table-cell>
          <table:table-cell table:style-name="ce45" table:formula="of:=[.I$86]*[.I37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[.D38]" office:value-type="float" office:value="12" calcext:value-type="float">
            <text:p>12.00</text:p>
          </table:table-cell>
          <table:table-cell table:style-name="ce44" table:formula="of:=[.E$86]*[.E38]" office:value-type="float" office:value="6" calcext:value-type="float">
            <text:p>6.00</text:p>
          </table:table-cell>
          <table:table-cell table:style-name="ce44" table:formula="of:=[.F$86]*[.F38]" office:value-type="float" office:value="9.6" calcext:value-type="float">
            <text:p>9.60</text:p>
          </table:table-cell>
          <table:table-cell table:style-name="ce44" table:formula="of:=[.G$86]*[.G38]" office:value-type="float" office:value="6" calcext:value-type="float">
            <text:p>6.00</text:p>
          </table:table-cell>
          <table:table-cell table:style-name="ce44" table:formula="of:=[.H$86]*[.H38]" office:value-type="float" office:value="9.6" calcext:value-type="float">
            <text:p>9.60</text:p>
          </table:table-cell>
          <table:table-cell table:style-name="ce44" table:formula="of:=[.I$86]*[.I38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[.D39]" office:value-type="float" office:value="10" calcext:value-type="float">
            <text:p>10.00</text:p>
          </table:table-cell>
          <table:table-cell table:style-name="ce44" table:formula="of:=[.E$86]*[.E39]" office:value-type="float" office:value="5" calcext:value-type="float">
            <text:p>5.00</text:p>
          </table:table-cell>
          <table:table-cell table:style-name="ce44" table:formula="of:=[.F$86]*[.F39]" office:value-type="float" office:value="8" calcext:value-type="float">
            <text:p>8.00</text:p>
          </table:table-cell>
          <table:table-cell table:style-name="ce44" table:formula="of:=[.G$86]*[.G39]" office:value-type="float" office:value="5" calcext:value-type="float">
            <text:p>5.00</text:p>
          </table:table-cell>
          <table:table-cell table:style-name="ce44" table:formula="of:=[.H$86]*[.H39]" office:value-type="float" office:value="8" calcext:value-type="float">
            <text:p>8.00</text:p>
          </table:table-cell>
          <table:table-cell table:style-name="ce44" table:formula="of:=[.I$86]*[.I3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[.D40]" office:value-type="float" office:value="10" calcext:value-type="float">
            <text:p>10.00</text:p>
          </table:table-cell>
          <table:table-cell table:style-name="ce44" table:formula="of:=[.E$86]*[.E40]" office:value-type="float" office:value="5" calcext:value-type="float">
            <text:p>5.00</text:p>
          </table:table-cell>
          <table:table-cell table:style-name="ce44" table:formula="of:=[.F$86]*[.F40]" office:value-type="float" office:value="8" calcext:value-type="float">
            <text:p>8.00</text:p>
          </table:table-cell>
          <table:table-cell table:style-name="ce44" table:formula="of:=[.G$86]*[.G40]" office:value-type="float" office:value="5" calcext:value-type="float">
            <text:p>5.00</text:p>
          </table:table-cell>
          <table:table-cell table:style-name="ce44" table:formula="of:=[.H$86]*[.H40]" office:value-type="float" office:value="8" calcext:value-type="float">
            <text:p>8.00</text:p>
          </table:table-cell>
          <table:table-cell table:style-name="ce44" table:formula="of:=[.I$86]*[.I40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[.D41]" office:value-type="float" office:value="10" calcext:value-type="float">
            <text:p>10.00</text:p>
          </table:table-cell>
          <table:table-cell table:style-name="ce44" table:formula="of:=[.E$86]*[.E41]" office:value-type="float" office:value="5" calcext:value-type="float">
            <text:p>5.00</text:p>
          </table:table-cell>
          <table:table-cell table:style-name="ce44" table:formula="of:=[.F$86]*[.F41]" office:value-type="float" office:value="8" calcext:value-type="float">
            <text:p>8.00</text:p>
          </table:table-cell>
          <table:table-cell table:style-name="ce44" table:formula="of:=[.G$86]*[.G41]" office:value-type="float" office:value="5" calcext:value-type="float">
            <text:p>5.00</text:p>
          </table:table-cell>
          <table:table-cell table:style-name="ce44" table:formula="of:=[.H$86]*[.H41]" office:value-type="float" office:value="8" calcext:value-type="float">
            <text:p>8.00</text:p>
          </table:table-cell>
          <table:table-cell table:style-name="ce44" table:formula="of:=[.I$86]*[.I41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[.D42]" office:value-type="float" office:value="10" calcext:value-type="float">
            <text:p>10.00</text:p>
          </table:table-cell>
          <table:table-cell table:style-name="ce44" table:formula="of:=[.E$86]*[.E42]" office:value-type="float" office:value="5" calcext:value-type="float">
            <text:p>5.00</text:p>
          </table:table-cell>
          <table:table-cell table:style-name="ce44" table:formula="of:=[.F$86]*[.F42]" office:value-type="float" office:value="8" calcext:value-type="float">
            <text:p>8.00</text:p>
          </table:table-cell>
          <table:table-cell table:style-name="ce44" table:formula="of:=[.G$86]*[.G42]" office:value-type="float" office:value="5" calcext:value-type="float">
            <text:p>5.00</text:p>
          </table:table-cell>
          <table:table-cell table:style-name="ce44" table:formula="of:=[.H$86]*[.H42]" office:value-type="float" office:value="8" calcext:value-type="float">
            <text:p>8.00</text:p>
          </table:table-cell>
          <table:table-cell table:style-name="ce44" table:formula="of:=[.I$86]*[.I42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[.D43]" office:value-type="float" office:value="10" calcext:value-type="float">
            <text:p>10.00</text:p>
          </table:table-cell>
          <table:table-cell table:style-name="ce44" table:formula="of:=[.E$86]*[.E43]" office:value-type="float" office:value="5" calcext:value-type="float">
            <text:p>5.00</text:p>
          </table:table-cell>
          <table:table-cell table:style-name="ce44" table:formula="of:=[.F$86]*[.F43]" office:value-type="float" office:value="8" calcext:value-type="float">
            <text:p>8.00</text:p>
          </table:table-cell>
          <table:table-cell table:style-name="ce44" table:formula="of:=[.G$86]*[.G43]" office:value-type="float" office:value="5" calcext:value-type="float">
            <text:p>5.00</text:p>
          </table:table-cell>
          <table:table-cell table:style-name="ce44" table:formula="of:=[.H$86]*[.H43]" office:value-type="float" office:value="8" calcext:value-type="float">
            <text:p>8.00</text:p>
          </table:table-cell>
          <table:table-cell table:style-name="ce44" table:formula="of:=[.I$86]*[.I43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([.D$35]+[.D$29])" office:value-type="float" office:value="17" calcext:value-type="float">
            <text:p>17.00</text:p>
          </table:table-cell>
          <table:table-cell table:style-name="ce44" table:formula="of:=[.E$86]*([.E$35]+[.E$29])" office:value-type="float" office:value="10.5" calcext:value-type="float">
            <text:p>10.50</text:p>
          </table:table-cell>
          <table:table-cell table:style-name="ce44" table:formula="of:=[.F$86]*([.F$35]+[.F$29])" office:value-type="float" office:value="19" calcext:value-type="float">
            <text:p>19.00</text:p>
          </table:table-cell>
          <table:table-cell table:style-name="ce44" table:formula="of:=[.G$86]*([.G$35]+[.G$29])" office:value-type="float" office:value="10.5" calcext:value-type="float">
            <text:p>10.50</text:p>
          </table:table-cell>
          <table:table-cell table:style-name="ce44" table:formula="of:=[.H$86]*([.H$35]+[.H$29])" office:value-type="float" office:value="20" calcext:value-type="float">
            <text:p>20.00</text:p>
          </table:table-cell>
          <table:table-cell table:style-name="ce44" table:formula="of:=[.I$86]*([.I$35]+[.I$29])" office:value-type="float" office:value="10.5" calcext:value-type="float">
            <text:p>10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([.D$36]+[.D$29])" office:value-type="float" office:value="18" calcext:value-type="float">
            <text:p>18.00</text:p>
          </table:table-cell>
          <table:table-cell table:style-name="ce44" table:formula="of:=[.E$86]*([.E$36]+[.E$29])" office:value-type="float" office:value="11" calcext:value-type="float">
            <text:p>11.00</text:p>
          </table:table-cell>
          <table:table-cell table:style-name="ce44" table:formula="of:=[.F$86]*([.F$36]+[.F$29])" office:value-type="float" office:value="20" calcext:value-type="float">
            <text:p>20.00</text:p>
          </table:table-cell>
          <table:table-cell table:style-name="ce44" table:formula="of:=[.G$86]*([.G$36]+[.G$29])" office:value-type="float" office:value="11" calcext:value-type="float">
            <text:p>11.00</text:p>
          </table:table-cell>
          <table:table-cell table:style-name="ce44" table:formula="of:=[.H$86]*([.H$36]+[.H$29])" office:value-type="float" office:value="21" calcext:value-type="float">
            <text:p>21.00</text:p>
          </table:table-cell>
          <table:table-cell table:style-name="ce44" table:formula="of:=[.I$86]*([.I$36]+[.I$29])" office:value-type="float" office:value="11" calcext:value-type="float">
            <text:p>11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([.D$37]+[.D$29])" office:value-type="float" office:value="19" calcext:value-type="float">
            <text:p>19.00</text:p>
          </table:table-cell>
          <table:table-cell table:style-name="ce44" table:formula="of:=[.E$86]*([.E$37]+[.E$29])" office:value-type="float" office:value="11.5" calcext:value-type="float">
            <text:p>11.50</text:p>
          </table:table-cell>
          <table:table-cell table:style-name="ce44" table:formula="of:=[.F$86]*([.F$37]+[.F$29])" office:value-type="float" office:value="21" calcext:value-type="float">
            <text:p>21.00</text:p>
          </table:table-cell>
          <table:table-cell table:style-name="ce44" table:formula="of:=[.G$86]*([.G$37]+[.G$29])" office:value-type="float" office:value="11.5" calcext:value-type="float">
            <text:p>11.50</text:p>
          </table:table-cell>
          <table:table-cell table:style-name="ce44" table:formula="of:=[.H$86]*([.H$37]+[.H$29])" office:value-type="float" office:value="22" calcext:value-type="float">
            <text:p>22.00</text:p>
          </table:table-cell>
          <table:table-cell table:style-name="ce44" table:formula="of:=[.I$86]*([.I$37]+[.I$29])" office:value-type="float" office:value="11.5" calcext:value-type="float">
            <text:p>11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([.D$35]+[.D$38])" office:value-type="float" office:value="21" calcext:value-type="float">
            <text:p>21.00</text:p>
          </table:table-cell>
          <table:table-cell table:style-name="ce44" table:formula="of:=[.E$86]*([.E$35]+[.E$38])" office:value-type="float" office:value="11.5" calcext:value-type="float">
            <text:p>11.50</text:p>
          </table:table-cell>
          <table:table-cell table:style-name="ce44" table:formula="of:=[.F$86]*([.F$35]+[.F$38])" office:value-type="float" office:value="19.6" calcext:value-type="float">
            <text:p>19.60</text:p>
          </table:table-cell>
          <table:table-cell table:style-name="ce44" table:formula="of:=[.G$86]*([.G$35]+[.G$38])" office:value-type="float" office:value="11.5" calcext:value-type="float">
            <text:p>11.50</text:p>
          </table:table-cell>
          <table:table-cell table:style-name="ce44" table:formula="of:=[.H$86]*([.H$35]+[.H$38])" office:value-type="float" office:value="20.6" calcext:value-type="float">
            <text:p>20.60</text:p>
          </table:table-cell>
          <table:table-cell table:style-name="ce44" table:formula="of:=[.I$86]*([.I$35]+[.I$38])" office:value-type="float" office:value="11.5" calcext:value-type="float">
            <text:p>11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([.D$36]+[.D$38])" office:value-type="float" office:value="22" calcext:value-type="float">
            <text:p>22.00</text:p>
          </table:table-cell>
          <table:table-cell table:style-name="ce44" table:formula="of:=[.E$86]*([.E$36]+[.E$38])" office:value-type="float" office:value="12" calcext:value-type="float">
            <text:p>12.00</text:p>
          </table:table-cell>
          <table:table-cell table:style-name="ce44" table:formula="of:=[.F$86]*([.F$36]+[.F$38])" office:value-type="float" office:value="20.6" calcext:value-type="float">
            <text:p>20.60</text:p>
          </table:table-cell>
          <table:table-cell table:style-name="ce44" table:formula="of:=[.G$86]*([.G$36]+[.G$38])" office:value-type="float" office:value="12" calcext:value-type="float">
            <text:p>12.00</text:p>
          </table:table-cell>
          <table:table-cell table:style-name="ce44" table:formula="of:=[.H$86]*([.H$36]+[.H$38])" office:value-type="float" office:value="21.6" calcext:value-type="float">
            <text:p>21.60</text:p>
          </table:table-cell>
          <table:table-cell table:style-name="ce44" table:formula="of:=[.I$86]*([.I$36]+[.I$38])" office:value-type="float" office:value="12" calcext:value-type="float">
            <text:p>12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([.D$37]+[.D$38])" office:value-type="float" office:value="23" calcext:value-type="float">
            <text:p>23.00</text:p>
          </table:table-cell>
          <table:table-cell table:style-name="ce44" table:formula="of:=[.E$86]*([.E$37]+[.E$38])" office:value-type="float" office:value="12.5" calcext:value-type="float">
            <text:p>12.50</text:p>
          </table:table-cell>
          <table:table-cell table:style-name="ce44" table:formula="of:=[.F$86]*([.F$37]+[.F$38])" office:value-type="float" office:value="21.6" calcext:value-type="float">
            <text:p>21.60</text:p>
          </table:table-cell>
          <table:table-cell table:style-name="ce44" table:formula="of:=[.G$86]*([.G$37]+[.G$38])" office:value-type="float" office:value="12.5" calcext:value-type="float">
            <text:p>12.50</text:p>
          </table:table-cell>
          <table:table-cell table:style-name="ce44" table:formula="of:=[.H$86]*([.H$37]+[.H$38])" office:value-type="float" office:value="22.6" calcext:value-type="float">
            <text:p>22.60</text:p>
          </table:table-cell>
          <table:table-cell table:style-name="ce44" table:formula="of:=[.I$86]*([.I$37]+[.I$38])" office:value-type="float" office:value="12.5" calcext:value-type="float">
            <text:p>12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([.D$35]+[.D$31])" office:value-type="float" office:value="17" calcext:value-type="float">
            <text:p>17.00</text:p>
          </table:table-cell>
          <table:table-cell table:style-name="ce44" table:formula="of:=[.E$86]*([.E$35]+[.E$31])" office:value-type="float" office:value="10.5" calcext:value-type="float">
            <text:p>10.50</text:p>
          </table:table-cell>
          <table:table-cell table:style-name="ce44" table:formula="of:=[.F$86]*([.F$35]+[.F$31])" office:value-type="float" office:value="19" calcext:value-type="float">
            <text:p>19.00</text:p>
          </table:table-cell>
          <table:table-cell table:style-name="ce44" table:formula="of:=[.G$86]*([.G$35]+[.G$31])" office:value-type="float" office:value="10.5" calcext:value-type="float">
            <text:p>10.50</text:p>
          </table:table-cell>
          <table:table-cell table:style-name="ce44" table:formula="of:=[.H$86]*([.H$35]+[.H$31])" office:value-type="float" office:value="20" calcext:value-type="float">
            <text:p>20.00</text:p>
          </table:table-cell>
          <table:table-cell table:style-name="ce44" table:formula="of:=[.I$86]*([.I$35]+[.I$31])" office:value-type="float" office:value="10.5" calcext:value-type="float">
            <text:p>10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([.D$36]+[.D$31])" office:value-type="float" office:value="18" calcext:value-type="float">
            <text:p>18.00</text:p>
          </table:table-cell>
          <table:table-cell table:style-name="ce44" table:formula="of:=[.E$86]*([.E$36]+[.E$31])" office:value-type="float" office:value="11" calcext:value-type="float">
            <text:p>11.00</text:p>
          </table:table-cell>
          <table:table-cell table:style-name="ce44" table:formula="of:=[.F$86]*([.F$36]+[.F$31])" office:value-type="float" office:value="20" calcext:value-type="float">
            <text:p>20.00</text:p>
          </table:table-cell>
          <table:table-cell table:style-name="ce44" table:formula="of:=[.G$86]*([.G$36]+[.G$31])" office:value-type="float" office:value="11" calcext:value-type="float">
            <text:p>11.00</text:p>
          </table:table-cell>
          <table:table-cell table:style-name="ce44" table:formula="of:=[.H$86]*([.H$36]+[.H$31])" office:value-type="float" office:value="21" calcext:value-type="float">
            <text:p>21.00</text:p>
          </table:table-cell>
          <table:table-cell table:style-name="ce44" table:formula="of:=[.I$86]*([.I$36]+[.I$31])" office:value-type="float" office:value="11" calcext:value-type="float">
            <text:p>11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([.D$37]+[.D$31])" office:value-type="float" office:value="19" calcext:value-type="float">
            <text:p>19.00</text:p>
          </table:table-cell>
          <table:table-cell table:style-name="ce44" table:formula="of:=[.E$86]*([.E$37]+[.E$31])" office:value-type="float" office:value="11.5" calcext:value-type="float">
            <text:p>11.50</text:p>
          </table:table-cell>
          <table:table-cell table:style-name="ce44" table:formula="of:=[.F$86]*([.F$37]+[.F$31])" office:value-type="float" office:value="21" calcext:value-type="float">
            <text:p>21.00</text:p>
          </table:table-cell>
          <table:table-cell table:style-name="ce44" table:formula="of:=[.G$86]*([.G$37]+[.G$31])" office:value-type="float" office:value="11.5" calcext:value-type="float">
            <text:p>11.50</text:p>
          </table:table-cell>
          <table:table-cell table:style-name="ce44" table:formula="of:=[.H$86]*([.H$37]+[.H$31])" office:value-type="float" office:value="22" calcext:value-type="float">
            <text:p>22.00</text:p>
          </table:table-cell>
          <table:table-cell table:style-name="ce44" table:formula="of:=[.I$86]*([.I$37]+[.I$31])" office:value-type="float" office:value="11.5" calcext:value-type="float">
            <text:p>11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([.D$35]+[.D$30])" office:value-type="float" office:value="21.5" calcext:value-type="float">
            <text:p>21.50</text:p>
          </table:table-cell>
          <table:table-cell table:style-name="ce44" table:formula="of:=[.E$86]*([.E$35]+[.E$30])" office:value-type="float" office:value="11.75" calcext:value-type="float">
            <text:p>11.75</text:p>
          </table:table-cell>
          <table:table-cell table:style-name="ce44" table:formula="of:=[.F$86]*([.F$35]+[.F$30])" office:value-type="float" office:value="20" calcext:value-type="float">
            <text:p>20.00</text:p>
          </table:table-cell>
          <table:table-cell table:style-name="ce44" table:formula="of:=[.G$86]*([.G$35]+[.G$30])" office:value-type="float" office:value="11.75" calcext:value-type="float">
            <text:p>11.75</text:p>
          </table:table-cell>
          <table:table-cell table:style-name="ce44" table:formula="of:=[.H$86]*([.H$35]+[.H$30])" office:value-type="float" office:value="21" calcext:value-type="float">
            <text:p>21.00</text:p>
          </table:table-cell>
          <table:table-cell table:style-name="ce44" table:formula="of:=[.I$86]*([.I$35]+[.I$30])" office:value-type="float" office:value="11.75" calcext:value-type="float">
            <text:p>11.7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([.D$36]+[.D$30])" office:value-type="float" office:value="22.5" calcext:value-type="float">
            <text:p>22.50</text:p>
          </table:table-cell>
          <table:table-cell table:style-name="ce44" table:formula="of:=[.E$86]*([.E$36]+[.E$30])" office:value-type="float" office:value="12.25" calcext:value-type="float">
            <text:p>12.25</text:p>
          </table:table-cell>
          <table:table-cell table:style-name="ce44" table:formula="of:=[.F$86]*([.F$36]+[.F$30])" office:value-type="float" office:value="21" calcext:value-type="float">
            <text:p>21.00</text:p>
          </table:table-cell>
          <table:table-cell table:style-name="ce44" table:formula="of:=[.G$86]*([.G$36]+[.G$30])" office:value-type="float" office:value="12.25" calcext:value-type="float">
            <text:p>12.25</text:p>
          </table:table-cell>
          <table:table-cell table:style-name="ce44" table:formula="of:=[.H$86]*([.H$36]+[.H$30])" office:value-type="float" office:value="22" calcext:value-type="float">
            <text:p>22.00</text:p>
          </table:table-cell>
          <table:table-cell table:style-name="ce44" table:formula="of:=[.I$86]*([.I$36]+[.I$30])" office:value-type="float" office:value="12.25" calcext:value-type="float">
            <text:p>12.2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([.D$37]+[.D$30])" office:value-type="float" office:value="23.5" calcext:value-type="float">
            <text:p>23.50</text:p>
          </table:table-cell>
          <table:table-cell table:style-name="ce44" table:formula="of:=[.E$86]*([.E$37]+[.E$30])" office:value-type="float" office:value="12.75" calcext:value-type="float">
            <text:p>12.75</text:p>
          </table:table-cell>
          <table:table-cell table:style-name="ce44" table:formula="of:=[.F$86]*([.F$37]+[.F$30])" office:value-type="float" office:value="22" calcext:value-type="float">
            <text:p>22.00</text:p>
          </table:table-cell>
          <table:table-cell table:style-name="ce44" table:formula="of:=[.G$86]*([.G$37]+[.G$30])" office:value-type="float" office:value="12.75" calcext:value-type="float">
            <text:p>12.75</text:p>
          </table:table-cell>
          <table:table-cell table:style-name="ce44" table:formula="of:=[.H$86]*([.H$37]+[.H$30])" office:value-type="float" office:value="23" calcext:value-type="float">
            <text:p>23.00</text:p>
          </table:table-cell>
          <table:table-cell table:style-name="ce44" table:formula="of:=[.I$86]*([.I$37]+[.I$30])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([.D$35]+[.D$34])" office:value-type="float" office:value="22" calcext:value-type="float">
            <text:p>22.00</text:p>
          </table:table-cell>
          <table:table-cell table:style-name="ce44" table:formula="of:=[.E$86]*([.E$35]+[.E$34])" office:value-type="float" office:value="12" calcext:value-type="float">
            <text:p>12.00</text:p>
          </table:table-cell>
          <table:table-cell table:style-name="ce44" table:formula="of:=[.F$86]*([.F$35]+[.F$34])" office:value-type="float" office:value="20.4" calcext:value-type="float">
            <text:p>20.40</text:p>
          </table:table-cell>
          <table:table-cell table:style-name="ce44" table:formula="of:=[.G$86]*([.G$35]+[.G$34])" office:value-type="float" office:value="12" calcext:value-type="float">
            <text:p>12.00</text:p>
          </table:table-cell>
          <table:table-cell table:style-name="ce44" table:formula="of:=[.H$86]*([.H$35]+[.H$34])" office:value-type="float" office:value="21.4" calcext:value-type="float">
            <text:p>21.40</text:p>
          </table:table-cell>
          <table:table-cell table:style-name="ce44" table:formula="of:=[.I$86]*([.I$35]+[.I$34])" office:value-type="float" office:value="12" calcext:value-type="float">
            <text:p>12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([.D$36]+[.D$34])" office:value-type="float" office:value="23" calcext:value-type="float">
            <text:p>23.00</text:p>
          </table:table-cell>
          <table:table-cell table:style-name="ce44" table:formula="of:=[.E$86]*([.E$36]+[.E$34])" office:value-type="float" office:value="12.5" calcext:value-type="float">
            <text:p>12.50</text:p>
          </table:table-cell>
          <table:table-cell table:style-name="ce44" table:formula="of:=[.F$86]*([.F$36]+[.F$34])" office:value-type="float" office:value="21.4" calcext:value-type="float">
            <text:p>21.40</text:p>
          </table:table-cell>
          <table:table-cell table:style-name="ce44" table:formula="of:=[.G$86]*([.G$36]+[.G$34])" office:value-type="float" office:value="12.5" calcext:value-type="float">
            <text:p>12.50</text:p>
          </table:table-cell>
          <table:table-cell table:style-name="ce44" table:formula="of:=[.H$86]*([.H$36]+[.H$34])" office:value-type="float" office:value="22.4" calcext:value-type="float">
            <text:p>22.40</text:p>
          </table:table-cell>
          <table:table-cell table:style-name="ce44" table:formula="of:=[.I$86]*([.I$36]+[.I$34])" office:value-type="float" office:value="12.5" calcext:value-type="float">
            <text:p>12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PrimaryDamage</text:p>
          </table:table-cell>
          <table:table-cell table:style-name="ce44" table:formula="of:=[.D$86]*([.D$37]+[.D$34])" office:value-type="float" office:value="24" calcext:value-type="float">
            <text:p>24.00</text:p>
          </table:table-cell>
          <table:table-cell table:style-name="ce44" table:formula="of:=[.E$86]*([.E$37]+[.E$34])" office:value-type="float" office:value="13" calcext:value-type="float">
            <text:p>13.00</text:p>
          </table:table-cell>
          <table:table-cell table:style-name="ce44" table:formula="of:=[.F$86]*([.F$37]+[.F$34])" office:value-type="float" office:value="22.4" calcext:value-type="float">
            <text:p>22.40</text:p>
          </table:table-cell>
          <table:table-cell table:style-name="ce44" table:formula="of:=[.G$86]*([.G$37]+[.G$34])" office:value-type="float" office:value="13" calcext:value-type="float">
            <text:p>13.00</text:p>
          </table:table-cell>
          <table:table-cell table:style-name="ce44" table:formula="of:=[.H$86]*([.H$37]+[.H$34])" office:value-type="float" office:value="23.4" calcext:value-type="float">
            <text:p>23.40</text:p>
          </table:table-cell>
          <table:table-cell table:style-name="ce44" table:formula="of:=[.I$86]*([.I$37]+[.I$34])" office:value-type="float" office:value="13" calcext:value-type="float">
            <text:p>13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([.D$35]+[.D$25]+[.D$26]+[.D$27])" office:value-type="float" office:value="33" calcext:value-type="float">
            <text:p>33.00</text:p>
          </table:table-cell>
          <table:table-cell table:style-name="ce44" table:formula="of:=[.E$86]*([.E$35]+[.E$25]+[.E$26]+[.E$27])" office:value-type="float" office:value="20.5" calcext:value-type="float">
            <text:p>20.50</text:p>
          </table:table-cell>
          <table:table-cell table:style-name="ce44" table:formula="of:=[.F$86]*([.F$35]+[.F$25]+[.F$26]+[.F$27])" office:value-type="float" office:value="37" calcext:value-type="float">
            <text:p>37.00</text:p>
          </table:table-cell>
          <table:table-cell table:style-name="ce44" table:formula="of:=[.G$86]*([.G$35]+[.G$25]+[.G$26]+[.G$27])" office:value-type="float" office:value="20.5" calcext:value-type="float">
            <text:p>20.50</text:p>
          </table:table-cell>
          <table:table-cell table:style-name="ce44" table:formula="of:=[.H$86]*([.H$35]+[.H$25]+[.H$26]+[.H$27])" office:value-type="float" office:value="38" calcext:value-type="float">
            <text:p>38.00</text:p>
          </table:table-cell>
          <table:table-cell table:style-name="ce44" table:formula="of:=[.I$86]*([.I$35]+[.I$25]+[.I$26]+[.I$27])" office:value-type="float" office:value="20.5" calcext:value-type="float">
            <text:p>20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([.D$36]+[.D$25]+[.D$26]+[.D$27])" office:value-type="float" office:value="34" calcext:value-type="float">
            <text:p>34.00</text:p>
          </table:table-cell>
          <table:table-cell table:style-name="ce44" table:formula="of:=[.E$86]*([.E$36]+[.E$25]+[.E$26]+[.E$27])" office:value-type="float" office:value="21" calcext:value-type="float">
            <text:p>21.00</text:p>
          </table:table-cell>
          <table:table-cell table:style-name="ce44" table:formula="of:=[.F$86]*([.F$36]+[.F$25]+[.F$26]+[.F$27])" office:value-type="float" office:value="38" calcext:value-type="float">
            <text:p>38.00</text:p>
          </table:table-cell>
          <table:table-cell table:style-name="ce44" table:formula="of:=[.G$86]*([.G$36]+[.G$25]+[.G$26]+[.G$27])" office:value-type="float" office:value="21" calcext:value-type="float">
            <text:p>21.00</text:p>
          </table:table-cell>
          <table:table-cell table:style-name="ce44" table:formula="of:=[.H$86]*([.H$36]+[.H$25]+[.H$26]+[.H$27])" office:value-type="float" office:value="39" calcext:value-type="float">
            <text:p>39.00</text:p>
          </table:table-cell>
          <table:table-cell table:style-name="ce44" table:formula="of:=[.I$86]*([.I$36]+[.I$25]+[.I$26]+[.I$27])" office:value-type="float" office:value="21" calcext:value-type="float">
            <text:p>21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PrimaryDamage</text:p>
          </table:table-cell>
          <table:table-cell table:style-name="ce44" table:formula="of:=[.D$86]*([.D$37]+[.D$25]+[.D$26]+[.D$27])" office:value-type="float" office:value="35" calcext:value-type="float">
            <text:p>35.00</text:p>
          </table:table-cell>
          <table:table-cell table:style-name="ce44" table:formula="of:=[.E$86]*([.E$37]+[.E$25]+[.E$26]+[.E$27])" office:value-type="float" office:value="21.5" calcext:value-type="float">
            <text:p>21.50</text:p>
          </table:table-cell>
          <table:table-cell table:style-name="ce44" table:formula="of:=[.F$86]*([.F$37]+[.F$25]+[.F$26]+[.F$27])" office:value-type="float" office:value="39" calcext:value-type="float">
            <text:p>39.00</text:p>
          </table:table-cell>
          <table:table-cell table:style-name="ce44" table:formula="of:=[.G$86]*([.G$37]+[.G$25]+[.G$26]+[.G$27])" office:value-type="float" office:value="21.5" calcext:value-type="float">
            <text:p>21.50</text:p>
          </table:table-cell>
          <table:table-cell table:style-name="ce44" table:formula="of:=[.H$86]*([.H$37]+[.H$25]+[.H$26]+[.H$27])" office:value-type="float" office:value="40" calcext:value-type="float">
            <text:p>40.00</text:p>
          </table:table-cell>
          <table:table-cell table:style-name="ce44" table:formula="of:=[.I$86]*([.I$37]+[.I$25]+[.I$26]+[.I$27])" office:value-type="float" office:value="21.5" calcext:value-type="float">
            <text:p>21.50</text:p>
          </table:table-cell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DelayBetweenShots</text:p>
          </table:table-cell>
          <table:table-cell table:style-name="ce46" table:formula="of:=MAX(IF([.D65] = 1; CEILING([.D$87]/[.D65]; [$Globals.$D$2]*1000); MROUND([.D$87]/[.D65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E65] = 1; CEILING([.E$87]/[.E65]; [$Globals.$D$2]*1000); MROUND([.E$87]/[.E65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F65] = 1; CEILING([.F$87]/[.F65]; [$Globals.$D$2]*1000); MROUND([.F$87]/[.F65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65] = 1; CEILING([.G$87]/[.G65]; [$Globals.$D$2]*1000); MROUND([.G$87]/[.G65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65] = 1; CEILING([.H$87]/[.H65]; [$Globals.$D$2]*1000); MROUND([.H$87]/[.H65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65] = 1; CEILING([.I$87]/[.I65]; [$Globals.$D$2]*1000); MROUND([.I$87]/[.I6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66] = 1; CEILING([.D$87]/[.D66]; [$Globals.$D$2]*1000); MROUND([.D$87]/[.D66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66] = 1; CEILING([.E$87]/[.E66]; [$Globals.$D$2]*1000); MROUND([.E$87]/[.E66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66] = 1; CEILING([.F$87]/[.F66]; [$Globals.$D$2]*1000); MROUND([.F$87]/[.F66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66] = 1; CEILING([.G$87]/[.G66]; [$Globals.$D$2]*1000); MROUND([.G$87]/[.G66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66] = 1; CEILING([.H$87]/[.H66]; [$Globals.$D$2]*1000); MROUND([.H$87]/[.H66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66] = 1; CEILING([.I$87]/[.I66]; [$Globals.$D$2]*1000); MROUND([.I$87]/[.I6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67] = 1; CEILING([.D$87]/[.D67]; [$Globals.$D$2]*1000); MROUND([.D$87]/[.D67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67] = 1; CEILING([.E$87]/[.E67]; [$Globals.$D$2]*1000); MROUND([.E$87]/[.E67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67] = 1; CEILING([.F$87]/[.F67]; [$Globals.$D$2]*1000); MROUND([.F$87]/[.F67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67] = 1; CEILING([.G$87]/[.G67]; [$Globals.$D$2]*1000); MROUND([.G$87]/[.G67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67] = 1; CEILING([.H$87]/[.H67]; [$Globals.$D$2]*1000); MROUND([.H$87]/[.H67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67] = 1; CEILING([.I$87]/[.I67]; [$Globals.$D$2]*1000); MROUND([.I$87]/[.I6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68] = 1; CEILING([.D$87]/[.D68]; [$Globals.$D$2]*1000); MROUND([.D$87]/[.D68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68] = 1; CEILING([.E$87]/[.E68]; [$Globals.$D$2]*1000); MROUND([.E$87]/[.E68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68] = 1; CEILING([.F$87]/[.F68]; [$Globals.$D$2]*1000); MROUND([.F$87]/[.F68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68] = 1; CEILING([.G$87]/[.G68]; [$Globals.$D$2]*1000); MROUND([.G$87]/[.G68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68] = 1; CEILING([.H$87]/[.H68]; [$Globals.$D$2]*1000); MROUND([.H$87]/[.H68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68] = 1; CEILING([.I$87]/[.I68]; [$Globals.$D$2]*1000); MROUND([.I$87]/[.I6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69] = 1; CEILING([.D$87]/[.D69]; [$Globals.$D$2]*1000); MROUND([.D$87]/[.D69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69] = 1; CEILING([.E$87]/[.E69]; [$Globals.$D$2]*1000); MROUND([.E$87]/[.E69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69] = 1; CEILING([.F$87]/[.F69]; [$Globals.$D$2]*1000); MROUND([.F$87]/[.F69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69] = 1; CEILING([.G$87]/[.G69]; [$Globals.$D$2]*1000); MROUND([.G$87]/[.G69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69] = 1; CEILING([.H$87]/[.H69]; [$Globals.$D$2]*1000); MROUND([.H$87]/[.H69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69] = 1; CEILING([.I$87]/[.I69]; [$Globals.$D$2]*1000); MROUND([.I$87]/[.I6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70] = 1; CEILING([.D$87]/[.D70]; [$Globals.$D$2]*1000); MROUND([.D$87]/[.D70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70] = 1; CEILING([.E$87]/[.E70]; [$Globals.$D$2]*1000); MROUND([.E$87]/[.E70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70] = 1; CEILING([.F$87]/[.F70]; [$Globals.$D$2]*1000); MROUND([.F$87]/[.F70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70] = 1; CEILING([.G$87]/[.G70]; [$Globals.$D$2]*1000); MROUND([.G$87]/[.G70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70] = 1; CEILING([.H$87]/[.H70]; [$Globals.$D$2]*1000); MROUND([.H$87]/[.H70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70] = 1; CEILING([.I$87]/[.I70]; [$Globals.$D$2]*1000); MROUND([.I$87]/[.I7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71] = 1; CEILING([.D$87]/[.D71]; [$Globals.$D$2]*1000); MROUND([.D$87]/[.D71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E71] = 1; CEILING([.E$87]/[.E71]; [$Globals.$D$2]*1000); MROUND([.E$87]/[.E71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F71] = 1; CEILING([.F$87]/[.F71]; [$Globals.$D$2]*1000); MROUND([.F$87]/[.F71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71] = 1; CEILING([.G$87]/[.G71]; [$Globals.$D$2]*1000); MROUND([.G$87]/[.G71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71] = 1; CEILING([.H$87]/[.H71]; [$Globals.$D$2]*1000); MROUND([.H$87]/[.H71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71] = 1; CEILING([.I$87]/[.I71]; [$Globals.$D$2]*1000); MROUND([.I$87]/[.I7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72] = 1; CEILING([.D$87]/[.D72]; [$Globals.$D$2]*1000); MROUND([.D$87]/[.D72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72] = 1; CEILING([.E$87]/[.E72]; [$Globals.$D$2]*1000); MROUND([.E$87]/[.E72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72] = 1; CEILING([.F$87]/[.F72]; [$Globals.$D$2]*1000); MROUND([.F$87]/[.F72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72] = 1; CEILING([.G$87]/[.G72]; [$Globals.$D$2]*1000); MROUND([.G$87]/[.G72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72] = 1; CEILING([.H$87]/[.H72]; [$Globals.$D$2]*1000); MROUND([.H$87]/[.H72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72] = 1; CEILING([.I$87]/[.I72]; [$Globals.$D$2]*1000); MROUND([.I$87]/[.I7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73] = 1; CEILING([.D$87]/[.D73]; [$Globals.$D$2]*1000); MROUND([.D$87]/[.D73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E73] = 1; CEILING([.E$87]/[.E73]; [$Globals.$D$2]*1000); MROUND([.E$87]/[.E73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F73] = 1; CEILING([.F$87]/[.F73]; [$Globals.$D$2]*1000); MROUND([.F$87]/[.F73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73] = 1; CEILING([.G$87]/[.G73]; [$Globals.$D$2]*1000); MROUND([.G$87]/[.G73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73] = 1; CEILING([.H$87]/[.H73]; [$Globals.$D$2]*1000); MROUND([.H$87]/[.H73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73] = 1; CEILING([.I$87]/[.I73]; [$Globals.$D$2]*1000); MROUND([.I$87]/[.I7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74] = 1; CEILING([.D$87]/[.D74]; [$Globals.$D$2]*1000); MROUND([.D$87]/[.D74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E74] = 1; CEILING([.E$87]/[.E74]; [$Globals.$D$2]*1000); MROUND([.E$87]/[.E74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F74] = 1; CEILING([.F$87]/[.F74]; [$Globals.$D$2]*1000); MROUND([.F$87]/[.F74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74] = 1; CEILING([.G$87]/[.G74]; [$Globals.$D$2]*1000); MROUND([.G$87]/[.G74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74] = 1; CEILING([.H$87]/[.H74]; [$Globals.$D$2]*1000); MROUND([.H$87]/[.H74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74] = 1; CEILING([.I$87]/[.I74]; [$Globals.$D$2]*1000); MROUND([.I$87]/[.I7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75] = 1; CEILING([.D$87]/[.D75]; [$Globals.$D$2]*1000); MROUND([.D$87]/[.D75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E75] = 1; CEILING([.E$87]/[.E75]; [$Globals.$D$2]*1000); MROUND([.E$87]/[.E75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F75] = 1; CEILING([.F$87]/[.F75]; [$Globals.$D$2]*1000); MROUND([.F$87]/[.F75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75] = 1; CEILING([.G$87]/[.G75]; [$Globals.$D$2]*1000); MROUND([.G$87]/[.G75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75] = 1; CEILING([.H$87]/[.H75]; [$Globals.$D$2]*1000); MROUND([.H$87]/[.H75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75] = 1; CEILING([.I$87]/[.I75]; [$Globals.$D$2]*1000); MROUND([.I$87]/[.I7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DelayBetweenShots</text:p>
          </table:table-cell>
          <table:table-cell table:style-name="ce46" table:formula="of:=MAX(IF([.D76] = 1; CEILING([.D$87]/[.D76]; [$Globals.$D$2]*1000); MROUND([.D$87]/[.D76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76] = 1; CEILING([.E$87]/[.E76]; [$Globals.$D$2]*1000); MROUND([.E$87]/[.E76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76] = 1; CEILING([.F$87]/[.F76]; [$Globals.$D$2]*1000); MROUND([.F$87]/[.F76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76] = 1; CEILING([.G$87]/[.G76]; [$Globals.$D$2]*1000); MROUND([.G$87]/[.G76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76] = 1; CEILING([.H$87]/[.H76]; [$Globals.$D$2]*1000); MROUND([.H$87]/[.H76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76] = 1; CEILING([.I$87]/[.I76]; [$Globals.$D$2]*1000); MROUND([.I$87]/[.I7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DelayBetweenShots</text:p>
          </table:table-cell>
          <table:table-cell table:style-name="ce46" table:formula="of:=MAX(IF([.D77] = 1; CEILING([.D$87]/[.D77]; [$Globals.$D$2]*1000); MROUND([.D$87]/[.D77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77] = 1; CEILING([.E$87]/[.E77]; [$Globals.$D$2]*1000); MROUND([.E$87]/[.E77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77] = 1; CEILING([.F$87]/[.F77]; [$Globals.$D$2]*1000); MROUND([.F$87]/[.F77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77] = 1; CEILING([.G$87]/[.G77]; [$Globals.$D$2]*1000); MROUND([.G$87]/[.G77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77] = 1; CEILING([.H$87]/[.H77]; [$Globals.$D$2]*1000); MROUND([.H$87]/[.H77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77] = 1; CEILING([.I$87]/[.I77]; [$Globals.$D$2]*1000); MROUND([.I$87]/[.I7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DelayBetweenShots</text:p>
          </table:table-cell>
          <table:table-cell table:style-name="ce46" table:formula="of:=MAX(IF([.D78] = 1; CEILING([.D$87]/[.D78]; [$Globals.$D$2]*1000); MROUND([.D$87]/[.D78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78] = 1; CEILING([.E$87]/[.E78]; [$Globals.$D$2]*1000); MROUND([.E$87]/[.E78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78] = 1; CEILING([.F$87]/[.F78]; [$Globals.$D$2]*1000); MROUND([.F$87]/[.F78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78] = 1; CEILING([.G$87]/[.G78]; [$Globals.$D$2]*1000); MROUND([.G$87]/[.G78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78] = 1; CEILING([.H$87]/[.H78]; [$Globals.$D$2]*1000); MROUND([.H$87]/[.H78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78] = 1; CEILING([.I$87]/[.I78]; [$Globals.$D$2]*1000); MROUND([.I$87]/[.I7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79] = 1; CEILING([.D$87]/[.D79]; [$Globals.$D$2]*1000); MROUND([.D$87]/[.D79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E79] = 1; CEILING([.E$87]/[.E79]; [$Globals.$D$2]*1000); MROUND([.E$87]/[.E79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F79] = 1; CEILING([.F$87]/[.F79]; [$Globals.$D$2]*1000); MROUND([.F$87]/[.F79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79] = 1; CEILING([.G$87]/[.G79]; [$Globals.$D$2]*1000); MROUND([.G$87]/[.G79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79] = 1; CEILING([.H$87]/[.H79]; [$Globals.$D$2]*1000); MROUND([.H$87]/[.H79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79] = 1; CEILING([.I$87]/[.I79]; [$Globals.$D$2]*1000); MROUND([.I$87]/[.I7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80] = 1; CEILING([.D$87]/[.D80]; [$Globals.$D$2]*1000); MROUND([.D$87]/[.D80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E80] = 1; CEILING([.E$87]/[.E80]; [$Globals.$D$2]*1000); MROUND([.E$87]/[.E80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F80] = 1; CEILING([.F$87]/[.F80]; [$Globals.$D$2]*1000); MROUND([.F$87]/[.F80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80] = 1; CEILING([.G$87]/[.G80]; [$Globals.$D$2]*1000); MROUND([.G$87]/[.G80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80] = 1; CEILING([.H$87]/[.H80]; [$Globals.$D$2]*1000); MROUND([.H$87]/[.H80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80] = 1; CEILING([.I$87]/[.I80]; [$Globals.$D$2]*1000); MROUND([.I$87]/[.I8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81] = 1; CEILING([.D$87]/[.D81]; [$Globals.$D$2]*1000); MROUND([.D$87]/[.D81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E81] = 1; CEILING([.E$87]/[.E81]; [$Globals.$D$2]*1000); MROUND([.E$87]/[.E81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F81] = 1; CEILING([.F$87]/[.F81]; [$Globals.$D$2]*1000); MROUND([.F$87]/[.F81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81] = 1; CEILING([.G$87]/[.G81]; [$Globals.$D$2]*1000); MROUND([.G$87]/[.G81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81] = 1; CEILING([.H$87]/[.H81]; [$Globals.$D$2]*1000); MROUND([.H$87]/[.H81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81] = 1; CEILING([.I$87]/[.I81]; [$Globals.$D$2]*1000); MROUND([.I$87]/[.I8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82] = 1; CEILING([.D$87]/[.D82]; [$Globals.$D$2]*1000); MROUND([.D$87]/[.D82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E82] = 1; CEILING([.E$87]/[.E82]; [$Globals.$D$2]*1000); MROUND([.E$87]/[.E82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F82] = 1; CEILING([.F$87]/[.F82]; [$Globals.$D$2]*1000); MROUND([.F$87]/[.F82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82] = 1; CEILING([.G$87]/[.G82]; [$Globals.$D$2]*1000); MROUND([.G$87]/[.G82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82] = 1; CEILING([.H$87]/[.H82]; [$Globals.$D$2]*1000); MROUND([.H$87]/[.H82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82] = 1; CEILING([.I$87]/[.I82]; [$Globals.$D$2]*1000); MROUND([.I$87]/[.I8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83] = 1; CEILING([.D$87]/[.D83]; [$Globals.$D$2]*1000); MROUND([.D$87]/[.D83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E83] = 1; CEILING([.E$87]/[.E83]; [$Globals.$D$2]*1000); MROUND([.E$87]/[.E83]; [$Globals.$D$2]*1000)); [$Globals.$D$2]*1000)" office:value-type="float" office:value="133.333333333333" calcext:value-type="float">
            <text:p>133.33</text:p>
          </table:table-cell>
          <table:table-cell table:style-name="ce46" table:formula="of:=MAX(IF([.F83] = 1; CEILING([.F$87]/[.F83]; [$Globals.$D$2]*1000); MROUND([.F$87]/[.F83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83] = 1; CEILING([.G$87]/[.G83]; [$Globals.$D$2]*1000); MROUND([.G$87]/[.G83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83] = 1; CEILING([.H$87]/[.H83]; [$Globals.$D$2]*1000); MROUND([.H$87]/[.H83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83] = 1; CEILING([.I$87]/[.I83]; [$Globals.$D$2]*1000); MROUND([.I$87]/[.I8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84] = 1; CEILING([.D$87]/[.D84]; [$Globals.$D$2]*1000); MROUND([.D$87]/[.D84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84] = 1; CEILING([.E$87]/[.E84]; [$Globals.$D$2]*1000); MROUND([.E$87]/[.E84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84] = 1; CEILING([.F$87]/[.F84]; [$Globals.$D$2]*1000); MROUND([.F$87]/[.F84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84] = 1; CEILING([.G$87]/[.G84]; [$Globals.$D$2]*1000); MROUND([.G$87]/[.G84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84] = 1; CEILING([.H$87]/[.H84]; [$Globals.$D$2]*1000); MROUND([.H$87]/[.H84]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84] = 1; CEILING([.I$87]/[.I84]; [$Globals.$D$2]*1000); MROUND([.I$87]/[.I8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85] = 1; CEILING([.D$87]/([.D$76]+[.D$70]); [$Globals.$D$2]*1000); MROUND([.D$87]/([.D$76]+[.D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85] = 1; CEILING([.E$87]/([.E$76]+[.E$70]); [$Globals.$D$2]*1000); MROUND([.E$87]/([.E$76]+[.E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85] = 1; CEILING([.F$87]/([.F$76]+[.F$70]); [$Globals.$D$2]*1000); MROUND([.F$87]/([.F$76]+[.F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85] = 1; CEILING([.G$87]/([.G$76]+[.G$70]); [$Globals.$D$2]*1000); MROUND([.G$87]/([.G$76]+[.G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85] = 1; CEILING([.H$87]/([.H$76]+[.H$70]); [$Globals.$D$2]*1000); MROUND([.H$87]/([.H$76]+[.H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85] = 1; CEILING([.I$87]/([.I$76]+[.I$70]); [$Globals.$D$2]*1000); MROUND([.I$87]/([.I$76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86] = 1; CEILING([.D$87]/([.D$77]+[.D$70]); [$Globals.$D$2]*1000); MROUND([.D$87]/([.D$77]+[.D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86] = 1; CEILING([.E$87]/([.E$77]+[.E$70]); [$Globals.$D$2]*1000); MROUND([.E$87]/([.E$77]+[.E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86] = 1; CEILING([.F$87]/([.F$77]+[.F$70]); [$Globals.$D$2]*1000); MROUND([.F$87]/([.F$77]+[.F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86] = 1; CEILING([.G$87]/([.G$77]+[.G$70]); [$Globals.$D$2]*1000); MROUND([.G$87]/([.G$77]+[.G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86] = 1; CEILING([.H$87]/([.H$77]+[.H$70]); [$Globals.$D$2]*1000); MROUND([.H$87]/([.H$77]+[.H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86] = 1; CEILING([.I$87]/([.I$77]+[.I$70]); [$Globals.$D$2]*1000); MROUND([.I$87]/([.I$77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87] = 1; CEILING([.D$87]/([.D$78]+[.D$70]); [$Globals.$D$2]*1000); MROUND([.D$87]/([.D$78]+[.D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87] = 1; CEILING([.E$87]/([.E$78]+[.E$70]); [$Globals.$D$2]*1000); MROUND([.E$87]/([.E$78]+[.E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87] = 1; CEILING([.F$87]/([.F$78]+[.F$70]); [$Globals.$D$2]*1000); MROUND([.F$87]/([.F$78]+[.F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87] = 1; CEILING([.G$87]/([.G$78]+[.G$70]); [$Globals.$D$2]*1000); MROUND([.G$87]/([.G$78]+[.G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87] = 1; CEILING([.H$87]/([.H$78]+[.H$70]); [$Globals.$D$2]*1000); MROUND([.H$87]/([.H$78]+[.H$70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87] = 1; CEILING([.I$87]/([.I$78]+[.I$70]); [$Globals.$D$2]*1000); MROUND([.I$87]/([.I$78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91] = 1; CEILING([.D$87]/([.D$76]+[.D$79]); [$Globals.$D$2]*1000); MROUND([.D$87]/([.D$76]+[.D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91] = 1; CEILING([.E$87]/([.E$76]+[.E$79]); [$Globals.$D$2]*1000); MROUND([.E$87]/([.E$76]+[.E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91] = 1; CEILING([.F$87]/([.F$76]+[.F$79]); [$Globals.$D$2]*1000); MROUND([.F$87]/([.F$76]+[.F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91] = 1; CEILING([.G$87]/([.G$76]+[.G$79]); [$Globals.$D$2]*1000); MROUND([.G$87]/([.G$76]+[.G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91] = 1; CEILING([.H$87]/([.H$76]+[.H$79]); [$Globals.$D$2]*1000); MROUND([.H$87]/([.H$76]+[.H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91] = 1; CEILING([.I$87]/([.I$76]+[.I$79]); [$Globals.$D$2]*1000); MROUND([.I$87]/([.I$76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92] = 1; CEILING([.D$87]/([.D$77]+[.D$79]); [$Globals.$D$2]*1000); MROUND([.D$87]/([.D$77]+[.D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92] = 1; CEILING([.E$87]/([.E$77]+[.E$79]); [$Globals.$D$2]*1000); MROUND([.E$87]/([.E$77]+[.E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92] = 1; CEILING([.F$87]/([.F$77]+[.F$79]); [$Globals.$D$2]*1000); MROUND([.F$87]/([.F$77]+[.F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92] = 1; CEILING([.G$87]/([.G$77]+[.G$79]); [$Globals.$D$2]*1000); MROUND([.G$87]/([.G$77]+[.G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92] = 1; CEILING([.H$87]/([.H$77]+[.H$79]); [$Globals.$D$2]*1000); MROUND([.H$87]/([.H$77]+[.H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92] = 1; CEILING([.I$87]/([.I$77]+[.I$79]); [$Globals.$D$2]*1000); MROUND([.I$87]/([.I$77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93] = 1; CEILING([.D$87]/([.D$78]+[.D$79]); [$Globals.$D$2]*1000); MROUND([.D$87]/([.D$78]+[.D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93] = 1; CEILING([.E$87]/([.E$78]+[.E$79]); [$Globals.$D$2]*1000); MROUND([.E$87]/([.E$78]+[.E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93] = 1; CEILING([.F$87]/([.F$78]+[.F$79]); [$Globals.$D$2]*1000); MROUND([.F$87]/([.F$78]+[.F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93] = 1; CEILING([.G$87]/([.G$78]+[.G$79]); [$Globals.$D$2]*1000); MROUND([.G$87]/([.G$78]+[.G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93] = 1; CEILING([.H$87]/([.H$78]+[.H$79]); [$Globals.$D$2]*1000); MROUND([.H$87]/([.H$78]+[.H$79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93] = 1; CEILING([.I$87]/([.I$78]+[.I$79]); [$Globals.$D$2]*1000); MROUND([.I$87]/([.I$78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94] = 1; CEILING([.D$87]/([.D$76]+[.D$72]); [$Globals.$D$2]*1000); MROUND([.D$87]/([.D$76]+[.D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94] = 1; CEILING([.E$87]/([.E$76]+[.E$72]); [$Globals.$D$2]*1000); MROUND([.E$87]/([.E$76]+[.E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94] = 1; CEILING([.F$87]/([.F$76]+[.F$72]); [$Globals.$D$2]*1000); MROUND([.F$87]/([.F$76]+[.F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94] = 1; CEILING([.G$87]/([.G$76]+[.G$72]); [$Globals.$D$2]*1000); MROUND([.G$87]/([.G$76]+[.G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94] = 1; CEILING([.H$87]/([.H$76]+[.H$72]); [$Globals.$D$2]*1000); MROUND([.H$87]/([.H$76]+[.H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94] = 1; CEILING([.I$87]/([.I$76]+[.I$72]); [$Globals.$D$2]*1000); MROUND([.I$87]/([.I$76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95] = 1; CEILING([.D$87]/([.D$77]+[.D$72]); [$Globals.$D$2]*1000); MROUND([.D$87]/([.D$77]+[.D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95] = 1; CEILING([.E$87]/([.E$77]+[.E$72]); [$Globals.$D$2]*1000); MROUND([.E$87]/([.E$77]+[.E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95] = 1; CEILING([.F$87]/([.F$77]+[.F$72]); [$Globals.$D$2]*1000); MROUND([.F$87]/([.F$77]+[.F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95] = 1; CEILING([.G$87]/([.G$77]+[.G$72]); [$Globals.$D$2]*1000); MROUND([.G$87]/([.G$77]+[.G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95] = 1; CEILING([.H$87]/([.H$77]+[.H$72]); [$Globals.$D$2]*1000); MROUND([.H$87]/([.H$77]+[.H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95] = 1; CEILING([.I$87]/([.I$77]+[.I$72]); [$Globals.$D$2]*1000); MROUND([.I$87]/([.I$77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96] = 1; CEILING([.D$87]/([.D$78]+[.D$72]); [$Globals.$D$2]*1000); MROUND([.D$87]/([.D$78]+[.D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96] = 1; CEILING([.E$87]/([.E$78]+[.E$72]); [$Globals.$D$2]*1000); MROUND([.E$87]/([.E$78]+[.E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96] = 1; CEILING([.F$87]/([.F$78]+[.F$72]); [$Globals.$D$2]*1000); MROUND([.F$87]/([.F$78]+[.F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96] = 1; CEILING([.G$87]/([.G$78]+[.G$72]); [$Globals.$D$2]*1000); MROUND([.G$87]/([.G$78]+[.G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96] = 1; CEILING([.H$87]/([.H$78]+[.H$72]); [$Globals.$D$2]*1000); MROUND([.H$87]/([.H$78]+[.H$72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96] = 1; CEILING([.I$87]/([.I$78]+[.I$72]); [$Globals.$D$2]*1000); MROUND([.I$87]/([.I$78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97] = 1; CEILING([.D$87]/([.D$76]+[.D$71]); [$Globals.$D$2]*1000); MROUND([.D$87]/([.D$76]+[.D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97] = 1; CEILING([.E$87]/([.E$76]+[.E$71]); [$Globals.$D$2]*1000); MROUND([.E$87]/([.E$76]+[.E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97] = 1; CEILING([.F$87]/([.F$76]+[.F$71]); [$Globals.$D$2]*1000); MROUND([.F$87]/([.F$76]+[.F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97] = 1; CEILING([.G$87]/([.G$76]+[.G$71]); [$Globals.$D$2]*1000); MROUND([.G$87]/([.G$76]+[.G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97] = 1; CEILING([.H$87]/([.H$76]+[.H$71]); [$Globals.$D$2]*1000); MROUND([.H$87]/([.H$76]+[.H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97] = 1; CEILING([.I$87]/([.I$76]+[.I$71]); [$Globals.$D$2]*1000); MROUND([.I$87]/([.I$76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98] = 1; CEILING([.D$87]/([.D$77]+[.D$71]); [$Globals.$D$2]*1000); MROUND([.D$87]/([.D$77]+[.D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98] = 1; CEILING([.E$87]/([.E$77]+[.E$71]); [$Globals.$D$2]*1000); MROUND([.E$87]/([.E$77]+[.E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98] = 1; CEILING([.F$87]/([.F$77]+[.F$71]); [$Globals.$D$2]*1000); MROUND([.F$87]/([.F$77]+[.F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98] = 1; CEILING([.G$87]/([.G$77]+[.G$71]); [$Globals.$D$2]*1000); MROUND([.G$87]/([.G$77]+[.G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98] = 1; CEILING([.H$87]/([.H$77]+[.H$71]); [$Globals.$D$2]*1000); MROUND([.H$87]/([.H$77]+[.H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98] = 1; CEILING([.I$87]/([.I$77]+[.I$71]); [$Globals.$D$2]*1000); MROUND([.I$87]/([.I$77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99] = 1; CEILING([.D$87]/([.D$78]+[.D$71]); [$Globals.$D$2]*1000); MROUND([.D$87]/([.D$78]+[.D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99] = 1; CEILING([.E$87]/([.E$78]+[.E$71]); [$Globals.$D$2]*1000); MROUND([.E$87]/([.E$78]+[.E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99] = 1; CEILING([.F$87]/([.F$78]+[.F$71]); [$Globals.$D$2]*1000); MROUND([.F$87]/([.F$78]+[.F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99] = 1; CEILING([.G$87]/([.G$78]+[.G$71]); [$Globals.$D$2]*1000); MROUND([.G$87]/([.G$78]+[.G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99] = 1; CEILING([.H$87]/([.H$78]+[.H$71]); [$Globals.$D$2]*1000); MROUND([.H$87]/([.H$78]+[.H$71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99] = 1; CEILING([.I$87]/([.I$78]+[.I$71]); [$Globals.$D$2]*1000); MROUND([.I$87]/([.I$78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100] = 1; CEILING([.D$87]/([.D$76]+[.D$75]); [$Globals.$D$2]*1000); MROUND([.D$87]/([.D$76]+[.D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100] = 1; CEILING([.E$87]/([.E$76]+[.E$75]); [$Globals.$D$2]*1000); MROUND([.E$87]/([.E$76]+[.E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100] = 1; CEILING([.F$87]/([.F$76]+[.F$75]); [$Globals.$D$2]*1000); MROUND([.F$87]/([.F$76]+[.F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100] = 1; CEILING([.G$87]/([.G$76]+[.G$75]); [$Globals.$D$2]*1000); MROUND([.G$87]/([.G$76]+[.G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100] = 1; CEILING([.H$87]/([.H$76]+[.H$75]); [$Globals.$D$2]*1000); MROUND([.H$87]/([.H$76]+[.H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100] = 1; CEILING([.I$87]/([.I$76]+[.I$75]); [$Globals.$D$2]*1000); MROUND([.I$87]/([.I$76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101] = 1; CEILING([.D$87]/([.D$77]+[.D$75]); [$Globals.$D$2]*1000); MROUND([.D$87]/([.D$77]+[.D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101] = 1; CEILING([.E$87]/([.E$77]+[.E$75]); [$Globals.$D$2]*1000); MROUND([.E$87]/([.E$77]+[.E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101] = 1; CEILING([.F$87]/([.F$77]+[.F$75]); [$Globals.$D$2]*1000); MROUND([.F$87]/([.F$77]+[.F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101] = 1; CEILING([.G$87]/([.G$77]+[.G$75]); [$Globals.$D$2]*1000); MROUND([.G$87]/([.G$77]+[.G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101] = 1; CEILING([.H$87]/([.H$77]+[.H$75]); [$Globals.$D$2]*1000); MROUND([.H$87]/([.H$77]+[.H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101] = 1; CEILING([.I$87]/([.I$77]+[.I$75]); [$Globals.$D$2]*1000); MROUND([.I$87]/([.I$77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DelayBetweenShots</text:p>
          </table:table-cell>
          <table:table-cell table:style-name="ce46" table:formula="of:=MAX(IF([.D102] = 1; CEILING([.D$87]/([.D$78]+[.D$75]); [$Globals.$D$2]*1000); MROUND([.D$87]/([.D$78]+[.D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102] = 1; CEILING([.E$87]/([.E$78]+[.E$75]); [$Globals.$D$2]*1000); MROUND([.E$87]/([.E$78]+[.E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102] = 1; CEILING([.F$87]/([.F$78]+[.F$75]); [$Globals.$D$2]*1000); MROUND([.F$87]/([.F$78]+[.F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102] = 1; CEILING([.G$87]/([.G$78]+[.G$75]); [$Globals.$D$2]*1000); MROUND([.G$87]/([.G$78]+[.G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102] = 1; CEILING([.H$87]/([.H$78]+[.H$75]); [$Globals.$D$2]*1000); MROUND([.H$87]/([.H$78]+[.H$75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102] = 1; CEILING([.I$87]/([.I$78]+[.I$75]); [$Globals.$D$2]*1000); MROUND([.I$87]/([.I$78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103] = 1; CEILING([.D$87]/([.D$76]+[.D$66]+[.D$67]+[.D$68]); [$Globals.$D$2]*1000); MROUND([.D$87]/([.D$76]+[.D$66]+[.D$67]+[.D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103] = 1; CEILING([.E$87]/([.E$76]+[.E$66]+[.E$67]+[.E$68]); [$Globals.$D$2]*1000); MROUND([.E$87]/([.E$76]+[.E$66]+[.E$67]+[.E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103] = 1; CEILING([.F$87]/([.F$76]+[.F$66]+[.F$67]+[.F$68]); [$Globals.$D$2]*1000); MROUND([.F$87]/([.F$76]+[.F$66]+[.F$67]+[.F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103] = 1; CEILING([.G$87]/([.G$76]+[.G$66]+[.G$67]+[.G$68]); [$Globals.$D$2]*1000); MROUND([.G$87]/([.G$76]+[.G$66]+[.G$67]+[.G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103] = 1; CEILING([.H$87]/([.H$76]+[.H$66]+[.H$67]+[.H$68]); [$Globals.$D$2]*1000); MROUND([.H$87]/([.H$76]+[.H$66]+[.H$67]+[.H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103] = 1; CEILING([.I$87]/([.I$76]+[.I$66]+[.I$67]+[.I$68]); [$Globals.$D$2]*1000); MROUND([.I$87]/([.I$76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104] = 1; CEILING([.D$87]/([.D$77]+[.D$66]+[.D$67]+[.D$68]); [$Globals.$D$2]*1000); MROUND([.D$87]/([.D$77]+[.D$66]+[.D$67]+[.D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104] = 1; CEILING([.E$87]/([.E$77]+[.E$66]+[.E$67]+[.E$68]); [$Globals.$D$2]*1000); MROUND([.E$87]/([.E$77]+[.E$66]+[.E$67]+[.E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104] = 1; CEILING([.F$87]/([.F$77]+[.F$66]+[.F$67]+[.F$68]); [$Globals.$D$2]*1000); MROUND([.F$87]/([.F$77]+[.F$66]+[.F$67]+[.F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104] = 1; CEILING([.G$87]/([.G$77]+[.G$66]+[.G$67]+[.G$68]); [$Globals.$D$2]*1000); MROUND([.G$87]/([.G$77]+[.G$66]+[.G$67]+[.G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104] = 1; CEILING([.H$87]/([.H$77]+[.H$66]+[.H$67]+[.H$68]); [$Globals.$D$2]*1000); MROUND([.H$87]/([.H$77]+[.H$66]+[.H$67]+[.H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104] = 1; CEILING([.I$87]/([.I$77]+[.I$66]+[.I$67]+[.I$68]); [$Globals.$D$2]*1000); MROUND([.I$87]/([.I$77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DelayBetweenShots</text:p>
          </table:table-cell>
          <table:table-cell table:style-name="ce46" table:formula="of:=MAX(IF([.D105] = 1; CEILING([.D$87]/([.D$78]+[.D$66]+[.D$67]+[.D$68]); [$Globals.$D$2]*1000); MROUND([.D$87]/([.D$78]+[.D$66]+[.D$67]+[.D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E105] = 1; CEILING([.E$87]/([.E$78]+[.E$66]+[.E$67]+[.E$68]); [$Globals.$D$2]*1000); MROUND([.E$87]/([.E$78]+[.E$66]+[.E$67]+[.E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F105] = 1; CEILING([.F$87]/([.F$78]+[.F$66]+[.F$67]+[.F$68]); [$Globals.$D$2]*1000); MROUND([.F$87]/([.F$78]+[.F$66]+[.F$67]+[.F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G105] = 1; CEILING([.G$87]/([.G$78]+[.G$66]+[.G$67]+[.G$68]); [$Globals.$D$2]*1000); MROUND([.G$87]/([.G$78]+[.G$66]+[.G$67]+[.G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H105] = 1; CEILING([.H$87]/([.H$78]+[.H$66]+[.H$67]+[.H$68]); [$Globals.$D$2]*1000); MROUND([.H$87]/([.H$78]+[.H$66]+[.H$67]+[.H$68]); [$Globals.$D$2]*1000)); [$Globals.$D$2]*1000)" office:value-type="float" office:value="66.6666666666667" calcext:value-type="float">
            <text:p>66.67</text:p>
          </table:table-cell>
          <table:table-cell table:style-name="ce46" table:formula="of:=MAX(IF([.I105] = 1; CEILING([.I$87]/([.I$78]+[.I$66]+[.I$67]+[.I$68]); [$Globals.$D$2]*1000); MROUND([.I$87]/([.I$78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DPS</text:p>
          </table:table-cell>
          <table:table-cell table:style-name="ce47" table:formula="of:=[.D91]*MAX([.D$88]; 1E-018) / ((MAX([.D$88]; 1E-018) * [.D130]+[.D$89]) / 1000)" office:value-type="float" office:value="75" calcext:value-type="float">
            <text:p>75.00</text:p>
          </table:table-cell>
          <table:table-cell table:style-name="ce47" table:formula="of:=[.E91]*MAX([.E$88]; 1E-018) / ((MAX([.E$88]; 1E-018) * [.E130]+[.E$89]) / 1000)" office:value-type="float" office:value="37.5" calcext:value-type="float">
            <text:p>37.50</text:p>
          </table:table-cell>
          <table:table-cell table:style-name="ce47" table:formula="of:=[.F91]*MAX([.F$88]; 1E-018) / ((MAX([.F$88]; 1E-018) * [.F130]+[.F$89]) / 1000)" office:value-type="float" office:value="120" calcext:value-type="float">
            <text:p>120.00</text:p>
          </table:table-cell>
          <table:table-cell table:style-name="ce47" table:formula="of:=[.G91]*MAX([.G$88]; 1E-018) / ((MAX([.G$88]; 1E-018) * [.G130]+[.G$89]) / 1000)" office:value-type="float" office:value="75" calcext:value-type="float">
            <text:p>75.00</text:p>
          </table:table-cell>
          <table:table-cell table:style-name="ce47" table:formula="of:=[.H91]*MAX([.H$88]; 1E-018) / ((MAX([.H$88]; 1E-018) * [.H130]+[.H$89]) / 1000)" office:value-type="float" office:value="120" calcext:value-type="float">
            <text:p>120.00</text:p>
          </table:table-cell>
          <table:table-cell table:style-name="ce47" table:formula="of:=[.I91]*MAX([.I$88]; 1E-018) / ((MAX([.I$88]; 1E-018) * [.I130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92]*MAX([.D$88]; 1E-018) / ((MAX([.D$88]; 1E-018) * [.D131]+[.D$89]) / 1000)" office:value-type="float" office:value="120" calcext:value-type="float">
            <text:p>120.00</text:p>
          </table:table-cell>
          <table:table-cell table:style-name="ce47" table:formula="of:=[.E92]*MAX([.E$88]; 1E-018) / ((MAX([.E$88]; 1E-018) * [.E131]+[.E$89]) / 1000)" office:value-type="float" office:value="75" calcext:value-type="float">
            <text:p>75.00</text:p>
          </table:table-cell>
          <table:table-cell table:style-name="ce47" table:formula="of:=[.F92]*MAX([.F$88]; 1E-018) / ((MAX([.F$88]; 1E-018) * [.F131]+[.F$89]) / 1000)" office:value-type="float" office:value="135" calcext:value-type="float">
            <text:p>135.00</text:p>
          </table:table-cell>
          <table:table-cell table:style-name="ce47" table:formula="of:=[.G92]*MAX([.G$88]; 1E-018) / ((MAX([.G$88]; 1E-018) * [.G131]+[.G$89]) / 1000)" office:value-type="float" office:value="75" calcext:value-type="float">
            <text:p>75.00</text:p>
          </table:table-cell>
          <table:table-cell table:style-name="ce47" table:formula="of:=[.H92]*MAX([.H$88]; 1E-018) / ((MAX([.H$88]; 1E-018) * [.H131]+[.H$89]) / 1000)" office:value-type="float" office:value="135" calcext:value-type="float">
            <text:p>135.00</text:p>
          </table:table-cell>
          <table:table-cell table:style-name="ce47" table:formula="of:=[.I92]*MAX([.I$88]; 1E-018) / ((MAX([.I$88]; 1E-018) * [.I131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93]*MAX([.D$88]; 1E-018) / ((MAX([.D$88]; 1E-018) * [.D132]+[.D$89]) / 1000)" office:value-type="float" office:value="120" calcext:value-type="float">
            <text:p>120.00</text:p>
          </table:table-cell>
          <table:table-cell table:style-name="ce47" table:formula="of:=[.E93]*MAX([.E$88]; 1E-018) / ((MAX([.E$88]; 1E-018) * [.E132]+[.E$89]) / 1000)" office:value-type="float" office:value="75" calcext:value-type="float">
            <text:p>75.00</text:p>
          </table:table-cell>
          <table:table-cell table:style-name="ce47" table:formula="of:=[.F93]*MAX([.F$88]; 1E-018) / ((MAX([.F$88]; 1E-018) * [.F132]+[.F$89]) / 1000)" office:value-type="float" office:value="135" calcext:value-type="float">
            <text:p>135.00</text:p>
          </table:table-cell>
          <table:table-cell table:style-name="ce47" table:formula="of:=[.G93]*MAX([.G$88]; 1E-018) / ((MAX([.G$88]; 1E-018) * [.G132]+[.G$89]) / 1000)" office:value-type="float" office:value="75" calcext:value-type="float">
            <text:p>75.00</text:p>
          </table:table-cell>
          <table:table-cell table:style-name="ce47" table:formula="of:=[.H93]*MAX([.H$88]; 1E-018) / ((MAX([.H$88]; 1E-018) * [.H132]+[.H$89]) / 1000)" office:value-type="float" office:value="135" calcext:value-type="float">
            <text:p>135.00</text:p>
          </table:table-cell>
          <table:table-cell table:style-name="ce47" table:formula="of:=[.I93]*MAX([.I$88]; 1E-018) / ((MAX([.I$88]; 1E-018) * [.I132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94]*MAX([.D$88]; 1E-018) / ((MAX([.D$88]; 1E-018) * [.D133]+[.D$89]) / 1000)" office:value-type="float" office:value="120" calcext:value-type="float">
            <text:p>120.00</text:p>
          </table:table-cell>
          <table:table-cell table:style-name="ce47" table:formula="of:=[.E94]*MAX([.E$88]; 1E-018) / ((MAX([.E$88]; 1E-018) * [.E133]+[.E$89]) / 1000)" office:value-type="float" office:value="75" calcext:value-type="float">
            <text:p>75.00</text:p>
          </table:table-cell>
          <table:table-cell table:style-name="ce47" table:formula="of:=[.F94]*MAX([.F$88]; 1E-018) / ((MAX([.F$88]; 1E-018) * [.F133]+[.F$89]) / 1000)" office:value-type="float" office:value="135" calcext:value-type="float">
            <text:p>135.00</text:p>
          </table:table-cell>
          <table:table-cell table:style-name="ce47" table:formula="of:=[.G94]*MAX([.G$88]; 1E-018) / ((MAX([.G$88]; 1E-018) * [.G133]+[.G$89]) / 1000)" office:value-type="float" office:value="75" calcext:value-type="float">
            <text:p>75.00</text:p>
          </table:table-cell>
          <table:table-cell table:style-name="ce47" table:formula="of:=[.H94]*MAX([.H$88]; 1E-018) / ((MAX([.H$88]; 1E-018) * [.H133]+[.H$89]) / 1000)" office:value-type="float" office:value="135" calcext:value-type="float">
            <text:p>135.00</text:p>
          </table:table-cell>
          <table:table-cell table:style-name="ce47" table:formula="of:=[.I94]*MAX([.I$88]; 1E-018) / ((MAX([.I$88]; 1E-018) * [.I133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95]*MAX([.D$88]; 1E-018) / ((MAX([.D$88]; 1E-018) * [.D134]+[.D$89]) / 1000)" office:value-type="float" office:value="120" calcext:value-type="float">
            <text:p>120.00</text:p>
          </table:table-cell>
          <table:table-cell table:style-name="ce47" table:formula="of:=[.E95]*MAX([.E$88]; 1E-018) / ((MAX([.E$88]; 1E-018) * [.E134]+[.E$89]) / 1000)" office:value-type="float" office:value="75" calcext:value-type="float">
            <text:p>75.00</text:p>
          </table:table-cell>
          <table:table-cell table:style-name="ce47" table:formula="of:=[.F95]*MAX([.F$88]; 1E-018) / ((MAX([.F$88]; 1E-018) * [.F134]+[.F$89]) / 1000)" office:value-type="float" office:value="135" calcext:value-type="float">
            <text:p>135.00</text:p>
          </table:table-cell>
          <table:table-cell table:style-name="ce47" table:formula="of:=[.G95]*MAX([.G$88]; 1E-018) / ((MAX([.G$88]; 1E-018) * [.G134]+[.G$89]) / 1000)" office:value-type="float" office:value="75" calcext:value-type="float">
            <text:p>75.00</text:p>
          </table:table-cell>
          <table:table-cell table:style-name="ce47" table:formula="of:=[.H95]*MAX([.H$88]; 1E-018) / ((MAX([.H$88]; 1E-018) * [.H134]+[.H$89]) / 1000)" office:value-type="float" office:value="135" calcext:value-type="float">
            <text:p>135.00</text:p>
          </table:table-cell>
          <table:table-cell table:style-name="ce47" table:formula="of:=[.I95]*MAX([.I$88]; 1E-018) / ((MAX([.I$88]; 1E-018) * [.I134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96]*MAX([.D$88]; 1E-018) / ((MAX([.D$88]; 1E-018) * [.D135]+[.D$89]) / 1000)" office:value-type="float" office:value="120" calcext:value-type="float">
            <text:p>120.00</text:p>
          </table:table-cell>
          <table:table-cell table:style-name="ce47" table:formula="of:=[.E96]*MAX([.E$88]; 1E-018) / ((MAX([.E$88]; 1E-018) * [.E135]+[.E$89]) / 1000)" office:value-type="float" office:value="75" calcext:value-type="float">
            <text:p>75.00</text:p>
          </table:table-cell>
          <table:table-cell table:style-name="ce47" table:formula="of:=[.F96]*MAX([.F$88]; 1E-018) / ((MAX([.F$88]; 1E-018) * [.F135]+[.F$89]) / 1000)" office:value-type="float" office:value="135" calcext:value-type="float">
            <text:p>135.00</text:p>
          </table:table-cell>
          <table:table-cell table:style-name="ce47" table:formula="of:=[.G96]*MAX([.G$88]; 1E-018) / ((MAX([.G$88]; 1E-018) * [.G135]+[.G$89]) / 1000)" office:value-type="float" office:value="75" calcext:value-type="float">
            <text:p>75.00</text:p>
          </table:table-cell>
          <table:table-cell table:style-name="ce47" table:formula="of:=[.H96]*MAX([.H$88]; 1E-018) / ((MAX([.H$88]; 1E-018) * [.H135]+[.H$89]) / 1000)" office:value-type="float" office:value="135" calcext:value-type="float">
            <text:p>135.00</text:p>
          </table:table-cell>
          <table:table-cell table:style-name="ce47" table:formula="of:=[.I96]*MAX([.I$88]; 1E-018) / ((MAX([.I$88]; 1E-018) * [.I135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97]*MAX([.D$88]; 1E-018) / ((MAX([.D$88]; 1E-018) * [.D136]+[.D$89]) / 1000)" office:value-type="float" office:value="93.75" calcext:value-type="float">
            <text:p>93.75</text:p>
          </table:table-cell>
          <table:table-cell table:style-name="ce47" table:formula="of:=[.E97]*MAX([.E$88]; 1E-018) / ((MAX([.E$88]; 1E-018) * [.E136]+[.E$89]) / 1000)" office:value-type="float" office:value="46.875" calcext:value-type="float">
            <text:p>46.88</text:p>
          </table:table-cell>
          <table:table-cell table:style-name="ce47" table:formula="of:=[.F97]*MAX([.F$88]; 1E-018) / ((MAX([.F$88]; 1E-018) * [.F136]+[.F$89]) / 1000)" office:value-type="float" office:value="150" calcext:value-type="float">
            <text:p>150.00</text:p>
          </table:table-cell>
          <table:table-cell table:style-name="ce47" table:formula="of:=[.G97]*MAX([.G$88]; 1E-018) / ((MAX([.G$88]; 1E-018) * [.G136]+[.G$89]) / 1000)" office:value-type="float" office:value="93.75" calcext:value-type="float">
            <text:p>93.75</text:p>
          </table:table-cell>
          <table:table-cell table:style-name="ce47" table:formula="of:=[.H97]*MAX([.H$88]; 1E-018) / ((MAX([.H$88]; 1E-018) * [.H136]+[.H$89]) / 1000)" office:value-type="float" office:value="150" calcext:value-type="float">
            <text:p>150.00</text:p>
          </table:table-cell>
          <table:table-cell table:style-name="ce47" table:formula="of:=[.I97]*MAX([.I$88]; 1E-018) / ((MAX([.I$88]; 1E-018) * [.I136]+[.I$89]) / 1000)" office:value-type="float" office:value="93.75" calcext:value-type="float">
            <text:p>93.7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98]*MAX([.D$88]; 1E-018) / ((MAX([.D$88]; 1E-018) * [.D137]+[.D$89]) / 1000)" office:value-type="float" office:value="120" calcext:value-type="float">
            <text:p>120.00</text:p>
          </table:table-cell>
          <table:table-cell table:style-name="ce47" table:formula="of:=[.E98]*MAX([.E$88]; 1E-018) / ((MAX([.E$88]; 1E-018) * [.E137]+[.E$89]) / 1000)" office:value-type="float" office:value="75" calcext:value-type="float">
            <text:p>75.00</text:p>
          </table:table-cell>
          <table:table-cell table:style-name="ce47" table:formula="of:=[.F98]*MAX([.F$88]; 1E-018) / ((MAX([.F$88]; 1E-018) * [.F137]+[.F$89]) / 1000)" office:value-type="float" office:value="135" calcext:value-type="float">
            <text:p>135.00</text:p>
          </table:table-cell>
          <table:table-cell table:style-name="ce47" table:formula="of:=[.G98]*MAX([.G$88]; 1E-018) / ((MAX([.G$88]; 1E-018) * [.G137]+[.G$89]) / 1000)" office:value-type="float" office:value="75" calcext:value-type="float">
            <text:p>75.00</text:p>
          </table:table-cell>
          <table:table-cell table:style-name="ce47" table:formula="of:=[.H98]*MAX([.H$88]; 1E-018) / ((MAX([.H$88]; 1E-018) * [.H137]+[.H$89]) / 1000)" office:value-type="float" office:value="135" calcext:value-type="float">
            <text:p>135.00</text:p>
          </table:table-cell>
          <table:table-cell table:style-name="ce47" table:formula="of:=[.I98]*MAX([.I$88]; 1E-018) / ((MAX([.I$88]; 1E-018) * [.I137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99]*MAX([.D$88]; 1E-018) / ((MAX([.D$88]; 1E-018) * [.D138]+[.D$89]) / 1000)" office:value-type="float" office:value="82.5" calcext:value-type="float">
            <text:p>82.50</text:p>
          </table:table-cell>
          <table:table-cell table:style-name="ce47" table:formula="of:=[.E99]*MAX([.E$88]; 1E-018) / ((MAX([.E$88]; 1E-018) * [.E138]+[.E$89]) / 1000)" office:value-type="float" office:value="41.25" calcext:value-type="float">
            <text:p>41.25</text:p>
          </table:table-cell>
          <table:table-cell table:style-name="ce47" table:formula="of:=[.F99]*MAX([.F$88]; 1E-018) / ((MAX([.F$88]; 1E-018) * [.F138]+[.F$89]) / 1000)" office:value-type="float" office:value="132" calcext:value-type="float">
            <text:p>132.00</text:p>
          </table:table-cell>
          <table:table-cell table:style-name="ce47" table:formula="of:=[.G99]*MAX([.G$88]; 1E-018) / ((MAX([.G$88]; 1E-018) * [.G138]+[.G$89]) / 1000)" office:value-type="float" office:value="82.5" calcext:value-type="float">
            <text:p>82.50</text:p>
          </table:table-cell>
          <table:table-cell table:style-name="ce47" table:formula="of:=[.H99]*MAX([.H$88]; 1E-018) / ((MAX([.H$88]; 1E-018) * [.H138]+[.H$89]) / 1000)" office:value-type="float" office:value="132" calcext:value-type="float">
            <text:p>132.00</text:p>
          </table:table-cell>
          <table:table-cell table:style-name="ce47" table:formula="of:=[.I99]*MAX([.I$88]; 1E-018) / ((MAX([.I$88]; 1E-018) * [.I138]+[.I$89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00]*MAX([.D$88]; 1E-018) / ((MAX([.D$88]; 1E-018) * [.D139]+[.D$89]) / 1000)" office:value-type="float" office:value="90" calcext:value-type="float">
            <text:p>90.00</text:p>
          </table:table-cell>
          <table:table-cell table:style-name="ce47" table:formula="of:=[.E100]*MAX([.E$88]; 1E-018) / ((MAX([.E$88]; 1E-018) * [.E139]+[.E$89]) / 1000)" office:value-type="float" office:value="45" calcext:value-type="float">
            <text:p>45.00</text:p>
          </table:table-cell>
          <table:table-cell table:style-name="ce47" table:formula="of:=[.F100]*MAX([.F$88]; 1E-018) / ((MAX([.F$88]; 1E-018) * [.F139]+[.F$89]) / 1000)" office:value-type="float" office:value="144" calcext:value-type="float">
            <text:p>144.00</text:p>
          </table:table-cell>
          <table:table-cell table:style-name="ce47" table:formula="of:=[.G100]*MAX([.G$88]; 1E-018) / ((MAX([.G$88]; 1E-018) * [.G139]+[.G$89]) / 1000)" office:value-type="float" office:value="90" calcext:value-type="float">
            <text:p>90.00</text:p>
          </table:table-cell>
          <table:table-cell table:style-name="ce47" table:formula="of:=[.H100]*MAX([.H$88]; 1E-018) / ((MAX([.H$88]; 1E-018) * [.H139]+[.H$89]) / 1000)" office:value-type="float" office:value="144" calcext:value-type="float">
            <text:p>144.00</text:p>
          </table:table-cell>
          <table:table-cell table:style-name="ce47" table:formula="of:=[.I100]*MAX([.I$88]; 1E-018) / ((MAX([.I$88]; 1E-018) * [.I139]+[.I$89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01]*MAX([.D$88]; 1E-018) / ((MAX([.D$88]; 1E-018) * [.D140]+[.D$89]) / 1000)" office:value-type="float" office:value="97.5" calcext:value-type="float">
            <text:p>97.50</text:p>
          </table:table-cell>
          <table:table-cell table:style-name="ce47" table:formula="of:=[.E101]*MAX([.E$88]; 1E-018) / ((MAX([.E$88]; 1E-018) * [.E140]+[.E$89]) / 1000)" office:value-type="float" office:value="48.75" calcext:value-type="float">
            <text:p>48.75</text:p>
          </table:table-cell>
          <table:table-cell table:style-name="ce47" table:formula="of:=[.F101]*MAX([.F$88]; 1E-018) / ((MAX([.F$88]; 1E-018) * [.F140]+[.F$89]) / 1000)" office:value-type="float" office:value="156" calcext:value-type="float">
            <text:p>156.00</text:p>
          </table:table-cell>
          <table:table-cell table:style-name="ce47" table:formula="of:=[.G101]*MAX([.G$88]; 1E-018) / ((MAX([.G$88]; 1E-018) * [.G140]+[.G$89]) / 1000)" office:value-type="float" office:value="97.5" calcext:value-type="float">
            <text:p>97.50</text:p>
          </table:table-cell>
          <table:table-cell table:style-name="ce47" table:formula="of:=[.H101]*MAX([.H$88]; 1E-018) / ((MAX([.H$88]; 1E-018) * [.H140]+[.H$89]) / 1000)" office:value-type="float" office:value="156" calcext:value-type="float">
            <text:p>156.00</text:p>
          </table:table-cell>
          <table:table-cell table:style-name="ce47" table:formula="of:=[.I101]*MAX([.I$88]; 1E-018) / ((MAX([.I$88]; 1E-018) * [.I140]+[.I$89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DPS</text:p>
          </table:table-cell>
          <table:table-cell table:style-name="ce47" table:formula="of:=[.D102]*MAX([.D$88]; 1E-018) / ((MAX([.D$88]; 1E-018) * [.D141]+[.D$89]) / 1000)" office:value-type="float" office:value="135" calcext:value-type="float">
            <text:p>135.00</text:p>
          </table:table-cell>
          <table:table-cell table:style-name="ce47" table:formula="of:=[.E102]*MAX([.E$88]; 1E-018) / ((MAX([.E$88]; 1E-018) * [.E141]+[.E$89]) / 1000)" office:value-type="float" office:value="82.5" calcext:value-type="float">
            <text:p>82.50</text:p>
          </table:table-cell>
          <table:table-cell table:style-name="ce47" table:formula="of:=[.F102]*MAX([.F$88]; 1E-018) / ((MAX([.F$88]; 1E-018) * [.F141]+[.F$89]) / 1000)" office:value-type="float" office:value="150" calcext:value-type="float">
            <text:p>150.00</text:p>
          </table:table-cell>
          <table:table-cell table:style-name="ce47" table:formula="of:=[.G102]*MAX([.G$88]; 1E-018) / ((MAX([.G$88]; 1E-018) * [.G141]+[.G$89]) / 1000)" office:value-type="float" office:value="82.5" calcext:value-type="float">
            <text:p>82.50</text:p>
          </table:table-cell>
          <table:table-cell table:style-name="ce47" table:formula="of:=[.H102]*MAX([.H$88]; 1E-018) / ((MAX([.H$88]; 1E-018) * [.H141]+[.H$89]) / 1000)" office:value-type="float" office:value="165" calcext:value-type="float">
            <text:p>165.00</text:p>
          </table:table-cell>
          <table:table-cell table:style-name="ce47" table:formula="of:=[.I102]*MAX([.I$88]; 1E-018) / ((MAX([.I$88]; 1E-018) * [.I141]+[.I$89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DPS</text:p>
          </table:table-cell>
          <table:table-cell table:style-name="ce47" table:formula="of:=[.D103]*MAX([.D$88]; 1E-018) / ((MAX([.D$88]; 1E-018) * [.D142]+[.D$89]) / 1000)" office:value-type="float" office:value="150" calcext:value-type="float">
            <text:p>150.00</text:p>
          </table:table-cell>
          <table:table-cell table:style-name="ce47" table:formula="of:=[.E103]*MAX([.E$88]; 1E-018) / ((MAX([.E$88]; 1E-018) * [.E142]+[.E$89]) / 1000)" office:value-type="float" office:value="90" calcext:value-type="float">
            <text:p>90.00</text:p>
          </table:table-cell>
          <table:table-cell table:style-name="ce47" table:formula="of:=[.F103]*MAX([.F$88]; 1E-018) / ((MAX([.F$88]; 1E-018) * [.F142]+[.F$89]) / 1000)" office:value-type="float" office:value="165" calcext:value-type="float">
            <text:p>165.00</text:p>
          </table:table-cell>
          <table:table-cell table:style-name="ce47" table:formula="of:=[.G103]*MAX([.G$88]; 1E-018) / ((MAX([.G$88]; 1E-018) * [.G142]+[.G$89]) / 1000)" office:value-type="float" office:value="90" calcext:value-type="float">
            <text:p>90.00</text:p>
          </table:table-cell>
          <table:table-cell table:style-name="ce47" table:formula="of:=[.H103]*MAX([.H$88]; 1E-018) / ((MAX([.H$88]; 1E-018) * [.H142]+[.H$89]) / 1000)" office:value-type="float" office:value="180" calcext:value-type="float">
            <text:p>180.00</text:p>
          </table:table-cell>
          <table:table-cell table:style-name="ce47" table:formula="of:=[.I103]*MAX([.I$88]; 1E-018) / ((MAX([.I$88]; 1E-018) * [.I142]+[.I$89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DPS</text:p>
          </table:table-cell>
          <table:table-cell table:style-name="ce47" table:formula="of:=[.D104]*MAX([.D$88]; 1E-018) / ((MAX([.D$88]; 1E-018) * [.D143]+[.D$89]) / 1000)" office:value-type="float" office:value="165" calcext:value-type="float">
            <text:p>165.00</text:p>
          </table:table-cell>
          <table:table-cell table:style-name="ce47" table:formula="of:=[.E104]*MAX([.E$88]; 1E-018) / ((MAX([.E$88]; 1E-018) * [.E143]+[.E$89]) / 1000)" office:value-type="float" office:value="97.5" calcext:value-type="float">
            <text:p>97.50</text:p>
          </table:table-cell>
          <table:table-cell table:style-name="ce47" table:formula="of:=[.F104]*MAX([.F$88]; 1E-018) / ((MAX([.F$88]; 1E-018) * [.F143]+[.F$89]) / 1000)" office:value-type="float" office:value="180" calcext:value-type="float">
            <text:p>180.00</text:p>
          </table:table-cell>
          <table:table-cell table:style-name="ce47" table:formula="of:=[.G104]*MAX([.G$88]; 1E-018) / ((MAX([.G$88]; 1E-018) * [.G143]+[.G$89]) / 1000)" office:value-type="float" office:value="97.5" calcext:value-type="float">
            <text:p>97.50</text:p>
          </table:table-cell>
          <table:table-cell table:style-name="ce47" table:formula="of:=[.H104]*MAX([.H$88]; 1E-018) / ((MAX([.H$88]; 1E-018) * [.H143]+[.H$89]) / 1000)" office:value-type="float" office:value="195" calcext:value-type="float">
            <text:p>195.00</text:p>
          </table:table-cell>
          <table:table-cell table:style-name="ce47" table:formula="of:=[.I104]*MAX([.I$88]; 1E-018) / ((MAX([.I$88]; 1E-018) * [.I143]+[.I$89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05]*MAX([.D$88]; 1E-018) / ((MAX([.D$88]; 1E-018) * [.D144]+[.D$89]) / 1000)" office:value-type="float" office:value="90" calcext:value-type="float">
            <text:p>90.00</text:p>
          </table:table-cell>
          <table:table-cell table:style-name="ce47" table:formula="of:=[.E105]*MAX([.E$88]; 1E-018) / ((MAX([.E$88]; 1E-018) * [.E144]+[.E$89]) / 1000)" office:value-type="float" office:value="45" calcext:value-type="float">
            <text:p>45.00</text:p>
          </table:table-cell>
          <table:table-cell table:style-name="ce47" table:formula="of:=[.F105]*MAX([.F$88]; 1E-018) / ((MAX([.F$88]; 1E-018) * [.F144]+[.F$89]) / 1000)" office:value-type="float" office:value="144" calcext:value-type="float">
            <text:p>144.00</text:p>
          </table:table-cell>
          <table:table-cell table:style-name="ce47" table:formula="of:=[.G105]*MAX([.G$88]; 1E-018) / ((MAX([.G$88]; 1E-018) * [.G144]+[.G$89]) / 1000)" office:value-type="float" office:value="90" calcext:value-type="float">
            <text:p>90.00</text:p>
          </table:table-cell>
          <table:table-cell table:style-name="ce47" table:formula="of:=[.H105]*MAX([.H$88]; 1E-018) / ((MAX([.H$88]; 1E-018) * [.H144]+[.H$89]) / 1000)" office:value-type="float" office:value="144" calcext:value-type="float">
            <text:p>144.00</text:p>
          </table:table-cell>
          <table:table-cell table:style-name="ce47" table:formula="of:=[.I105]*MAX([.I$88]; 1E-018) / ((MAX([.I$88]; 1E-018) * [.I144]+[.I$89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06]*MAX([.D$88]; 1E-018) / ((MAX([.D$88]; 1E-018) * [.D145]+[.D$89]) / 1000)" office:value-type="float" office:value="75" calcext:value-type="float">
            <text:p>75.00</text:p>
          </table:table-cell>
          <table:table-cell table:style-name="ce47" table:formula="of:=[.E106]*MAX([.E$88]; 1E-018) / ((MAX([.E$88]; 1E-018) * [.E145]+[.E$89]) / 1000)" office:value-type="float" office:value="37.5" calcext:value-type="float">
            <text:p>37.50</text:p>
          </table:table-cell>
          <table:table-cell table:style-name="ce47" table:formula="of:=[.F106]*MAX([.F$88]; 1E-018) / ((MAX([.F$88]; 1E-018) * [.F145]+[.F$89]) / 1000)" office:value-type="float" office:value="120" calcext:value-type="float">
            <text:p>120.00</text:p>
          </table:table-cell>
          <table:table-cell table:style-name="ce47" table:formula="of:=[.G106]*MAX([.G$88]; 1E-018) / ((MAX([.G$88]; 1E-018) * [.G145]+[.G$89]) / 1000)" office:value-type="float" office:value="75" calcext:value-type="float">
            <text:p>75.00</text:p>
          </table:table-cell>
          <table:table-cell table:style-name="ce47" table:formula="of:=[.H106]*MAX([.H$88]; 1E-018) / ((MAX([.H$88]; 1E-018) * [.H145]+[.H$89]) / 1000)" office:value-type="float" office:value="120" calcext:value-type="float">
            <text:p>120.00</text:p>
          </table:table-cell>
          <table:table-cell table:style-name="ce47" table:formula="of:=[.I106]*MAX([.I$88]; 1E-018) / ((MAX([.I$88]; 1E-018) * [.I145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07]*MAX([.D$88]; 1E-018) / ((MAX([.D$88]; 1E-018) * [.D146]+[.D$89]) / 1000)" office:value-type="float" office:value="75" calcext:value-type="float">
            <text:p>75.00</text:p>
          </table:table-cell>
          <table:table-cell table:style-name="ce47" table:formula="of:=[.E107]*MAX([.E$88]; 1E-018) / ((MAX([.E$88]; 1E-018) * [.E146]+[.E$89]) / 1000)" office:value-type="float" office:value="37.5" calcext:value-type="float">
            <text:p>37.50</text:p>
          </table:table-cell>
          <table:table-cell table:style-name="ce47" table:formula="of:=[.F107]*MAX([.F$88]; 1E-018) / ((MAX([.F$88]; 1E-018) * [.F146]+[.F$89]) / 1000)" office:value-type="float" office:value="120" calcext:value-type="float">
            <text:p>120.00</text:p>
          </table:table-cell>
          <table:table-cell table:style-name="ce47" table:formula="of:=[.G107]*MAX([.G$88]; 1E-018) / ((MAX([.G$88]; 1E-018) * [.G146]+[.G$89]) / 1000)" office:value-type="float" office:value="75" calcext:value-type="float">
            <text:p>75.00</text:p>
          </table:table-cell>
          <table:table-cell table:style-name="ce47" table:formula="of:=[.H107]*MAX([.H$88]; 1E-018) / ((MAX([.H$88]; 1E-018) * [.H146]+[.H$89]) / 1000)" office:value-type="float" office:value="120" calcext:value-type="float">
            <text:p>120.00</text:p>
          </table:table-cell>
          <table:table-cell table:style-name="ce47" table:formula="of:=[.I107]*MAX([.I$88]; 1E-018) / ((MAX([.I$88]; 1E-018) * [.I146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108]*MAX([.D$88]; 1E-018) / ((MAX([.D$88]; 1E-018) * [.D147]+[.D$89]) / 1000)" office:value-type="float" office:value="75" calcext:value-type="float">
            <text:p>75.00</text:p>
          </table:table-cell>
          <table:table-cell table:style-name="ce47" table:formula="of:=[.E108]*MAX([.E$88]; 1E-018) / ((MAX([.E$88]; 1E-018) * [.E147]+[.E$89]) / 1000)" office:value-type="float" office:value="37.5" calcext:value-type="float">
            <text:p>37.50</text:p>
          </table:table-cell>
          <table:table-cell table:style-name="ce47" table:formula="of:=[.F108]*MAX([.F$88]; 1E-018) / ((MAX([.F$88]; 1E-018) * [.F147]+[.F$89]) / 1000)" office:value-type="float" office:value="120" calcext:value-type="float">
            <text:p>120.00</text:p>
          </table:table-cell>
          <table:table-cell table:style-name="ce47" table:formula="of:=[.G108]*MAX([.G$88]; 1E-018) / ((MAX([.G$88]; 1E-018) * [.G147]+[.G$89]) / 1000)" office:value-type="float" office:value="75" calcext:value-type="float">
            <text:p>75.00</text:p>
          </table:table-cell>
          <table:table-cell table:style-name="ce47" table:formula="of:=[.H108]*MAX([.H$88]; 1E-018) / ((MAX([.H$88]; 1E-018) * [.H147]+[.H$89]) / 1000)" office:value-type="float" office:value="120" calcext:value-type="float">
            <text:p>120.00</text:p>
          </table:table-cell>
          <table:table-cell table:style-name="ce47" table:formula="of:=[.I108]*MAX([.I$88]; 1E-018) / ((MAX([.I$88]; 1E-018) * [.I147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109]*MAX([.D$88]; 1E-018) / ((MAX([.D$88]; 1E-018) * [.D148]+[.D$89]) / 1000)" office:value-type="float" office:value="75" calcext:value-type="float">
            <text:p>75.00</text:p>
          </table:table-cell>
          <table:table-cell table:style-name="ce47" table:formula="of:=[.E109]*MAX([.E$88]; 1E-018) / ((MAX([.E$88]; 1E-018) * [.E148]+[.E$89]) / 1000)" office:value-type="float" office:value="37.5" calcext:value-type="float">
            <text:p>37.50</text:p>
          </table:table-cell>
          <table:table-cell table:style-name="ce47" table:formula="of:=[.F109]*MAX([.F$88]; 1E-018) / ((MAX([.F$88]; 1E-018) * [.F148]+[.F$89]) / 1000)" office:value-type="float" office:value="120" calcext:value-type="float">
            <text:p>120.00</text:p>
          </table:table-cell>
          <table:table-cell table:style-name="ce47" table:formula="of:=[.G109]*MAX([.G$88]; 1E-018) / ((MAX([.G$88]; 1E-018) * [.G148]+[.G$89]) / 1000)" office:value-type="float" office:value="75" calcext:value-type="float">
            <text:p>75.00</text:p>
          </table:table-cell>
          <table:table-cell table:style-name="ce47" table:formula="of:=[.H109]*MAX([.H$88]; 1E-018) / ((MAX([.H$88]; 1E-018) * [.H148]+[.H$89]) / 1000)" office:value-type="float" office:value="120" calcext:value-type="float">
            <text:p>120.00</text:p>
          </table:table-cell>
          <table:table-cell table:style-name="ce47" table:formula="of:=[.I109]*MAX([.I$88]; 1E-018) / ((MAX([.I$88]; 1E-018) * [.I148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110]*MAX([.D$88]; 1E-018) / ((MAX([.D$88]; 1E-018) * [.D149]+[.D$89]) / 1000)" office:value-type="float" office:value="150" calcext:value-type="float">
            <text:p>150.00</text:p>
          </table:table-cell>
          <table:table-cell table:style-name="ce47" table:formula="of:=[.E110]*MAX([.E$88]; 1E-018) / ((MAX([.E$88]; 1E-018) * [.E149]+[.E$89]) / 1000)" office:value-type="float" office:value="75" calcext:value-type="float">
            <text:p>75.00</text:p>
          </table:table-cell>
          <table:table-cell table:style-name="ce47" table:formula="of:=[.F110]*MAX([.F$88]; 1E-018) / ((MAX([.F$88]; 1E-018) * [.F149]+[.F$89]) / 1000)" office:value-type="float" office:value="120" calcext:value-type="float">
            <text:p>120.00</text:p>
          </table:table-cell>
          <table:table-cell table:style-name="ce47" table:formula="of:=[.G110]*MAX([.G$88]; 1E-018) / ((MAX([.G$88]; 1E-018) * [.G149]+[.G$89]) / 1000)" office:value-type="float" office:value="75" calcext:value-type="float">
            <text:p>75.00</text:p>
          </table:table-cell>
          <table:table-cell table:style-name="ce47" table:formula="of:=[.H110]*MAX([.H$88]; 1E-018) / ((MAX([.H$88]; 1E-018) * [.H149]+[.H$89]) / 1000)" office:value-type="float" office:value="120" calcext:value-type="float">
            <text:p>120.00</text:p>
          </table:table-cell>
          <table:table-cell table:style-name="ce47" table:formula="of:=[.I110]*MAX([.I$88]; 1E-018) / ((MAX([.I$88]; 1E-018) * [.I149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11]*MAX([.D$88]; 1E-018) / ((MAX([.D$88]; 1E-018) * [.D150]+[.D$89]) / 1000)" office:value-type="float" office:value="255" calcext:value-type="float">
            <text:p>255.00</text:p>
          </table:table-cell>
          <table:table-cell table:style-name="ce47" table:formula="of:=[.E111]*MAX([.E$88]; 1E-018) / ((MAX([.E$88]; 1E-018) * [.E150]+[.E$89]) / 1000)" office:value-type="float" office:value="157.5" calcext:value-type="float">
            <text:p>157.50</text:p>
          </table:table-cell>
          <table:table-cell table:style-name="ce47" table:formula="of:=[.F111]*MAX([.F$88]; 1E-018) / ((MAX([.F$88]; 1E-018) * [.F150]+[.F$89]) / 1000)" office:value-type="float" office:value="285" calcext:value-type="float">
            <text:p>285.00</text:p>
          </table:table-cell>
          <table:table-cell table:style-name="ce47" table:formula="of:=[.G111]*MAX([.G$88]; 1E-018) / ((MAX([.G$88]; 1E-018) * [.G150]+[.G$89]) / 1000)" office:value-type="float" office:value="157.5" calcext:value-type="float">
            <text:p>157.50</text:p>
          </table:table-cell>
          <table:table-cell table:style-name="ce47" table:formula="of:=[.H111]*MAX([.H$88]; 1E-018) / ((MAX([.H$88]; 1E-018) * [.H150]+[.H$89]) / 1000)" office:value-type="float" office:value="300" calcext:value-type="float">
            <text:p>300.00</text:p>
          </table:table-cell>
          <table:table-cell table:style-name="ce47" table:formula="of:=[.I111]*MAX([.I$88]; 1E-018) / ((MAX([.I$88]; 1E-018) * [.I150]+[.I$89]) / 1000)" office:value-type="float" office:value="157.5" calcext:value-type="float">
            <text:p>15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12]*MAX([.D$88]; 1E-018) / ((MAX([.D$88]; 1E-018) * [.D151]+[.D$89]) / 1000)" office:value-type="float" office:value="270" calcext:value-type="float">
            <text:p>270.00</text:p>
          </table:table-cell>
          <table:table-cell table:style-name="ce47" table:formula="of:=[.E112]*MAX([.E$88]; 1E-018) / ((MAX([.E$88]; 1E-018) * [.E151]+[.E$89]) / 1000)" office:value-type="float" office:value="165" calcext:value-type="float">
            <text:p>165.00</text:p>
          </table:table-cell>
          <table:table-cell table:style-name="ce47" table:formula="of:=[.F112]*MAX([.F$88]; 1E-018) / ((MAX([.F$88]; 1E-018) * [.F151]+[.F$89]) / 1000)" office:value-type="float" office:value="300" calcext:value-type="float">
            <text:p>300.00</text:p>
          </table:table-cell>
          <table:table-cell table:style-name="ce47" table:formula="of:=[.G112]*MAX([.G$88]; 1E-018) / ((MAX([.G$88]; 1E-018) * [.G151]+[.G$89]) / 1000)" office:value-type="float" office:value="165" calcext:value-type="float">
            <text:p>165.00</text:p>
          </table:table-cell>
          <table:table-cell table:style-name="ce47" table:formula="of:=[.H112]*MAX([.H$88]; 1E-018) / ((MAX([.H$88]; 1E-018) * [.H151]+[.H$89]) / 1000)" office:value-type="float" office:value="315" calcext:value-type="float">
            <text:p>315.00</text:p>
          </table:table-cell>
          <table:table-cell table:style-name="ce47" table:formula="of:=[.I112]*MAX([.I$88]; 1E-018) / ((MAX([.I$88]; 1E-018) * [.I151]+[.I$89]) / 1000)" office:value-type="float" office:value="165" calcext:value-type="float">
            <text:p>16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13]*MAX([.D$88]; 1E-018) / ((MAX([.D$88]; 1E-018) * [.D152]+[.D$89]) / 1000)" office:value-type="float" office:value="285" calcext:value-type="float">
            <text:p>285.00</text:p>
          </table:table-cell>
          <table:table-cell table:style-name="ce47" table:formula="of:=[.E113]*MAX([.E$88]; 1E-018) / ((MAX([.E$88]; 1E-018) * [.E152]+[.E$89]) / 1000)" office:value-type="float" office:value="172.5" calcext:value-type="float">
            <text:p>172.50</text:p>
          </table:table-cell>
          <table:table-cell table:style-name="ce47" table:formula="of:=[.F113]*MAX([.F$88]; 1E-018) / ((MAX([.F$88]; 1E-018) * [.F152]+[.F$89]) / 1000)" office:value-type="float" office:value="315" calcext:value-type="float">
            <text:p>315.00</text:p>
          </table:table-cell>
          <table:table-cell table:style-name="ce47" table:formula="of:=[.G113]*MAX([.G$88]; 1E-018) / ((MAX([.G$88]; 1E-018) * [.G152]+[.G$89]) / 1000)" office:value-type="float" office:value="172.5" calcext:value-type="float">
            <text:p>172.50</text:p>
          </table:table-cell>
          <table:table-cell table:style-name="ce47" table:formula="of:=[.H113]*MAX([.H$88]; 1E-018) / ((MAX([.H$88]; 1E-018) * [.H152]+[.H$89]) / 1000)" office:value-type="float" office:value="330" calcext:value-type="float">
            <text:p>330.00</text:p>
          </table:table-cell>
          <table:table-cell table:style-name="ce47" table:formula="of:=[.I113]*MAX([.I$88]; 1E-018) / ((MAX([.I$88]; 1E-018) * [.I152]+[.I$89]) / 1000)" office:value-type="float" office:value="172.5" calcext:value-type="float">
            <text:p>172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114]*MAX([.D$88]; 1E-018) / ((MAX([.D$88]; 1E-018) * [.D153]+[.D$89]) / 1000)" office:value-type="float" office:value="315" calcext:value-type="float">
            <text:p>315.00</text:p>
          </table:table-cell>
          <table:table-cell table:style-name="ce47" table:formula="of:=[.E114]*MAX([.E$88]; 1E-018) / ((MAX([.E$88]; 1E-018) * [.E153]+[.E$89]) / 1000)" office:value-type="float" office:value="172.5" calcext:value-type="float">
            <text:p>172.50</text:p>
          </table:table-cell>
          <table:table-cell table:style-name="ce47" table:formula="of:=[.F114]*MAX([.F$88]; 1E-018) / ((MAX([.F$88]; 1E-018) * [.F153]+[.F$89]) / 1000)" office:value-type="float" office:value="294" calcext:value-type="float">
            <text:p>294.00</text:p>
          </table:table-cell>
          <table:table-cell table:style-name="ce47" table:formula="of:=[.G114]*MAX([.G$88]; 1E-018) / ((MAX([.G$88]; 1E-018) * [.G153]+[.G$89]) / 1000)" office:value-type="float" office:value="172.5" calcext:value-type="float">
            <text:p>172.50</text:p>
          </table:table-cell>
          <table:table-cell table:style-name="ce47" table:formula="of:=[.H114]*MAX([.H$88]; 1E-018) / ((MAX([.H$88]; 1E-018) * [.H153]+[.H$89]) / 1000)" office:value-type="float" office:value="309" calcext:value-type="float">
            <text:p>309.00</text:p>
          </table:table-cell>
          <table:table-cell table:style-name="ce47" table:formula="of:=[.I114]*MAX([.I$88]; 1E-018) / ((MAX([.I$88]; 1E-018) * [.I153]+[.I$89]) / 1000)" office:value-type="float" office:value="172.5" calcext:value-type="float">
            <text:p>172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115]*MAX([.D$88]; 1E-018) / ((MAX([.D$88]; 1E-018) * [.D154]+[.D$89]) / 1000)" office:value-type="float" office:value="330" calcext:value-type="float">
            <text:p>330.00</text:p>
          </table:table-cell>
          <table:table-cell table:style-name="ce47" table:formula="of:=[.E115]*MAX([.E$88]; 1E-018) / ((MAX([.E$88]; 1E-018) * [.E154]+[.E$89]) / 1000)" office:value-type="float" office:value="180" calcext:value-type="float">
            <text:p>180.00</text:p>
          </table:table-cell>
          <table:table-cell table:style-name="ce47" table:formula="of:=[.F115]*MAX([.F$88]; 1E-018) / ((MAX([.F$88]; 1E-018) * [.F154]+[.F$89]) / 1000)" office:value-type="float" office:value="309" calcext:value-type="float">
            <text:p>309.00</text:p>
          </table:table-cell>
          <table:table-cell table:style-name="ce47" table:formula="of:=[.G115]*MAX([.G$88]; 1E-018) / ((MAX([.G$88]; 1E-018) * [.G154]+[.G$89]) / 1000)" office:value-type="float" office:value="180" calcext:value-type="float">
            <text:p>180.00</text:p>
          </table:table-cell>
          <table:table-cell table:style-name="ce47" table:formula="of:=[.H115]*MAX([.H$88]; 1E-018) / ((MAX([.H$88]; 1E-018) * [.H154]+[.H$89]) / 1000)" office:value-type="float" office:value="324" calcext:value-type="float">
            <text:p>324.00</text:p>
          </table:table-cell>
          <table:table-cell table:style-name="ce47" table:formula="of:=[.I115]*MAX([.I$88]; 1E-018) / ((MAX([.I$88]; 1E-018) * [.I154]+[.I$89]) / 1000)" office:value-type="float" office:value="180" calcext:value-type="float">
            <text:p>180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116]*MAX([.D$88]; 1E-018) / ((MAX([.D$88]; 1E-018) * [.D155]+[.D$89]) / 1000)" office:value-type="float" office:value="345" calcext:value-type="float">
            <text:p>345.00</text:p>
          </table:table-cell>
          <table:table-cell table:style-name="ce47" table:formula="of:=[.E116]*MAX([.E$88]; 1E-018) / ((MAX([.E$88]; 1E-018) * [.E155]+[.E$89]) / 1000)" office:value-type="float" office:value="187.5" calcext:value-type="float">
            <text:p>187.50</text:p>
          </table:table-cell>
          <table:table-cell table:style-name="ce47" table:formula="of:=[.F116]*MAX([.F$88]; 1E-018) / ((MAX([.F$88]; 1E-018) * [.F155]+[.F$89]) / 1000)" office:value-type="float" office:value="324" calcext:value-type="float">
            <text:p>324.00</text:p>
          </table:table-cell>
          <table:table-cell table:style-name="ce47" table:formula="of:=[.G116]*MAX([.G$88]; 1E-018) / ((MAX([.G$88]; 1E-018) * [.G155]+[.G$89]) / 1000)" office:value-type="float" office:value="187.5" calcext:value-type="float">
            <text:p>187.50</text:p>
          </table:table-cell>
          <table:table-cell table:style-name="ce47" table:formula="of:=[.H116]*MAX([.H$88]; 1E-018) / ((MAX([.H$88]; 1E-018) * [.H155]+[.H$89]) / 1000)" office:value-type="float" office:value="339" calcext:value-type="float">
            <text:p>339.00</text:p>
          </table:table-cell>
          <table:table-cell table:style-name="ce47" table:formula="of:=[.I116]*MAX([.I$88]; 1E-018) / ((MAX([.I$88]; 1E-018) * [.I155]+[.I$89]) / 1000)" office:value-type="float" office:value="187.5" calcext:value-type="float">
            <text:p>18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17]*MAX([.D$88]; 1E-018) / ((MAX([.D$88]; 1E-018) * [.D156]+[.D$89]) / 1000)" office:value-type="float" office:value="255" calcext:value-type="float">
            <text:p>255.00</text:p>
          </table:table-cell>
          <table:table-cell table:style-name="ce47" table:formula="of:=[.E117]*MAX([.E$88]; 1E-018) / ((MAX([.E$88]; 1E-018) * [.E156]+[.E$89]) / 1000)" office:value-type="float" office:value="157.5" calcext:value-type="float">
            <text:p>157.50</text:p>
          </table:table-cell>
          <table:table-cell table:style-name="ce47" table:formula="of:=[.F117]*MAX([.F$88]; 1E-018) / ((MAX([.F$88]; 1E-018) * [.F156]+[.F$89]) / 1000)" office:value-type="float" office:value="285" calcext:value-type="float">
            <text:p>285.00</text:p>
          </table:table-cell>
          <table:table-cell table:style-name="ce47" table:formula="of:=[.G117]*MAX([.G$88]; 1E-018) / ((MAX([.G$88]; 1E-018) * [.G156]+[.G$89]) / 1000)" office:value-type="float" office:value="157.5" calcext:value-type="float">
            <text:p>157.50</text:p>
          </table:table-cell>
          <table:table-cell table:style-name="ce47" table:formula="of:=[.H117]*MAX([.H$88]; 1E-018) / ((MAX([.H$88]; 1E-018) * [.H156]+[.H$89]) / 1000)" office:value-type="float" office:value="300" calcext:value-type="float">
            <text:p>300.00</text:p>
          </table:table-cell>
          <table:table-cell table:style-name="ce47" table:formula="of:=[.I117]*MAX([.I$88]; 1E-018) / ((MAX([.I$88]; 1E-018) * [.I156]+[.I$89]) / 1000)" office:value-type="float" office:value="157.5" calcext:value-type="float">
            <text:p>15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18]*MAX([.D$88]; 1E-018) / ((MAX([.D$88]; 1E-018) * [.D157]+[.D$89]) / 1000)" office:value-type="float" office:value="270" calcext:value-type="float">
            <text:p>270.00</text:p>
          </table:table-cell>
          <table:table-cell table:style-name="ce47" table:formula="of:=[.E118]*MAX([.E$88]; 1E-018) / ((MAX([.E$88]; 1E-018) * [.E157]+[.E$89]) / 1000)" office:value-type="float" office:value="165" calcext:value-type="float">
            <text:p>165.00</text:p>
          </table:table-cell>
          <table:table-cell table:style-name="ce47" table:formula="of:=[.F118]*MAX([.F$88]; 1E-018) / ((MAX([.F$88]; 1E-018) * [.F157]+[.F$89]) / 1000)" office:value-type="float" office:value="300" calcext:value-type="float">
            <text:p>300.00</text:p>
          </table:table-cell>
          <table:table-cell table:style-name="ce47" table:formula="of:=[.G118]*MAX([.G$88]; 1E-018) / ((MAX([.G$88]; 1E-018) * [.G157]+[.G$89]) / 1000)" office:value-type="float" office:value="165" calcext:value-type="float">
            <text:p>165.00</text:p>
          </table:table-cell>
          <table:table-cell table:style-name="ce47" table:formula="of:=[.H118]*MAX([.H$88]; 1E-018) / ((MAX([.H$88]; 1E-018) * [.H157]+[.H$89]) / 1000)" office:value-type="float" office:value="315" calcext:value-type="float">
            <text:p>315.00</text:p>
          </table:table-cell>
          <table:table-cell table:style-name="ce47" table:formula="of:=[.I118]*MAX([.I$88]; 1E-018) / ((MAX([.I$88]; 1E-018) * [.I157]+[.I$89]) / 1000)" office:value-type="float" office:value="165" calcext:value-type="float">
            <text:p>16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19]*MAX([.D$88]; 1E-018) / ((MAX([.D$88]; 1E-018) * [.D158]+[.D$89]) / 1000)" office:value-type="float" office:value="285" calcext:value-type="float">
            <text:p>285.00</text:p>
          </table:table-cell>
          <table:table-cell table:style-name="ce47" table:formula="of:=[.E119]*MAX([.E$88]; 1E-018) / ((MAX([.E$88]; 1E-018) * [.E158]+[.E$89]) / 1000)" office:value-type="float" office:value="172.5" calcext:value-type="float">
            <text:p>172.50</text:p>
          </table:table-cell>
          <table:table-cell table:style-name="ce47" table:formula="of:=[.F119]*MAX([.F$88]; 1E-018) / ((MAX([.F$88]; 1E-018) * [.F158]+[.F$89]) / 1000)" office:value-type="float" office:value="315" calcext:value-type="float">
            <text:p>315.00</text:p>
          </table:table-cell>
          <table:table-cell table:style-name="ce47" table:formula="of:=[.G119]*MAX([.G$88]; 1E-018) / ((MAX([.G$88]; 1E-018) * [.G158]+[.G$89]) / 1000)" office:value-type="float" office:value="172.5" calcext:value-type="float">
            <text:p>172.50</text:p>
          </table:table-cell>
          <table:table-cell table:style-name="ce47" table:formula="of:=[.H119]*MAX([.H$88]; 1E-018) / ((MAX([.H$88]; 1E-018) * [.H158]+[.H$89]) / 1000)" office:value-type="float" office:value="330" calcext:value-type="float">
            <text:p>330.00</text:p>
          </table:table-cell>
          <table:table-cell table:style-name="ce47" table:formula="of:=[.I119]*MAX([.I$88]; 1E-018) / ((MAX([.I$88]; 1E-018) * [.I158]+[.I$89]) / 1000)" office:value-type="float" office:value="172.5" calcext:value-type="float">
            <text:p>172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120]*MAX([.D$88]; 1E-018) / ((MAX([.D$88]; 1E-018) * [.D159]+[.D$89]) / 1000)" office:value-type="float" office:value="322.5" calcext:value-type="float">
            <text:p>322.50</text:p>
          </table:table-cell>
          <table:table-cell table:style-name="ce47" table:formula="of:=[.E120]*MAX([.E$88]; 1E-018) / ((MAX([.E$88]; 1E-018) * [.E159]+[.E$89]) / 1000)" office:value-type="float" office:value="176.25" calcext:value-type="float">
            <text:p>176.25</text:p>
          </table:table-cell>
          <table:table-cell table:style-name="ce47" table:formula="of:=[.F120]*MAX([.F$88]; 1E-018) / ((MAX([.F$88]; 1E-018) * [.F159]+[.F$89]) / 1000)" office:value-type="float" office:value="300" calcext:value-type="float">
            <text:p>300.00</text:p>
          </table:table-cell>
          <table:table-cell table:style-name="ce47" table:formula="of:=[.G120]*MAX([.G$88]; 1E-018) / ((MAX([.G$88]; 1E-018) * [.G159]+[.G$89]) / 1000)" office:value-type="float" office:value="176.25" calcext:value-type="float">
            <text:p>176.25</text:p>
          </table:table-cell>
          <table:table-cell table:style-name="ce47" table:formula="of:=[.H120]*MAX([.H$88]; 1E-018) / ((MAX([.H$88]; 1E-018) * [.H159]+[.H$89]) / 1000)" office:value-type="float" office:value="315" calcext:value-type="float">
            <text:p>315.00</text:p>
          </table:table-cell>
          <table:table-cell table:style-name="ce47" table:formula="of:=[.I120]*MAX([.I$88]; 1E-018) / ((MAX([.I$88]; 1E-018) * [.I159]+[.I$89]) / 1000)" office:value-type="float" office:value="176.25" calcext:value-type="float">
            <text:p>176.2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121]*MAX([.D$88]; 1E-018) / ((MAX([.D$88]; 1E-018) * [.D160]+[.D$89]) / 1000)" office:value-type="float" office:value="337.5" calcext:value-type="float">
            <text:p>337.50</text:p>
          </table:table-cell>
          <table:table-cell table:style-name="ce47" table:formula="of:=[.E121]*MAX([.E$88]; 1E-018) / ((MAX([.E$88]; 1E-018) * [.E160]+[.E$89]) / 1000)" office:value-type="float" office:value="183.75" calcext:value-type="float">
            <text:p>183.75</text:p>
          </table:table-cell>
          <table:table-cell table:style-name="ce47" table:formula="of:=[.F121]*MAX([.F$88]; 1E-018) / ((MAX([.F$88]; 1E-018) * [.F160]+[.F$89]) / 1000)" office:value-type="float" office:value="315" calcext:value-type="float">
            <text:p>315.00</text:p>
          </table:table-cell>
          <table:table-cell table:style-name="ce47" table:formula="of:=[.G121]*MAX([.G$88]; 1E-018) / ((MAX([.G$88]; 1E-018) * [.G160]+[.G$89]) / 1000)" office:value-type="float" office:value="183.75" calcext:value-type="float">
            <text:p>183.75</text:p>
          </table:table-cell>
          <table:table-cell table:style-name="ce47" table:formula="of:=[.H121]*MAX([.H$88]; 1E-018) / ((MAX([.H$88]; 1E-018) * [.H160]+[.H$89]) / 1000)" office:value-type="float" office:value="330" calcext:value-type="float">
            <text:p>330.00</text:p>
          </table:table-cell>
          <table:table-cell table:style-name="ce47" table:formula="of:=[.I121]*MAX([.I$88]; 1E-018) / ((MAX([.I$88]; 1E-018) * [.I160]+[.I$89]) / 1000)" office:value-type="float" office:value="183.75" calcext:value-type="float">
            <text:p>183.7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122]*MAX([.D$88]; 1E-018) / ((MAX([.D$88]; 1E-018) * [.D161]+[.D$89]) / 1000)" office:value-type="float" office:value="352.5" calcext:value-type="float">
            <text:p>352.50</text:p>
          </table:table-cell>
          <table:table-cell table:style-name="ce47" table:formula="of:=[.E122]*MAX([.E$88]; 1E-018) / ((MAX([.E$88]; 1E-018) * [.E161]+[.E$89]) / 1000)" office:value-type="float" office:value="191.25" calcext:value-type="float">
            <text:p>191.25</text:p>
          </table:table-cell>
          <table:table-cell table:style-name="ce47" table:formula="of:=[.F122]*MAX([.F$88]; 1E-018) / ((MAX([.F$88]; 1E-018) * [.F161]+[.F$89]) / 1000)" office:value-type="float" office:value="330" calcext:value-type="float">
            <text:p>330.00</text:p>
          </table:table-cell>
          <table:table-cell table:style-name="ce47" table:formula="of:=[.G122]*MAX([.G$88]; 1E-018) / ((MAX([.G$88]; 1E-018) * [.G161]+[.G$89]) / 1000)" office:value-type="float" office:value="191.25" calcext:value-type="float">
            <text:p>191.25</text:p>
          </table:table-cell>
          <table:table-cell table:style-name="ce47" table:formula="of:=[.H122]*MAX([.H$88]; 1E-018) / ((MAX([.H$88]; 1E-018) * [.H161]+[.H$89]) / 1000)" office:value-type="float" office:value="345" calcext:value-type="float">
            <text:p>345.00</text:p>
          </table:table-cell>
          <table:table-cell table:style-name="ce47" table:formula="of:=[.I122]*MAX([.I$88]; 1E-018) / ((MAX([.I$88]; 1E-018) * [.I161]+[.I$89]) / 1000)" office:value-type="float" office:value="191.25" calcext:value-type="float">
            <text:p>191.25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23]*MAX([.D$88]; 1E-018) / ((MAX([.D$88]; 1E-018) * [.D162]+[.D$89]) / 1000)" office:value-type="float" office:value="330" calcext:value-type="float">
            <text:p>330.00</text:p>
          </table:table-cell>
          <table:table-cell table:style-name="ce47" table:formula="of:=[.E123]*MAX([.E$88]; 1E-018) / ((MAX([.E$88]; 1E-018) * [.E162]+[.E$89]) / 1000)" office:value-type="float" office:value="180" calcext:value-type="float">
            <text:p>180.00</text:p>
          </table:table-cell>
          <table:table-cell table:style-name="ce47" table:formula="of:=[.F123]*MAX([.F$88]; 1E-018) / ((MAX([.F$88]; 1E-018) * [.F162]+[.F$89]) / 1000)" office:value-type="float" office:value="306" calcext:value-type="float">
            <text:p>306.00</text:p>
          </table:table-cell>
          <table:table-cell table:style-name="ce47" table:formula="of:=[.G123]*MAX([.G$88]; 1E-018) / ((MAX([.G$88]; 1E-018) * [.G162]+[.G$89]) / 1000)" office:value-type="float" office:value="180" calcext:value-type="float">
            <text:p>180.00</text:p>
          </table:table-cell>
          <table:table-cell table:style-name="ce47" table:formula="of:=[.H123]*MAX([.H$88]; 1E-018) / ((MAX([.H$88]; 1E-018) * [.H162]+[.H$89]) / 1000)" office:value-type="float" office:value="321" calcext:value-type="float">
            <text:p>321.00</text:p>
          </table:table-cell>
          <table:table-cell table:style-name="ce47" table:formula="of:=[.I123]*MAX([.I$88]; 1E-018) / ((MAX([.I$88]; 1E-018) * [.I162]+[.I$89]) / 1000)" office:value-type="float" office:value="180" calcext:value-type="float">
            <text:p>180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24]*MAX([.D$88]; 1E-018) / ((MAX([.D$88]; 1E-018) * [.D163]+[.D$89]) / 1000)" office:value-type="float" office:value="345" calcext:value-type="float">
            <text:p>345.00</text:p>
          </table:table-cell>
          <table:table-cell table:style-name="ce47" table:formula="of:=[.E124]*MAX([.E$88]; 1E-018) / ((MAX([.E$88]; 1E-018) * [.E163]+[.E$89]) / 1000)" office:value-type="float" office:value="187.5" calcext:value-type="float">
            <text:p>187.50</text:p>
          </table:table-cell>
          <table:table-cell table:style-name="ce47" table:formula="of:=[.F124]*MAX([.F$88]; 1E-018) / ((MAX([.F$88]; 1E-018) * [.F163]+[.F$89]) / 1000)" office:value-type="float" office:value="321" calcext:value-type="float">
            <text:p>321.00</text:p>
          </table:table-cell>
          <table:table-cell table:style-name="ce47" table:formula="of:=[.G124]*MAX([.G$88]; 1E-018) / ((MAX([.G$88]; 1E-018) * [.G163]+[.G$89]) / 1000)" office:value-type="float" office:value="187.5" calcext:value-type="float">
            <text:p>187.50</text:p>
          </table:table-cell>
          <table:table-cell table:style-name="ce47" table:formula="of:=[.H124]*MAX([.H$88]; 1E-018) / ((MAX([.H$88]; 1E-018) * [.H163]+[.H$89]) / 1000)" office:value-type="float" office:value="336" calcext:value-type="float">
            <text:p>336.00</text:p>
          </table:table-cell>
          <table:table-cell table:style-name="ce47" table:formula="of:=[.I124]*MAX([.I$88]; 1E-018) / ((MAX([.I$88]; 1E-018) * [.I163]+[.I$89]) / 1000)" office:value-type="float" office:value="187.5" calcext:value-type="float">
            <text:p>18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DPS</text:p>
          </table:table-cell>
          <table:table-cell table:style-name="ce47" table:formula="of:=[.D125]*MAX([.D$88]; 1E-018) / ((MAX([.D$88]; 1E-018) * [.D164]+[.D$89]) / 1000)" office:value-type="float" office:value="360" calcext:value-type="float">
            <text:p>360.00</text:p>
          </table:table-cell>
          <table:table-cell table:style-name="ce47" table:formula="of:=[.E125]*MAX([.E$88]; 1E-018) / ((MAX([.E$88]; 1E-018) * [.E164]+[.E$89]) / 1000)" office:value-type="float" office:value="195" calcext:value-type="float">
            <text:p>195.00</text:p>
          </table:table-cell>
          <table:table-cell table:style-name="ce47" table:formula="of:=[.F125]*MAX([.F$88]; 1E-018) / ((MAX([.F$88]; 1E-018) * [.F164]+[.F$89]) / 1000)" office:value-type="float" office:value="336" calcext:value-type="float">
            <text:p>336.00</text:p>
          </table:table-cell>
          <table:table-cell table:style-name="ce47" table:formula="of:=[.G125]*MAX([.G$88]; 1E-018) / ((MAX([.G$88]; 1E-018) * [.G164]+[.G$89]) / 1000)" office:value-type="float" office:value="195" calcext:value-type="float">
            <text:p>195.00</text:p>
          </table:table-cell>
          <table:table-cell table:style-name="ce47" table:formula="of:=[.H125]*MAX([.H$88]; 1E-018) / ((MAX([.H$88]; 1E-018) * [.H164]+[.H$89]) / 1000)" office:value-type="float" office:value="351" calcext:value-type="float">
            <text:p>351.00</text:p>
          </table:table-cell>
          <table:table-cell table:style-name="ce47" table:formula="of:=[.I125]*MAX([.I$88]; 1E-018) / ((MAX([.I$88]; 1E-018) * [.I164]+[.I$89]) / 1000)" office:value-type="float" office:value="195" calcext:value-type="float">
            <text:p>19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126]*MAX([.D$88]; 1E-018) / ((MAX([.D$88]; 1E-018) * [.D165]+[.D$89]) / 1000)" office:value-type="float" office:value="495" calcext:value-type="float">
            <text:p>495.00</text:p>
          </table:table-cell>
          <table:table-cell table:style-name="ce47" table:formula="of:=[.E126]*MAX([.E$88]; 1E-018) / ((MAX([.E$88]; 1E-018) * [.E165]+[.E$89]) / 1000)" office:value-type="float" office:value="307.5" calcext:value-type="float">
            <text:p>307.50</text:p>
          </table:table-cell>
          <table:table-cell table:style-name="ce47" table:formula="of:=[.F126]*MAX([.F$88]; 1E-018) / ((MAX([.F$88]; 1E-018) * [.F165]+[.F$89]) / 1000)" office:value-type="float" office:value="555" calcext:value-type="float">
            <text:p>555.00</text:p>
          </table:table-cell>
          <table:table-cell table:style-name="ce47" table:formula="of:=[.G126]*MAX([.G$88]; 1E-018) / ((MAX([.G$88]; 1E-018) * [.G165]+[.G$89]) / 1000)" office:value-type="float" office:value="307.5" calcext:value-type="float">
            <text:p>307.50</text:p>
          </table:table-cell>
          <table:table-cell table:style-name="ce47" table:formula="of:=[.H126]*MAX([.H$88]; 1E-018) / ((MAX([.H$88]; 1E-018) * [.H165]+[.H$89]) / 1000)" office:value-type="float" office:value="570" calcext:value-type="float">
            <text:p>570.00</text:p>
          </table:table-cell>
          <table:table-cell table:style-name="ce47" table:formula="of:=[.I126]*MAX([.I$88]; 1E-018) / ((MAX([.I$88]; 1E-018) * [.I165]+[.I$89]) / 1000)" office:value-type="float" office:value="307.5" calcext:value-type="float">
            <text:p>307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127]*MAX([.D$88]; 1E-018) / ((MAX([.D$88]; 1E-018) * [.D166]+[.D$89]) / 1000)" office:value-type="float" office:value="510" calcext:value-type="float">
            <text:p>510.00</text:p>
          </table:table-cell>
          <table:table-cell table:style-name="ce47" table:formula="of:=[.E127]*MAX([.E$88]; 1E-018) / ((MAX([.E$88]; 1E-018) * [.E166]+[.E$89]) / 1000)" office:value-type="float" office:value="315" calcext:value-type="float">
            <text:p>315.00</text:p>
          </table:table-cell>
          <table:table-cell table:style-name="ce47" table:formula="of:=[.F127]*MAX([.F$88]; 1E-018) / ((MAX([.F$88]; 1E-018) * [.F166]+[.F$89]) / 1000)" office:value-type="float" office:value="570" calcext:value-type="float">
            <text:p>570.00</text:p>
          </table:table-cell>
          <table:table-cell table:style-name="ce47" table:formula="of:=[.G127]*MAX([.G$88]; 1E-018) / ((MAX([.G$88]; 1E-018) * [.G166]+[.G$89]) / 1000)" office:value-type="float" office:value="315" calcext:value-type="float">
            <text:p>315.00</text:p>
          </table:table-cell>
          <table:table-cell table:style-name="ce47" table:formula="of:=[.H127]*MAX([.H$88]; 1E-018) / ((MAX([.H$88]; 1E-018) * [.H166]+[.H$89]) / 1000)" office:value-type="float" office:value="585" calcext:value-type="float">
            <text:p>585.00</text:p>
          </table:table-cell>
          <table:table-cell table:style-name="ce47" table:formula="of:=[.I127]*MAX([.I$88]; 1E-018) / ((MAX([.I$88]; 1E-018) * [.I166]+[.I$89]) / 1000)" office:value-type="float" office:value="315" calcext:value-type="float">
            <text:p>31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DPS</text:p>
          </table:table-cell>
          <table:table-cell table:style-name="ce47" table:formula="of:=[.D128]*MAX([.D$88]; 1E-018) / ((MAX([.D$88]; 1E-018) * [.D167]+[.D$89]) / 1000)" office:value-type="float" office:value="525" calcext:value-type="float">
            <text:p>525.00</text:p>
          </table:table-cell>
          <table:table-cell table:style-name="ce47" table:formula="of:=[.E128]*MAX([.E$88]; 1E-018) / ((MAX([.E$88]; 1E-018) * [.E167]+[.E$89]) / 1000)" office:value-type="float" office:value="322.5" calcext:value-type="float">
            <text:p>322.50</text:p>
          </table:table-cell>
          <table:table-cell table:style-name="ce47" table:formula="of:=[.F128]*MAX([.F$88]; 1E-018) / ((MAX([.F$88]; 1E-018) * [.F167]+[.F$89]) / 1000)" office:value-type="float" office:value="585" calcext:value-type="float">
            <text:p>585.00</text:p>
          </table:table-cell>
          <table:table-cell table:style-name="ce47" table:formula="of:=[.G128]*MAX([.G$88]; 1E-018) / ((MAX([.G$88]; 1E-018) * [.G167]+[.G$89]) / 1000)" office:value-type="float" office:value="322.5" calcext:value-type="float">
            <text:p>322.50</text:p>
          </table:table-cell>
          <table:table-cell table:style-name="ce47" table:formula="of:=[.H128]*MAX([.H$88]; 1E-018) / ((MAX([.H$88]; 1E-018) * [.H167]+[.H$89]) / 1000)" office:value-type="float" office:value="600" calcext:value-type="float">
            <text:p>600.00</text:p>
          </table:table-cell>
          <table:table-cell table:style-name="ce47" table:formula="of:=[.I128]*MAX([.I$88]; 1E-018) / ((MAX([.I$88]; 1E-018) * [.I167]+[.I$89]) / 1000)" office:value-type="float" office:value="322.5" calcext:value-type="float">
            <text:p>322.5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Relative Bonus</text:p>
          </table:table-cell>
          <table:table-cell table:style-name="ce48" table:formula="of:=([.D169] / MAX([.D$169]; 1E-018))-1" office:value-type="percentage" office:value="0" calcext:value-type="percentage">
            <text:p>0%</text:p>
          </table:table-cell>
          <table:table-cell table:style-name="ce48" table:formula="of:=([.E169] / MAX([.E$169]; 1E-018))-1" office:value-type="percentage" office:value="0" calcext:value-type="percentage">
            <text:p>0%</text:p>
          </table:table-cell>
          <table:table-cell table:style-name="ce48" table:formula="of:=([.F169] / MAX([.F$169]; 1E-018))-1" office:value-type="percentage" office:value="0" calcext:value-type="percentage">
            <text:p>0%</text:p>
          </table:table-cell>
          <table:table-cell table:style-name="ce48" table:formula="of:=([.G169] / MAX([.G$169]; 1E-018))-1" office:value-type="percentage" office:value="0" calcext:value-type="percentage">
            <text:p>0%</text:p>
          </table:table-cell>
          <table:table-cell table:style-name="ce48" table:formula="of:=([.H169] / MAX([.H$169]; 1E-018))-1" office:value-type="percentage" office:value="0" calcext:value-type="percentage">
            <text:p>0%</text:p>
          </table:table-cell>
          <table:table-cell table:style-name="ce48" table:formula="of:=([.I169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70] / MAX([.D$169]; 1E-018))-1" office:value-type="percentage" office:value="0.6" calcext:value-type="percentage">
            <text:p>60%</text:p>
          </table:table-cell>
          <table:table-cell table:style-name="ce48" table:formula="of:=([.E170] / MAX([.E$169]; 1E-018))-1" office:value-type="percentage" office:value="1" calcext:value-type="percentage">
            <text:p>100%</text:p>
          </table:table-cell>
          <table:table-cell table:style-name="ce48" table:formula="of:=([.F170] / MAX([.F$169]; 1E-018))-1" office:value-type="percentage" office:value="0.125" calcext:value-type="percentage">
            <text:p>13%</text:p>
          </table:table-cell>
          <table:table-cell table:style-name="ce48" table:formula="of:=([.G170] / MAX([.G$169]; 1E-018))-1" office:value-type="percentage" office:value="0" calcext:value-type="percentage">
            <text:p>0%</text:p>
          </table:table-cell>
          <table:table-cell table:style-name="ce48" table:formula="of:=([.H170] / MAX([.H$169]; 1E-018))-1" office:value-type="percentage" office:value="0.125" calcext:value-type="percentage">
            <text:p>13%</text:p>
          </table:table-cell>
          <table:table-cell table:style-name="ce48" table:formula="of:=([.I170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71] / MAX([.D$169]; 1E-018))-1" office:value-type="percentage" office:value="0.6" calcext:value-type="percentage">
            <text:p>60%</text:p>
          </table:table-cell>
          <table:table-cell table:style-name="ce48" table:formula="of:=([.E171] / MAX([.E$169]; 1E-018))-1" office:value-type="percentage" office:value="1" calcext:value-type="percentage">
            <text:p>100%</text:p>
          </table:table-cell>
          <table:table-cell table:style-name="ce48" table:formula="of:=([.F171] / MAX([.F$169]; 1E-018))-1" office:value-type="percentage" office:value="0.125" calcext:value-type="percentage">
            <text:p>13%</text:p>
          </table:table-cell>
          <table:table-cell table:style-name="ce48" table:formula="of:=([.G171] / MAX([.G$169]; 1E-018))-1" office:value-type="percentage" office:value="0" calcext:value-type="percentage">
            <text:p>0%</text:p>
          </table:table-cell>
          <table:table-cell table:style-name="ce48" table:formula="of:=([.H171] / MAX([.H$169]; 1E-018))-1" office:value-type="percentage" office:value="0.125" calcext:value-type="percentage">
            <text:p>13%</text:p>
          </table:table-cell>
          <table:table-cell table:style-name="ce48" table:formula="of:=([.I171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72] / MAX([.D$169]; 1E-018))-1" office:value-type="percentage" office:value="0.6" calcext:value-type="percentage">
            <text:p>60%</text:p>
          </table:table-cell>
          <table:table-cell table:style-name="ce48" table:formula="of:=([.E172] / MAX([.E$169]; 1E-018))-1" office:value-type="percentage" office:value="1" calcext:value-type="percentage">
            <text:p>100%</text:p>
          </table:table-cell>
          <table:table-cell table:style-name="ce48" table:formula="of:=([.F172] / MAX([.F$169]; 1E-018))-1" office:value-type="percentage" office:value="0.125" calcext:value-type="percentage">
            <text:p>13%</text:p>
          </table:table-cell>
          <table:table-cell table:style-name="ce48" table:formula="of:=([.G172] / MAX([.G$169]; 1E-018))-1" office:value-type="percentage" office:value="0" calcext:value-type="percentage">
            <text:p>0%</text:p>
          </table:table-cell>
          <table:table-cell table:style-name="ce48" table:formula="of:=([.H172] / MAX([.H$169]; 1E-018))-1" office:value-type="percentage" office:value="0.125" calcext:value-type="percentage">
            <text:p>13%</text:p>
          </table:table-cell>
          <table:table-cell table:style-name="ce48" table:formula="of:=([.I172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73] / MAX([.D$169]; 1E-018))-1" office:value-type="percentage" office:value="0.6" calcext:value-type="percentage">
            <text:p>60%</text:p>
          </table:table-cell>
          <table:table-cell table:style-name="ce48" table:formula="of:=([.E173] / MAX([.E$169]; 1E-018))-1" office:value-type="percentage" office:value="1" calcext:value-type="percentage">
            <text:p>100%</text:p>
          </table:table-cell>
          <table:table-cell table:style-name="ce48" table:formula="of:=([.F173] / MAX([.F$169]; 1E-018))-1" office:value-type="percentage" office:value="0.125" calcext:value-type="percentage">
            <text:p>13%</text:p>
          </table:table-cell>
          <table:table-cell table:style-name="ce48" table:formula="of:=([.G173] / MAX([.G$169]; 1E-018))-1" office:value-type="percentage" office:value="0" calcext:value-type="percentage">
            <text:p>0%</text:p>
          </table:table-cell>
          <table:table-cell table:style-name="ce48" table:formula="of:=([.H173] / MAX([.H$169]; 1E-018))-1" office:value-type="percentage" office:value="0.125" calcext:value-type="percentage">
            <text:p>13%</text:p>
          </table:table-cell>
          <table:table-cell table:style-name="ce48" table:formula="of:=([.I173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74] / MAX([.D$169]; 1E-018))-1" office:value-type="percentage" office:value="0.6" calcext:value-type="percentage">
            <text:p>60%</text:p>
          </table:table-cell>
          <table:table-cell table:style-name="ce48" table:formula="of:=([.E174] / MAX([.E$169]; 1E-018))-1" office:value-type="percentage" office:value="1" calcext:value-type="percentage">
            <text:p>100%</text:p>
          </table:table-cell>
          <table:table-cell table:style-name="ce48" table:formula="of:=([.F174] / MAX([.F$169]; 1E-018))-1" office:value-type="percentage" office:value="0.125" calcext:value-type="percentage">
            <text:p>13%</text:p>
          </table:table-cell>
          <table:table-cell table:style-name="ce48" table:formula="of:=([.G174] / MAX([.G$169]; 1E-018))-1" office:value-type="percentage" office:value="0" calcext:value-type="percentage">
            <text:p>0%</text:p>
          </table:table-cell>
          <table:table-cell table:style-name="ce48" table:formula="of:=([.H174] / MAX([.H$169]; 1E-018))-1" office:value-type="percentage" office:value="0.125" calcext:value-type="percentage">
            <text:p>13%</text:p>
          </table:table-cell>
          <table:table-cell table:style-name="ce48" table:formula="of:=([.I174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175] / MAX([.D$169]; 1E-018))-1" office:value-type="percentage" office:value="0.25" calcext:value-type="percentage">
            <text:p>25%</text:p>
          </table:table-cell>
          <table:table-cell table:style-name="ce48" table:formula="of:=([.E175] / MAX([.E$169]; 1E-018))-1" office:value-type="percentage" office:value="0.25" calcext:value-type="percentage">
            <text:p>25%</text:p>
          </table:table-cell>
          <table:table-cell table:style-name="ce48" table:formula="of:=([.F175] / MAX([.F$169]; 1E-018))-1" office:value-type="percentage" office:value="0.25" calcext:value-type="percentage">
            <text:p>25%</text:p>
          </table:table-cell>
          <table:table-cell table:style-name="ce48" table:formula="of:=([.G175] / MAX([.G$169]; 1E-018))-1" office:value-type="percentage" office:value="0.25" calcext:value-type="percentage">
            <text:p>25%</text:p>
          </table:table-cell>
          <table:table-cell table:style-name="ce48" table:formula="of:=([.H175] / MAX([.H$169]; 1E-018))-1" office:value-type="percentage" office:value="0.25" calcext:value-type="percentage">
            <text:p>25%</text:p>
          </table:table-cell>
          <table:table-cell table:style-name="ce48" table:formula="of:=([.I175] / MAX([.I$169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176] / MAX([.D$169]; 1E-018))-1" office:value-type="percentage" office:value="0.6" calcext:value-type="percentage">
            <text:p>60%</text:p>
          </table:table-cell>
          <table:table-cell table:style-name="ce48" table:formula="of:=([.E176] / MAX([.E$169]; 1E-018))-1" office:value-type="percentage" office:value="1" calcext:value-type="percentage">
            <text:p>100%</text:p>
          </table:table-cell>
          <table:table-cell table:style-name="ce48" table:formula="of:=([.F176] / MAX([.F$169]; 1E-018))-1" office:value-type="percentage" office:value="0.125" calcext:value-type="percentage">
            <text:p>13%</text:p>
          </table:table-cell>
          <table:table-cell table:style-name="ce48" table:formula="of:=([.G176] / MAX([.G$169]; 1E-018))-1" office:value-type="percentage" office:value="0" calcext:value-type="percentage">
            <text:p>0%</text:p>
          </table:table-cell>
          <table:table-cell table:style-name="ce48" table:formula="of:=([.H176] / MAX([.H$169]; 1E-018))-1" office:value-type="percentage" office:value="0.125" calcext:value-type="percentage">
            <text:p>13%</text:p>
          </table:table-cell>
          <table:table-cell table:style-name="ce48" table:formula="of:=([.I176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77] / MAX([.D$169]; 1E-018))-1" office:value-type="percentage" office:value="0.0999999999999999" calcext:value-type="percentage">
            <text:p>10%</text:p>
          </table:table-cell>
          <table:table-cell table:style-name="ce48" table:formula="of:=([.E177] / MAX([.E$169]; 1E-018))-1" office:value-type="percentage" office:value="0.0999999999999999" calcext:value-type="percentage">
            <text:p>10%</text:p>
          </table:table-cell>
          <table:table-cell table:style-name="ce48" table:formula="of:=([.F177] / MAX([.F$169]; 1E-018))-1" office:value-type="percentage" office:value="0.1" calcext:value-type="percentage">
            <text:p>10%</text:p>
          </table:table-cell>
          <table:table-cell table:style-name="ce48" table:formula="of:=([.G177] / MAX([.G$169]; 1E-018))-1" office:value-type="percentage" office:value="0.0999999999999999" calcext:value-type="percentage">
            <text:p>10%</text:p>
          </table:table-cell>
          <table:table-cell table:style-name="ce48" table:formula="of:=([.H177] / MAX([.H$169]; 1E-018))-1" office:value-type="percentage" office:value="0.1" calcext:value-type="percentage">
            <text:p>10%</text:p>
          </table:table-cell>
          <table:table-cell table:style-name="ce48" table:formula="of:=([.I177] / MAX([.I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78] / MAX([.D$169]; 1E-018))-1" office:value-type="percentage" office:value="0.2" calcext:value-type="percentage">
            <text:p>20%</text:p>
          </table:table-cell>
          <table:table-cell table:style-name="ce48" table:formula="of:=([.E178] / MAX([.E$169]; 1E-018))-1" office:value-type="percentage" office:value="0.2" calcext:value-type="percentage">
            <text:p>20%</text:p>
          </table:table-cell>
          <table:table-cell table:style-name="ce48" table:formula="of:=([.F178] / MAX([.F$169]; 1E-018))-1" office:value-type="percentage" office:value="0.2" calcext:value-type="percentage">
            <text:p>20%</text:p>
          </table:table-cell>
          <table:table-cell table:style-name="ce48" table:formula="of:=([.G178] / MAX([.G$169]; 1E-018))-1" office:value-type="percentage" office:value="0.2" calcext:value-type="percentage">
            <text:p>20%</text:p>
          </table:table-cell>
          <table:table-cell table:style-name="ce48" table:formula="of:=([.H178] / MAX([.H$169]; 1E-018))-1" office:value-type="percentage" office:value="0.2" calcext:value-type="percentage">
            <text:p>20%</text:p>
          </table:table-cell>
          <table:table-cell table:style-name="ce48" table:formula="of:=([.I178] / MAX([.I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79] / MAX([.D$169]; 1E-018))-1" office:value-type="percentage" office:value="0.3" calcext:value-type="percentage">
            <text:p>30%</text:p>
          </table:table-cell>
          <table:table-cell table:style-name="ce48" table:formula="of:=([.E179] / MAX([.E$169]; 1E-018))-1" office:value-type="percentage" office:value="0.3" calcext:value-type="percentage">
            <text:p>30%</text:p>
          </table:table-cell>
          <table:table-cell table:style-name="ce48" table:formula="of:=([.F179] / MAX([.F$169]; 1E-018))-1" office:value-type="percentage" office:value="0.3" calcext:value-type="percentage">
            <text:p>30%</text:p>
          </table:table-cell>
          <table:table-cell table:style-name="ce48" table:formula="of:=([.G179] / MAX([.G$169]; 1E-018))-1" office:value-type="percentage" office:value="0.3" calcext:value-type="percentage">
            <text:p>30%</text:p>
          </table:table-cell>
          <table:table-cell table:style-name="ce48" table:formula="of:=([.H179] / MAX([.H$169]; 1E-018))-1" office:value-type="percentage" office:value="0.3" calcext:value-type="percentage">
            <text:p>30%</text:p>
          </table:table-cell>
          <table:table-cell table:style-name="ce48" table:formula="of:=([.I179] / MAX([.I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Relative Bonus</text:p>
          </table:table-cell>
          <table:table-cell table:style-name="ce48" table:formula="of:=([.D180] / MAX([.D$169]; 1E-018))-1" office:value-type="percentage" office:value="0.8" calcext:value-type="percentage">
            <text:p>80%</text:p>
          </table:table-cell>
          <table:table-cell table:style-name="ce48" table:formula="of:=([.E180] / MAX([.E$169]; 1E-018))-1" office:value-type="percentage" office:value="1.2" calcext:value-type="percentage">
            <text:p>120%</text:p>
          </table:table-cell>
          <table:table-cell table:style-name="ce48" table:formula="of:=([.F180] / MAX([.F$169]; 1E-018))-1" office:value-type="percentage" office:value="0.25" calcext:value-type="percentage">
            <text:p>25%</text:p>
          </table:table-cell>
          <table:table-cell table:style-name="ce48" table:formula="of:=([.G180] / MAX([.G$169]; 1E-018))-1" office:value-type="percentage" office:value="0.0999999999999999" calcext:value-type="percentage">
            <text:p>10%</text:p>
          </table:table-cell>
          <table:table-cell table:style-name="ce48" table:formula="of:=([.H180] / MAX([.H$169]; 1E-018))-1" office:value-type="percentage" office:value="0.375" calcext:value-type="percentage">
            <text:p>38%</text:p>
          </table:table-cell>
          <table:table-cell table:style-name="ce48" table:formula="of:=([.I180] / MAX([.I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Relative Bonus</text:p>
          </table:table-cell>
          <table:table-cell table:style-name="ce48" table:formula="of:=([.D181] / MAX([.D$169]; 1E-018))-1" office:value-type="percentage" office:value="1" calcext:value-type="percentage">
            <text:p>100%</text:p>
          </table:table-cell>
          <table:table-cell table:style-name="ce48" table:formula="of:=([.E181] / MAX([.E$169]; 1E-018))-1" office:value-type="percentage" office:value="1.4" calcext:value-type="percentage">
            <text:p>140%</text:p>
          </table:table-cell>
          <table:table-cell table:style-name="ce48" table:formula="of:=([.F181] / MAX([.F$169]; 1E-018))-1" office:value-type="percentage" office:value="0.375" calcext:value-type="percentage">
            <text:p>38%</text:p>
          </table:table-cell>
          <table:table-cell table:style-name="ce48" table:formula="of:=([.G181] / MAX([.G$169]; 1E-018))-1" office:value-type="percentage" office:value="0.2" calcext:value-type="percentage">
            <text:p>20%</text:p>
          </table:table-cell>
          <table:table-cell table:style-name="ce48" table:formula="of:=([.H181] / MAX([.H$169]; 1E-018))-1" office:value-type="percentage" office:value="0.5" calcext:value-type="percentage">
            <text:p>50%</text:p>
          </table:table-cell>
          <table:table-cell table:style-name="ce48" table:formula="of:=([.I181] / MAX([.I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Relative Bonus</text:p>
          </table:table-cell>
          <table:table-cell table:style-name="ce48" table:formula="of:=([.D182] / MAX([.D$169]; 1E-018))-1" office:value-type="percentage" office:value="1.2" calcext:value-type="percentage">
            <text:p>120%</text:p>
          </table:table-cell>
          <table:table-cell table:style-name="ce48" table:formula="of:=([.E182] / MAX([.E$169]; 1E-018))-1" office:value-type="percentage" office:value="1.6" calcext:value-type="percentage">
            <text:p>160%</text:p>
          </table:table-cell>
          <table:table-cell table:style-name="ce48" table:formula="of:=([.F182] / MAX([.F$169]; 1E-018))-1" office:value-type="percentage" office:value="0.5" calcext:value-type="percentage">
            <text:p>50%</text:p>
          </table:table-cell>
          <table:table-cell table:style-name="ce48" table:formula="of:=([.G182] / MAX([.G$169]; 1E-018))-1" office:value-type="percentage" office:value="0.3" calcext:value-type="percentage">
            <text:p>30%</text:p>
          </table:table-cell>
          <table:table-cell table:style-name="ce48" table:formula="of:=([.H182] / MAX([.H$169]; 1E-018))-1" office:value-type="percentage" office:value="0.625" calcext:value-type="percentage">
            <text:p>63%</text:p>
          </table:table-cell>
          <table:table-cell table:style-name="ce48" table:formula="of:=([.I182] / MAX([.I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83] / MAX([.D$169]; 1E-018))-1" office:value-type="percentage" office:value="0.2" calcext:value-type="percentage">
            <text:p>20%</text:p>
          </table:table-cell>
          <table:table-cell table:style-name="ce48" table:formula="of:=([.E183] / MAX([.E$169]; 1E-018))-1" office:value-type="percentage" office:value="0.2" calcext:value-type="percentage">
            <text:p>20%</text:p>
          </table:table-cell>
          <table:table-cell table:style-name="ce48" table:formula="of:=([.F183] / MAX([.F$169]; 1E-018))-1" office:value-type="percentage" office:value="0.2" calcext:value-type="percentage">
            <text:p>20%</text:p>
          </table:table-cell>
          <table:table-cell table:style-name="ce48" table:formula="of:=([.G183] / MAX([.G$169]; 1E-018))-1" office:value-type="percentage" office:value="0.2" calcext:value-type="percentage">
            <text:p>20%</text:p>
          </table:table-cell>
          <table:table-cell table:style-name="ce48" table:formula="of:=([.H183] / MAX([.H$169]; 1E-018))-1" office:value-type="percentage" office:value="0.2" calcext:value-type="percentage">
            <text:p>20%</text:p>
          </table:table-cell>
          <table:table-cell table:style-name="ce48" table:formula="of:=([.I183] / MAX([.I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84] / MAX([.D$169]; 1E-018))-1" office:value-type="percentage" office:value="0" calcext:value-type="percentage">
            <text:p>0%</text:p>
          </table:table-cell>
          <table:table-cell table:style-name="ce48" table:formula="of:=([.E184] / MAX([.E$169]; 1E-018))-1" office:value-type="percentage" office:value="0" calcext:value-type="percentage">
            <text:p>0%</text:p>
          </table:table-cell>
          <table:table-cell table:style-name="ce48" table:formula="of:=([.F184] / MAX([.F$169]; 1E-018))-1" office:value-type="percentage" office:value="0" calcext:value-type="percentage">
            <text:p>0%</text:p>
          </table:table-cell>
          <table:table-cell table:style-name="ce48" table:formula="of:=([.G184] / MAX([.G$169]; 1E-018))-1" office:value-type="percentage" office:value="0" calcext:value-type="percentage">
            <text:p>0%</text:p>
          </table:table-cell>
          <table:table-cell table:style-name="ce48" table:formula="of:=([.H184] / MAX([.H$169]; 1E-018))-1" office:value-type="percentage" office:value="0" calcext:value-type="percentage">
            <text:p>0%</text:p>
          </table:table-cell>
          <table:table-cell table:style-name="ce48" table:formula="of:=([.I184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85] / MAX([.D$169]; 1E-018))-1" office:value-type="percentage" office:value="0" calcext:value-type="percentage">
            <text:p>0%</text:p>
          </table:table-cell>
          <table:table-cell table:style-name="ce48" table:formula="of:=([.E185] / MAX([.E$169]; 1E-018))-1" office:value-type="percentage" office:value="0" calcext:value-type="percentage">
            <text:p>0%</text:p>
          </table:table-cell>
          <table:table-cell table:style-name="ce48" table:formula="of:=([.F185] / MAX([.F$169]; 1E-018))-1" office:value-type="percentage" office:value="0" calcext:value-type="percentage">
            <text:p>0%</text:p>
          </table:table-cell>
          <table:table-cell table:style-name="ce48" table:formula="of:=([.G185] / MAX([.G$169]; 1E-018))-1" office:value-type="percentage" office:value="0" calcext:value-type="percentage">
            <text:p>0%</text:p>
          </table:table-cell>
          <table:table-cell table:style-name="ce48" table:formula="of:=([.H185] / MAX([.H$169]; 1E-018))-1" office:value-type="percentage" office:value="0" calcext:value-type="percentage">
            <text:p>0%</text:p>
          </table:table-cell>
          <table:table-cell table:style-name="ce48" table:formula="of:=([.I185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186] / MAX([.D$169]; 1E-018))-1" office:value-type="percentage" office:value="0" calcext:value-type="percentage">
            <text:p>0%</text:p>
          </table:table-cell>
          <table:table-cell table:style-name="ce48" table:formula="of:=([.E186] / MAX([.E$169]; 1E-018))-1" office:value-type="percentage" office:value="0" calcext:value-type="percentage">
            <text:p>0%</text:p>
          </table:table-cell>
          <table:table-cell table:style-name="ce48" table:formula="of:=([.F186] / MAX([.F$169]; 1E-018))-1" office:value-type="percentage" office:value="0" calcext:value-type="percentage">
            <text:p>0%</text:p>
          </table:table-cell>
          <table:table-cell table:style-name="ce48" table:formula="of:=([.G186] / MAX([.G$169]; 1E-018))-1" office:value-type="percentage" office:value="0" calcext:value-type="percentage">
            <text:p>0%</text:p>
          </table:table-cell>
          <table:table-cell table:style-name="ce48" table:formula="of:=([.H186] / MAX([.H$169]; 1E-018))-1" office:value-type="percentage" office:value="0" calcext:value-type="percentage">
            <text:p>0%</text:p>
          </table:table-cell>
          <table:table-cell table:style-name="ce48" table:formula="of:=([.I186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187] / MAX([.D$169]; 1E-018))-1" office:value-type="percentage" office:value="0" calcext:value-type="percentage">
            <text:p>0%</text:p>
          </table:table-cell>
          <table:table-cell table:style-name="ce48" table:formula="of:=([.E187] / MAX([.E$169]; 1E-018))-1" office:value-type="percentage" office:value="0" calcext:value-type="percentage">
            <text:p>0%</text:p>
          </table:table-cell>
          <table:table-cell table:style-name="ce48" table:formula="of:=([.F187] / MAX([.F$169]; 1E-018))-1" office:value-type="percentage" office:value="0" calcext:value-type="percentage">
            <text:p>0%</text:p>
          </table:table-cell>
          <table:table-cell table:style-name="ce48" table:formula="of:=([.G187] / MAX([.G$169]; 1E-018))-1" office:value-type="percentage" office:value="0" calcext:value-type="percentage">
            <text:p>0%</text:p>
          </table:table-cell>
          <table:table-cell table:style-name="ce48" table:formula="of:=([.H187] / MAX([.H$169]; 1E-018))-1" office:value-type="percentage" office:value="0" calcext:value-type="percentage">
            <text:p>0%</text:p>
          </table:table-cell>
          <table:table-cell table:style-name="ce48" table:formula="of:=([.I187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188] / MAX([.D$169]; 1E-018))-1" office:value-type="percentage" office:value="1" calcext:value-type="percentage">
            <text:p>100%</text:p>
          </table:table-cell>
          <table:table-cell table:style-name="ce48" table:formula="of:=([.E188] / MAX([.E$169]; 1E-018))-1" office:value-type="percentage" office:value="1" calcext:value-type="percentage">
            <text:p>100%</text:p>
          </table:table-cell>
          <table:table-cell table:style-name="ce48" table:formula="of:=([.F188] / MAX([.F$169]; 1E-018))-1" office:value-type="percentage" office:value="0" calcext:value-type="percentage">
            <text:p>0%</text:p>
          </table:table-cell>
          <table:table-cell table:style-name="ce48" table:formula="of:=([.G188] / MAX([.G$169]; 1E-018))-1" office:value-type="percentage" office:value="0" calcext:value-type="percentage">
            <text:p>0%</text:p>
          </table:table-cell>
          <table:table-cell table:style-name="ce48" table:formula="of:=([.H188] / MAX([.H$169]; 1E-018))-1" office:value-type="percentage" office:value="0" calcext:value-type="percentage">
            <text:p>0%</text:p>
          </table:table-cell>
          <table:table-cell table:style-name="ce48" table:formula="of:=([.I188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89] / MAX([.D$169]; 1E-018))-1" office:value-type="percentage" office:value="2.4" calcext:value-type="percentage">
            <text:p>240%</text:p>
          </table:table-cell>
          <table:table-cell table:style-name="ce48" table:formula="of:=([.E189] / MAX([.E$169]; 1E-018))-1" office:value-type="percentage" office:value="3.2" calcext:value-type="percentage">
            <text:p>320%</text:p>
          </table:table-cell>
          <table:table-cell table:style-name="ce48" table:formula="of:=([.F189] / MAX([.F$169]; 1E-018))-1" office:value-type="percentage" office:value="1.375" calcext:value-type="percentage">
            <text:p>138%</text:p>
          </table:table-cell>
          <table:table-cell table:style-name="ce48" table:formula="of:=([.G189] / MAX([.G$169]; 1E-018))-1" office:value-type="percentage" office:value="1.1" calcext:value-type="percentage">
            <text:p>110%</text:p>
          </table:table-cell>
          <table:table-cell table:style-name="ce48" table:formula="of:=([.H189] / MAX([.H$169]; 1E-018))-1" office:value-type="percentage" office:value="1.5" calcext:value-type="percentage">
            <text:p>150%</text:p>
          </table:table-cell>
          <table:table-cell table:style-name="ce48" table:formula="of:=([.I189] / MAX([.I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90] / MAX([.D$169]; 1E-018))-1" office:value-type="percentage" office:value="2.6" calcext:value-type="percentage">
            <text:p>260%</text:p>
          </table:table-cell>
          <table:table-cell table:style-name="ce48" table:formula="of:=([.E190] / MAX([.E$169]; 1E-018))-1" office:value-type="percentage" office:value="3.4" calcext:value-type="percentage">
            <text:p>340%</text:p>
          </table:table-cell>
          <table:table-cell table:style-name="ce48" table:formula="of:=([.F190] / MAX([.F$169]; 1E-018))-1" office:value-type="percentage" office:value="1.5" calcext:value-type="percentage">
            <text:p>150%</text:p>
          </table:table-cell>
          <table:table-cell table:style-name="ce48" table:formula="of:=([.G190] / MAX([.G$169]; 1E-018))-1" office:value-type="percentage" office:value="1.2" calcext:value-type="percentage">
            <text:p>120%</text:p>
          </table:table-cell>
          <table:table-cell table:style-name="ce48" table:formula="of:=([.H190] / MAX([.H$169]; 1E-018))-1" office:value-type="percentage" office:value="1.625" calcext:value-type="percentage">
            <text:p>163%</text:p>
          </table:table-cell>
          <table:table-cell table:style-name="ce48" table:formula="of:=([.I190] / MAX([.I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91] / MAX([.D$169]; 1E-018))-1" office:value-type="percentage" office:value="2.8" calcext:value-type="percentage">
            <text:p>280%</text:p>
          </table:table-cell>
          <table:table-cell table:style-name="ce48" table:formula="of:=([.E191] / MAX([.E$169]; 1E-018))-1" office:value-type="percentage" office:value="3.6" calcext:value-type="percentage">
            <text:p>360%</text:p>
          </table:table-cell>
          <table:table-cell table:style-name="ce48" table:formula="of:=([.F191] / MAX([.F$169]; 1E-018))-1" office:value-type="percentage" office:value="1.625" calcext:value-type="percentage">
            <text:p>163%</text:p>
          </table:table-cell>
          <table:table-cell table:style-name="ce48" table:formula="of:=([.G191] / MAX([.G$169]; 1E-018))-1" office:value-type="percentage" office:value="1.3" calcext:value-type="percentage">
            <text:p>130%</text:p>
          </table:table-cell>
          <table:table-cell table:style-name="ce48" table:formula="of:=([.H191] / MAX([.H$169]; 1E-018))-1" office:value-type="percentage" office:value="1.75" calcext:value-type="percentage">
            <text:p>175%</text:p>
          </table:table-cell>
          <table:table-cell table:style-name="ce48" table:formula="of:=([.I191] / MAX([.I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192] / MAX([.D$169]; 1E-018))-1" office:value-type="percentage" office:value="3.2" calcext:value-type="percentage">
            <text:p>320%</text:p>
          </table:table-cell>
          <table:table-cell table:style-name="ce48" table:formula="of:=([.E192] / MAX([.E$169]; 1E-018))-1" office:value-type="percentage" office:value="3.6" calcext:value-type="percentage">
            <text:p>360%</text:p>
          </table:table-cell>
          <table:table-cell table:style-name="ce48" table:formula="of:=([.F192] / MAX([.F$169]; 1E-018))-1" office:value-type="percentage" office:value="1.45" calcext:value-type="percentage">
            <text:p>145%</text:p>
          </table:table-cell>
          <table:table-cell table:style-name="ce48" table:formula="of:=([.G192] / MAX([.G$169]; 1E-018))-1" office:value-type="percentage" office:value="1.3" calcext:value-type="percentage">
            <text:p>130%</text:p>
          </table:table-cell>
          <table:table-cell table:style-name="ce48" table:formula="of:=([.H192] / MAX([.H$169]; 1E-018))-1" office:value-type="percentage" office:value="1.575" calcext:value-type="percentage">
            <text:p>158%</text:p>
          </table:table-cell>
          <table:table-cell table:style-name="ce48" table:formula="of:=([.I192] / MAX([.I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193] / MAX([.D$169]; 1E-018))-1" office:value-type="percentage" office:value="3.4" calcext:value-type="percentage">
            <text:p>340%</text:p>
          </table:table-cell>
          <table:table-cell table:style-name="ce48" table:formula="of:=([.E193] / MAX([.E$169]; 1E-018))-1" office:value-type="percentage" office:value="3.8" calcext:value-type="percentage">
            <text:p>380%</text:p>
          </table:table-cell>
          <table:table-cell table:style-name="ce48" table:formula="of:=([.F193] / MAX([.F$169]; 1E-018))-1" office:value-type="percentage" office:value="1.575" calcext:value-type="percentage">
            <text:p>158%</text:p>
          </table:table-cell>
          <table:table-cell table:style-name="ce48" table:formula="of:=([.G193] / MAX([.G$169]; 1E-018))-1" office:value-type="percentage" office:value="1.4" calcext:value-type="percentage">
            <text:p>140%</text:p>
          </table:table-cell>
          <table:table-cell table:style-name="ce48" table:formula="of:=([.H193] / MAX([.H$169]; 1E-018))-1" office:value-type="percentage" office:value="1.7" calcext:value-type="percentage">
            <text:p>170%</text:p>
          </table:table-cell>
          <table:table-cell table:style-name="ce48" table:formula="of:=([.I193] / MAX([.I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194] / MAX([.D$169]; 1E-018))-1" office:value-type="percentage" office:value="3.6" calcext:value-type="percentage">
            <text:p>360%</text:p>
          </table:table-cell>
          <table:table-cell table:style-name="ce48" table:formula="of:=([.E194] / MAX([.E$169]; 1E-018))-1" office:value-type="percentage" office:value="4" calcext:value-type="percentage">
            <text:p>400%</text:p>
          </table:table-cell>
          <table:table-cell table:style-name="ce48" table:formula="of:=([.F194] / MAX([.F$169]; 1E-018))-1" office:value-type="percentage" office:value="1.7" calcext:value-type="percentage">
            <text:p>170%</text:p>
          </table:table-cell>
          <table:table-cell table:style-name="ce48" table:formula="of:=([.G194] / MAX([.G$169]; 1E-018))-1" office:value-type="percentage" office:value="1.5" calcext:value-type="percentage">
            <text:p>150%</text:p>
          </table:table-cell>
          <table:table-cell table:style-name="ce48" table:formula="of:=([.H194] / MAX([.H$169]; 1E-018))-1" office:value-type="percentage" office:value="1.825" calcext:value-type="percentage">
            <text:p>183%</text:p>
          </table:table-cell>
          <table:table-cell table:style-name="ce48" table:formula="of:=([.I194] / MAX([.I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95] / MAX([.D$169]; 1E-018))-1" office:value-type="percentage" office:value="2.4" calcext:value-type="percentage">
            <text:p>240%</text:p>
          </table:table-cell>
          <table:table-cell table:style-name="ce48" table:formula="of:=([.E195] / MAX([.E$169]; 1E-018))-1" office:value-type="percentage" office:value="3.2" calcext:value-type="percentage">
            <text:p>320%</text:p>
          </table:table-cell>
          <table:table-cell table:style-name="ce48" table:formula="of:=([.F195] / MAX([.F$169]; 1E-018))-1" office:value-type="percentage" office:value="1.375" calcext:value-type="percentage">
            <text:p>138%</text:p>
          </table:table-cell>
          <table:table-cell table:style-name="ce48" table:formula="of:=([.G195] / MAX([.G$169]; 1E-018))-1" office:value-type="percentage" office:value="1.1" calcext:value-type="percentage">
            <text:p>110%</text:p>
          </table:table-cell>
          <table:table-cell table:style-name="ce48" table:formula="of:=([.H195] / MAX([.H$169]; 1E-018))-1" office:value-type="percentage" office:value="1.5" calcext:value-type="percentage">
            <text:p>150%</text:p>
          </table:table-cell>
          <table:table-cell table:style-name="ce48" table:formula="of:=([.I195] / MAX([.I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96] / MAX([.D$169]; 1E-018))-1" office:value-type="percentage" office:value="2.6" calcext:value-type="percentage">
            <text:p>260%</text:p>
          </table:table-cell>
          <table:table-cell table:style-name="ce48" table:formula="of:=([.E196] / MAX([.E$169]; 1E-018))-1" office:value-type="percentage" office:value="3.4" calcext:value-type="percentage">
            <text:p>340%</text:p>
          </table:table-cell>
          <table:table-cell table:style-name="ce48" table:formula="of:=([.F196] / MAX([.F$169]; 1E-018))-1" office:value-type="percentage" office:value="1.5" calcext:value-type="percentage">
            <text:p>150%</text:p>
          </table:table-cell>
          <table:table-cell table:style-name="ce48" table:formula="of:=([.G196] / MAX([.G$169]; 1E-018))-1" office:value-type="percentage" office:value="1.2" calcext:value-type="percentage">
            <text:p>120%</text:p>
          </table:table-cell>
          <table:table-cell table:style-name="ce48" table:formula="of:=([.H196] / MAX([.H$169]; 1E-018))-1" office:value-type="percentage" office:value="1.625" calcext:value-type="percentage">
            <text:p>163%</text:p>
          </table:table-cell>
          <table:table-cell table:style-name="ce48" table:formula="of:=([.I196] / MAX([.I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197] / MAX([.D$169]; 1E-018))-1" office:value-type="percentage" office:value="2.8" calcext:value-type="percentage">
            <text:p>280%</text:p>
          </table:table-cell>
          <table:table-cell table:style-name="ce48" table:formula="of:=([.E197] / MAX([.E$169]; 1E-018))-1" office:value-type="percentage" office:value="3.6" calcext:value-type="percentage">
            <text:p>360%</text:p>
          </table:table-cell>
          <table:table-cell table:style-name="ce48" table:formula="of:=([.F197] / MAX([.F$169]; 1E-018))-1" office:value-type="percentage" office:value="1.625" calcext:value-type="percentage">
            <text:p>163%</text:p>
          </table:table-cell>
          <table:table-cell table:style-name="ce48" table:formula="of:=([.G197] / MAX([.G$169]; 1E-018))-1" office:value-type="percentage" office:value="1.3" calcext:value-type="percentage">
            <text:p>130%</text:p>
          </table:table-cell>
          <table:table-cell table:style-name="ce48" table:formula="of:=([.H197] / MAX([.H$169]; 1E-018))-1" office:value-type="percentage" office:value="1.75" calcext:value-type="percentage">
            <text:p>175%</text:p>
          </table:table-cell>
          <table:table-cell table:style-name="ce48" table:formula="of:=([.I197] / MAX([.I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198] / MAX([.D$169]; 1E-018))-1" office:value-type="percentage" office:value="3.3" calcext:value-type="percentage">
            <text:p>330%</text:p>
          </table:table-cell>
          <table:table-cell table:style-name="ce48" table:formula="of:=([.E198] / MAX([.E$169]; 1E-018))-1" office:value-type="percentage" office:value="3.7" calcext:value-type="percentage">
            <text:p>370%</text:p>
          </table:table-cell>
          <table:table-cell table:style-name="ce48" table:formula="of:=([.F198] / MAX([.F$169]; 1E-018))-1" office:value-type="percentage" office:value="1.5" calcext:value-type="percentage">
            <text:p>150%</text:p>
          </table:table-cell>
          <table:table-cell table:style-name="ce48" table:formula="of:=([.G198] / MAX([.G$169]; 1E-018))-1" office:value-type="percentage" office:value="1.35" calcext:value-type="percentage">
            <text:p>135%</text:p>
          </table:table-cell>
          <table:table-cell table:style-name="ce48" table:formula="of:=([.H198] / MAX([.H$169]; 1E-018))-1" office:value-type="percentage" office:value="1.625" calcext:value-type="percentage">
            <text:p>163%</text:p>
          </table:table-cell>
          <table:table-cell table:style-name="ce48" table:formula="of:=([.I198] / MAX([.I$169]; 1E-018))-1" office:value-type="percentage" office:value="1.35" calcext:value-type="percentage">
            <text:p>13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199] / MAX([.D$169]; 1E-018))-1" office:value-type="percentage" office:value="3.5" calcext:value-type="percentage">
            <text:p>350%</text:p>
          </table:table-cell>
          <table:table-cell table:style-name="ce48" table:formula="of:=([.E199] / MAX([.E$169]; 1E-018))-1" office:value-type="percentage" office:value="3.9" calcext:value-type="percentage">
            <text:p>390%</text:p>
          </table:table-cell>
          <table:table-cell table:style-name="ce48" table:formula="of:=([.F199] / MAX([.F$169]; 1E-018))-1" office:value-type="percentage" office:value="1.625" calcext:value-type="percentage">
            <text:p>163%</text:p>
          </table:table-cell>
          <table:table-cell table:style-name="ce48" table:formula="of:=([.G199] / MAX([.G$169]; 1E-018))-1" office:value-type="percentage" office:value="1.45" calcext:value-type="percentage">
            <text:p>145%</text:p>
          </table:table-cell>
          <table:table-cell table:style-name="ce48" table:formula="of:=([.H199] / MAX([.H$169]; 1E-018))-1" office:value-type="percentage" office:value="1.75" calcext:value-type="percentage">
            <text:p>175%</text:p>
          </table:table-cell>
          <table:table-cell table:style-name="ce48" table:formula="of:=([.I199] / MAX([.I$169]; 1E-018))-1" office:value-type="percentage" office:value="1.45" calcext:value-type="percentage">
            <text:p>14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200] / MAX([.D$169]; 1E-018))-1" office:value-type="percentage" office:value="3.7" calcext:value-type="percentage">
            <text:p>370%</text:p>
          </table:table-cell>
          <table:table-cell table:style-name="ce48" table:formula="of:=([.E200] / MAX([.E$169]; 1E-018))-1" office:value-type="percentage" office:value="4.1" calcext:value-type="percentage">
            <text:p>410%</text:p>
          </table:table-cell>
          <table:table-cell table:style-name="ce48" table:formula="of:=([.F200] / MAX([.F$169]; 1E-018))-1" office:value-type="percentage" office:value="1.75" calcext:value-type="percentage">
            <text:p>175%</text:p>
          </table:table-cell>
          <table:table-cell table:style-name="ce48" table:formula="of:=([.G200] / MAX([.G$169]; 1E-018))-1" office:value-type="percentage" office:value="1.55" calcext:value-type="percentage">
            <text:p>155%</text:p>
          </table:table-cell>
          <table:table-cell table:style-name="ce48" table:formula="of:=([.H200] / MAX([.H$169]; 1E-018))-1" office:value-type="percentage" office:value="1.875" calcext:value-type="percentage">
            <text:p>188%</text:p>
          </table:table-cell>
          <table:table-cell table:style-name="ce48" table:formula="of:=([.I200] / MAX([.I$169]; 1E-018))-1" office:value-type="percentage" office:value="1.55" calcext:value-type="percentage">
            <text:p>155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201] / MAX([.D$169]; 1E-018))-1" office:value-type="percentage" office:value="3.4" calcext:value-type="percentage">
            <text:p>340%</text:p>
          </table:table-cell>
          <table:table-cell table:style-name="ce48" table:formula="of:=([.E201] / MAX([.E$169]; 1E-018))-1" office:value-type="percentage" office:value="3.8" calcext:value-type="percentage">
            <text:p>380%</text:p>
          </table:table-cell>
          <table:table-cell table:style-name="ce48" table:formula="of:=([.F201] / MAX([.F$169]; 1E-018))-1" office:value-type="percentage" office:value="1.55" calcext:value-type="percentage">
            <text:p>155%</text:p>
          </table:table-cell>
          <table:table-cell table:style-name="ce48" table:formula="of:=([.G201] / MAX([.G$169]; 1E-018))-1" office:value-type="percentage" office:value="1.4" calcext:value-type="percentage">
            <text:p>140%</text:p>
          </table:table-cell>
          <table:table-cell table:style-name="ce48" table:formula="of:=([.H201] / MAX([.H$169]; 1E-018))-1" office:value-type="percentage" office:value="1.675" calcext:value-type="percentage">
            <text:p>168%</text:p>
          </table:table-cell>
          <table:table-cell table:style-name="ce48" table:formula="of:=([.I201] / MAX([.I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202] / MAX([.D$169]; 1E-018))-1" office:value-type="percentage" office:value="3.6" calcext:value-type="percentage">
            <text:p>360%</text:p>
          </table:table-cell>
          <table:table-cell table:style-name="ce48" table:formula="of:=([.E202] / MAX([.E$169]; 1E-018))-1" office:value-type="percentage" office:value="4" calcext:value-type="percentage">
            <text:p>400%</text:p>
          </table:table-cell>
          <table:table-cell table:style-name="ce48" table:formula="of:=([.F202] / MAX([.F$169]; 1E-018))-1" office:value-type="percentage" office:value="1.675" calcext:value-type="percentage">
            <text:p>168%</text:p>
          </table:table-cell>
          <table:table-cell table:style-name="ce48" table:formula="of:=([.G202] / MAX([.G$169]; 1E-018))-1" office:value-type="percentage" office:value="1.5" calcext:value-type="percentage">
            <text:p>150%</text:p>
          </table:table-cell>
          <table:table-cell table:style-name="ce48" table:formula="of:=([.H202] / MAX([.H$169]; 1E-018))-1" office:value-type="percentage" office:value="1.8" calcext:value-type="percentage">
            <text:p>180%</text:p>
          </table:table-cell>
          <table:table-cell table:style-name="ce48" table:formula="of:=([.I202] / MAX([.I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Relative Bonus</text:p>
          </table:table-cell>
          <table:table-cell table:style-name="ce48" table:formula="of:=([.D203] / MAX([.D$169]; 1E-018))-1" office:value-type="percentage" office:value="3.8" calcext:value-type="percentage">
            <text:p>380%</text:p>
          </table:table-cell>
          <table:table-cell table:style-name="ce48" table:formula="of:=([.E203] / MAX([.E$169]; 1E-018))-1" office:value-type="percentage" office:value="4.2" calcext:value-type="percentage">
            <text:p>420%</text:p>
          </table:table-cell>
          <table:table-cell table:style-name="ce48" table:formula="of:=([.F203] / MAX([.F$169]; 1E-018))-1" office:value-type="percentage" office:value="1.8" calcext:value-type="percentage">
            <text:p>180%</text:p>
          </table:table-cell>
          <table:table-cell table:style-name="ce48" table:formula="of:=([.G203] / MAX([.G$169]; 1E-018))-1" office:value-type="percentage" office:value="1.6" calcext:value-type="percentage">
            <text:p>160%</text:p>
          </table:table-cell>
          <table:table-cell table:style-name="ce48" table:formula="of:=([.H203] / MAX([.H$169]; 1E-018))-1" office:value-type="percentage" office:value="1.925" calcext:value-type="percentage">
            <text:p>193%</text:p>
          </table:table-cell>
          <table:table-cell table:style-name="ce48" table:formula="of:=([.I203] / MAX([.I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204] / MAX([.D$169]; 1E-018))-1" office:value-type="percentage" office:value="5.6" calcext:value-type="percentage">
            <text:p>560%</text:p>
          </table:table-cell>
          <table:table-cell table:style-name="ce48" table:formula="of:=([.E204] / MAX([.E$169]; 1E-018))-1" office:value-type="percentage" office:value="7.2" calcext:value-type="percentage">
            <text:p>720%</text:p>
          </table:table-cell>
          <table:table-cell table:style-name="ce48" table:formula="of:=([.F204] / MAX([.F$169]; 1E-018))-1" office:value-type="percentage" office:value="3.625" calcext:value-type="percentage">
            <text:p>363%</text:p>
          </table:table-cell>
          <table:table-cell table:style-name="ce48" table:formula="of:=([.G204] / MAX([.G$169]; 1E-018))-1" office:value-type="percentage" office:value="3.1" calcext:value-type="percentage">
            <text:p>310%</text:p>
          </table:table-cell>
          <table:table-cell table:style-name="ce48" table:formula="of:=([.H204] / MAX([.H$169]; 1E-018))-1" office:value-type="percentage" office:value="3.75" calcext:value-type="percentage">
            <text:p>375%</text:p>
          </table:table-cell>
          <table:table-cell table:style-name="ce48" table:formula="of:=([.I204] / MAX([.I$169]; 1E-018))-1" office:value-type="percentage" office:value="3.1" calcext:value-type="percentage">
            <text:p>31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205] / MAX([.D$169]; 1E-018))-1" office:value-type="percentage" office:value="5.8" calcext:value-type="percentage">
            <text:p>580%</text:p>
          </table:table-cell>
          <table:table-cell table:style-name="ce48" table:formula="of:=([.E205] / MAX([.E$169]; 1E-018))-1" office:value-type="percentage" office:value="7.4" calcext:value-type="percentage">
            <text:p>740%</text:p>
          </table:table-cell>
          <table:table-cell table:style-name="ce48" table:formula="of:=([.F205] / MAX([.F$169]; 1E-018))-1" office:value-type="percentage" office:value="3.75" calcext:value-type="percentage">
            <text:p>375%</text:p>
          </table:table-cell>
          <table:table-cell table:style-name="ce48" table:formula="of:=([.G205] / MAX([.G$169]; 1E-018))-1" office:value-type="percentage" office:value="3.2" calcext:value-type="percentage">
            <text:p>320%</text:p>
          </table:table-cell>
          <table:table-cell table:style-name="ce48" table:formula="of:=([.H205] / MAX([.H$169]; 1E-018))-1" office:value-type="percentage" office:value="3.875" calcext:value-type="percentage">
            <text:p>388%</text:p>
          </table:table-cell>
          <table:table-cell table:style-name="ce48" table:formula="of:=([.I205] / MAX([.I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Relative Bonus</text:p>
          </table:table-cell>
          <table:table-cell table:style-name="ce48" table:formula="of:=([.D206] / MAX([.D$169]; 1E-018))-1" office:value-type="percentage" office:value="6" calcext:value-type="percentage">
            <text:p>600%</text:p>
          </table:table-cell>
          <table:table-cell table:style-name="ce48" table:formula="of:=([.E206] / MAX([.E$169]; 1E-018))-1" office:value-type="percentage" office:value="7.6" calcext:value-type="percentage">
            <text:p>760%</text:p>
          </table:table-cell>
          <table:table-cell table:style-name="ce48" table:formula="of:=([.F206] / MAX([.F$169]; 1E-018))-1" office:value-type="percentage" office:value="3.875" calcext:value-type="percentage">
            <text:p>388%</text:p>
          </table:table-cell>
          <table:table-cell table:style-name="ce48" table:formula="of:=([.G206] / MAX([.G$169]; 1E-018))-1" office:value-type="percentage" office:value="3.3" calcext:value-type="percentage">
            <text:p>330%</text:p>
          </table:table-cell>
          <table:table-cell table:style-name="ce48" table:formula="of:=([.H206] / MAX([.H$169]; 1E-018))-1" office:value-type="percentage" office:value="4" calcext:value-type="percentage">
            <text:p>400%</text:p>
          </table:table-cell>
          <table:table-cell table:style-name="ce48" table:formula="of:=([.I206] / MAX([.I$169]; 1E-018))-1" office:value-type="percentage" office:value="3.3" calcext:value-type="percentage">
            <text:p>33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Bonus Compared To Gun 1</text:p>
          </table:table-cell>
          <table:table-cell table:style-name="ce49" table:formula="of:=([.D169] / MAX([.$D$169]; 1E-018))-1" office:value-type="percentage" office:value="0" calcext:value-type="percentage">
            <text:p>0%</text:p>
          </table:table-cell>
          <table:table-cell table:style-name="ce49" table:formula="of:=([.E169] / MAX([.$D$169]; 1E-018))-1" office:value-type="percentage" office:value="-0.5" calcext:value-type="percentage">
            <text:p>-50%</text:p>
          </table:table-cell>
          <table:table-cell table:style-name="ce49" table:formula="of:=([.F169] / MAX([.$D$169]; 1E-018))-1" office:value-type="percentage" office:value="0.6" calcext:value-type="percentage">
            <text:p>60%</text:p>
          </table:table-cell>
          <table:table-cell table:style-name="ce49" table:formula="of:=([.G169] / MAX([.$D$169]; 1E-018))-1" office:value-type="percentage" office:value="0" calcext:value-type="percentage">
            <text:p>0%</text:p>
          </table:table-cell>
          <table:table-cell table:style-name="ce49" table:formula="of:=([.H169] / MAX([.$D$169]; 1E-018))-1" office:value-type="percentage" office:value="0.6" calcext:value-type="percentage">
            <text:p>60%</text:p>
          </table:table-cell>
          <table:table-cell table:style-name="ce49" table:formula="of:=([.I169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70] / MAX([.$D$169]; 1E-018))-1" office:value-type="percentage" office:value="0.6" calcext:value-type="percentage">
            <text:p>60%</text:p>
          </table:table-cell>
          <table:table-cell table:style-name="ce49" table:formula="of:=([.E170] / MAX([.$D$169]; 1E-018))-1" office:value-type="percentage" office:value="0" calcext:value-type="percentage">
            <text:p>0%</text:p>
          </table:table-cell>
          <table:table-cell table:style-name="ce49" table:formula="of:=([.F170] / MAX([.$D$169]; 1E-018))-1" office:value-type="percentage" office:value="0.8" calcext:value-type="percentage">
            <text:p>80%</text:p>
          </table:table-cell>
          <table:table-cell table:style-name="ce49" table:formula="of:=([.G170] / MAX([.$D$169]; 1E-018))-1" office:value-type="percentage" office:value="0" calcext:value-type="percentage">
            <text:p>0%</text:p>
          </table:table-cell>
          <table:table-cell table:style-name="ce49" table:formula="of:=([.H170] / MAX([.$D$169]; 1E-018))-1" office:value-type="percentage" office:value="0.8" calcext:value-type="percentage">
            <text:p>80%</text:p>
          </table:table-cell>
          <table:table-cell table:style-name="ce49" table:formula="of:=([.I170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71] / MAX([.$D$169]; 1E-018))-1" office:value-type="percentage" office:value="0.6" calcext:value-type="percentage">
            <text:p>60%</text:p>
          </table:table-cell>
          <table:table-cell table:style-name="ce49" table:formula="of:=([.E171] / MAX([.$D$169]; 1E-018))-1" office:value-type="percentage" office:value="0" calcext:value-type="percentage">
            <text:p>0%</text:p>
          </table:table-cell>
          <table:table-cell table:style-name="ce49" table:formula="of:=([.F171] / MAX([.$D$169]; 1E-018))-1" office:value-type="percentage" office:value="0.8" calcext:value-type="percentage">
            <text:p>80%</text:p>
          </table:table-cell>
          <table:table-cell table:style-name="ce49" table:formula="of:=([.G171] / MAX([.$D$169]; 1E-018))-1" office:value-type="percentage" office:value="0" calcext:value-type="percentage">
            <text:p>0%</text:p>
          </table:table-cell>
          <table:table-cell table:style-name="ce49" table:formula="of:=([.H171] / MAX([.$D$169]; 1E-018))-1" office:value-type="percentage" office:value="0.8" calcext:value-type="percentage">
            <text:p>80%</text:p>
          </table:table-cell>
          <table:table-cell table:style-name="ce49" table:formula="of:=([.I171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72] / MAX([.$D$169]; 1E-018))-1" office:value-type="percentage" office:value="0.6" calcext:value-type="percentage">
            <text:p>60%</text:p>
          </table:table-cell>
          <table:table-cell table:style-name="ce49" table:formula="of:=([.E172] / MAX([.$D$169]; 1E-018))-1" office:value-type="percentage" office:value="0" calcext:value-type="percentage">
            <text:p>0%</text:p>
          </table:table-cell>
          <table:table-cell table:style-name="ce49" table:formula="of:=([.F172] / MAX([.$D$169]; 1E-018))-1" office:value-type="percentage" office:value="0.8" calcext:value-type="percentage">
            <text:p>80%</text:p>
          </table:table-cell>
          <table:table-cell table:style-name="ce49" table:formula="of:=([.G172] / MAX([.$D$169]; 1E-018))-1" office:value-type="percentage" office:value="0" calcext:value-type="percentage">
            <text:p>0%</text:p>
          </table:table-cell>
          <table:table-cell table:style-name="ce49" table:formula="of:=([.H172] / MAX([.$D$169]; 1E-018))-1" office:value-type="percentage" office:value="0.8" calcext:value-type="percentage">
            <text:p>80%</text:p>
          </table:table-cell>
          <table:table-cell table:style-name="ce49" table:formula="of:=([.I172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73] / MAX([.$D$169]; 1E-018))-1" office:value-type="percentage" office:value="0.6" calcext:value-type="percentage">
            <text:p>60%</text:p>
          </table:table-cell>
          <table:table-cell table:style-name="ce49" table:formula="of:=([.E173] / MAX([.$D$169]; 1E-018))-1" office:value-type="percentage" office:value="0" calcext:value-type="percentage">
            <text:p>0%</text:p>
          </table:table-cell>
          <table:table-cell table:style-name="ce49" table:formula="of:=([.F173] / MAX([.$D$169]; 1E-018))-1" office:value-type="percentage" office:value="0.8" calcext:value-type="percentage">
            <text:p>80%</text:p>
          </table:table-cell>
          <table:table-cell table:style-name="ce49" table:formula="of:=([.G173] / MAX([.$D$169]; 1E-018))-1" office:value-type="percentage" office:value="0" calcext:value-type="percentage">
            <text:p>0%</text:p>
          </table:table-cell>
          <table:table-cell table:style-name="ce49" table:formula="of:=([.H173] / MAX([.$D$169]; 1E-018))-1" office:value-type="percentage" office:value="0.8" calcext:value-type="percentage">
            <text:p>80%</text:p>
          </table:table-cell>
          <table:table-cell table:style-name="ce49" table:formula="of:=([.I173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74] / MAX([.$D$169]; 1E-018))-1" office:value-type="percentage" office:value="0.6" calcext:value-type="percentage">
            <text:p>60%</text:p>
          </table:table-cell>
          <table:table-cell table:style-name="ce49" table:formula="of:=([.E174] / MAX([.$D$169]; 1E-018))-1" office:value-type="percentage" office:value="0" calcext:value-type="percentage">
            <text:p>0%</text:p>
          </table:table-cell>
          <table:table-cell table:style-name="ce49" table:formula="of:=([.F174] / MAX([.$D$169]; 1E-018))-1" office:value-type="percentage" office:value="0.8" calcext:value-type="percentage">
            <text:p>80%</text:p>
          </table:table-cell>
          <table:table-cell table:style-name="ce49" table:formula="of:=([.G174] / MAX([.$D$169]; 1E-018))-1" office:value-type="percentage" office:value="0" calcext:value-type="percentage">
            <text:p>0%</text:p>
          </table:table-cell>
          <table:table-cell table:style-name="ce49" table:formula="of:=([.H174] / MAX([.$D$169]; 1E-018))-1" office:value-type="percentage" office:value="0.8" calcext:value-type="percentage">
            <text:p>80%</text:p>
          </table:table-cell>
          <table:table-cell table:style-name="ce49" table:formula="of:=([.I174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175] / MAX([.$D$169]; 1E-018))-1" office:value-type="percentage" office:value="0.25" calcext:value-type="percentage">
            <text:p>25%</text:p>
          </table:table-cell>
          <table:table-cell table:style-name="ce49" table:formula="of:=([.E175] / MAX([.$D$169]; 1E-018))-1" office:value-type="percentage" office:value="-0.375" calcext:value-type="percentage">
            <text:p>-38%</text:p>
          </table:table-cell>
          <table:table-cell table:style-name="ce49" table:formula="of:=([.F175] / MAX([.$D$169]; 1E-018))-1" office:value-type="percentage" office:value="1" calcext:value-type="percentage">
            <text:p>100%</text:p>
          </table:table-cell>
          <table:table-cell table:style-name="ce49" table:formula="of:=([.G175] / MAX([.$D$169]; 1E-018))-1" office:value-type="percentage" office:value="0.25" calcext:value-type="percentage">
            <text:p>25%</text:p>
          </table:table-cell>
          <table:table-cell table:style-name="ce49" table:formula="of:=([.H175] / MAX([.$D$169]; 1E-018))-1" office:value-type="percentage" office:value="1" calcext:value-type="percentage">
            <text:p>100%</text:p>
          </table:table-cell>
          <table:table-cell table:style-name="ce49" table:formula="of:=([.I175] / MAX([.$D$169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176] / MAX([.$D$169]; 1E-018))-1" office:value-type="percentage" office:value="0.6" calcext:value-type="percentage">
            <text:p>60%</text:p>
          </table:table-cell>
          <table:table-cell table:style-name="ce49" table:formula="of:=([.E176] / MAX([.$D$169]; 1E-018))-1" office:value-type="percentage" office:value="0" calcext:value-type="percentage">
            <text:p>0%</text:p>
          </table:table-cell>
          <table:table-cell table:style-name="ce49" table:formula="of:=([.F176] / MAX([.$D$169]; 1E-018))-1" office:value-type="percentage" office:value="0.8" calcext:value-type="percentage">
            <text:p>80%</text:p>
          </table:table-cell>
          <table:table-cell table:style-name="ce49" table:formula="of:=([.G176] / MAX([.$D$169]; 1E-018))-1" office:value-type="percentage" office:value="0" calcext:value-type="percentage">
            <text:p>0%</text:p>
          </table:table-cell>
          <table:table-cell table:style-name="ce49" table:formula="of:=([.H176] / MAX([.$D$169]; 1E-018))-1" office:value-type="percentage" office:value="0.8" calcext:value-type="percentage">
            <text:p>80%</text:p>
          </table:table-cell>
          <table:table-cell table:style-name="ce49" table:formula="of:=([.I176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77] / MAX([.$D$169]; 1E-018))-1" office:value-type="percentage" office:value="0.0999999999999999" calcext:value-type="percentage">
            <text:p>10%</text:p>
          </table:table-cell>
          <table:table-cell table:style-name="ce49" table:formula="of:=([.E177] / MAX([.$D$169]; 1E-018))-1" office:value-type="percentage" office:value="-0.45" calcext:value-type="percentage">
            <text:p>-45%</text:p>
          </table:table-cell>
          <table:table-cell table:style-name="ce49" table:formula="of:=([.F177] / MAX([.$D$169]; 1E-018))-1" office:value-type="percentage" office:value="0.76" calcext:value-type="percentage">
            <text:p>76%</text:p>
          </table:table-cell>
          <table:table-cell table:style-name="ce49" table:formula="of:=([.G177] / MAX([.$D$169]; 1E-018))-1" office:value-type="percentage" office:value="0.0999999999999999" calcext:value-type="percentage">
            <text:p>10%</text:p>
          </table:table-cell>
          <table:table-cell table:style-name="ce49" table:formula="of:=([.H177] / MAX([.$D$169]; 1E-018))-1" office:value-type="percentage" office:value="0.76" calcext:value-type="percentage">
            <text:p>76%</text:p>
          </table:table-cell>
          <table:table-cell table:style-name="ce49" table:formula="of:=([.I177] / MAX([.$D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78] / MAX([.$D$169]; 1E-018))-1" office:value-type="percentage" office:value="0.2" calcext:value-type="percentage">
            <text:p>20%</text:p>
          </table:table-cell>
          <table:table-cell table:style-name="ce49" table:formula="of:=([.E178] / MAX([.$D$169]; 1E-018))-1" office:value-type="percentage" office:value="-0.4" calcext:value-type="percentage">
            <text:p>-40%</text:p>
          </table:table-cell>
          <table:table-cell table:style-name="ce49" table:formula="of:=([.F178] / MAX([.$D$169]; 1E-018))-1" office:value-type="percentage" office:value="0.92" calcext:value-type="percentage">
            <text:p>92%</text:p>
          </table:table-cell>
          <table:table-cell table:style-name="ce49" table:formula="of:=([.G178] / MAX([.$D$169]; 1E-018))-1" office:value-type="percentage" office:value="0.2" calcext:value-type="percentage">
            <text:p>20%</text:p>
          </table:table-cell>
          <table:table-cell table:style-name="ce49" table:formula="of:=([.H178] / MAX([.$D$169]; 1E-018))-1" office:value-type="percentage" office:value="0.92" calcext:value-type="percentage">
            <text:p>92%</text:p>
          </table:table-cell>
          <table:table-cell table:style-name="ce49" table:formula="of:=([.I178] / MAX([.$D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79] / MAX([.$D$169]; 1E-018))-1" office:value-type="percentage" office:value="0.3" calcext:value-type="percentage">
            <text:p>30%</text:p>
          </table:table-cell>
          <table:table-cell table:style-name="ce49" table:formula="of:=([.E179] / MAX([.$D$169]; 1E-018))-1" office:value-type="percentage" office:value="-0.35" calcext:value-type="percentage">
            <text:p>-35%</text:p>
          </table:table-cell>
          <table:table-cell table:style-name="ce49" table:formula="of:=([.F179] / MAX([.$D$169]; 1E-018))-1" office:value-type="percentage" office:value="1.08" calcext:value-type="percentage">
            <text:p>108%</text:p>
          </table:table-cell>
          <table:table-cell table:style-name="ce49" table:formula="of:=([.G179] / MAX([.$D$169]; 1E-018))-1" office:value-type="percentage" office:value="0.3" calcext:value-type="percentage">
            <text:p>30%</text:p>
          </table:table-cell>
          <table:table-cell table:style-name="ce49" table:formula="of:=([.H179] / MAX([.$D$169]; 1E-018))-1" office:value-type="percentage" office:value="1.08" calcext:value-type="percentage">
            <text:p>108%</text:p>
          </table:table-cell>
          <table:table-cell table:style-name="ce49" table:formula="of:=([.I179] / MAX([.$D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Bonus Compared To Gun 1</text:p>
          </table:table-cell>
          <table:table-cell table:style-name="ce49" table:formula="of:=([.D180] / MAX([.$D$169]; 1E-018))-1" office:value-type="percentage" office:value="0.8" calcext:value-type="percentage">
            <text:p>80%</text:p>
          </table:table-cell>
          <table:table-cell table:style-name="ce49" table:formula="of:=([.E180] / MAX([.$D$169]; 1E-018))-1" office:value-type="percentage" office:value="0.0999999999999999" calcext:value-type="percentage">
            <text:p>10%</text:p>
          </table:table-cell>
          <table:table-cell table:style-name="ce49" table:formula="of:=([.F180] / MAX([.$D$169]; 1E-018))-1" office:value-type="percentage" office:value="1" calcext:value-type="percentage">
            <text:p>100%</text:p>
          </table:table-cell>
          <table:table-cell table:style-name="ce49" table:formula="of:=([.G180] / MAX([.$D$169]; 1E-018))-1" office:value-type="percentage" office:value="0.0999999999999999" calcext:value-type="percentage">
            <text:p>10%</text:p>
          </table:table-cell>
          <table:table-cell table:style-name="ce49" table:formula="of:=([.H180] / MAX([.$D$169]; 1E-018))-1" office:value-type="percentage" office:value="1.2" calcext:value-type="percentage">
            <text:p>120%</text:p>
          </table:table-cell>
          <table:table-cell table:style-name="ce49" table:formula="of:=([.I180] / MAX([.$D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Bonus Compared To Gun 1</text:p>
          </table:table-cell>
          <table:table-cell table:style-name="ce49" table:formula="of:=([.D181] / MAX([.$D$169]; 1E-018))-1" office:value-type="percentage" office:value="1" calcext:value-type="percentage">
            <text:p>100%</text:p>
          </table:table-cell>
          <table:table-cell table:style-name="ce49" table:formula="of:=([.E181] / MAX([.$D$169]; 1E-018))-1" office:value-type="percentage" office:value="0.2" calcext:value-type="percentage">
            <text:p>20%</text:p>
          </table:table-cell>
          <table:table-cell table:style-name="ce49" table:formula="of:=([.F181] / MAX([.$D$169]; 1E-018))-1" office:value-type="percentage" office:value="1.2" calcext:value-type="percentage">
            <text:p>120%</text:p>
          </table:table-cell>
          <table:table-cell table:style-name="ce49" table:formula="of:=([.G181] / MAX([.$D$169]; 1E-018))-1" office:value-type="percentage" office:value="0.2" calcext:value-type="percentage">
            <text:p>20%</text:p>
          </table:table-cell>
          <table:table-cell table:style-name="ce49" table:formula="of:=([.H181] / MAX([.$D$169]; 1E-018))-1" office:value-type="percentage" office:value="1.4" calcext:value-type="percentage">
            <text:p>140%</text:p>
          </table:table-cell>
          <table:table-cell table:style-name="ce49" table:formula="of:=([.I181] / MAX([.$D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Bonus Compared To Gun 1</text:p>
          </table:table-cell>
          <table:table-cell table:style-name="ce49" table:formula="of:=([.D182] / MAX([.$D$169]; 1E-018))-1" office:value-type="percentage" office:value="1.2" calcext:value-type="percentage">
            <text:p>120%</text:p>
          </table:table-cell>
          <table:table-cell table:style-name="ce49" table:formula="of:=([.E182] / MAX([.$D$169]; 1E-018))-1" office:value-type="percentage" office:value="0.3" calcext:value-type="percentage">
            <text:p>30%</text:p>
          </table:table-cell>
          <table:table-cell table:style-name="ce49" table:formula="of:=([.F182] / MAX([.$D$169]; 1E-018))-1" office:value-type="percentage" office:value="1.4" calcext:value-type="percentage">
            <text:p>140%</text:p>
          </table:table-cell>
          <table:table-cell table:style-name="ce49" table:formula="of:=([.G182] / MAX([.$D$169]; 1E-018))-1" office:value-type="percentage" office:value="0.3" calcext:value-type="percentage">
            <text:p>30%</text:p>
          </table:table-cell>
          <table:table-cell table:style-name="ce49" table:formula="of:=([.H182] / MAX([.$D$169]; 1E-018))-1" office:value-type="percentage" office:value="1.6" calcext:value-type="percentage">
            <text:p>160%</text:p>
          </table:table-cell>
          <table:table-cell table:style-name="ce49" table:formula="of:=([.I182] / MAX([.$D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83] / MAX([.$D$169]; 1E-018))-1" office:value-type="percentage" office:value="0.2" calcext:value-type="percentage">
            <text:p>20%</text:p>
          </table:table-cell>
          <table:table-cell table:style-name="ce49" table:formula="of:=([.E183] / MAX([.$D$169]; 1E-018))-1" office:value-type="percentage" office:value="-0.4" calcext:value-type="percentage">
            <text:p>-40%</text:p>
          </table:table-cell>
          <table:table-cell table:style-name="ce49" table:formula="of:=([.F183] / MAX([.$D$169]; 1E-018))-1" office:value-type="percentage" office:value="0.92" calcext:value-type="percentage">
            <text:p>92%</text:p>
          </table:table-cell>
          <table:table-cell table:style-name="ce49" table:formula="of:=([.G183] / MAX([.$D$169]; 1E-018))-1" office:value-type="percentage" office:value="0.2" calcext:value-type="percentage">
            <text:p>20%</text:p>
          </table:table-cell>
          <table:table-cell table:style-name="ce49" table:formula="of:=([.H183] / MAX([.$D$169]; 1E-018))-1" office:value-type="percentage" office:value="0.92" calcext:value-type="percentage">
            <text:p>92%</text:p>
          </table:table-cell>
          <table:table-cell table:style-name="ce49" table:formula="of:=([.I183] / MAX([.$D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84] / MAX([.$D$169]; 1E-018))-1" office:value-type="percentage" office:value="0" calcext:value-type="percentage">
            <text:p>0%</text:p>
          </table:table-cell>
          <table:table-cell table:style-name="ce49" table:formula="of:=([.E184] / MAX([.$D$169]; 1E-018))-1" office:value-type="percentage" office:value="-0.5" calcext:value-type="percentage">
            <text:p>-50%</text:p>
          </table:table-cell>
          <table:table-cell table:style-name="ce49" table:formula="of:=([.F184] / MAX([.$D$169]; 1E-018))-1" office:value-type="percentage" office:value="0.6" calcext:value-type="percentage">
            <text:p>60%</text:p>
          </table:table-cell>
          <table:table-cell table:style-name="ce49" table:formula="of:=([.G184] / MAX([.$D$169]; 1E-018))-1" office:value-type="percentage" office:value="0" calcext:value-type="percentage">
            <text:p>0%</text:p>
          </table:table-cell>
          <table:table-cell table:style-name="ce49" table:formula="of:=([.H184] / MAX([.$D$169]; 1E-018))-1" office:value-type="percentage" office:value="0.6" calcext:value-type="percentage">
            <text:p>60%</text:p>
          </table:table-cell>
          <table:table-cell table:style-name="ce49" table:formula="of:=([.I184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85] / MAX([.$D$169]; 1E-018))-1" office:value-type="percentage" office:value="0" calcext:value-type="percentage">
            <text:p>0%</text:p>
          </table:table-cell>
          <table:table-cell table:style-name="ce49" table:formula="of:=([.E185] / MAX([.$D$169]; 1E-018))-1" office:value-type="percentage" office:value="-0.5" calcext:value-type="percentage">
            <text:p>-50%</text:p>
          </table:table-cell>
          <table:table-cell table:style-name="ce49" table:formula="of:=([.F185] / MAX([.$D$169]; 1E-018))-1" office:value-type="percentage" office:value="0.6" calcext:value-type="percentage">
            <text:p>60%</text:p>
          </table:table-cell>
          <table:table-cell table:style-name="ce49" table:formula="of:=([.G185] / MAX([.$D$169]; 1E-018))-1" office:value-type="percentage" office:value="0" calcext:value-type="percentage">
            <text:p>0%</text:p>
          </table:table-cell>
          <table:table-cell table:style-name="ce49" table:formula="of:=([.H185] / MAX([.$D$169]; 1E-018))-1" office:value-type="percentage" office:value="0.6" calcext:value-type="percentage">
            <text:p>60%</text:p>
          </table:table-cell>
          <table:table-cell table:style-name="ce49" table:formula="of:=([.I185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186] / MAX([.$D$169]; 1E-018))-1" office:value-type="percentage" office:value="0" calcext:value-type="percentage">
            <text:p>0%</text:p>
          </table:table-cell>
          <table:table-cell table:style-name="ce49" table:formula="of:=([.E186] / MAX([.$D$169]; 1E-018))-1" office:value-type="percentage" office:value="-0.5" calcext:value-type="percentage">
            <text:p>-50%</text:p>
          </table:table-cell>
          <table:table-cell table:style-name="ce49" table:formula="of:=([.F186] / MAX([.$D$169]; 1E-018))-1" office:value-type="percentage" office:value="0.6" calcext:value-type="percentage">
            <text:p>60%</text:p>
          </table:table-cell>
          <table:table-cell table:style-name="ce49" table:formula="of:=([.G186] / MAX([.$D$169]; 1E-018))-1" office:value-type="percentage" office:value="0" calcext:value-type="percentage">
            <text:p>0%</text:p>
          </table:table-cell>
          <table:table-cell table:style-name="ce49" table:formula="of:=([.H186] / MAX([.$D$169]; 1E-018))-1" office:value-type="percentage" office:value="0.6" calcext:value-type="percentage">
            <text:p>60%</text:p>
          </table:table-cell>
          <table:table-cell table:style-name="ce49" table:formula="of:=([.I186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187] / MAX([.$D$169]; 1E-018))-1" office:value-type="percentage" office:value="0" calcext:value-type="percentage">
            <text:p>0%</text:p>
          </table:table-cell>
          <table:table-cell table:style-name="ce49" table:formula="of:=([.E187] / MAX([.$D$169]; 1E-018))-1" office:value-type="percentage" office:value="-0.5" calcext:value-type="percentage">
            <text:p>-50%</text:p>
          </table:table-cell>
          <table:table-cell table:style-name="ce49" table:formula="of:=([.F187] / MAX([.$D$169]; 1E-018))-1" office:value-type="percentage" office:value="0.6" calcext:value-type="percentage">
            <text:p>60%</text:p>
          </table:table-cell>
          <table:table-cell table:style-name="ce49" table:formula="of:=([.G187] / MAX([.$D$169]; 1E-018))-1" office:value-type="percentage" office:value="0" calcext:value-type="percentage">
            <text:p>0%</text:p>
          </table:table-cell>
          <table:table-cell table:style-name="ce49" table:formula="of:=([.H187] / MAX([.$D$169]; 1E-018))-1" office:value-type="percentage" office:value="0.6" calcext:value-type="percentage">
            <text:p>60%</text:p>
          </table:table-cell>
          <table:table-cell table:style-name="ce49" table:formula="of:=([.I187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188] / MAX([.$D$169]; 1E-018))-1" office:value-type="percentage" office:value="1" calcext:value-type="percentage">
            <text:p>100%</text:p>
          </table:table-cell>
          <table:table-cell table:style-name="ce49" table:formula="of:=([.E188] / MAX([.$D$169]; 1E-018))-1" office:value-type="percentage" office:value="0" calcext:value-type="percentage">
            <text:p>0%</text:p>
          </table:table-cell>
          <table:table-cell table:style-name="ce49" table:formula="of:=([.F188] / MAX([.$D$169]; 1E-018))-1" office:value-type="percentage" office:value="0.6" calcext:value-type="percentage">
            <text:p>60%</text:p>
          </table:table-cell>
          <table:table-cell table:style-name="ce49" table:formula="of:=([.G188] / MAX([.$D$169]; 1E-018))-1" office:value-type="percentage" office:value="0" calcext:value-type="percentage">
            <text:p>0%</text:p>
          </table:table-cell>
          <table:table-cell table:style-name="ce49" table:formula="of:=([.H188] / MAX([.$D$169]; 1E-018))-1" office:value-type="percentage" office:value="0.6" calcext:value-type="percentage">
            <text:p>60%</text:p>
          </table:table-cell>
          <table:table-cell table:style-name="ce49" table:formula="of:=([.I188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89] / MAX([.$D$169]; 1E-018))-1" office:value-type="percentage" office:value="2.4" calcext:value-type="percentage">
            <text:p>240%</text:p>
          </table:table-cell>
          <table:table-cell table:style-name="ce49" table:formula="of:=([.E189] / MAX([.$D$169]; 1E-018))-1" office:value-type="percentage" office:value="1.1" calcext:value-type="percentage">
            <text:p>110%</text:p>
          </table:table-cell>
          <table:table-cell table:style-name="ce49" table:formula="of:=([.F189] / MAX([.$D$169]; 1E-018))-1" office:value-type="percentage" office:value="2.8" calcext:value-type="percentage">
            <text:p>280%</text:p>
          </table:table-cell>
          <table:table-cell table:style-name="ce49" table:formula="of:=([.G189] / MAX([.$D$169]; 1E-018))-1" office:value-type="percentage" office:value="1.1" calcext:value-type="percentage">
            <text:p>110%</text:p>
          </table:table-cell>
          <table:table-cell table:style-name="ce49" table:formula="of:=([.H189] / MAX([.$D$169]; 1E-018))-1" office:value-type="percentage" office:value="3" calcext:value-type="percentage">
            <text:p>300%</text:p>
          </table:table-cell>
          <table:table-cell table:style-name="ce49" table:formula="of:=([.I189] / MAX([.$D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90] / MAX([.$D$169]; 1E-018))-1" office:value-type="percentage" office:value="2.6" calcext:value-type="percentage">
            <text:p>260%</text:p>
          </table:table-cell>
          <table:table-cell table:style-name="ce49" table:formula="of:=([.E190] / MAX([.$D$169]; 1E-018))-1" office:value-type="percentage" office:value="1.2" calcext:value-type="percentage">
            <text:p>120%</text:p>
          </table:table-cell>
          <table:table-cell table:style-name="ce49" table:formula="of:=([.F190] / MAX([.$D$169]; 1E-018))-1" office:value-type="percentage" office:value="3" calcext:value-type="percentage">
            <text:p>300%</text:p>
          </table:table-cell>
          <table:table-cell table:style-name="ce49" table:formula="of:=([.G190] / MAX([.$D$169]; 1E-018))-1" office:value-type="percentage" office:value="1.2" calcext:value-type="percentage">
            <text:p>120%</text:p>
          </table:table-cell>
          <table:table-cell table:style-name="ce49" table:formula="of:=([.H190] / MAX([.$D$169]; 1E-018))-1" office:value-type="percentage" office:value="3.2" calcext:value-type="percentage">
            <text:p>320%</text:p>
          </table:table-cell>
          <table:table-cell table:style-name="ce49" table:formula="of:=([.I190] / MAX([.$D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91] / MAX([.$D$169]; 1E-018))-1" office:value-type="percentage" office:value="2.8" calcext:value-type="percentage">
            <text:p>280%</text:p>
          </table:table-cell>
          <table:table-cell table:style-name="ce49" table:formula="of:=([.E191] / MAX([.$D$169]; 1E-018))-1" office:value-type="percentage" office:value="1.3" calcext:value-type="percentage">
            <text:p>130%</text:p>
          </table:table-cell>
          <table:table-cell table:style-name="ce49" table:formula="of:=([.F191] / MAX([.$D$169]; 1E-018))-1" office:value-type="percentage" office:value="3.2" calcext:value-type="percentage">
            <text:p>320%</text:p>
          </table:table-cell>
          <table:table-cell table:style-name="ce49" table:formula="of:=([.G191] / MAX([.$D$169]; 1E-018))-1" office:value-type="percentage" office:value="1.3" calcext:value-type="percentage">
            <text:p>130%</text:p>
          </table:table-cell>
          <table:table-cell table:style-name="ce49" table:formula="of:=([.H191] / MAX([.$D$169]; 1E-018))-1" office:value-type="percentage" office:value="3.4" calcext:value-type="percentage">
            <text:p>340%</text:p>
          </table:table-cell>
          <table:table-cell table:style-name="ce49" table:formula="of:=([.I191] / MAX([.$D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192] / MAX([.$D$169]; 1E-018))-1" office:value-type="percentage" office:value="3.2" calcext:value-type="percentage">
            <text:p>320%</text:p>
          </table:table-cell>
          <table:table-cell table:style-name="ce49" table:formula="of:=([.E192] / MAX([.$D$169]; 1E-018))-1" office:value-type="percentage" office:value="1.3" calcext:value-type="percentage">
            <text:p>130%</text:p>
          </table:table-cell>
          <table:table-cell table:style-name="ce49" table:formula="of:=([.F192] / MAX([.$D$169]; 1E-018))-1" office:value-type="percentage" office:value="2.92" calcext:value-type="percentage">
            <text:p>292%</text:p>
          </table:table-cell>
          <table:table-cell table:style-name="ce49" table:formula="of:=([.G192] / MAX([.$D$169]; 1E-018))-1" office:value-type="percentage" office:value="1.3" calcext:value-type="percentage">
            <text:p>130%</text:p>
          </table:table-cell>
          <table:table-cell table:style-name="ce49" table:formula="of:=([.H192] / MAX([.$D$169]; 1E-018))-1" office:value-type="percentage" office:value="3.12" calcext:value-type="percentage">
            <text:p>312%</text:p>
          </table:table-cell>
          <table:table-cell table:style-name="ce49" table:formula="of:=([.I192] / MAX([.$D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193] / MAX([.$D$169]; 1E-018))-1" office:value-type="percentage" office:value="3.4" calcext:value-type="percentage">
            <text:p>340%</text:p>
          </table:table-cell>
          <table:table-cell table:style-name="ce49" table:formula="of:=([.E193] / MAX([.$D$169]; 1E-018))-1" office:value-type="percentage" office:value="1.4" calcext:value-type="percentage">
            <text:p>140%</text:p>
          </table:table-cell>
          <table:table-cell table:style-name="ce49" table:formula="of:=([.F193] / MAX([.$D$169]; 1E-018))-1" office:value-type="percentage" office:value="3.12" calcext:value-type="percentage">
            <text:p>312%</text:p>
          </table:table-cell>
          <table:table-cell table:style-name="ce49" table:formula="of:=([.G193] / MAX([.$D$169]; 1E-018))-1" office:value-type="percentage" office:value="1.4" calcext:value-type="percentage">
            <text:p>140%</text:p>
          </table:table-cell>
          <table:table-cell table:style-name="ce49" table:formula="of:=([.H193] / MAX([.$D$169]; 1E-018))-1" office:value-type="percentage" office:value="3.32" calcext:value-type="percentage">
            <text:p>332%</text:p>
          </table:table-cell>
          <table:table-cell table:style-name="ce49" table:formula="of:=([.I193] / MAX([.$D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194] / MAX([.$D$169]; 1E-018))-1" office:value-type="percentage" office:value="3.6" calcext:value-type="percentage">
            <text:p>360%</text:p>
          </table:table-cell>
          <table:table-cell table:style-name="ce49" table:formula="of:=([.E194] / MAX([.$D$169]; 1E-018))-1" office:value-type="percentage" office:value="1.5" calcext:value-type="percentage">
            <text:p>150%</text:p>
          </table:table-cell>
          <table:table-cell table:style-name="ce49" table:formula="of:=([.F194] / MAX([.$D$169]; 1E-018))-1" office:value-type="percentage" office:value="3.32" calcext:value-type="percentage">
            <text:p>332%</text:p>
          </table:table-cell>
          <table:table-cell table:style-name="ce49" table:formula="of:=([.G194] / MAX([.$D$169]; 1E-018))-1" office:value-type="percentage" office:value="1.5" calcext:value-type="percentage">
            <text:p>150%</text:p>
          </table:table-cell>
          <table:table-cell table:style-name="ce49" table:formula="of:=([.H194] / MAX([.$D$169]; 1E-018))-1" office:value-type="percentage" office:value="3.52" calcext:value-type="percentage">
            <text:p>352%</text:p>
          </table:table-cell>
          <table:table-cell table:style-name="ce49" table:formula="of:=([.I194] / MAX([.$D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95] / MAX([.$D$169]; 1E-018))-1" office:value-type="percentage" office:value="2.4" calcext:value-type="percentage">
            <text:p>240%</text:p>
          </table:table-cell>
          <table:table-cell table:style-name="ce49" table:formula="of:=([.E195] / MAX([.$D$169]; 1E-018))-1" office:value-type="percentage" office:value="1.1" calcext:value-type="percentage">
            <text:p>110%</text:p>
          </table:table-cell>
          <table:table-cell table:style-name="ce49" table:formula="of:=([.F195] / MAX([.$D$169]; 1E-018))-1" office:value-type="percentage" office:value="2.8" calcext:value-type="percentage">
            <text:p>280%</text:p>
          </table:table-cell>
          <table:table-cell table:style-name="ce49" table:formula="of:=([.G195] / MAX([.$D$169]; 1E-018))-1" office:value-type="percentage" office:value="1.1" calcext:value-type="percentage">
            <text:p>110%</text:p>
          </table:table-cell>
          <table:table-cell table:style-name="ce49" table:formula="of:=([.H195] / MAX([.$D$169]; 1E-018))-1" office:value-type="percentage" office:value="3" calcext:value-type="percentage">
            <text:p>300%</text:p>
          </table:table-cell>
          <table:table-cell table:style-name="ce49" table:formula="of:=([.I195] / MAX([.$D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96] / MAX([.$D$169]; 1E-018))-1" office:value-type="percentage" office:value="2.6" calcext:value-type="percentage">
            <text:p>260%</text:p>
          </table:table-cell>
          <table:table-cell table:style-name="ce49" table:formula="of:=([.E196] / MAX([.$D$169]; 1E-018))-1" office:value-type="percentage" office:value="1.2" calcext:value-type="percentage">
            <text:p>120%</text:p>
          </table:table-cell>
          <table:table-cell table:style-name="ce49" table:formula="of:=([.F196] / MAX([.$D$169]; 1E-018))-1" office:value-type="percentage" office:value="3" calcext:value-type="percentage">
            <text:p>300%</text:p>
          </table:table-cell>
          <table:table-cell table:style-name="ce49" table:formula="of:=([.G196] / MAX([.$D$169]; 1E-018))-1" office:value-type="percentage" office:value="1.2" calcext:value-type="percentage">
            <text:p>120%</text:p>
          </table:table-cell>
          <table:table-cell table:style-name="ce49" table:formula="of:=([.H196] / MAX([.$D$169]; 1E-018))-1" office:value-type="percentage" office:value="3.2" calcext:value-type="percentage">
            <text:p>320%</text:p>
          </table:table-cell>
          <table:table-cell table:style-name="ce49" table:formula="of:=([.I196] / MAX([.$D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197] / MAX([.$D$169]; 1E-018))-1" office:value-type="percentage" office:value="2.8" calcext:value-type="percentage">
            <text:p>280%</text:p>
          </table:table-cell>
          <table:table-cell table:style-name="ce49" table:formula="of:=([.E197] / MAX([.$D$169]; 1E-018))-1" office:value-type="percentage" office:value="1.3" calcext:value-type="percentage">
            <text:p>130%</text:p>
          </table:table-cell>
          <table:table-cell table:style-name="ce49" table:formula="of:=([.F197] / MAX([.$D$169]; 1E-018))-1" office:value-type="percentage" office:value="3.2" calcext:value-type="percentage">
            <text:p>320%</text:p>
          </table:table-cell>
          <table:table-cell table:style-name="ce49" table:formula="of:=([.G197] / MAX([.$D$169]; 1E-018))-1" office:value-type="percentage" office:value="1.3" calcext:value-type="percentage">
            <text:p>130%</text:p>
          </table:table-cell>
          <table:table-cell table:style-name="ce49" table:formula="of:=([.H197] / MAX([.$D$169]; 1E-018))-1" office:value-type="percentage" office:value="3.4" calcext:value-type="percentage">
            <text:p>340%</text:p>
          </table:table-cell>
          <table:table-cell table:style-name="ce49" table:formula="of:=([.I197] / MAX([.$D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198] / MAX([.$D$169]; 1E-018))-1" office:value-type="percentage" office:value="3.3" calcext:value-type="percentage">
            <text:p>330%</text:p>
          </table:table-cell>
          <table:table-cell table:style-name="ce49" table:formula="of:=([.E198] / MAX([.$D$169]; 1E-018))-1" office:value-type="percentage" office:value="1.35" calcext:value-type="percentage">
            <text:p>135%</text:p>
          </table:table-cell>
          <table:table-cell table:style-name="ce49" table:formula="of:=([.F198] / MAX([.$D$169]; 1E-018))-1" office:value-type="percentage" office:value="3" calcext:value-type="percentage">
            <text:p>300%</text:p>
          </table:table-cell>
          <table:table-cell table:style-name="ce49" table:formula="of:=([.G198] / MAX([.$D$169]; 1E-018))-1" office:value-type="percentage" office:value="1.35" calcext:value-type="percentage">
            <text:p>135%</text:p>
          </table:table-cell>
          <table:table-cell table:style-name="ce49" table:formula="of:=([.H198] / MAX([.$D$169]; 1E-018))-1" office:value-type="percentage" office:value="3.2" calcext:value-type="percentage">
            <text:p>320%</text:p>
          </table:table-cell>
          <table:table-cell table:style-name="ce49" table:formula="of:=([.I198] / MAX([.$D$169]; 1E-018))-1" office:value-type="percentage" office:value="1.35" calcext:value-type="percentage">
            <text:p>13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199] / MAX([.$D$169]; 1E-018))-1" office:value-type="percentage" office:value="3.5" calcext:value-type="percentage">
            <text:p>350%</text:p>
          </table:table-cell>
          <table:table-cell table:style-name="ce49" table:formula="of:=([.E199] / MAX([.$D$169]; 1E-018))-1" office:value-type="percentage" office:value="1.45" calcext:value-type="percentage">
            <text:p>145%</text:p>
          </table:table-cell>
          <table:table-cell table:style-name="ce49" table:formula="of:=([.F199] / MAX([.$D$169]; 1E-018))-1" office:value-type="percentage" office:value="3.2" calcext:value-type="percentage">
            <text:p>320%</text:p>
          </table:table-cell>
          <table:table-cell table:style-name="ce49" table:formula="of:=([.G199] / MAX([.$D$169]; 1E-018))-1" office:value-type="percentage" office:value="1.45" calcext:value-type="percentage">
            <text:p>145%</text:p>
          </table:table-cell>
          <table:table-cell table:style-name="ce49" table:formula="of:=([.H199] / MAX([.$D$169]; 1E-018))-1" office:value-type="percentage" office:value="3.4" calcext:value-type="percentage">
            <text:p>340%</text:p>
          </table:table-cell>
          <table:table-cell table:style-name="ce49" table:formula="of:=([.I199] / MAX([.$D$169]; 1E-018))-1" office:value-type="percentage" office:value="1.45" calcext:value-type="percentage">
            <text:p>14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200] / MAX([.$D$169]; 1E-018))-1" office:value-type="percentage" office:value="3.7" calcext:value-type="percentage">
            <text:p>370%</text:p>
          </table:table-cell>
          <table:table-cell table:style-name="ce49" table:formula="of:=([.E200] / MAX([.$D$169]; 1E-018))-1" office:value-type="percentage" office:value="1.55" calcext:value-type="percentage">
            <text:p>155%</text:p>
          </table:table-cell>
          <table:table-cell table:style-name="ce49" table:formula="of:=([.F200] / MAX([.$D$169]; 1E-018))-1" office:value-type="percentage" office:value="3.4" calcext:value-type="percentage">
            <text:p>340%</text:p>
          </table:table-cell>
          <table:table-cell table:style-name="ce49" table:formula="of:=([.G200] / MAX([.$D$169]; 1E-018))-1" office:value-type="percentage" office:value="1.55" calcext:value-type="percentage">
            <text:p>155%</text:p>
          </table:table-cell>
          <table:table-cell table:style-name="ce49" table:formula="of:=([.H200] / MAX([.$D$169]; 1E-018))-1" office:value-type="percentage" office:value="3.6" calcext:value-type="percentage">
            <text:p>360%</text:p>
          </table:table-cell>
          <table:table-cell table:style-name="ce49" table:formula="of:=([.I200] / MAX([.$D$169]; 1E-018))-1" office:value-type="percentage" office:value="1.55" calcext:value-type="percentage">
            <text:p>155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201] / MAX([.$D$169]; 1E-018))-1" office:value-type="percentage" office:value="3.4" calcext:value-type="percentage">
            <text:p>340%</text:p>
          </table:table-cell>
          <table:table-cell table:style-name="ce49" table:formula="of:=([.E201] / MAX([.$D$169]; 1E-018))-1" office:value-type="percentage" office:value="1.4" calcext:value-type="percentage">
            <text:p>140%</text:p>
          </table:table-cell>
          <table:table-cell table:style-name="ce49" table:formula="of:=([.F201] / MAX([.$D$169]; 1E-018))-1" office:value-type="percentage" office:value="3.08" calcext:value-type="percentage">
            <text:p>308%</text:p>
          </table:table-cell>
          <table:table-cell table:style-name="ce49" table:formula="of:=([.G201] / MAX([.$D$169]; 1E-018))-1" office:value-type="percentage" office:value="1.4" calcext:value-type="percentage">
            <text:p>140%</text:p>
          </table:table-cell>
          <table:table-cell table:style-name="ce49" table:formula="of:=([.H201] / MAX([.$D$169]; 1E-018))-1" office:value-type="percentage" office:value="3.28" calcext:value-type="percentage">
            <text:p>328%</text:p>
          </table:table-cell>
          <table:table-cell table:style-name="ce49" table:formula="of:=([.I201] / MAX([.$D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202] / MAX([.$D$169]; 1E-018))-1" office:value-type="percentage" office:value="3.6" calcext:value-type="percentage">
            <text:p>360%</text:p>
          </table:table-cell>
          <table:table-cell table:style-name="ce49" table:formula="of:=([.E202] / MAX([.$D$169]; 1E-018))-1" office:value-type="percentage" office:value="1.5" calcext:value-type="percentage">
            <text:p>150%</text:p>
          </table:table-cell>
          <table:table-cell table:style-name="ce49" table:formula="of:=([.F202] / MAX([.$D$169]; 1E-018))-1" office:value-type="percentage" office:value="3.28" calcext:value-type="percentage">
            <text:p>328%</text:p>
          </table:table-cell>
          <table:table-cell table:style-name="ce49" table:formula="of:=([.G202] / MAX([.$D$169]; 1E-018))-1" office:value-type="percentage" office:value="1.5" calcext:value-type="percentage">
            <text:p>150%</text:p>
          </table:table-cell>
          <table:table-cell table:style-name="ce49" table:formula="of:=([.H202] / MAX([.$D$169]; 1E-018))-1" office:value-type="percentage" office:value="3.48" calcext:value-type="percentage">
            <text:p>348%</text:p>
          </table:table-cell>
          <table:table-cell table:style-name="ce49" table:formula="of:=([.I202] / MAX([.$D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49" table:formula="of:=([.D203] / MAX([.$D$169]; 1E-018))-1" office:value-type="percentage" office:value="3.8" calcext:value-type="percentage">
            <text:p>380%</text:p>
          </table:table-cell>
          <table:table-cell table:style-name="ce49" table:formula="of:=([.E203] / MAX([.$D$169]; 1E-018))-1" office:value-type="percentage" office:value="1.6" calcext:value-type="percentage">
            <text:p>160%</text:p>
          </table:table-cell>
          <table:table-cell table:style-name="ce49" table:formula="of:=([.F203] / MAX([.$D$169]; 1E-018))-1" office:value-type="percentage" office:value="3.48" calcext:value-type="percentage">
            <text:p>348%</text:p>
          </table:table-cell>
          <table:table-cell table:style-name="ce49" table:formula="of:=([.G203] / MAX([.$D$169]; 1E-018))-1" office:value-type="percentage" office:value="1.6" calcext:value-type="percentage">
            <text:p>160%</text:p>
          </table:table-cell>
          <table:table-cell table:style-name="ce49" table:formula="of:=([.H203] / MAX([.$D$169]; 1E-018))-1" office:value-type="percentage" office:value="3.68" calcext:value-type="percentage">
            <text:p>368%</text:p>
          </table:table-cell>
          <table:table-cell table:style-name="ce49" table:formula="of:=([.I203] / MAX([.$D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204] / MAX([.$D$169]; 1E-018))-1" office:value-type="percentage" office:value="5.6" calcext:value-type="percentage">
            <text:p>560%</text:p>
          </table:table-cell>
          <table:table-cell table:style-name="ce49" table:formula="of:=([.E204] / MAX([.$D$169]; 1E-018))-1" office:value-type="percentage" office:value="3.1" calcext:value-type="percentage">
            <text:p>310%</text:p>
          </table:table-cell>
          <table:table-cell table:style-name="ce49" table:formula="of:=([.F204] / MAX([.$D$169]; 1E-018))-1" office:value-type="percentage" office:value="6.4" calcext:value-type="percentage">
            <text:p>640%</text:p>
          </table:table-cell>
          <table:table-cell table:style-name="ce49" table:formula="of:=([.G204] / MAX([.$D$169]; 1E-018))-1" office:value-type="percentage" office:value="3.1" calcext:value-type="percentage">
            <text:p>310%</text:p>
          </table:table-cell>
          <table:table-cell table:style-name="ce49" table:formula="of:=([.H204] / MAX([.$D$169]; 1E-018))-1" office:value-type="percentage" office:value="6.6" calcext:value-type="percentage">
            <text:p>660%</text:p>
          </table:table-cell>
          <table:table-cell table:style-name="ce49" table:formula="of:=([.I204] / MAX([.$D$169]; 1E-018))-1" office:value-type="percentage" office:value="3.1" calcext:value-type="percentage">
            <text:p>31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205] / MAX([.$D$169]; 1E-018))-1" office:value-type="percentage" office:value="5.8" calcext:value-type="percentage">
            <text:p>580%</text:p>
          </table:table-cell>
          <table:table-cell table:style-name="ce49" table:formula="of:=([.E205] / MAX([.$D$169]; 1E-018))-1" office:value-type="percentage" office:value="3.2" calcext:value-type="percentage">
            <text:p>320%</text:p>
          </table:table-cell>
          <table:table-cell table:style-name="ce49" table:formula="of:=([.F205] / MAX([.$D$169]; 1E-018))-1" office:value-type="percentage" office:value="6.6" calcext:value-type="percentage">
            <text:p>660%</text:p>
          </table:table-cell>
          <table:table-cell table:style-name="ce49" table:formula="of:=([.G205] / MAX([.$D$169]; 1E-018))-1" office:value-type="percentage" office:value="3.2" calcext:value-type="percentage">
            <text:p>320%</text:p>
          </table:table-cell>
          <table:table-cell table:style-name="ce49" table:formula="of:=([.H205] / MAX([.$D$169]; 1E-018))-1" office:value-type="percentage" office:value="6.8" calcext:value-type="percentage">
            <text:p>680%</text:p>
          </table:table-cell>
          <table:table-cell table:style-name="ce49" table:formula="of:=([.I205] / MAX([.$D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Bonus Compared To Gun 1</text:p>
          </table:table-cell>
          <table:table-cell table:style-name="ce49" table:formula="of:=([.D206] / MAX([.$D$169]; 1E-018))-1" office:value-type="percentage" office:value="6" calcext:value-type="percentage">
            <text:p>600%</text:p>
          </table:table-cell>
          <table:table-cell table:style-name="ce49" table:formula="of:=([.E206] / MAX([.$D$169]; 1E-018))-1" office:value-type="percentage" office:value="3.3" calcext:value-type="percentage">
            <text:p>330%</text:p>
          </table:table-cell>
          <table:table-cell table:style-name="ce49" table:formula="of:=([.F206] / MAX([.$D$169]; 1E-018))-1" office:value-type="percentage" office:value="6.8" calcext:value-type="percentage">
            <text:p>680%</text:p>
          </table:table-cell>
          <table:table-cell table:style-name="ce49" table:formula="of:=([.G206] / MAX([.$D$169]; 1E-018))-1" office:value-type="percentage" office:value="3.3" calcext:value-type="percentage">
            <text:p>330%</text:p>
          </table:table-cell>
          <table:table-cell table:style-name="ce49" table:formula="of:=([.H206] / MAX([.$D$169]; 1E-018))-1" office:value-type="percentage" office:value="7" calcext:value-type="percentage">
            <text:p>700%</text:p>
          </table:table-cell>
          <table:table-cell table:style-name="ce49" table:formula="of:=([.I206] / MAX([.$D$169]; 1E-018))-1" office:value-type="percentage" office:value="3.3" calcext:value-type="percentage">
            <text:p>33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Bonus Compared To Gun 2</text:p>
          </table:table-cell>
          <table:table-cell table:style-name="ce50" table:formula="of:=([.D169] / MAX([.$E$169]; 1E-018))-1" office:value-type="percentage" office:value="1" calcext:value-type="percentage">
            <text:p>100%</text:p>
          </table:table-cell>
          <table:table-cell table:style-name="ce50" table:formula="of:=([.E169] / MAX([.$E$169]; 1E-018))-1" office:value-type="percentage" office:value="0" calcext:value-type="percentage">
            <text:p>0%</text:p>
          </table:table-cell>
          <table:table-cell table:style-name="ce50" table:formula="of:=([.F169] / MAX([.$E$169]; 1E-018))-1" office:value-type="percentage" office:value="2.2" calcext:value-type="percentage">
            <text:p>220%</text:p>
          </table:table-cell>
          <table:table-cell table:style-name="ce50" table:formula="of:=([.G169] / MAX([.$E$169]; 1E-018))-1" office:value-type="percentage" office:value="1" calcext:value-type="percentage">
            <text:p>100%</text:p>
          </table:table-cell>
          <table:table-cell table:style-name="ce50" table:formula="of:=([.H169] / MAX([.$E$169]; 1E-018))-1" office:value-type="percentage" office:value="2.2" calcext:value-type="percentage">
            <text:p>220%</text:p>
          </table:table-cell>
          <table:table-cell table:style-name="ce50" table:formula="of:=([.I169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Bonus Compared To Gun 2</text:p>
          </table:table-cell>
          <table:table-cell table:style-name="ce50" table:formula="of:=([.D170] / MAX([.$E$169]; 1E-018))-1" office:value-type="percentage" office:value="2.2" calcext:value-type="percentage">
            <text:p>220%</text:p>
          </table:table-cell>
          <table:table-cell table:style-name="ce50" table:formula="of:=([.E170] / MAX([.$E$169]; 1E-018))-1" office:value-type="percentage" office:value="1" calcext:value-type="percentage">
            <text:p>100%</text:p>
          </table:table-cell>
          <table:table-cell table:style-name="ce50" table:formula="of:=([.F170] / MAX([.$E$169]; 1E-018))-1" office:value-type="percentage" office:value="2.6" calcext:value-type="percentage">
            <text:p>260%</text:p>
          </table:table-cell>
          <table:table-cell table:style-name="ce50" table:formula="of:=([.G170] / MAX([.$E$169]; 1E-018))-1" office:value-type="percentage" office:value="1" calcext:value-type="percentage">
            <text:p>100%</text:p>
          </table:table-cell>
          <table:table-cell table:style-name="ce50" table:formula="of:=([.H170] / MAX([.$E$169]; 1E-018))-1" office:value-type="percentage" office:value="2.6" calcext:value-type="percentage">
            <text:p>260%</text:p>
          </table:table-cell>
          <table:table-cell table:style-name="ce50" table:formula="of:=([.I170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Bonus Compared To Gun 2</text:p>
          </table:table-cell>
          <table:table-cell table:style-name="ce50" table:formula="of:=([.D171] / MAX([.$E$169]; 1E-018))-1" office:value-type="percentage" office:value="2.2" calcext:value-type="percentage">
            <text:p>220%</text:p>
          </table:table-cell>
          <table:table-cell table:style-name="ce50" table:formula="of:=([.E171] / MAX([.$E$169]; 1E-018))-1" office:value-type="percentage" office:value="1" calcext:value-type="percentage">
            <text:p>100%</text:p>
          </table:table-cell>
          <table:table-cell table:style-name="ce50" table:formula="of:=([.F171] / MAX([.$E$169]; 1E-018))-1" office:value-type="percentage" office:value="2.6" calcext:value-type="percentage">
            <text:p>260%</text:p>
          </table:table-cell>
          <table:table-cell table:style-name="ce50" table:formula="of:=([.G171] / MAX([.$E$169]; 1E-018))-1" office:value-type="percentage" office:value="1" calcext:value-type="percentage">
            <text:p>100%</text:p>
          </table:table-cell>
          <table:table-cell table:style-name="ce50" table:formula="of:=([.H171] / MAX([.$E$169]; 1E-018))-1" office:value-type="percentage" office:value="2.6" calcext:value-type="percentage">
            <text:p>260%</text:p>
          </table:table-cell>
          <table:table-cell table:style-name="ce50" table:formula="of:=([.I171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Bonus Compared To Gun 2</text:p>
          </table:table-cell>
          <table:table-cell table:style-name="ce50" table:formula="of:=([.D172] / MAX([.$E$169]; 1E-018))-1" office:value-type="percentage" office:value="2.2" calcext:value-type="percentage">
            <text:p>220%</text:p>
          </table:table-cell>
          <table:table-cell table:style-name="ce50" table:formula="of:=([.E172] / MAX([.$E$169]; 1E-018))-1" office:value-type="percentage" office:value="1" calcext:value-type="percentage">
            <text:p>100%</text:p>
          </table:table-cell>
          <table:table-cell table:style-name="ce50" table:formula="of:=([.F172] / MAX([.$E$169]; 1E-018))-1" office:value-type="percentage" office:value="2.6" calcext:value-type="percentage">
            <text:p>260%</text:p>
          </table:table-cell>
          <table:table-cell table:style-name="ce50" table:formula="of:=([.G172] / MAX([.$E$169]; 1E-018))-1" office:value-type="percentage" office:value="1" calcext:value-type="percentage">
            <text:p>100%</text:p>
          </table:table-cell>
          <table:table-cell table:style-name="ce50" table:formula="of:=([.H172] / MAX([.$E$169]; 1E-018))-1" office:value-type="percentage" office:value="2.6" calcext:value-type="percentage">
            <text:p>260%</text:p>
          </table:table-cell>
          <table:table-cell table:style-name="ce50" table:formula="of:=([.I172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Bonus Compared To Gun 2</text:p>
          </table:table-cell>
          <table:table-cell table:style-name="ce50" table:formula="of:=([.D173] / MAX([.$E$169]; 1E-018))-1" office:value-type="percentage" office:value="2.2" calcext:value-type="percentage">
            <text:p>220%</text:p>
          </table:table-cell>
          <table:table-cell table:style-name="ce50" table:formula="of:=([.E173] / MAX([.$E$169]; 1E-018))-1" office:value-type="percentage" office:value="1" calcext:value-type="percentage">
            <text:p>100%</text:p>
          </table:table-cell>
          <table:table-cell table:style-name="ce50" table:formula="of:=([.F173] / MAX([.$E$169]; 1E-018))-1" office:value-type="percentage" office:value="2.6" calcext:value-type="percentage">
            <text:p>260%</text:p>
          </table:table-cell>
          <table:table-cell table:style-name="ce50" table:formula="of:=([.G173] / MAX([.$E$169]; 1E-018))-1" office:value-type="percentage" office:value="1" calcext:value-type="percentage">
            <text:p>100%</text:p>
          </table:table-cell>
          <table:table-cell table:style-name="ce50" table:formula="of:=([.H173] / MAX([.$E$169]; 1E-018))-1" office:value-type="percentage" office:value="2.6" calcext:value-type="percentage">
            <text:p>260%</text:p>
          </table:table-cell>
          <table:table-cell table:style-name="ce50" table:formula="of:=([.I173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Bonus Compared To Gun 2</text:p>
          </table:table-cell>
          <table:table-cell table:style-name="ce50" table:formula="of:=([.D174] / MAX([.$E$169]; 1E-018))-1" office:value-type="percentage" office:value="2.2" calcext:value-type="percentage">
            <text:p>220%</text:p>
          </table:table-cell>
          <table:table-cell table:style-name="ce50" table:formula="of:=([.E174] / MAX([.$E$169]; 1E-018))-1" office:value-type="percentage" office:value="1" calcext:value-type="percentage">
            <text:p>100%</text:p>
          </table:table-cell>
          <table:table-cell table:style-name="ce50" table:formula="of:=([.F174] / MAX([.$E$169]; 1E-018))-1" office:value-type="percentage" office:value="2.6" calcext:value-type="percentage">
            <text:p>260%</text:p>
          </table:table-cell>
          <table:table-cell table:style-name="ce50" table:formula="of:=([.G174] / MAX([.$E$169]; 1E-018))-1" office:value-type="percentage" office:value="1" calcext:value-type="percentage">
            <text:p>100%</text:p>
          </table:table-cell>
          <table:table-cell table:style-name="ce50" table:formula="of:=([.H174] / MAX([.$E$169]; 1E-018))-1" office:value-type="percentage" office:value="2.6" calcext:value-type="percentage">
            <text:p>260%</text:p>
          </table:table-cell>
          <table:table-cell table:style-name="ce50" table:formula="of:=([.I174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Bonus Compared To Gun 2</text:p>
          </table:table-cell>
          <table:table-cell table:style-name="ce50" table:formula="of:=([.D175] / MAX([.$E$169]; 1E-018))-1" office:value-type="percentage" office:value="1.5" calcext:value-type="percentage">
            <text:p>150%</text:p>
          </table:table-cell>
          <table:table-cell table:style-name="ce50" table:formula="of:=([.E175] / MAX([.$E$169]; 1E-018))-1" office:value-type="percentage" office:value="0.25" calcext:value-type="percentage">
            <text:p>25%</text:p>
          </table:table-cell>
          <table:table-cell table:style-name="ce50" table:formula="of:=([.F175] / MAX([.$E$169]; 1E-018))-1" office:value-type="percentage" office:value="3" calcext:value-type="percentage">
            <text:p>300%</text:p>
          </table:table-cell>
          <table:table-cell table:style-name="ce50" table:formula="of:=([.G175] / MAX([.$E$169]; 1E-018))-1" office:value-type="percentage" office:value="1.5" calcext:value-type="percentage">
            <text:p>150%</text:p>
          </table:table-cell>
          <table:table-cell table:style-name="ce50" table:formula="of:=([.H175] / MAX([.$E$169]; 1E-018))-1" office:value-type="percentage" office:value="3" calcext:value-type="percentage">
            <text:p>300%</text:p>
          </table:table-cell>
          <table:table-cell table:style-name="ce50" table:formula="of:=([.I175] / MAX([.$E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Bonus Compared To Gun 2</text:p>
          </table:table-cell>
          <table:table-cell table:style-name="ce50" table:formula="of:=([.D176] / MAX([.$E$169]; 1E-018))-1" office:value-type="percentage" office:value="2.2" calcext:value-type="percentage">
            <text:p>220%</text:p>
          </table:table-cell>
          <table:table-cell table:style-name="ce50" table:formula="of:=([.E176] / MAX([.$E$169]; 1E-018))-1" office:value-type="percentage" office:value="1" calcext:value-type="percentage">
            <text:p>100%</text:p>
          </table:table-cell>
          <table:table-cell table:style-name="ce50" table:formula="of:=([.F176] / MAX([.$E$169]; 1E-018))-1" office:value-type="percentage" office:value="2.6" calcext:value-type="percentage">
            <text:p>260%</text:p>
          </table:table-cell>
          <table:table-cell table:style-name="ce50" table:formula="of:=([.G176] / MAX([.$E$169]; 1E-018))-1" office:value-type="percentage" office:value="1" calcext:value-type="percentage">
            <text:p>100%</text:p>
          </table:table-cell>
          <table:table-cell table:style-name="ce50" table:formula="of:=([.H176] / MAX([.$E$169]; 1E-018))-1" office:value-type="percentage" office:value="2.6" calcext:value-type="percentage">
            <text:p>260%</text:p>
          </table:table-cell>
          <table:table-cell table:style-name="ce50" table:formula="of:=([.I176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6" office:value-type="string" calcext:value-type="string">
            <text:p>FRENZY_ON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50" table:formula="of:=([.D177] / MAX([.$E$169]; 1E-018))-1" office:value-type="percentage" office:value="1.2" calcext:value-type="percentage">
            <text:p>120%</text:p>
          </table:table-cell>
          <table:table-cell table:style-name="ce50" table:formula="of:=([.E177] / MAX([.$E$169]; 1E-018))-1" office:value-type="percentage" office:value="0.0999999999999999" calcext:value-type="percentage">
            <text:p>10%</text:p>
          </table:table-cell>
          <table:table-cell table:style-name="ce50" table:formula="of:=([.F177] / MAX([.$E$169]; 1E-018))-1" office:value-type="percentage" office:value="2.52" calcext:value-type="percentage">
            <text:p>252%</text:p>
          </table:table-cell>
          <table:table-cell table:style-name="ce50" table:formula="of:=([.G177] / MAX([.$E$169]; 1E-018))-1" office:value-type="percentage" office:value="1.2" calcext:value-type="percentage">
            <text:p>120%</text:p>
          </table:table-cell>
          <table:table-cell table:style-name="ce50" table:formula="of:=([.H177] / MAX([.$E$169]; 1E-018))-1" office:value-type="percentage" office:value="2.52" calcext:value-type="percentage">
            <text:p>252%</text:p>
          </table:table-cell>
          <table:table-cell table:style-name="ce50" table:formula="of:=([.I177] / MAX([.$E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Bonus Compared To Gun 2</text:p>
          </table:table-cell>
          <table:table-cell table:style-name="ce50" table:formula="of:=([.D178] / MAX([.$E$169]; 1E-018))-1" office:value-type="percentage" office:value="1.4" calcext:value-type="percentage">
            <text:p>140%</text:p>
          </table:table-cell>
          <table:table-cell table:style-name="ce50" table:formula="of:=([.E178] / MAX([.$E$169]; 1E-018))-1" office:value-type="percentage" office:value="0.2" calcext:value-type="percentage">
            <text:p>20%</text:p>
          </table:table-cell>
          <table:table-cell table:style-name="ce50" table:formula="of:=([.F178] / MAX([.$E$169]; 1E-018))-1" office:value-type="percentage" office:value="2.84" calcext:value-type="percentage">
            <text:p>284%</text:p>
          </table:table-cell>
          <table:table-cell table:style-name="ce50" table:formula="of:=([.G178] / MAX([.$E$169]; 1E-018))-1" office:value-type="percentage" office:value="1.4" calcext:value-type="percentage">
            <text:p>140%</text:p>
          </table:table-cell>
          <table:table-cell table:style-name="ce50" table:formula="of:=([.H178] / MAX([.$E$169]; 1E-018))-1" office:value-type="percentage" office:value="2.84" calcext:value-type="percentage">
            <text:p>284%</text:p>
          </table:table-cell>
          <table:table-cell table:style-name="ce50" table:formula="of:=([.I178] / MAX([.$E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6" office:value-type="string" calcext:value-type="string">
            <text:p>FRENZY_THRE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50" table:formula="of:=([.D179] / MAX([.$E$169]; 1E-018))-1" office:value-type="percentage" office:value="1.6" calcext:value-type="percentage">
            <text:p>160%</text:p>
          </table:table-cell>
          <table:table-cell table:style-name="ce50" table:formula="of:=([.E179] / MAX([.$E$169]; 1E-018))-1" office:value-type="percentage" office:value="0.3" calcext:value-type="percentage">
            <text:p>30%</text:p>
          </table:table-cell>
          <table:table-cell table:style-name="ce50" table:formula="of:=([.F179] / MAX([.$E$169]; 1E-018))-1" office:value-type="percentage" office:value="3.16" calcext:value-type="percentage">
            <text:p>316%</text:p>
          </table:table-cell>
          <table:table-cell table:style-name="ce50" table:formula="of:=([.G179] / MAX([.$E$169]; 1E-018))-1" office:value-type="percentage" office:value="1.6" calcext:value-type="percentage">
            <text:p>160%</text:p>
          </table:table-cell>
          <table:table-cell table:style-name="ce50" table:formula="of:=([.H179] / MAX([.$E$169]; 1E-018))-1" office:value-type="percentage" office:value="3.16" calcext:value-type="percentage">
            <text:p>316%</text:p>
          </table:table-cell>
          <table:table-cell table:style-name="ce50" table:formula="of:=([.I179] / MAX([.$E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Bonus Compared To Gun 2</text:p>
          </table:table-cell>
          <table:table-cell table:style-name="ce50" table:formula="of:=([.D180] / MAX([.$E$169]; 1E-018))-1" office:value-type="percentage" office:value="2.6" calcext:value-type="percentage">
            <text:p>260%</text:p>
          </table:table-cell>
          <table:table-cell table:style-name="ce50" table:formula="of:=([.E180] / MAX([.$E$169]; 1E-018))-1" office:value-type="percentage" office:value="1.2" calcext:value-type="percentage">
            <text:p>120%</text:p>
          </table:table-cell>
          <table:table-cell table:style-name="ce50" table:formula="of:=([.F180] / MAX([.$E$169]; 1E-018))-1" office:value-type="percentage" office:value="3" calcext:value-type="percentage">
            <text:p>300%</text:p>
          </table:table-cell>
          <table:table-cell table:style-name="ce50" table:formula="of:=([.G180] / MAX([.$E$169]; 1E-018))-1" office:value-type="percentage" office:value="1.2" calcext:value-type="percentage">
            <text:p>120%</text:p>
          </table:table-cell>
          <table:table-cell table:style-name="ce50" table:formula="of:=([.H180] / MAX([.$E$169]; 1E-018))-1" office:value-type="percentage" office:value="3.4" calcext:value-type="percentage">
            <text:p>340%</text:p>
          </table:table-cell>
          <table:table-cell table:style-name="ce50" table:formula="of:=([.I180] / MAX([.$E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Bonus Compared To Gun 2</text:p>
          </table:table-cell>
          <table:table-cell table:style-name="ce50" table:formula="of:=([.D181] / MAX([.$E$169]; 1E-018))-1" office:value-type="percentage" office:value="3" calcext:value-type="percentage">
            <text:p>300%</text:p>
          </table:table-cell>
          <table:table-cell table:style-name="ce50" table:formula="of:=([.E181] / MAX([.$E$169]; 1E-018))-1" office:value-type="percentage" office:value="1.4" calcext:value-type="percentage">
            <text:p>140%</text:p>
          </table:table-cell>
          <table:table-cell table:style-name="ce50" table:formula="of:=([.F181] / MAX([.$E$169]; 1E-018))-1" office:value-type="percentage" office:value="3.4" calcext:value-type="percentage">
            <text:p>340%</text:p>
          </table:table-cell>
          <table:table-cell table:style-name="ce50" table:formula="of:=([.G181] / MAX([.$E$169]; 1E-018))-1" office:value-type="percentage" office:value="1.4" calcext:value-type="percentage">
            <text:p>140%</text:p>
          </table:table-cell>
          <table:table-cell table:style-name="ce50" table:formula="of:=([.H181] / MAX([.$E$169]; 1E-018))-1" office:value-type="percentage" office:value="3.8" calcext:value-type="percentage">
            <text:p>380%</text:p>
          </table:table-cell>
          <table:table-cell table:style-name="ce50" table:formula="of:=([.I181] / MAX([.$E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Bonus Compared To Gun 2</text:p>
          </table:table-cell>
          <table:table-cell table:style-name="ce50" table:formula="of:=([.D182] / MAX([.$E$169]; 1E-018))-1" office:value-type="percentage" office:value="3.4" calcext:value-type="percentage">
            <text:p>340%</text:p>
          </table:table-cell>
          <table:table-cell table:style-name="ce50" table:formula="of:=([.E182] / MAX([.$E$169]; 1E-018))-1" office:value-type="percentage" office:value="1.6" calcext:value-type="percentage">
            <text:p>160%</text:p>
          </table:table-cell>
          <table:table-cell table:style-name="ce50" table:formula="of:=([.F182] / MAX([.$E$169]; 1E-018))-1" office:value-type="percentage" office:value="3.8" calcext:value-type="percentage">
            <text:p>380%</text:p>
          </table:table-cell>
          <table:table-cell table:style-name="ce50" table:formula="of:=([.G182] / MAX([.$E$169]; 1E-018))-1" office:value-type="percentage" office:value="1.6" calcext:value-type="percentage">
            <text:p>160%</text:p>
          </table:table-cell>
          <table:table-cell table:style-name="ce50" table:formula="of:=([.H182] / MAX([.$E$169]; 1E-018))-1" office:value-type="percentage" office:value="4.2" calcext:value-type="percentage">
            <text:p>420%</text:p>
          </table:table-cell>
          <table:table-cell table:style-name="ce50" table:formula="of:=([.I182] / MAX([.$E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6" office:value-type="string" calcext:value-type="string">
            <text:p>BATTLEPLAN_BOMBARDMENT</text:p>
          </table:table-cell>
          <table:table-cell table:style-name="ce16" office:value-type="string" calcext:value-type="string">
            <text:p>Bonus Compared To Gun 2</text:p>
          </table:table-cell>
          <table:table-cell table:style-name="ce50" table:formula="of:=([.D183] / MAX([.$E$169]; 1E-018))-1" office:value-type="percentage" office:value="1.4" calcext:value-type="percentage">
            <text:p>140%</text:p>
          </table:table-cell>
          <table:table-cell table:style-name="ce50" table:formula="of:=([.E183] / MAX([.$E$169]; 1E-018))-1" office:value-type="percentage" office:value="0.2" calcext:value-type="percentage">
            <text:p>20%</text:p>
          </table:table-cell>
          <table:table-cell table:style-name="ce50" table:formula="of:=([.F183] / MAX([.$E$169]; 1E-018))-1" office:value-type="percentage" office:value="2.84" calcext:value-type="percentage">
            <text:p>284%</text:p>
          </table:table-cell>
          <table:table-cell table:style-name="ce50" table:formula="of:=([.G183] / MAX([.$E$169]; 1E-018))-1" office:value-type="percentage" office:value="1.4" calcext:value-type="percentage">
            <text:p>140%</text:p>
          </table:table-cell>
          <table:table-cell table:style-name="ce50" table:formula="of:=([.H183] / MAX([.$E$169]; 1E-018))-1" office:value-type="percentage" office:value="2.84" calcext:value-type="percentage">
            <text:p>284%</text:p>
          </table:table-cell>
          <table:table-cell table:style-name="ce50" table:formula="of:=([.I183] / MAX([.$E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Bonus Compared To Gun 2</text:p>
          </table:table-cell>
          <table:table-cell table:style-name="ce50" table:formula="of:=([.D184] / MAX([.$E$169]; 1E-018))-1" office:value-type="percentage" office:value="1" calcext:value-type="percentage">
            <text:p>100%</text:p>
          </table:table-cell>
          <table:table-cell table:style-name="ce50" table:formula="of:=([.E184] / MAX([.$E$169]; 1E-018))-1" office:value-type="percentage" office:value="0" calcext:value-type="percentage">
            <text:p>0%</text:p>
          </table:table-cell>
          <table:table-cell table:style-name="ce50" table:formula="of:=([.F184] / MAX([.$E$169]; 1E-018))-1" office:value-type="percentage" office:value="2.2" calcext:value-type="percentage">
            <text:p>220%</text:p>
          </table:table-cell>
          <table:table-cell table:style-name="ce50" table:formula="of:=([.G184] / MAX([.$E$169]; 1E-018))-1" office:value-type="percentage" office:value="1" calcext:value-type="percentage">
            <text:p>100%</text:p>
          </table:table-cell>
          <table:table-cell table:style-name="ce50" table:formula="of:=([.H184] / MAX([.$E$169]; 1E-018))-1" office:value-type="percentage" office:value="2.2" calcext:value-type="percentage">
            <text:p>220%</text:p>
          </table:table-cell>
          <table:table-cell table:style-name="ce50" table:formula="of:=([.I184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6" office:value-type="string" calcext:value-type="string">
            <text:p>BATTLEPLAN_HOLDTHELIN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50" table:formula="of:=([.D185] / MAX([.$E$169]; 1E-018))-1" office:value-type="percentage" office:value="1" calcext:value-type="percentage">
            <text:p>100%</text:p>
          </table:table-cell>
          <table:table-cell table:style-name="ce50" table:formula="of:=([.E185] / MAX([.$E$169]; 1E-018))-1" office:value-type="percentage" office:value="0" calcext:value-type="percentage">
            <text:p>0%</text:p>
          </table:table-cell>
          <table:table-cell table:style-name="ce50" table:formula="of:=([.F185] / MAX([.$E$169]; 1E-018))-1" office:value-type="percentage" office:value="2.2" calcext:value-type="percentage">
            <text:p>220%</text:p>
          </table:table-cell>
          <table:table-cell table:style-name="ce50" table:formula="of:=([.G185] / MAX([.$E$169]; 1E-018))-1" office:value-type="percentage" office:value="1" calcext:value-type="percentage">
            <text:p>100%</text:p>
          </table:table-cell>
          <table:table-cell table:style-name="ce50" table:formula="of:=([.H185] / MAX([.$E$169]; 1E-018))-1" office:value-type="percentage" office:value="2.2" calcext:value-type="percentage">
            <text:p>220%</text:p>
          </table:table-cell>
          <table:table-cell table:style-name="ce50" table:formula="of:=([.I185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SOLO_AI_EASY</text:p>
          </table:table-cell>
          <table:table-cell table:style-name="ce17" office:value-type="string" calcext:value-type="string">
            <text:p>Bonus Compared To Gun 2</text:p>
          </table:table-cell>
          <table:table-cell table:style-name="ce50" table:formula="of:=([.D186] / MAX([.$E$169]; 1E-018))-1" office:value-type="percentage" office:value="1" calcext:value-type="percentage">
            <text:p>100%</text:p>
          </table:table-cell>
          <table:table-cell table:style-name="ce50" table:formula="of:=([.E186] / MAX([.$E$169]; 1E-018))-1" office:value-type="percentage" office:value="0" calcext:value-type="percentage">
            <text:p>0%</text:p>
          </table:table-cell>
          <table:table-cell table:style-name="ce50" table:formula="of:=([.F186] / MAX([.$E$169]; 1E-018))-1" office:value-type="percentage" office:value="2.2" calcext:value-type="percentage">
            <text:p>220%</text:p>
          </table:table-cell>
          <table:table-cell table:style-name="ce50" table:formula="of:=([.G186] / MAX([.$E$169]; 1E-018))-1" office:value-type="percentage" office:value="1" calcext:value-type="percentage">
            <text:p>100%</text:p>
          </table:table-cell>
          <table:table-cell table:style-name="ce50" table:formula="of:=([.H186] / MAX([.$E$169]; 1E-018))-1" office:value-type="percentage" office:value="2.2" calcext:value-type="percentage">
            <text:p>220%</text:p>
          </table:table-cell>
          <table:table-cell table:style-name="ce50" table:formula="of:=([.I186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Bonus Compared To Gun 2</text:p>
          </table:table-cell>
          <table:table-cell table:style-name="ce50" table:formula="of:=([.D187] / MAX([.$E$169]; 1E-018))-1" office:value-type="percentage" office:value="1" calcext:value-type="percentage">
            <text:p>100%</text:p>
          </table:table-cell>
          <table:table-cell table:style-name="ce50" table:formula="of:=([.E187] / MAX([.$E$169]; 1E-018))-1" office:value-type="percentage" office:value="0" calcext:value-type="percentage">
            <text:p>0%</text:p>
          </table:table-cell>
          <table:table-cell table:style-name="ce50" table:formula="of:=([.F187] / MAX([.$E$169]; 1E-018))-1" office:value-type="percentage" office:value="2.2" calcext:value-type="percentage">
            <text:p>220%</text:p>
          </table:table-cell>
          <table:table-cell table:style-name="ce50" table:formula="of:=([.G187] / MAX([.$E$169]; 1E-018))-1" office:value-type="percentage" office:value="1" calcext:value-type="percentage">
            <text:p>100%</text:p>
          </table:table-cell>
          <table:table-cell table:style-name="ce50" table:formula="of:=([.H187] / MAX([.$E$169]; 1E-018))-1" office:value-type="percentage" office:value="2.2" calcext:value-type="percentage">
            <text:p>220%</text:p>
          </table:table-cell>
          <table:table-cell table:style-name="ce50" table:formula="of:=([.I187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SOLO_AI_HARD</text:p>
          </table:table-cell>
          <table:table-cell table:style-name="ce17" office:value-type="string" calcext:value-type="string">
            <text:p>Bonus Compared To Gun 2</text:p>
          </table:table-cell>
          <table:table-cell table:style-name="ce50" table:formula="of:=([.D188] / MAX([.$E$169]; 1E-018))-1" office:value-type="percentage" office:value="3" calcext:value-type="percentage">
            <text:p>300%</text:p>
          </table:table-cell>
          <table:table-cell table:style-name="ce50" table:formula="of:=([.E188] / MAX([.$E$169]; 1E-018))-1" office:value-type="percentage" office:value="1" calcext:value-type="percentage">
            <text:p>100%</text:p>
          </table:table-cell>
          <table:table-cell table:style-name="ce50" table:formula="of:=([.F188] / MAX([.$E$169]; 1E-018))-1" office:value-type="percentage" office:value="2.2" calcext:value-type="percentage">
            <text:p>220%</text:p>
          </table:table-cell>
          <table:table-cell table:style-name="ce50" table:formula="of:=([.G188] / MAX([.$E$169]; 1E-018))-1" office:value-type="percentage" office:value="1" calcext:value-type="percentage">
            <text:p>100%</text:p>
          </table:table-cell>
          <table:table-cell table:style-name="ce50" table:formula="of:=([.H188] / MAX([.$E$169]; 1E-018))-1" office:value-type="percentage" office:value="2.2" calcext:value-type="percentage">
            <text:p>220%</text:p>
          </table:table-cell>
          <table:table-cell table:style-name="ce50" table:formula="of:=([.I188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VETERAN+SUBLIMINAL</text:p>
          </table:table-cell>
          <table:table-cell table:style-name="ce16" office:value-type="string" calcext:value-type="string">
            <text:p>Bonus Compared To Gun 2</text:p>
          </table:table-cell>
          <table:table-cell table:style-name="ce50" table:formula="of:=([.D189] / MAX([.$E$169]; 1E-018))-1" office:value-type="percentage" office:value="5.8" calcext:value-type="percentage">
            <text:p>580%</text:p>
          </table:table-cell>
          <table:table-cell table:style-name="ce50" table:formula="of:=([.E189] / MAX([.$E$169]; 1E-018))-1" office:value-type="percentage" office:value="3.2" calcext:value-type="percentage">
            <text:p>320%</text:p>
          </table:table-cell>
          <table:table-cell table:style-name="ce50" table:formula="of:=([.F189] / MAX([.$E$169]; 1E-018))-1" office:value-type="percentage" office:value="6.6" calcext:value-type="percentage">
            <text:p>660%</text:p>
          </table:table-cell>
          <table:table-cell table:style-name="ce50" table:formula="of:=([.G189] / MAX([.$E$169]; 1E-018))-1" office:value-type="percentage" office:value="3.2" calcext:value-type="percentage">
            <text:p>320%</text:p>
          </table:table-cell>
          <table:table-cell table:style-name="ce50" table:formula="of:=([.H189] / MAX([.$E$169]; 1E-018))-1" office:value-type="percentage" office:value="7" calcext:value-type="percentage">
            <text:p>700%</text:p>
          </table:table-cell>
          <table:table-cell table:style-name="ce50" table:formula="of:=([.I189] / MAX([.$E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Bonus Compared To Gun 2</text:p>
          </table:table-cell>
          <table:table-cell table:style-name="ce50" table:formula="of:=([.D190] / MAX([.$E$169]; 1E-018))-1" office:value-type="percentage" office:value="6.2" calcext:value-type="percentage">
            <text:p>620%</text:p>
          </table:table-cell>
          <table:table-cell table:style-name="ce50" table:formula="of:=([.E190] / MAX([.$E$169]; 1E-018))-1" office:value-type="percentage" office:value="3.4" calcext:value-type="percentage">
            <text:p>340%</text:p>
          </table:table-cell>
          <table:table-cell table:style-name="ce50" table:formula="of:=([.F190] / MAX([.$E$169]; 1E-018))-1" office:value-type="percentage" office:value="7" calcext:value-type="percentage">
            <text:p>700%</text:p>
          </table:table-cell>
          <table:table-cell table:style-name="ce50" table:formula="of:=([.G190] / MAX([.$E$169]; 1E-018))-1" office:value-type="percentage" office:value="3.4" calcext:value-type="percentage">
            <text:p>340%</text:p>
          </table:table-cell>
          <table:table-cell table:style-name="ce50" table:formula="of:=([.H190] / MAX([.$E$169]; 1E-018))-1" office:value-type="percentage" office:value="7.4" calcext:value-type="percentage">
            <text:p>740%</text:p>
          </table:table-cell>
          <table:table-cell table:style-name="ce50" table:formula="of:=([.I190] / MAX([.$E$169]; 1E-018))-1" office:value-type="percentage" office:value="3.4" calcext:value-type="percentage">
            <text:p>34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HERO+SUBLIMINAL</text:p>
          </table:table-cell>
          <table:table-cell table:style-name="ce16" office:value-type="string" calcext:value-type="string">
            <text:p>Bonus Compared To Gun 2</text:p>
          </table:table-cell>
          <table:table-cell table:style-name="ce50" table:formula="of:=([.D191] / MAX([.$E$169]; 1E-018))-1" office:value-type="percentage" office:value="6.6" calcext:value-type="percentage">
            <text:p>660%</text:p>
          </table:table-cell>
          <table:table-cell table:style-name="ce50" table:formula="of:=([.E191] / MAX([.$E$169]; 1E-018))-1" office:value-type="percentage" office:value="3.6" calcext:value-type="percentage">
            <text:p>360%</text:p>
          </table:table-cell>
          <table:table-cell table:style-name="ce50" table:formula="of:=([.F191] / MAX([.$E$169]; 1E-018))-1" office:value-type="percentage" office:value="7.4" calcext:value-type="percentage">
            <text:p>740%</text:p>
          </table:table-cell>
          <table:table-cell table:style-name="ce50" table:formula="of:=([.G191] / MAX([.$E$169]; 1E-018))-1" office:value-type="percentage" office:value="3.6" calcext:value-type="percentage">
            <text:p>360%</text:p>
          </table:table-cell>
          <table:table-cell table:style-name="ce50" table:formula="of:=([.H191] / MAX([.$E$169]; 1E-018))-1" office:value-type="percentage" office:value="7.8" calcext:value-type="percentage">
            <text:p>780%</text:p>
          </table:table-cell>
          <table:table-cell table:style-name="ce50" table:formula="of:=([.I191] / MAX([.$E$169]; 1E-018))-1" office:value-type="percentage" office:value="3.6" calcext:value-type="percentage">
            <text:p>36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VETERAN+BATTLEPLAN_BOMBARDMENT</text:p>
          </table:table-cell>
          <table:table-cell table:style-name="ce17" office:value-type="string" calcext:value-type="string">
            <text:p>Bonus Compared To Gun 2</text:p>
          </table:table-cell>
          <table:table-cell table:style-name="ce50" table:formula="of:=([.D192] / MAX([.$E$169]; 1E-018))-1" office:value-type="percentage" office:value="7.4" calcext:value-type="percentage">
            <text:p>740%</text:p>
          </table:table-cell>
          <table:table-cell table:style-name="ce50" table:formula="of:=([.E192] / MAX([.$E$169]; 1E-018))-1" office:value-type="percentage" office:value="3.6" calcext:value-type="percentage">
            <text:p>360%</text:p>
          </table:table-cell>
          <table:table-cell table:style-name="ce50" table:formula="of:=([.F192] / MAX([.$E$169]; 1E-018))-1" office:value-type="percentage" office:value="6.84" calcext:value-type="percentage">
            <text:p>684%</text:p>
          </table:table-cell>
          <table:table-cell table:style-name="ce50" table:formula="of:=([.G192] / MAX([.$E$169]; 1E-018))-1" office:value-type="percentage" office:value="3.6" calcext:value-type="percentage">
            <text:p>360%</text:p>
          </table:table-cell>
          <table:table-cell table:style-name="ce50" table:formula="of:=([.H192] / MAX([.$E$169]; 1E-018))-1" office:value-type="percentage" office:value="7.24" calcext:value-type="percentage">
            <text:p>724%</text:p>
          </table:table-cell>
          <table:table-cell table:style-name="ce50" table:formula="of:=([.I192] / MAX([.$E$169]; 1E-018))-1" office:value-type="percentage" office:value="3.6" calcext:value-type="percentage">
            <text:p>36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Bonus Compared To Gun 2</text:p>
          </table:table-cell>
          <table:table-cell table:style-name="ce50" table:formula="of:=([.D193] / MAX([.$E$169]; 1E-018))-1" office:value-type="percentage" office:value="7.8" calcext:value-type="percentage">
            <text:p>780%</text:p>
          </table:table-cell>
          <table:table-cell table:style-name="ce50" table:formula="of:=([.E193] / MAX([.$E$169]; 1E-018))-1" office:value-type="percentage" office:value="3.8" calcext:value-type="percentage">
            <text:p>380%</text:p>
          </table:table-cell>
          <table:table-cell table:style-name="ce50" table:formula="of:=([.F193] / MAX([.$E$169]; 1E-018))-1" office:value-type="percentage" office:value="7.24" calcext:value-type="percentage">
            <text:p>724%</text:p>
          </table:table-cell>
          <table:table-cell table:style-name="ce50" table:formula="of:=([.G193] / MAX([.$E$169]; 1E-018))-1" office:value-type="percentage" office:value="3.8" calcext:value-type="percentage">
            <text:p>380%</text:p>
          </table:table-cell>
          <table:table-cell table:style-name="ce50" table:formula="of:=([.H193] / MAX([.$E$169]; 1E-018))-1" office:value-type="percentage" office:value="7.64" calcext:value-type="percentage">
            <text:p>764%</text:p>
          </table:table-cell>
          <table:table-cell table:style-name="ce50" table:formula="of:=([.I193] / MAX([.$E$169]; 1E-018))-1" office:value-type="percentage" office:value="3.8" calcext:value-type="percentage">
            <text:p>38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HERO+BATTLEPLAN_BOMBARDMENT</text:p>
          </table:table-cell>
          <table:table-cell table:style-name="ce17" office:value-type="string" calcext:value-type="string">
            <text:p>Bonus Compared To Gun 2</text:p>
          </table:table-cell>
          <table:table-cell table:style-name="ce50" table:formula="of:=([.D194] / MAX([.$E$169]; 1E-018))-1" office:value-type="percentage" office:value="8.2" calcext:value-type="percentage">
            <text:p>820%</text:p>
          </table:table-cell>
          <table:table-cell table:style-name="ce50" table:formula="of:=([.E194] / MAX([.$E$169]; 1E-018))-1" office:value-type="percentage" office:value="4" calcext:value-type="percentage">
            <text:p>400%</text:p>
          </table:table-cell>
          <table:table-cell table:style-name="ce50" table:formula="of:=([.F194] / MAX([.$E$169]; 1E-018))-1" office:value-type="percentage" office:value="7.64" calcext:value-type="percentage">
            <text:p>764%</text:p>
          </table:table-cell>
          <table:table-cell table:style-name="ce50" table:formula="of:=([.G194] / MAX([.$E$169]; 1E-018))-1" office:value-type="percentage" office:value="4" calcext:value-type="percentage">
            <text:p>400%</text:p>
          </table:table-cell>
          <table:table-cell table:style-name="ce50" table:formula="of:=([.H194] / MAX([.$E$169]; 1E-018))-1" office:value-type="percentage" office:value="8.04" calcext:value-type="percentage">
            <text:p>804%</text:p>
          </table:table-cell>
          <table:table-cell table:style-name="ce50" table:formula="of:=([.I194] / MAX([.$E$169]; 1E-018))-1" office:value-type="percentage" office:value="4" calcext:value-type="percentage">
            <text:p>4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VETERAN+TARGET_FAERIE_FIR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50" table:formula="of:=([.D195] / MAX([.$E$169]; 1E-018))-1" office:value-type="percentage" office:value="5.8" calcext:value-type="percentage">
            <text:p>580%</text:p>
          </table:table-cell>
          <table:table-cell table:style-name="ce50" table:formula="of:=([.E195] / MAX([.$E$169]; 1E-018))-1" office:value-type="percentage" office:value="3.2" calcext:value-type="percentage">
            <text:p>320%</text:p>
          </table:table-cell>
          <table:table-cell table:style-name="ce50" table:formula="of:=([.F195] / MAX([.$E$169]; 1E-018))-1" office:value-type="percentage" office:value="6.6" calcext:value-type="percentage">
            <text:p>660%</text:p>
          </table:table-cell>
          <table:table-cell table:style-name="ce50" table:formula="of:=([.G195] / MAX([.$E$169]; 1E-018))-1" office:value-type="percentage" office:value="3.2" calcext:value-type="percentage">
            <text:p>320%</text:p>
          </table:table-cell>
          <table:table-cell table:style-name="ce50" table:formula="of:=([.H195] / MAX([.$E$169]; 1E-018))-1" office:value-type="percentage" office:value="7" calcext:value-type="percentage">
            <text:p>700%</text:p>
          </table:table-cell>
          <table:table-cell table:style-name="ce50" table:formula="of:=([.I195] / MAX([.$E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Bonus Compared To Gun 2</text:p>
          </table:table-cell>
          <table:table-cell table:style-name="ce50" table:formula="of:=([.D196] / MAX([.$E$169]; 1E-018))-1" office:value-type="percentage" office:value="6.2" calcext:value-type="percentage">
            <text:p>620%</text:p>
          </table:table-cell>
          <table:table-cell table:style-name="ce50" table:formula="of:=([.E196] / MAX([.$E$169]; 1E-018))-1" office:value-type="percentage" office:value="3.4" calcext:value-type="percentage">
            <text:p>340%</text:p>
          </table:table-cell>
          <table:table-cell table:style-name="ce50" table:formula="of:=([.F196] / MAX([.$E$169]; 1E-018))-1" office:value-type="percentage" office:value="7" calcext:value-type="percentage">
            <text:p>700%</text:p>
          </table:table-cell>
          <table:table-cell table:style-name="ce50" table:formula="of:=([.G196] / MAX([.$E$169]; 1E-018))-1" office:value-type="percentage" office:value="3.4" calcext:value-type="percentage">
            <text:p>340%</text:p>
          </table:table-cell>
          <table:table-cell table:style-name="ce50" table:formula="of:=([.H196] / MAX([.$E$169]; 1E-018))-1" office:value-type="percentage" office:value="7.4" calcext:value-type="percentage">
            <text:p>740%</text:p>
          </table:table-cell>
          <table:table-cell table:style-name="ce50" table:formula="of:=([.I196] / MAX([.$E$169]; 1E-018))-1" office:value-type="percentage" office:value="3.4" calcext:value-type="percentage">
            <text:p>34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HERO+TARGET_FAERIE_FIR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50" table:formula="of:=([.D197] / MAX([.$E$169]; 1E-018))-1" office:value-type="percentage" office:value="6.6" calcext:value-type="percentage">
            <text:p>660%</text:p>
          </table:table-cell>
          <table:table-cell table:style-name="ce50" table:formula="of:=([.E197] / MAX([.$E$169]; 1E-018))-1" office:value-type="percentage" office:value="3.6" calcext:value-type="percentage">
            <text:p>360%</text:p>
          </table:table-cell>
          <table:table-cell table:style-name="ce50" table:formula="of:=([.F197] / MAX([.$E$169]; 1E-018))-1" office:value-type="percentage" office:value="7.4" calcext:value-type="percentage">
            <text:p>740%</text:p>
          </table:table-cell>
          <table:table-cell table:style-name="ce50" table:formula="of:=([.G197] / MAX([.$E$169]; 1E-018))-1" office:value-type="percentage" office:value="3.6" calcext:value-type="percentage">
            <text:p>360%</text:p>
          </table:table-cell>
          <table:table-cell table:style-name="ce50" table:formula="of:=([.H197] / MAX([.$E$169]; 1E-018))-1" office:value-type="percentage" office:value="7.8" calcext:value-type="percentage">
            <text:p>780%</text:p>
          </table:table-cell>
          <table:table-cell table:style-name="ce50" table:formula="of:=([.I197] / MAX([.$E$169]; 1E-018))-1" office:value-type="percentage" office:value="3.6" calcext:value-type="percentage">
            <text:p>36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VETERAN+GARRISONED</text:p>
          </table:table-cell>
          <table:table-cell table:style-name="ce17" office:value-type="string" calcext:value-type="string">
            <text:p>Bonus Compared To Gun 2</text:p>
          </table:table-cell>
          <table:table-cell table:style-name="ce50" table:formula="of:=([.D198] / MAX([.$E$169]; 1E-018))-1" office:value-type="percentage" office:value="7.6" calcext:value-type="percentage">
            <text:p>760%</text:p>
          </table:table-cell>
          <table:table-cell table:style-name="ce50" table:formula="of:=([.E198] / MAX([.$E$169]; 1E-018))-1" office:value-type="percentage" office:value="3.7" calcext:value-type="percentage">
            <text:p>370%</text:p>
          </table:table-cell>
          <table:table-cell table:style-name="ce50" table:formula="of:=([.F198] / MAX([.$E$169]; 1E-018))-1" office:value-type="percentage" office:value="7" calcext:value-type="percentage">
            <text:p>700%</text:p>
          </table:table-cell>
          <table:table-cell table:style-name="ce50" table:formula="of:=([.G198] / MAX([.$E$169]; 1E-018))-1" office:value-type="percentage" office:value="3.7" calcext:value-type="percentage">
            <text:p>370%</text:p>
          </table:table-cell>
          <table:table-cell table:style-name="ce50" table:formula="of:=([.H198] / MAX([.$E$169]; 1E-018))-1" office:value-type="percentage" office:value="7.4" calcext:value-type="percentage">
            <text:p>740%</text:p>
          </table:table-cell>
          <table:table-cell table:style-name="ce50" table:formula="of:=([.I198] / MAX([.$E$169]; 1E-018))-1" office:value-type="percentage" office:value="3.7" calcext:value-type="percentage">
            <text:p>37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Bonus Compared To Gun 2</text:p>
          </table:table-cell>
          <table:table-cell table:style-name="ce50" table:formula="of:=([.D199] / MAX([.$E$169]; 1E-018))-1" office:value-type="percentage" office:value="8" calcext:value-type="percentage">
            <text:p>800%</text:p>
          </table:table-cell>
          <table:table-cell table:style-name="ce50" table:formula="of:=([.E199] / MAX([.$E$169]; 1E-018))-1" office:value-type="percentage" office:value="3.9" calcext:value-type="percentage">
            <text:p>390%</text:p>
          </table:table-cell>
          <table:table-cell table:style-name="ce50" table:formula="of:=([.F199] / MAX([.$E$169]; 1E-018))-1" office:value-type="percentage" office:value="7.4" calcext:value-type="percentage">
            <text:p>740%</text:p>
          </table:table-cell>
          <table:table-cell table:style-name="ce50" table:formula="of:=([.G199] / MAX([.$E$169]; 1E-018))-1" office:value-type="percentage" office:value="3.9" calcext:value-type="percentage">
            <text:p>390%</text:p>
          </table:table-cell>
          <table:table-cell table:style-name="ce50" table:formula="of:=([.H199] / MAX([.$E$169]; 1E-018))-1" office:value-type="percentage" office:value="7.8" calcext:value-type="percentage">
            <text:p>780%</text:p>
          </table:table-cell>
          <table:table-cell table:style-name="ce50" table:formula="of:=([.I199] / MAX([.$E$169]; 1E-018))-1" office:value-type="percentage" office:value="3.9" calcext:value-type="percentage">
            <text:p>39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HERO+GARRISONED</text:p>
          </table:table-cell>
          <table:table-cell table:style-name="ce17" office:value-type="string" calcext:value-type="string">
            <text:p>Bonus Compared To Gun 2</text:p>
          </table:table-cell>
          <table:table-cell table:style-name="ce50" table:formula="of:=([.D200] / MAX([.$E$169]; 1E-018))-1" office:value-type="percentage" office:value="8.4" calcext:value-type="percentage">
            <text:p>840%</text:p>
          </table:table-cell>
          <table:table-cell table:style-name="ce50" table:formula="of:=([.E200] / MAX([.$E$169]; 1E-018))-1" office:value-type="percentage" office:value="4.1" calcext:value-type="percentage">
            <text:p>410%</text:p>
          </table:table-cell>
          <table:table-cell table:style-name="ce50" table:formula="of:=([.F200] / MAX([.$E$169]; 1E-018))-1" office:value-type="percentage" office:value="7.8" calcext:value-type="percentage">
            <text:p>780%</text:p>
          </table:table-cell>
          <table:table-cell table:style-name="ce50" table:formula="of:=([.G200] / MAX([.$E$169]; 1E-018))-1" office:value-type="percentage" office:value="4.1" calcext:value-type="percentage">
            <text:p>410%</text:p>
          </table:table-cell>
          <table:table-cell table:style-name="ce50" table:formula="of:=([.H200] / MAX([.$E$169]; 1E-018))-1" office:value-type="percentage" office:value="8.2" calcext:value-type="percentage">
            <text:p>820%</text:p>
          </table:table-cell>
          <table:table-cell table:style-name="ce50" table:formula="of:=([.I200] / MAX([.$E$169]; 1E-018))-1" office:value-type="percentage" office:value="4.1" calcext:value-type="percentage">
            <text:p>41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VETERAN+FRENZY_THRE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50" table:formula="of:=([.D201] / MAX([.$E$169]; 1E-018))-1" office:value-type="percentage" office:value="7.8" calcext:value-type="percentage">
            <text:p>780%</text:p>
          </table:table-cell>
          <table:table-cell table:style-name="ce50" table:formula="of:=([.E201] / MAX([.$E$169]; 1E-018))-1" office:value-type="percentage" office:value="3.8" calcext:value-type="percentage">
            <text:p>380%</text:p>
          </table:table-cell>
          <table:table-cell table:style-name="ce50" table:formula="of:=([.F201] / MAX([.$E$169]; 1E-018))-1" office:value-type="percentage" office:value="7.16" calcext:value-type="percentage">
            <text:p>716%</text:p>
          </table:table-cell>
          <table:table-cell table:style-name="ce50" table:formula="of:=([.G201] / MAX([.$E$169]; 1E-018))-1" office:value-type="percentage" office:value="3.8" calcext:value-type="percentage">
            <text:p>380%</text:p>
          </table:table-cell>
          <table:table-cell table:style-name="ce50" table:formula="of:=([.H201] / MAX([.$E$169]; 1E-018))-1" office:value-type="percentage" office:value="7.56" calcext:value-type="percentage">
            <text:p>756%</text:p>
          </table:table-cell>
          <table:table-cell table:style-name="ce50" table:formula="of:=([.I201] / MAX([.$E$169]; 1E-018))-1" office:value-type="percentage" office:value="3.8" calcext:value-type="percentage">
            <text:p>38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Bonus Compared To Gun 2</text:p>
          </table:table-cell>
          <table:table-cell table:style-name="ce50" table:formula="of:=([.D202] / MAX([.$E$169]; 1E-018))-1" office:value-type="percentage" office:value="8.2" calcext:value-type="percentage">
            <text:p>820%</text:p>
          </table:table-cell>
          <table:table-cell table:style-name="ce50" table:formula="of:=([.E202] / MAX([.$E$169]; 1E-018))-1" office:value-type="percentage" office:value="4" calcext:value-type="percentage">
            <text:p>400%</text:p>
          </table:table-cell>
          <table:table-cell table:style-name="ce50" table:formula="of:=([.F202] / MAX([.$E$169]; 1E-018))-1" office:value-type="percentage" office:value="7.56" calcext:value-type="percentage">
            <text:p>756%</text:p>
          </table:table-cell>
          <table:table-cell table:style-name="ce50" table:formula="of:=([.G202] / MAX([.$E$169]; 1E-018))-1" office:value-type="percentage" office:value="4" calcext:value-type="percentage">
            <text:p>400%</text:p>
          </table:table-cell>
          <table:table-cell table:style-name="ce50" table:formula="of:=([.H202] / MAX([.$E$169]; 1E-018))-1" office:value-type="percentage" office:value="7.96" calcext:value-type="percentage">
            <text:p>796%</text:p>
          </table:table-cell>
          <table:table-cell table:style-name="ce50" table:formula="of:=([.I202] / MAX([.$E$169]; 1E-018))-1" office:value-type="percentage" office:value="4" calcext:value-type="percentage">
            <text:p>4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HERO+FRENZY_THRE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50" table:formula="of:=([.D203] / MAX([.$E$169]; 1E-018))-1" office:value-type="percentage" office:value="8.6" calcext:value-type="percentage">
            <text:p>860%</text:p>
          </table:table-cell>
          <table:table-cell table:style-name="ce50" table:formula="of:=([.E203] / MAX([.$E$169]; 1E-018))-1" office:value-type="percentage" office:value="4.2" calcext:value-type="percentage">
            <text:p>420%</text:p>
          </table:table-cell>
          <table:table-cell table:style-name="ce50" table:formula="of:=([.F203] / MAX([.$E$169]; 1E-018))-1" office:value-type="percentage" office:value="7.96" calcext:value-type="percentage">
            <text:p>796%</text:p>
          </table:table-cell>
          <table:table-cell table:style-name="ce50" table:formula="of:=([.G203] / MAX([.$E$169]; 1E-018))-1" office:value-type="percentage" office:value="4.2" calcext:value-type="percentage">
            <text:p>420%</text:p>
          </table:table-cell>
          <table:table-cell table:style-name="ce50" table:formula="of:=([.H203] / MAX([.$E$169]; 1E-018))-1" office:value-type="percentage" office:value="8.36" calcext:value-type="percentage">
            <text:p>836%</text:p>
          </table:table-cell>
          <table:table-cell table:style-name="ce50" table:formula="of:=([.I203] / MAX([.$E$169]; 1E-018))-1" office:value-type="percentage" office:value="4.2" calcext:value-type="percentage">
            <text:p>42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VETERAN+HORDE+NATIONALISM+FANATISM</text:p>
          </table:table-cell>
          <table:table-cell table:style-name="ce17" office:value-type="string" calcext:value-type="string">
            <text:p>Bonus Compared To Gun 2</text:p>
          </table:table-cell>
          <table:table-cell table:style-name="ce50" table:formula="of:=([.D204] / MAX([.$E$169]; 1E-018))-1" office:value-type="percentage" office:value="12.2" calcext:value-type="percentage">
            <text:p>1220%</text:p>
          </table:table-cell>
          <table:table-cell table:style-name="ce50" table:formula="of:=([.E204] / MAX([.$E$169]; 1E-018))-1" office:value-type="percentage" office:value="7.2" calcext:value-type="percentage">
            <text:p>720%</text:p>
          </table:table-cell>
          <table:table-cell table:style-name="ce50" table:formula="of:=([.F204] / MAX([.$E$169]; 1E-018))-1" office:value-type="percentage" office:value="13.8" calcext:value-type="percentage">
            <text:p>1380%</text:p>
          </table:table-cell>
          <table:table-cell table:style-name="ce50" table:formula="of:=([.G204] / MAX([.$E$169]; 1E-018))-1" office:value-type="percentage" office:value="7.2" calcext:value-type="percentage">
            <text:p>720%</text:p>
          </table:table-cell>
          <table:table-cell table:style-name="ce50" table:formula="of:=([.H204] / MAX([.$E$169]; 1E-018))-1" office:value-type="percentage" office:value="14.2" calcext:value-type="percentage">
            <text:p>1420%</text:p>
          </table:table-cell>
          <table:table-cell table:style-name="ce50" table:formula="of:=([.I204] / MAX([.$E$169]; 1E-018))-1" office:value-type="percentage" office:value="7.2" calcext:value-type="percentage">
            <text:p>72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Bonus Compared To Gun 2</text:p>
          </table:table-cell>
          <table:table-cell table:style-name="ce50" table:formula="of:=([.D205] / MAX([.$E$169]; 1E-018))-1" office:value-type="percentage" office:value="12.6" calcext:value-type="percentage">
            <text:p>1260%</text:p>
          </table:table-cell>
          <table:table-cell table:style-name="ce50" table:formula="of:=([.E205] / MAX([.$E$169]; 1E-018))-1" office:value-type="percentage" office:value="7.4" calcext:value-type="percentage">
            <text:p>740%</text:p>
          </table:table-cell>
          <table:table-cell table:style-name="ce50" table:formula="of:=([.F205] / MAX([.$E$169]; 1E-018))-1" office:value-type="percentage" office:value="14.2" calcext:value-type="percentage">
            <text:p>1420%</text:p>
          </table:table-cell>
          <table:table-cell table:style-name="ce50" table:formula="of:=([.G205] / MAX([.$E$169]; 1E-018))-1" office:value-type="percentage" office:value="7.4" calcext:value-type="percentage">
            <text:p>740%</text:p>
          </table:table-cell>
          <table:table-cell table:style-name="ce50" table:formula="of:=([.H205] / MAX([.$E$169]; 1E-018))-1" office:value-type="percentage" office:value="14.6" calcext:value-type="percentage">
            <text:p>1460%</text:p>
          </table:table-cell>
          <table:table-cell table:style-name="ce50" table:formula="of:=([.I205] / MAX([.$E$169]; 1E-018))-1" office:value-type="percentage" office:value="7.4" calcext:value-type="percentage">
            <text:p>74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HERO+HORDE+NATIONALISM+FANATISM</text:p>
          </table:table-cell>
          <table:table-cell table:style-name="ce17" office:value-type="string" calcext:value-type="string">
            <text:p>Bonus Compared To Gun 2</text:p>
          </table:table-cell>
          <table:table-cell table:style-name="ce50" table:formula="of:=([.D206] / MAX([.$E$169]; 1E-018))-1" office:value-type="percentage" office:value="13" calcext:value-type="percentage">
            <text:p>1300%</text:p>
          </table:table-cell>
          <table:table-cell table:style-name="ce50" table:formula="of:=([.E206] / MAX([.$E$169]; 1E-018))-1" office:value-type="percentage" office:value="7.6" calcext:value-type="percentage">
            <text:p>760%</text:p>
          </table:table-cell>
          <table:table-cell table:style-name="ce50" table:formula="of:=([.F206] / MAX([.$E$169]; 1E-018))-1" office:value-type="percentage" office:value="14.6" calcext:value-type="percentage">
            <text:p>1460%</text:p>
          </table:table-cell>
          <table:table-cell table:style-name="ce50" table:formula="of:=([.G206] / MAX([.$E$169]; 1E-018))-1" office:value-type="percentage" office:value="7.6" calcext:value-type="percentage">
            <text:p>760%</text:p>
          </table:table-cell>
          <table:table-cell table:style-name="ce50" table:formula="of:=([.H206] / MAX([.$E$169]; 1E-018))-1" office:value-type="percentage" office:value="15" calcext:value-type="percentage">
            <text:p>1500%</text:p>
          </table:table-cell>
          <table:table-cell table:style-name="ce50" table:formula="of:=([.I206] / MAX([.$E$169]; 1E-018))-1" office:value-type="percentage" office:value="7.6" calcext:value-type="percentage">
            <text:p>760%</text:p>
          </table:table-cell>
          <table:table-cell table:number-columns-repeated="1015"/>
        </table:table-row>
        <table:table-row table:style-name="ro5" table:number-rows-repeated="104825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QuadCannon Invert Scale Buff'.D169:'QuadCannon Invert Scale Buff'.I206">
            <calcext:condition calcext:apply-style-name="ConditionalStyle_1" calcext:value="formula-is([.D169] &gt; [.D$169])" calcext:base-cell-address="'QuadCannon Invert Scale Buff'.D169"/>
            <calcext:condition calcext:apply-style-name="ConditionalStyle_2" calcext:value="formula-is([.D169] &lt; [.D$169])" calcext:base-cell-address="'QuadCannon Invert Scale Buff'.D169"/>
          </calcext:conditional-format>
          <calcext:conditional-format calcext:target-range-address="'QuadCannon Invert Scale Buff'.D86:'QuadCannon Invert Scale Buff'.I86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'QuadCannon Invert Scale Buff'.D87:'QuadCannon Invert Scale Buff'.I87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'QuadCannon Invert Scale Buff'.D88:'QuadCannon Invert Scale Buff'.I8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'QuadCannon Invert Scale Buff'.D89:'QuadCannon Invert Scale Buff'.I8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'QuadCannon Invert Scale Buff'.D91:'QuadCannon Invert Scale Buff'.I128">
            <calcext:condition calcext:apply-style-name="ConditionalStyle_1" calcext:value="formula-is([.D91] &gt; [.D$86])" calcext:base-cell-address="'QuadCannon Invert Scale Buff'.D91"/>
            <calcext:condition calcext:apply-style-name="ConditionalStyle_2" calcext:value="formula-is([.D91] &lt; [.D$86])" calcext:base-cell-address="'QuadCannon Invert Scale Buff'.D91"/>
          </calcext:conditional-format>
          <calcext:conditional-format calcext:target-range-address="'QuadCannon Invert Scale Buff'.D247:'QuadCannon Invert Scale Buff'.I284">
            <calcext:color-scale>
              <calcext:color-scale-entry calcext:value="=MIN(MIN([.D247:.I284]); -1E-018)" calcext:type="formula" calcext:color="#ff0000"/>
              <calcext:color-scale-entry calcext:value="0" calcext:type="number" calcext:color="#ffffa6"/>
              <calcext:color-scale-entry calcext:value="=MAX(MAX([.D247:.I284]); 1E-018)" calcext:type="formula" calcext:color="#00a933"/>
            </calcext:color-scale>
          </calcext:conditional-format>
          <calcext:conditional-format calcext:target-range-address="'QuadCannon Invert Scale Buff'.D208:'QuadCannon Invert Scale Buff'.I245">
            <calcext:color-scale>
              <calcext:color-scale-entry calcext:value="=MIN(MIN([.D208:.I245]); -1E-018)" calcext:type="formula" calcext:color="#ff0000"/>
              <calcext:color-scale-entry calcext:value="0" calcext:type="number" calcext:color="#ffffa6"/>
              <calcext:color-scale-entry calcext:value="=MAX(MAX([.D208:.I245]); 1E-018)" calcext:type="formula" calcext:color="#00a933"/>
            </calcext:color-scale>
          </calcext:conditional-format>
          <calcext:conditional-format calcext:target-range-address="'QuadCannon Invert Scale Buff'.D286:'QuadCannon Invert Scale Buff'.I323">
            <calcext:color-scale>
              <calcext:color-scale-entry calcext:value="=MIN(MIN([.D286:.I323]); -1E-018)" calcext:type="formula" calcext:color="#ff0000"/>
              <calcext:color-scale-entry calcext:value="0" calcext:type="number" calcext:color="#ffffa6"/>
              <calcext:color-scale-entry calcext:value="=MAX(MAX([.D286:.I323]); 1E-018)" calcext:type="formula" calcext:color="#00a933"/>
            </calcext:color-scale>
          </calcext:conditional-format>
          <calcext:conditional-format calcext:target-range-address="'QuadCannon Invert Scale Buff'.D130:'QuadCannon Invert Scale Buff'.I167">
            <calcext:condition calcext:apply-style-name="ConditionalStyle_2" calcext:value="formula-is([.D130] &gt; [.D$87])" calcext:base-cell-address="'QuadCannon Invert Scale Buff'.D130"/>
            <calcext:condition calcext:apply-style-name="ConditionalStyle_1" calcext:value="formula-is([.D130] &lt; [.D$87])" calcext:base-cell-address="'QuadCannon Invert Scale Buff'.D130"/>
          </calcext:conditional-format>
          <calcext:conditional-format calcext:target-range-address="'QuadCannon Invert Scale Buff'.D4:'QuadCannon Invert Scale Buff'.I43">
            <calcext:color-scale>
              <calcext:color-scale-entry calcext:value="=MIN(MIN([.D4:.I43]); 1-0.0000000001)" calcext:type="formula" calcext:color="#ff0000"/>
              <calcext:color-scale-entry calcext:value="1" calcext:type="number" calcext:color="#ffffa6"/>
              <calcext:color-scale-entry calcext:value="=MAX(MAX([.D4:.I43]); 1+0.0000000001)" calcext:type="formula" calcext:color="#00a933"/>
            </calcext:color-scale>
          </calcext:conditional-format>
          <calcext:conditional-format calcext:target-range-address="'QuadCannon Invert Scale Buff'.D45:'QuadCannon Invert Scale Buff'.I84">
            <calcext:color-scale>
              <calcext:color-scale-entry calcext:value="=MIN(MIN([.D45:.I84]); 1-0.0000000001)" calcext:type="formula" calcext:color="#ff0000"/>
              <calcext:color-scale-entry calcext:value="1" calcext:type="number" calcext:color="#ffffa6"/>
              <calcext:color-scale-entry calcext:value="=MAX(MAX([.D45:.I84]); 1+0.0000000001)" calcext:type="formula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1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">
      <number:number number:decimal-places="4" number:min-decimal-places="4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Background" style:family="table-cell" style:parent-style-name="Default" style:data-style-name="N0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dBackground" style:family="table-cell" style:parent-style-name="Default" style:data-style-name="N0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31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YellowBackground" style:family="table-cell" style:parent-style-name="Default" style:data-style-name="N0">
      <style:table-cell-properties fo:background-color="#ffffa6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name-asian="Arial Unicode MS" style:font-family-asian="'Arial Unicode MS'" style:font-family-generic-asian="swiss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QuadCannon_20_Invert_20_Scale_20_Buff" style:display-name="PageStyle_QuadCannon Invert Scale Buff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QuadCannon" style:display-name="PageStyle_QuadCannon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lobals" style:display-name="PageStyle_Global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9:51:25</meta:creation-date>
    <meta:initial-creator>pascal </meta:initial-creator>
    <dc:language>en-US</dc:language>
    <dc:date>2022-07-16T12:11:17.264000000</dc:date>
    <meta:editing-cycles>55</meta:editing-cycles>
    <meta:editing-duration>PT7H32M57S</meta:editing-duration>
    <meta:generator>LibreOffice/7.3.4.2$Windows_X86_64 LibreOffice_project/728fec16bd5f605073805c3c9e7c4212a0120dc5</meta:generator>
    <meta:document-statistic meta:table-count="3" meta:cell-count="5331" meta:object-count="0"/>
    <meta:user-defined meta:name="AppVersion">15.0000</meta:user-defined>
  </office:meta>
</office:document-meta>
</file>